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ndidate_spawning_pool" table:style-name="ta1">
        <table:shapes>
          <draw:frame draw:z-index="0" draw:style-name="gr1" draw:text-style-name="P1" svg:width="453.51pt" svg:height="255.09pt" svg:x="340.44pt" svg:y="1564.41pt">
            <loext:p draw:notify-on-update-of-ranges="candidate_spawning_pool.A6:candidate_spawning_pool.A158 candidate_spawning_pool.D6:candidate_spawning_pool.D158 candidate_spawning_pool.A6:candidate_spawning_pool.A158 candidate_spawning_pool.E6:candidate_spawning_pool.E1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6.36pt" svg:y="217.62pt">
            <loext:p draw:notify-on-update-of-ranges="candidate_spawning_pool.A5:candidate_spawning_pool.A158 candidate_spawning_pool.D5:candidate_spawning_pool.D158 candidate_spawning_pool.A5:candidate_spawning_pool.A158 candidate_spawning_pool.E5:candidate_spawning_pool.E1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" calcext:value-type="float">
            <text:p>0.7</text:p>
          </table:table-cell>
          <table:table-cell table:formula="of:=MATCH([.A5];[.F$5:.F$12];0)" office:value-type="string" office:string-value="" calcext:value-type="error">
            <text:p>#N/A</text:p>
          </table:table-cell>
          <table:table-cell table:formula="of:=[.B5]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.15375957466" calcext:value-type="float">
            <text:p>-1.1537595747</text:p>
          </table:table-cell>
          <table:table-cell office:value-type="float" office:value="0.587772140783" calcext:value-type="float">
            <text:p>0.5877721408</text:p>
          </table:table-cell>
          <table:table-cell table:formula="of:=MATCH([.A6];[.F$6:.F$16];0)" office:value-type="string" office:string-value="" calcext:value-type="error">
            <text:p>#N/A</text:p>
          </table:table-cell>
          <table:table-cell/>
          <table:table-cell table:formula="of:=[.B6]" office:value-type="float" office:value="0.587772140783" calcext:value-type="float">
            <text:p>0.5877721408</text:p>
          </table:table-cell>
          <table:table-cell office:value-type="float" office:value="0.0922785132579" calcext:value-type="float">
            <text:p>0.0922785133</text:p>
          </table:table-cell>
          <table:table-cell office:value-type="float" office:value="1.36297391866" calcext:value-type="float">
            <text:p>1.3629739187</text:p>
          </table:table-cell>
        </table:table-row>
        <table:table-row table:style-name="ro1">
          <table:table-cell office:value-type="float" office:value="0.0922785132579" calcext:value-type="float">
            <text:p>0.0922785133</text:p>
          </table:table-cell>
          <table:table-cell office:value-type="float" office:value="1.36297391866" calcext:value-type="float">
            <text:p>1.3629739187</text:p>
          </table:table-cell>
          <table:table-cell table:formula="of:=MATCH([.A7];[.F$6:.F$16];0)" office:value-type="float" office:value="1" calcext:value-type="float">
            <text:p>1</text:p>
          </table:table-cell>
          <table:table-cell table:formula="of:=[.B7]" office:value-type="float" office:value="1.36297391866" calcext:value-type="float">
            <text:p>1.3629739187</text:p>
          </table:table-cell>
          <table:table-cell/>
          <table:table-cell office:value-type="float" office:value="0.071200575652" calcext:value-type="float">
            <text:p>0.0712005757</text:p>
          </table:table-cell>
          <table:table-cell office:value-type="float" office:value="1.22617376119" calcext:value-type="float">
            <text:p>1.2261737612</text:p>
          </table:table-cell>
        </table:table-row>
        <table:table-row table:style-name="ro1">
          <table:table-cell office:value-type="float" office:value="0.071200575652" calcext:value-type="float">
            <text:p>0.0712005757</text:p>
          </table:table-cell>
          <table:table-cell office:value-type="float" office:value="1.22617376119" calcext:value-type="float">
            <text:p>1.2261737612</text:p>
          </table:table-cell>
          <table:table-cell table:formula="of:=MATCH([.A8];[.F$6:.F$16];0)" office:value-type="float" office:value="2" calcext:value-type="float">
            <text:p>2</text:p>
          </table:table-cell>
          <table:table-cell table:formula="of:=[.B8]" office:value-type="float" office:value="1.22617376119" calcext:value-type="float">
            <text:p>1.2261737612</text:p>
          </table:table-cell>
          <table:table-cell/>
          <table:table-cell office:value-type="float" office:value="-0.0585439234442" calcext:value-type="float">
            <text:p>-0.0585439234</text:p>
          </table:table-cell>
          <table:table-cell office:value-type="float" office:value="1.30571284676" calcext:value-type="float">
            <text:p>1.3057128468</text:p>
          </table:table-cell>
        </table:table-row>
        <table:table-row table:style-name="ro1">
          <table:table-cell office:value-type="float" office:value="-0.0585439234442" calcext:value-type="float">
            <text:p>-0.0585439234</text:p>
          </table:table-cell>
          <table:table-cell office:value-type="float" office:value="1.30571284676" calcext:value-type="float">
            <text:p>1.3057128468</text:p>
          </table:table-cell>
          <table:table-cell table:formula="of:=MATCH([.A9];[.F$6:.F$16];0)" office:value-type="float" office:value="3" calcext:value-type="float">
            <text:p>3</text:p>
          </table:table-cell>
          <table:table-cell table:formula="of:=[.B9]" office:value-type="float" office:value="1.30571284676" calcext:value-type="float">
            <text:p>1.3057128468</text:p>
          </table:table-cell>
          <table:table-cell/>
          <table:table-cell office:value-type="float" office:value="0.692371626225" calcext:value-type="float">
            <text:p>0.6923716262</text:p>
          </table:table-cell>
          <table:table-cell office:value-type="float" office:value="1.29211282356" calcext:value-type="float">
            <text:p>1.2921128236</text:p>
          </table:table-cell>
        </table:table-row>
        <table:table-row table:style-name="ro1">
          <table:table-cell office:value-type="float" office:value="0.0357254159379" calcext:value-type="float">
            <text:p>0.0357254159</text:p>
          </table:table-cell>
          <table:table-cell office:value-type="float" office:value="1.02404186145" calcext:value-type="float">
            <text:p>1.0240418615</text:p>
          </table:table-cell>
          <table:table-cell table:formula="of:=MATCH([.A10];[.F$6:.F$16];0)" office:value-type="string" office:string-value="" calcext:value-type="error">
            <text:p>#N/A</text:p>
          </table:table-cell>
          <table:table-cell/>
          <table:table-cell table:formula="of:=[.B10]" office:value-type="float" office:value="1.02404186145" calcext:value-type="float">
            <text:p>1.0240418615</text:p>
          </table:table-cell>
          <table:table-cell office:value-type="float" office:value="1.12297547709" calcext:value-type="float">
            <text:p>1.1229754771</text:p>
          </table:table-cell>
          <table:table-cell office:value-type="float" office:value="0.708815694224" calcext:value-type="float">
            <text:p>0.7088156942</text:p>
          </table:table-cell>
        </table:table-row>
        <table:table-row table:style-name="ro1">
          <table:table-cell office:value-type="float" office:value="-0.209191352902" calcext:value-type="float">
            <text:p>-0.2091913529</text:p>
          </table:table-cell>
          <table:table-cell office:value-type="float" office:value="2.20729177748" calcext:value-type="float">
            <text:p>2.2072917775</text:p>
          </table:table-cell>
          <table:table-cell table:formula="of:=MATCH([.A11];[.F$6:.F$16];0)" office:value-type="string" office:string-value="" calcext:value-type="error">
            <text:p>#N/A</text:p>
          </table:table-cell>
          <table:table-cell/>
          <table:table-cell table:formula="of:=[.B11]" office:value-type="float" office:value="2.20729177748" calcext:value-type="float">
            <text:p>2.2072917775</text:p>
          </table:table-cell>
          <table:table-cell office:value-type="float" office:value="1.89818597056" calcext:value-type="float">
            <text:p>1.8981859706</text:p>
          </table:table-cell>
          <table:table-cell office:value-type="float" office:value="1.17153369677" calcext:value-type="float">
            <text:p>1.1715336968</text:p>
          </table:table-cell>
        </table:table-row>
        <table:table-row table:style-name="ro1">
          <table:table-cell office:value-type="float" office:value="-0.391687283425" calcext:value-type="float">
            <text:p>-0.3916872834</text:p>
          </table:table-cell>
          <table:table-cell office:value-type="float" office:value="1.72385217642" calcext:value-type="float">
            <text:p>1.7238521764</text:p>
          </table:table-cell>
          <table:table-cell table:formula="of:=MATCH([.A12];[.F$6:.F$16];0)" office:value-type="string" office:string-value="" calcext:value-type="error">
            <text:p>#N/A</text:p>
          </table:table-cell>
          <table:table-cell/>
          <table:table-cell table:formula="of:=[.B12]" office:value-type="float" office:value="1.72385217642" calcext:value-type="float">
            <text:p>1.7238521764</text:p>
          </table:table-cell>
          <table:table-cell office:value-type="float" office:value="1.14251653971" calcext:value-type="float">
            <text:p>1.1425165397</text:p>
          </table:table-cell>
          <table:table-cell office:value-type="float" office:value="1.78188684746" calcext:value-type="float">
            <text:p>1.7818868475</text:p>
          </table:table-cell>
        </table:table-row>
        <table:table-row table:style-name="ro1">
          <table:table-cell office:value-type="float" office:value="0.692371626225" calcext:value-type="float">
            <text:p>0.6923716262</text:p>
          </table:table-cell>
          <table:table-cell office:value-type="float" office:value="1.29211282356" calcext:value-type="float">
            <text:p>1.2921128236</text:p>
          </table:table-cell>
          <table:table-cell table:formula="of:=MATCH([.A13];[.F$6:.F$16];0)" office:value-type="float" office:value="4" calcext:value-type="float">
            <text:p>4</text:p>
          </table:table-cell>
          <table:table-cell table:formula="of:=[.B13]" office:value-type="float" office:value="1.29211282356" calcext:value-type="float">
            <text:p>1.2921128236</text:p>
          </table:table-cell>
          <table:table-cell/>
          <table:table-cell office:value-type="float" office:value="0.786544686123" calcext:value-type="float">
            <text:p>0.7865446861</text:p>
          </table:table-cell>
          <table:table-cell office:value-type="float" office:value="2.66934658536" calcext:value-type="float">
            <text:p>2.6693465854</text:p>
          </table:table-cell>
        </table:table-row>
        <table:table-row table:style-name="ro1">
          <table:table-cell office:value-type="float" office:value="0.815224859096" calcext:value-type="float">
            <text:p>0.8152248591</text:p>
          </table:table-cell>
          <table:table-cell office:value-type="float" office:value="1.38238741411" calcext:value-type="float">
            <text:p>1.3823874141</text:p>
          </table:table-cell>
          <table:table-cell table:formula="of:=MATCH([.A14];[.F$6:.F$16];0)" office:value-type="string" office:string-value="" calcext:value-type="error">
            <text:p>#N/A</text:p>
          </table:table-cell>
          <table:table-cell/>
          <table:table-cell table:formula="of:=[.B14]" office:value-type="float" office:value="1.38238741411" calcext:value-type="float">
            <text:p>1.3823874141</text:p>
          </table:table-cell>
          <table:table-cell office:value-type="float" office:value="0.339910141145" calcext:value-type="float">
            <text:p>0.3399101411</text:p>
          </table:table-cell>
          <table:table-cell office:value-type="float" office:value="3.46389392212" calcext:value-type="float">
            <text:p>3.4638939221</text:p>
          </table:table-cell>
        </table:table-row>
        <table:table-row table:style-name="ro1">
          <table:table-cell office:value-type="float" office:value="1.17180642843" calcext:value-type="float">
            <text:p>1.1718064284</text:p>
          </table:table-cell>
          <table:table-cell office:value-type="float" office:value="0.665398440236" calcext:value-type="float">
            <text:p>0.6653984402</text:p>
          </table:table-cell>
          <table:table-cell table:formula="of:=MATCH([.A15];[.F$6:.F$16];0)" office:value-type="string" office:string-value="" calcext:value-type="error">
            <text:p>#N/A</text:p>
          </table:table-cell>
          <table:table-cell/>
          <table:table-cell table:formula="of:=[.B15]" office:value-type="float" office:value="0.665398440236" calcext:value-type="float">
            <text:p>0.6653984402</text:p>
          </table:table-cell>
          <table:table-cell office:value-type="float" office:value="1.05624447941" calcext:value-type="float">
            <text:p>1.0562444794</text:p>
          </table:table-cell>
          <table:table-cell office:value-type="float" office:value="3.96377713412" calcext:value-type="float">
            <text:p>3.9637771341</text:p>
          </table:table-cell>
        </table:table-row>
        <table:table-row table:style-name="ro1">
          <table:table-cell office:value-type="float" office:value="0.823986246695" calcext:value-type="float">
            <text:p>0.8239862467</text:p>
          </table:table-cell>
          <table:table-cell office:value-type="float" office:value="1.93793165363" calcext:value-type="float">
            <text:p>1.9379316536</text:p>
          </table:table-cell>
          <table:table-cell table:formula="of:=MATCH([.A16];[.F$6:.F$16];0)" office:value-type="string" office:string-value="" calcext:value-type="error">
            <text:p>#N/A</text:p>
          </table:table-cell>
          <table:table-cell/>
          <table:table-cell table:formula="of:=[.B16]" office:value-type="float" office:value="1.93793165363" calcext:value-type="float">
            <text:p>1.9379316536</text:p>
          </table:table-cell>
          <table:table-cell office:value-type="float" office:value="1.54050159488" calcext:value-type="float">
            <text:p>1.5405015949</text:p>
          </table:table-cell>
          <table:table-cell office:value-type="float" office:value="4.65748800493" calcext:value-type="float">
            <text:p>4.6574880049</text:p>
          </table:table-cell>
        </table:table-row>
        <table:table-row table:style-name="ro1">
          <table:table-cell office:value-type="float" office:value="0.121348299742" calcext:value-type="float">
            <text:p>0.1213482997</text:p>
          </table:table-cell>
          <table:table-cell office:value-type="float" office:value="0.900144864154" calcext:value-type="float">
            <text:p>0.9001448642</text:p>
          </table:table-cell>
          <table:table-cell table:formula="of:=MATCH([.A17];[.F$6:.F$16];0)" office:value-type="string" office:string-value="" calcext:value-type="error">
            <text:p>#N/A</text:p>
          </table:table-cell>
          <table:table-cell/>
          <table:table-cell table:formula="of:=[.B17]" office:value-type="float" office:value="0.900144864154" calcext:value-type="float">
            <text:p>0.9001448642</text:p>
          </table:table-cell>
          <table:table-cell table:number-columns-repeated="2"/>
        </table:table-row>
        <table:table-row table:style-name="ro1">
          <table:table-cell office:value-type="float" office:value="1.51803112906" calcext:value-type="float">
            <text:p>1.5180311291</text:p>
          </table:table-cell>
          <table:table-cell office:value-type="float" office:value="1.09716363963" calcext:value-type="float">
            <text:p>1.0971636396</text:p>
          </table:table-cell>
          <table:table-cell table:formula="of:=MATCH([.A18];[.F$6:.F$16];0)" office:value-type="string" office:string-value="" calcext:value-type="error">
            <text:p>#N/A</text:p>
          </table:table-cell>
          <table:table-cell/>
          <table:table-cell table:formula="of:=[.B18]" office:value-type="float" office:value="1.09716363963" calcext:value-type="float">
            <text:p>1.0971636396</text:p>
          </table:table-cell>
          <table:table-cell table:number-columns-repeated="2"/>
        </table:table-row>
        <table:table-row table:style-name="ro1">
          <table:table-cell office:value-type="float" office:value="0.209151807741" calcext:value-type="float">
            <text:p>0.2091518077</text:p>
          </table:table-cell>
          <table:table-cell office:value-type="float" office:value="1.67813244642" calcext:value-type="float">
            <text:p>1.6781324464</text:p>
          </table:table-cell>
          <table:table-cell table:formula="of:=MATCH([.A19];[.F$6:.F$16];0)" office:value-type="string" office:string-value="" calcext:value-type="error">
            <text:p>#N/A</text:p>
          </table:table-cell>
          <table:table-cell/>
          <table:table-cell table:formula="of:=[.B19]" office:value-type="float" office:value="1.67813244642" calcext:value-type="float">
            <text:p>1.6781324464</text:p>
          </table:table-cell>
          <table:table-cell table:number-columns-repeated="2"/>
        </table:table-row>
        <table:table-row table:style-name="ro1">
          <table:table-cell office:value-type="float" office:value="1.10243648797" calcext:value-type="float">
            <text:p>1.102436488</text:p>
          </table:table-cell>
          <table:table-cell office:value-type="float" office:value="0.993105852885" calcext:value-type="float">
            <text:p>0.9931058529</text:p>
          </table:table-cell>
          <table:table-cell table:formula="of:=MATCH([.A20];[.F$6:.F$16];0)" office:value-type="string" office:string-value="" calcext:value-type="error">
            <text:p>#N/A</text:p>
          </table:table-cell>
          <table:table-cell/>
          <table:table-cell table:formula="of:=[.B20]" office:value-type="float" office:value="0.993105852885" calcext:value-type="float">
            <text:p>0.9931058529</text:p>
          </table:table-cell>
          <table:table-cell table:number-columns-repeated="2"/>
        </table:table-row>
        <table:table-row table:style-name="ro1">
          <table:table-cell office:value-type="float" office:value="1.34862319493" calcext:value-type="float">
            <text:p>1.3486231949</text:p>
          </table:table-cell>
          <table:table-cell office:value-type="float" office:value="0.999569252525" calcext:value-type="float">
            <text:p>0.9995692525</text:p>
          </table:table-cell>
          <table:table-cell table:formula="of:=MATCH([.A21];[.F$6:.F$16];0)" office:value-type="string" office:string-value="" calcext:value-type="error">
            <text:p>#N/A</text:p>
          </table:table-cell>
          <table:table-cell/>
          <table:table-cell table:formula="of:=[.B21]" office:value-type="float" office:value="0.999569252525" calcext:value-type="float">
            <text:p>0.9995692525</text:p>
          </table:table-cell>
          <table:table-cell table:number-columns-repeated="2"/>
        </table:table-row>
        <table:table-row table:style-name="ro1">
          <table:table-cell office:value-type="float" office:value="-0.0531539698249" calcext:value-type="float">
            <text:p>-0.0531539698</text:p>
          </table:table-cell>
          <table:table-cell office:value-type="float" office:value="1.74535635361" calcext:value-type="float">
            <text:p>1.7453563536</text:p>
          </table:table-cell>
          <table:table-cell table:formula="of:=MATCH([.A22];[.F$6:.F$16];0)" office:value-type="string" office:string-value="" calcext:value-type="error">
            <text:p>#N/A</text:p>
          </table:table-cell>
          <table:table-cell/>
          <table:table-cell table:formula="of:=[.B22]" office:value-type="float" office:value="1.74535635361" calcext:value-type="float">
            <text:p>1.7453563536</text:p>
          </table:table-cell>
          <table:table-cell table:number-columns-repeated="2"/>
        </table:table-row>
        <table:table-row table:style-name="ro1">
          <table:table-cell office:value-type="float" office:value="-0.115319214102" calcext:value-type="float">
            <text:p>-0.1153192141</text:p>
          </table:table-cell>
          <table:table-cell office:value-type="float" office:value="1.10375199626" calcext:value-type="float">
            <text:p>1.1037519963</text:p>
          </table:table-cell>
          <table:table-cell table:formula="of:=MATCH([.A23];[.F$6:.F$16];0)" office:value-type="string" office:string-value="" calcext:value-type="error">
            <text:p>#N/A</text:p>
          </table:table-cell>
          <table:table-cell/>
          <table:table-cell table:formula="of:=[.B23]" office:value-type="float" office:value="1.10375199626" calcext:value-type="float">
            <text:p>1.1037519963</text:p>
          </table:table-cell>
          <table:table-cell table:number-columns-repeated="2"/>
        </table:table-row>
        <table:table-row table:style-name="ro1">
          <table:table-cell office:value-type="float" office:value="1.06261907724" calcext:value-type="float">
            <text:p>1.0626190772</text:p>
          </table:table-cell>
          <table:table-cell office:value-type="float" office:value="0.460381657253" calcext:value-type="float">
            <text:p>0.4603816573</text:p>
          </table:table-cell>
          <table:table-cell table:formula="of:=MATCH([.A24];[.F$6:.F$16];0)" office:value-type="string" office:string-value="" calcext:value-type="error">
            <text:p>#N/A</text:p>
          </table:table-cell>
          <table:table-cell/>
          <table:table-cell table:formula="of:=[.B24]" office:value-type="float" office:value="0.460381657253" calcext:value-type="float">
            <text:p>0.4603816573</text:p>
          </table:table-cell>
          <table:table-cell table:number-columns-repeated="2"/>
        </table:table-row>
        <table:table-row table:style-name="ro1">
          <table:table-cell office:value-type="float" office:value="0.00619009761052" calcext:value-type="float">
            <text:p>0.0061900976</text:p>
          </table:table-cell>
          <table:table-cell office:value-type="float" office:value="1.8939726904" calcext:value-type="float">
            <text:p>1.8939726904</text:p>
          </table:table-cell>
          <table:table-cell table:formula="of:=MATCH([.A25];[.F$6:.F$16];0)" office:value-type="string" office:string-value="" calcext:value-type="error">
            <text:p>#N/A</text:p>
          </table:table-cell>
          <table:table-cell/>
          <table:table-cell table:formula="of:=[.B25]" office:value-type="float" office:value="1.8939726904" calcext:value-type="float">
            <text:p>1.8939726904</text:p>
          </table:table-cell>
          <table:table-cell table:number-columns-repeated="2"/>
        </table:table-row>
        <table:table-row table:style-name="ro1">
          <table:table-cell office:value-type="float" office:value="0.846822297208" calcext:value-type="float">
            <text:p>0.8468222972</text:p>
          </table:table-cell>
          <table:table-cell office:value-type="float" office:value="0.461082761011" calcext:value-type="float">
            <text:p>0.461082761</text:p>
          </table:table-cell>
          <table:table-cell table:formula="of:=MATCH([.A26];[.F$6:.F$16];0)" office:value-type="string" office:string-value="" calcext:value-type="error">
            <text:p>#N/A</text:p>
          </table:table-cell>
          <table:table-cell/>
          <table:table-cell table:formula="of:=[.B26]" office:value-type="float" office:value="0.461082761011" calcext:value-type="float">
            <text:p>0.461082761</text:p>
          </table:table-cell>
          <table:table-cell table:number-columns-repeated="2"/>
        </table:table-row>
        <table:table-row table:style-name="ro1">
          <table:table-cell office:value-type="float" office:value="1.12297547709" calcext:value-type="float">
            <text:p>1.1229754771</text:p>
          </table:table-cell>
          <table:table-cell office:value-type="float" office:value="0.708815694224" calcext:value-type="float">
            <text:p>0.7088156942</text:p>
          </table:table-cell>
          <table:table-cell table:formula="of:=MATCH([.A27];[.F$6:.F$16];0)" office:value-type="float" office:value="5" calcext:value-type="float">
            <text:p>5</text:p>
          </table:table-cell>
          <table:table-cell table:formula="of:=[.B27]" office:value-type="float" office:value="0.708815694224" calcext:value-type="float">
            <text:p>0.7088156942</text:p>
          </table:table-cell>
          <table:table-cell table:number-columns-repeated="3"/>
        </table:table-row>
        <table:table-row table:style-name="ro1">
          <table:table-cell office:value-type="float" office:value="0.915049963549" calcext:value-type="float">
            <text:p>0.9150499635</text:p>
          </table:table-cell>
          <table:table-cell office:value-type="float" office:value="0.613594735877" calcext:value-type="float">
            <text:p>0.6135947359</text:p>
          </table:table-cell>
          <table:table-cell table:formula="of:=MATCH([.A28];[.F$6:.F$16];0)" office:value-type="string" office:string-value="" calcext:value-type="error">
            <text:p>#N/A</text:p>
          </table:table-cell>
          <table:table-cell/>
          <table:table-cell table:formula="of:=[.B28]" office:value-type="float" office:value="0.613594735877" calcext:value-type="float">
            <text:p>0.6135947359</text:p>
          </table:table-cell>
          <table:table-cell table:number-columns-repeated="2"/>
        </table:table-row>
        <table:table-row table:style-name="ro1">
          <table:table-cell office:value-type="float" office:value="0.249649644778" calcext:value-type="float">
            <text:p>0.2496496448</text:p>
          </table:table-cell>
          <table:table-cell office:value-type="float" office:value="0.849478693158" calcext:value-type="float">
            <text:p>0.8494786932</text:p>
          </table:table-cell>
          <table:table-cell table:formula="of:=MATCH([.A29];[.F$6:.F$16];0)" office:value-type="string" office:string-value="" calcext:value-type="error">
            <text:p>#N/A</text:p>
          </table:table-cell>
          <table:table-cell/>
          <table:table-cell table:formula="of:=[.B29]" office:value-type="float" office:value="0.849478693158" calcext:value-type="float">
            <text:p>0.8494786932</text:p>
          </table:table-cell>
          <table:table-cell table:number-columns-repeated="2"/>
        </table:table-row>
        <table:table-row table:style-name="ro1">
          <table:table-cell office:value-type="float" office:value="1.89818597056" calcext:value-type="float">
            <text:p>1.8981859706</text:p>
          </table:table-cell>
          <table:table-cell office:value-type="float" office:value="1.17153369677" calcext:value-type="float">
            <text:p>1.1715336968</text:p>
          </table:table-cell>
          <table:table-cell table:formula="of:=MATCH([.A30];[.F$6:.F$16];0)" office:value-type="float" office:value="6" calcext:value-type="float">
            <text:p>6</text:p>
          </table:table-cell>
          <table:table-cell table:formula="of:=[.B30]" office:value-type="float" office:value="1.17153369677" calcext:value-type="float">
            <text:p>1.1715336968</text:p>
          </table:table-cell>
          <table:table-cell table:number-columns-repeated="3"/>
        </table:table-row>
        <table:table-row table:style-name="ro1">
          <table:table-cell office:value-type="float" office:value="2.10918636534" calcext:value-type="float">
            <text:p>2.1091863653</text:p>
          </table:table-cell>
          <table:table-cell office:value-type="float" office:value="1.17822344197" calcext:value-type="float">
            <text:p>1.178223442</text:p>
          </table:table-cell>
          <table:table-cell table:formula="of:=MATCH([.A31];[.F$6:.F$16];0)" office:value-type="string" office:string-value="" calcext:value-type="error">
            <text:p>#N/A</text:p>
          </table:table-cell>
          <table:table-cell/>
          <table:table-cell table:formula="of:=[.B31]" office:value-type="float" office:value="1.17822344197" calcext:value-type="float">
            <text:p>1.178223442</text:p>
          </table:table-cell>
          <table:table-cell table:number-columns-repeated="2"/>
        </table:table-row>
        <table:table-row table:style-name="ro1">
          <table:table-cell office:value-type="float" office:value="1.14251653971" calcext:value-type="float">
            <text:p>1.1425165397</text:p>
          </table:table-cell>
          <table:table-cell office:value-type="float" office:value="1.78188684746" calcext:value-type="float">
            <text:p>1.7818868475</text:p>
          </table:table-cell>
          <table:table-cell table:formula="of:=MATCH([.A32];[.F$6:.F$16];0)" office:value-type="float" office:value="7" calcext:value-type="float">
            <text:p>7</text:p>
          </table:table-cell>
          <table:table-cell table:formula="of:=[.B32]" office:value-type="float" office:value="1.78188684746" calcext:value-type="float">
            <text:p>1.7818868475</text:p>
          </table:table-cell>
          <table:table-cell table:number-columns-repeated="3"/>
        </table:table-row>
        <table:table-row table:style-name="ro1">
          <table:table-cell office:value-type="float" office:value="1.02190042667" calcext:value-type="float">
            <text:p>1.0219004267</text:p>
          </table:table-cell>
          <table:table-cell office:value-type="float" office:value="1.65320227536" calcext:value-type="float">
            <text:p>1.6532022754</text:p>
          </table:table-cell>
          <table:table-cell table:formula="of:=MATCH([.A33];[.F$6:.F$16];0)" office:value-type="string" office:string-value="" calcext:value-type="error">
            <text:p>#N/A</text:p>
          </table:table-cell>
          <table:table-cell/>
          <table:table-cell table:formula="of:=[.B33]" office:value-type="float" office:value="1.65320227536" calcext:value-type="float">
            <text:p>1.6532022754</text:p>
          </table:table-cell>
          <table:table-cell table:number-columns-repeated="2"/>
        </table:table-row>
        <table:table-row table:style-name="ro1">
          <table:table-cell office:value-type="float" office:value="1.03916132918" calcext:value-type="float">
            <text:p>1.0391613292</text:p>
          </table:table-cell>
          <table:table-cell office:value-type="float" office:value="0.787689535477" calcext:value-type="float">
            <text:p>0.7876895355</text:p>
          </table:table-cell>
          <table:table-cell table:formula="of:=MATCH([.A34];[.F$6:.F$16];0)" office:value-type="string" office:string-value="" calcext:value-type="error">
            <text:p>#N/A</text:p>
          </table:table-cell>
          <table:table-cell/>
          <table:table-cell table:formula="of:=[.B34]" office:value-type="float" office:value="0.787689535477" calcext:value-type="float">
            <text:p>0.7876895355</text:p>
          </table:table-cell>
          <table:table-cell table:number-columns-repeated="2"/>
        </table:table-row>
        <table:table-row table:style-name="ro1">
          <table:table-cell office:value-type="float" office:value="0.786544686123" calcext:value-type="float">
            <text:p>0.7865446861</text:p>
          </table:table-cell>
          <table:table-cell office:value-type="float" office:value="2.66934658536" calcext:value-type="float">
            <text:p>2.6693465854</text:p>
          </table:table-cell>
          <table:table-cell table:formula="of:=MATCH([.A35];[.F$6:.F$16];0)" office:value-type="float" office:value="8" calcext:value-type="float">
            <text:p>8</text:p>
          </table:table-cell>
          <table:table-cell table:formula="of:=[.B35]" office:value-type="float" office:value="2.66934658536" calcext:value-type="float">
            <text:p>2.6693465854</text:p>
          </table:table-cell>
          <table:table-cell table:number-columns-repeated="3"/>
        </table:table-row>
        <table:table-row table:style-name="ro1">
          <table:table-cell office:value-type="float" office:value="0.956935021034" calcext:value-type="float">
            <text:p>0.956935021</text:p>
          </table:table-cell>
          <table:table-cell office:value-type="float" office:value="2.65469461759" calcext:value-type="float">
            <text:p>2.6546946176</text:p>
          </table:table-cell>
          <table:table-cell table:formula="of:=MATCH([.A36];[.F$6:.F$16];0)" office:value-type="string" office:string-value="" calcext:value-type="error">
            <text:p>#N/A</text:p>
          </table:table-cell>
          <table:table-cell/>
          <table:table-cell table:formula="of:=[.B36]" office:value-type="float" office:value="2.65469461759" calcext:value-type="float">
            <text:p>2.6546946176</text:p>
          </table:table-cell>
          <table:table-cell table:number-columns-repeated="2"/>
        </table:table-row>
        <table:table-row table:style-name="ro1">
          <table:table-cell office:value-type="float" office:value="0.293641917338" calcext:value-type="float">
            <text:p>0.2936419173</text:p>
          </table:table-cell>
          <table:table-cell office:value-type="float" office:value="3.08570374247" calcext:value-type="float">
            <text:p>3.0857037425</text:p>
          </table:table-cell>
          <table:table-cell table:formula="of:=MATCH([.A37];[.F$6:.F$16];0)" office:value-type="string" office:string-value="" calcext:value-type="error">
            <text:p>#N/A</text:p>
          </table:table-cell>
          <table:table-cell/>
          <table:table-cell table:formula="of:=[.B37]" office:value-type="float" office:value="3.08570374247" calcext:value-type="float">
            <text:p>3.0857037425</text:p>
          </table:table-cell>
          <table:table-cell table:number-columns-repeated="2"/>
        </table:table-row>
        <table:table-row table:style-name="ro1">
          <table:table-cell office:value-type="float" office:value="0.438391140684" calcext:value-type="float">
            <text:p>0.4383911407</text:p>
          </table:table-cell>
          <table:table-cell office:value-type="float" office:value="2.06859143371" calcext:value-type="float">
            <text:p>2.0685914337</text:p>
          </table:table-cell>
          <table:table-cell table:formula="of:=MATCH([.A38];[.F$6:.F$16];0)" office:value-type="string" office:string-value="" calcext:value-type="error">
            <text:p>#N/A</text:p>
          </table:table-cell>
          <table:table-cell/>
          <table:table-cell table:formula="of:=[.B38]" office:value-type="float" office:value="2.06859143371" calcext:value-type="float">
            <text:p>2.0685914337</text:p>
          </table:table-cell>
          <table:table-cell table:number-columns-repeated="2"/>
        </table:table-row>
        <table:table-row table:style-name="ro1">
          <table:table-cell office:value-type="float" office:value="1.6092566318" calcext:value-type="float">
            <text:p>1.6092566318</text:p>
          </table:table-cell>
          <table:table-cell office:value-type="float" office:value="2.27871344734" calcext:value-type="float">
            <text:p>2.2787134473</text:p>
          </table:table-cell>
          <table:table-cell table:formula="of:=MATCH([.A39];[.F$6:.F$16];0)" office:value-type="string" office:string-value="" calcext:value-type="error">
            <text:p>#N/A</text:p>
          </table:table-cell>
          <table:table-cell/>
          <table:table-cell table:formula="of:=[.B39]" office:value-type="float" office:value="2.27871344734" calcext:value-type="float">
            <text:p>2.2787134473</text:p>
          </table:table-cell>
          <table:table-cell table:number-columns-repeated="2"/>
        </table:table-row>
        <table:table-row table:style-name="ro1">
          <table:table-cell office:value-type="float" office:value="0.101545471551" calcext:value-type="float">
            <text:p>0.1015454716</text:p>
          </table:table-cell>
          <table:table-cell office:value-type="float" office:value="2.6886098819" calcext:value-type="float">
            <text:p>2.6886098819</text:p>
          </table:table-cell>
          <table:table-cell table:formula="of:=MATCH([.A40];[.F$6:.F$16];0)" office:value-type="string" office:string-value="" calcext:value-type="error">
            <text:p>#N/A</text:p>
          </table:table-cell>
          <table:table-cell/>
          <table:table-cell table:formula="of:=[.B40]" office:value-type="float" office:value="2.6886098819" calcext:value-type="float">
            <text:p>2.6886098819</text:p>
          </table:table-cell>
          <table:table-cell table:number-columns-repeated="2"/>
        </table:table-row>
        <table:table-row table:style-name="ro1">
          <table:table-cell office:value-type="float" office:value="0.115375318545" calcext:value-type="float">
            <text:p>0.1153753185</text:p>
          </table:table-cell>
          <table:table-cell office:value-type="float" office:value="2.29706934579" calcext:value-type="float">
            <text:p>2.2970693458</text:p>
          </table:table-cell>
          <table:table-cell table:formula="of:=MATCH([.A41];[.F$6:.F$16];0)" office:value-type="string" office:string-value="" calcext:value-type="error">
            <text:p>#N/A</text:p>
          </table:table-cell>
          <table:table-cell/>
          <table:table-cell table:formula="of:=[.B41]" office:value-type="float" office:value="2.29706934579" calcext:value-type="float">
            <text:p>2.2970693458</text:p>
          </table:table-cell>
          <table:table-cell table:number-columns-repeated="2"/>
        </table:table-row>
        <table:table-row table:style-name="ro1">
          <table:table-cell office:value-type="float" office:value="0.227371042691" calcext:value-type="float">
            <text:p>0.2273710427</text:p>
          </table:table-cell>
          <table:table-cell office:value-type="float" office:value="2.20300619789" calcext:value-type="float">
            <text:p>2.2030061979</text:p>
          </table:table-cell>
          <table:table-cell table:formula="of:=MATCH([.A42];[.F$6:.F$16];0)" office:value-type="string" office:string-value="" calcext:value-type="error">
            <text:p>#N/A</text:p>
          </table:table-cell>
          <table:table-cell/>
          <table:table-cell table:formula="of:=[.B42]" office:value-type="float" office:value="2.20300619789" calcext:value-type="float">
            <text:p>2.2030061979</text:p>
          </table:table-cell>
          <table:table-cell table:number-columns-repeated="2"/>
        </table:table-row>
        <table:table-row table:style-name="ro1">
          <table:table-cell office:value-type="float" office:value="0.867993405544" calcext:value-type="float">
            <text:p>0.8679934055</text:p>
          </table:table-cell>
          <table:table-cell office:value-type="float" office:value="3.6122437629" calcext:value-type="float">
            <text:p>3.6122437629</text:p>
          </table:table-cell>
          <table:table-cell table:formula="of:=MATCH([.A43];[.F$6:.F$16];0)" office:value-type="string" office:string-value="" calcext:value-type="error">
            <text:p>#N/A</text:p>
          </table:table-cell>
          <table:table-cell/>
          <table:table-cell table:formula="of:=[.B43]" office:value-type="float" office:value="3.6122437629" calcext:value-type="float">
            <text:p>3.6122437629</text:p>
          </table:table-cell>
          <table:table-cell table:number-columns-repeated="2"/>
        </table:table-row>
        <table:table-row table:style-name="ro1">
          <table:table-cell office:value-type="float" office:value="0.471378840867" calcext:value-type="float">
            <text:p>0.4713788409</text:p>
          </table:table-cell>
          <table:table-cell office:value-type="float" office:value="3.26205531791" calcext:value-type="float">
            <text:p>3.2620553179</text:p>
          </table:table-cell>
          <table:table-cell table:formula="of:=MATCH([.A44];[.F$6:.F$16];0)" office:value-type="string" office:string-value="" calcext:value-type="error">
            <text:p>#N/A</text:p>
          </table:table-cell>
          <table:table-cell/>
          <table:table-cell table:formula="of:=[.B44]" office:value-type="float" office:value="3.26205531791" calcext:value-type="float">
            <text:p>3.2620553179</text:p>
          </table:table-cell>
          <table:table-cell table:number-columns-repeated="2"/>
        </table:table-row>
        <table:table-row table:style-name="ro1">
          <table:table-cell office:value-type="float" office:value="1.62224815417" calcext:value-type="float">
            <text:p>1.6222481542</text:p>
          </table:table-cell>
          <table:table-cell office:value-type="float" office:value="2.48691263148" calcext:value-type="float">
            <text:p>2.4869126315</text:p>
          </table:table-cell>
          <table:table-cell table:formula="of:=MATCH([.A45];[.F$6:.F$16];0)" office:value-type="string" office:string-value="" calcext:value-type="error">
            <text:p>#N/A</text:p>
          </table:table-cell>
          <table:table-cell/>
          <table:table-cell table:formula="of:=[.B45]" office:value-type="float" office:value="2.48691263148" calcext:value-type="float">
            <text:p>2.4869126315</text:p>
          </table:table-cell>
          <table:table-cell table:number-columns-repeated="2"/>
        </table:table-row>
        <table:table-row table:style-name="ro1">
          <table:table-cell office:value-type="float" office:value="0.291141065573" calcext:value-type="float">
            <text:p>0.2911410656</text:p>
          </table:table-cell>
          <table:table-cell office:value-type="float" office:value="3.32595865741" calcext:value-type="float">
            <text:p>3.3259586574</text:p>
          </table:table-cell>
          <table:table-cell table:formula="of:=MATCH([.A46];[.F$6:.F$16];0)" office:value-type="string" office:string-value="" calcext:value-type="error">
            <text:p>#N/A</text:p>
          </table:table-cell>
          <table:table-cell/>
          <table:table-cell table:formula="of:=[.B46]" office:value-type="float" office:value="3.32595865741" calcext:value-type="float">
            <text:p>3.3259586574</text:p>
          </table:table-cell>
          <table:table-cell table:number-columns-repeated="2"/>
        </table:table-row>
        <table:table-row table:style-name="ro1">
          <table:table-cell office:value-type="float" office:value="0.448936693233" calcext:value-type="float">
            <text:p>0.4489366932</text:p>
          </table:table-cell>
          <table:table-cell office:value-type="float" office:value="2.27949740374" calcext:value-type="float">
            <text:p>2.2794974037</text:p>
          </table:table-cell>
          <table:table-cell table:formula="of:=MATCH([.A47];[.F$6:.F$16];0)" office:value-type="string" office:string-value="" calcext:value-type="error">
            <text:p>#N/A</text:p>
          </table:table-cell>
          <table:table-cell/>
          <table:table-cell table:formula="of:=[.B47]" office:value-type="float" office:value="2.27949740374" calcext:value-type="float">
            <text:p>2.2794974037</text:p>
          </table:table-cell>
          <table:table-cell table:number-columns-repeated="2"/>
        </table:table-row>
        <table:table-row table:style-name="ro1">
          <table:table-cell office:value-type="float" office:value="0.235933389863" calcext:value-type="float">
            <text:p>0.2359333899</text:p>
          </table:table-cell>
          <table:table-cell office:value-type="float" office:value="2.7036086817" calcext:value-type="float">
            <text:p>2.7036086817</text:p>
          </table:table-cell>
          <table:table-cell table:formula="of:=MATCH([.A48];[.F$6:.F$16];0)" office:value-type="string" office:string-value="" calcext:value-type="error">
            <text:p>#N/A</text:p>
          </table:table-cell>
          <table:table-cell/>
          <table:table-cell table:formula="of:=[.B48]" office:value-type="float" office:value="2.7036086817" calcext:value-type="float">
            <text:p>2.7036086817</text:p>
          </table:table-cell>
          <table:table-cell table:number-columns-repeated="2"/>
        </table:table-row>
        <table:table-row table:style-name="ro1">
          <table:table-cell office:value-type="float" office:value="0.478346320157" calcext:value-type="float">
            <text:p>0.4783463202</text:p>
          </table:table-cell>
          <table:table-cell office:value-type="float" office:value="3.12422681193" calcext:value-type="float">
            <text:p>3.1242268119</text:p>
          </table:table-cell>
          <table:table-cell table:formula="of:=MATCH([.A49];[.F$6:.F$16];0)" office:value-type="string" office:string-value="" calcext:value-type="error">
            <text:p>#N/A</text:p>
          </table:table-cell>
          <table:table-cell/>
          <table:table-cell table:formula="of:=[.B49]" office:value-type="float" office:value="3.12422681193" calcext:value-type="float">
            <text:p>3.1242268119</text:p>
          </table:table-cell>
          <table:table-cell table:number-columns-repeated="2"/>
        </table:table-row>
        <table:table-row table:style-name="ro1">
          <table:table-cell office:value-type="float" office:value="0.560765464326" calcext:value-type="float">
            <text:p>0.5607654643</text:p>
          </table:table-cell>
          <table:table-cell office:value-type="float" office:value="3.39699820198" calcext:value-type="float">
            <text:p>3.396998202</text:p>
          </table:table-cell>
          <table:table-cell table:formula="of:=MATCH([.A50];[.F$6:.F$16];0)" office:value-type="string" office:string-value="" calcext:value-type="error">
            <text:p>#N/A</text:p>
          </table:table-cell>
          <table:table-cell/>
          <table:table-cell table:formula="of:=[.B50]" office:value-type="float" office:value="3.39699820198" calcext:value-type="float">
            <text:p>3.396998202</text:p>
          </table:table-cell>
          <table:table-cell table:number-columns-repeated="2"/>
        </table:table-row>
        <table:table-row table:style-name="ro1">
          <table:table-cell office:value-type="float" office:value="0.668336549292" calcext:value-type="float">
            <text:p>0.6683365493</text:p>
          </table:table-cell>
          <table:table-cell office:value-type="float" office:value="2.14306900946" calcext:value-type="float">
            <text:p>2.1430690095</text:p>
          </table:table-cell>
          <table:table-cell table:formula="of:=MATCH([.A51];[.F$6:.F$16];0)" office:value-type="string" office:string-value="" calcext:value-type="error">
            <text:p>#N/A</text:p>
          </table:table-cell>
          <table:table-cell/>
          <table:table-cell table:formula="of:=[.B51]" office:value-type="float" office:value="2.14306900946" calcext:value-type="float">
            <text:p>2.1430690095</text:p>
          </table:table-cell>
          <table:table-cell table:number-columns-repeated="2"/>
        </table:table-row>
        <table:table-row table:style-name="ro1">
          <table:table-cell office:value-type="float" office:value="1.02515352979" calcext:value-type="float">
            <text:p>1.0251535298</text:p>
          </table:table-cell>
          <table:table-cell office:value-type="float" office:value="1.93173019735" calcext:value-type="float">
            <text:p>1.9317301974</text:p>
          </table:table-cell>
          <table:table-cell table:formula="of:=MATCH([.A52];[.F$6:.F$16];0)" office:value-type="string" office:string-value="" calcext:value-type="error">
            <text:p>#N/A</text:p>
          </table:table-cell>
          <table:table-cell/>
          <table:table-cell table:formula="of:=[.B52]" office:value-type="float" office:value="1.93173019735" calcext:value-type="float">
            <text:p>1.9317301974</text:p>
          </table:table-cell>
          <table:table-cell table:number-columns-repeated="2"/>
        </table:table-row>
        <table:table-row table:style-name="ro1">
          <table:table-cell office:value-type="float" office:value="0.0301150194727" calcext:value-type="float">
            <text:p>0.0301150195</text:p>
          </table:table-cell>
          <table:table-cell office:value-type="float" office:value="3.26857002073" calcext:value-type="float">
            <text:p>3.2685700207</text:p>
          </table:table-cell>
          <table:table-cell table:formula="of:=MATCH([.A53];[.F$6:.F$16];0)" office:value-type="string" office:string-value="" calcext:value-type="error">
            <text:p>#N/A</text:p>
          </table:table-cell>
          <table:table-cell/>
          <table:table-cell table:formula="of:=[.B53]" office:value-type="float" office:value="3.26857002073" calcext:value-type="float">
            <text:p>3.2685700207</text:p>
          </table:table-cell>
          <table:table-cell table:number-columns-repeated="2"/>
        </table:table-row>
        <table:table-row table:style-name="ro1">
          <table:table-cell office:value-type="float" office:value="1.09960570371" calcext:value-type="float">
            <text:p>1.0996057037</text:p>
          </table:table-cell>
          <table:table-cell office:value-type="float" office:value="1.88069888307" calcext:value-type="float">
            <text:p>1.8806988831</text:p>
          </table:table-cell>
          <table:table-cell table:formula="of:=MATCH([.A54];[.F$6:.F$16];0)" office:value-type="string" office:string-value="" calcext:value-type="error">
            <text:p>#N/A</text:p>
          </table:table-cell>
          <table:table-cell/>
          <table:table-cell table:formula="of:=[.B54]" office:value-type="float" office:value="1.88069888307" calcext:value-type="float">
            <text:p>1.8806988831</text:p>
          </table:table-cell>
          <table:table-cell table:number-columns-repeated="2"/>
        </table:table-row>
        <table:table-row table:style-name="ro1">
          <table:table-cell office:value-type="float" office:value="0.276050297666" calcext:value-type="float">
            <text:p>0.2760502977</text:p>
          </table:table-cell>
          <table:table-cell office:value-type="float" office:value="2.79125551626" calcext:value-type="float">
            <text:p>2.7912555163</text:p>
          </table:table-cell>
          <table:table-cell table:formula="of:=MATCH([.A55];[.F$6:.F$16];0)" office:value-type="string" office:string-value="" calcext:value-type="error">
            <text:p>#N/A</text:p>
          </table:table-cell>
          <table:table-cell/>
          <table:table-cell table:formula="of:=[.B55]" office:value-type="float" office:value="2.79125551626" calcext:value-type="float">
            <text:p>2.7912555163</text:p>
          </table:table-cell>
          <table:table-cell table:number-columns-repeated="2"/>
        </table:table-row>
        <table:table-row table:style-name="ro1">
          <table:table-cell office:value-type="float" office:value="1.35684328485" calcext:value-type="float">
            <text:p>1.3568432849</text:p>
          </table:table-cell>
          <table:table-cell office:value-type="float" office:value="3.36484456335" calcext:value-type="float">
            <text:p>3.3648445634</text:p>
          </table:table-cell>
          <table:table-cell table:formula="of:=MATCH([.A56];[.F$6:.F$16];0)" office:value-type="string" office:string-value="" calcext:value-type="error">
            <text:p>#N/A</text:p>
          </table:table-cell>
          <table:table-cell/>
          <table:table-cell table:formula="of:=[.B56]" office:value-type="float" office:value="3.36484456335" calcext:value-type="float">
            <text:p>3.3648445634</text:p>
          </table:table-cell>
          <table:table-cell table:number-columns-repeated="2"/>
        </table:table-row>
        <table:table-row table:style-name="ro1">
          <table:table-cell office:value-type="float" office:value="1.30284137657" calcext:value-type="float">
            <text:p>1.3028413766</text:p>
          </table:table-cell>
          <table:table-cell office:value-type="float" office:value="1.94439676654" calcext:value-type="float">
            <text:p>1.9443967665</text:p>
          </table:table-cell>
          <table:table-cell table:formula="of:=MATCH([.A57];[.F$6:.F$16];0)" office:value-type="string" office:string-value="" calcext:value-type="error">
            <text:p>#N/A</text:p>
          </table:table-cell>
          <table:table-cell/>
          <table:table-cell table:formula="of:=[.B57]" office:value-type="float" office:value="1.94439676654" calcext:value-type="float">
            <text:p>1.9443967665</text:p>
          </table:table-cell>
          <table:table-cell table:number-columns-repeated="2"/>
        </table:table-row>
        <table:table-row table:style-name="ro1">
          <table:table-cell office:value-type="float" office:value="0.259211924406" calcext:value-type="float">
            <text:p>0.2592119244</text:p>
          </table:table-cell>
          <table:table-cell office:value-type="float" office:value="2.31816825727" calcext:value-type="float">
            <text:p>2.3181682573</text:p>
          </table:table-cell>
          <table:table-cell table:formula="of:=MATCH([.A58];[.F$6:.F$16];0)" office:value-type="string" office:string-value="" calcext:value-type="error">
            <text:p>#N/A</text:p>
          </table:table-cell>
          <table:table-cell/>
          <table:table-cell table:formula="of:=[.B58]" office:value-type="float" office:value="2.31816825727" calcext:value-type="float">
            <text:p>2.3181682573</text:p>
          </table:table-cell>
          <table:table-cell table:number-columns-repeated="2"/>
        </table:table-row>
        <table:table-row table:style-name="ro1">
          <table:table-cell office:value-type="float" office:value="1.53186683822" calcext:value-type="float">
            <text:p>1.5318668382</text:p>
          </table:table-cell>
          <table:table-cell office:value-type="float" office:value="2.47326310376" calcext:value-type="float">
            <text:p>2.4732631038</text:p>
          </table:table-cell>
          <table:table-cell table:formula="of:=MATCH([.A59];[.F$6:.F$16];0)" office:value-type="string" office:string-value="" calcext:value-type="error">
            <text:p>#N/A</text:p>
          </table:table-cell>
          <table:table-cell/>
          <table:table-cell table:formula="of:=[.B59]" office:value-type="float" office:value="2.47326310376" calcext:value-type="float">
            <text:p>2.4732631038</text:p>
          </table:table-cell>
          <table:table-cell table:number-columns-repeated="2"/>
        </table:table-row>
        <table:table-row table:style-name="ro1">
          <table:table-cell office:value-type="float" office:value="0.218136214072" calcext:value-type="float">
            <text:p>0.2181362141</text:p>
          </table:table-cell>
          <table:table-cell office:value-type="float" office:value="2.37315158501" calcext:value-type="float">
            <text:p>2.373151585</text:p>
          </table:table-cell>
          <table:table-cell table:formula="of:=MATCH([.A60];[.F$6:.F$16];0)" office:value-type="string" office:string-value="" calcext:value-type="error">
            <text:p>#N/A</text:p>
          </table:table-cell>
          <table:table-cell/>
          <table:table-cell table:formula="of:=[.B60]" office:value-type="float" office:value="2.37315158501" calcext:value-type="float">
            <text:p>2.373151585</text:p>
          </table:table-cell>
          <table:table-cell table:number-columns-repeated="2"/>
        </table:table-row>
        <table:table-row table:style-name="ro1">
          <table:table-cell office:value-type="float" office:value="1.31513124978" calcext:value-type="float">
            <text:p>1.3151312498</text:p>
          </table:table-cell>
          <table:table-cell office:value-type="float" office:value="2.60096650384" calcext:value-type="float">
            <text:p>2.6009665038</text:p>
          </table:table-cell>
          <table:table-cell table:formula="of:=MATCH([.A61];[.F$6:.F$16];0)" office:value-type="string" office:string-value="" calcext:value-type="error">
            <text:p>#N/A</text:p>
          </table:table-cell>
          <table:table-cell/>
          <table:table-cell table:formula="of:=[.B61]" office:value-type="float" office:value="2.60096650384" calcext:value-type="float">
            <text:p>2.6009665038</text:p>
          </table:table-cell>
          <table:table-cell table:number-columns-repeated="2"/>
        </table:table-row>
        <table:table-row table:style-name="ro1">
          <table:table-cell office:value-type="float" office:value="1.329044893" calcext:value-type="float">
            <text:p>1.329044893</text:p>
          </table:table-cell>
          <table:table-cell office:value-type="float" office:value="3.39782839494" calcext:value-type="float">
            <text:p>3.3978283949</text:p>
          </table:table-cell>
          <table:table-cell table:formula="of:=MATCH([.A62];[.F$6:.F$16];0)" office:value-type="string" office:string-value="" calcext:value-type="error">
            <text:p>#N/A</text:p>
          </table:table-cell>
          <table:table-cell/>
          <table:table-cell table:formula="of:=[.B62]" office:value-type="float" office:value="3.39782839494" calcext:value-type="float">
            <text:p>3.3978283949</text:p>
          </table:table-cell>
          <table:table-cell table:number-columns-repeated="2"/>
        </table:table-row>
        <table:table-row table:style-name="ro1">
          <table:table-cell office:value-type="float" office:value="1.41693058069" calcext:value-type="float">
            <text:p>1.4169305807</text:p>
          </table:table-cell>
          <table:table-cell office:value-type="float" office:value="2.96567817081" calcext:value-type="float">
            <text:p>2.9656781708</text:p>
          </table:table-cell>
          <table:table-cell table:formula="of:=MATCH([.A63];[.F$6:.F$16];0)" office:value-type="string" office:string-value="" calcext:value-type="error">
            <text:p>#N/A</text:p>
          </table:table-cell>
          <table:table-cell/>
          <table:table-cell table:formula="of:=[.B63]" office:value-type="float" office:value="2.96567817081" calcext:value-type="float">
            <text:p>2.9656781708</text:p>
          </table:table-cell>
          <table:table-cell table:number-columns-repeated="2"/>
        </table:table-row>
        <table:table-row table:style-name="ro1">
          <table:table-cell office:value-type="float" office:value="0.23788730927" calcext:value-type="float">
            <text:p>0.2378873093</text:p>
          </table:table-cell>
          <table:table-cell office:value-type="float" office:value="2.51129285243" calcext:value-type="float">
            <text:p>2.5112928524</text:p>
          </table:table-cell>
          <table:table-cell table:formula="of:=MATCH([.A64];[.F$6:.F$16];0)" office:value-type="string" office:string-value="" calcext:value-type="error">
            <text:p>#N/A</text:p>
          </table:table-cell>
          <table:table-cell/>
          <table:table-cell table:formula="of:=[.B64]" office:value-type="float" office:value="2.51129285243" calcext:value-type="float">
            <text:p>2.5112928524</text:p>
          </table:table-cell>
          <table:table-cell table:number-columns-repeated="2"/>
        </table:table-row>
        <table:table-row table:style-name="ro1">
          <table:table-cell office:value-type="float" office:value="-0.0100168022206" calcext:value-type="float">
            <text:p>-0.0100168022</text:p>
          </table:table-cell>
          <table:table-cell office:value-type="float" office:value="2.43724121798" calcext:value-type="float">
            <text:p>2.437241218</text:p>
          </table:table-cell>
          <table:table-cell table:formula="of:=MATCH([.A65];[.F$6:.F$16];0)" office:value-type="string" office:string-value="" calcext:value-type="error">
            <text:p>#N/A</text:p>
          </table:table-cell>
          <table:table-cell/>
          <table:table-cell table:formula="of:=[.B65]" office:value-type="float" office:value="2.43724121798" calcext:value-type="float">
            <text:p>2.437241218</text:p>
          </table:table-cell>
          <table:table-cell table:number-columns-repeated="2"/>
        </table:table-row>
        <table:table-row table:style-name="ro1">
          <table:table-cell office:value-type="float" office:value="1.15331060078" calcext:value-type="float">
            <text:p>1.1533106008</text:p>
          </table:table-cell>
          <table:table-cell office:value-type="float" office:value="3.05715161373" calcext:value-type="float">
            <text:p>3.0571516137</text:p>
          </table:table-cell>
          <table:table-cell table:formula="of:=MATCH([.A66];[.F$6:.F$16];0)" office:value-type="string" office:string-value="" calcext:value-type="error">
            <text:p>#N/A</text:p>
          </table:table-cell>
          <table:table-cell/>
          <table:table-cell table:formula="of:=[.B66]" office:value-type="float" office:value="3.05715161373" calcext:value-type="float">
            <text:p>3.0571516137</text:p>
          </table:table-cell>
          <table:table-cell table:number-columns-repeated="2"/>
        </table:table-row>
        <table:table-row table:style-name="ro1">
          <table:table-cell office:value-type="float" office:value="0.394330687995" calcext:value-type="float">
            <text:p>0.394330688</text:p>
          </table:table-cell>
          <table:table-cell office:value-type="float" office:value="1.90137419663" calcext:value-type="float">
            <text:p>1.9013741966</text:p>
          </table:table-cell>
          <table:table-cell table:formula="of:=MATCH([.A67];[.F$6:.F$16];0)" office:value-type="string" office:string-value="" calcext:value-type="error">
            <text:p>#N/A</text:p>
          </table:table-cell>
          <table:table-cell/>
          <table:table-cell table:formula="of:=[.B67]" office:value-type="float" office:value="1.90137419663" calcext:value-type="float">
            <text:p>1.9013741966</text:p>
          </table:table-cell>
          <table:table-cell table:number-columns-repeated="2"/>
        </table:table-row>
        <table:table-row table:style-name="ro1">
          <table:table-cell office:value-type="float" office:value="0.826819844369" calcext:value-type="float">
            <text:p>0.8268198444</text:p>
          </table:table-cell>
          <table:table-cell office:value-type="float" office:value="3.23199287688" calcext:value-type="float">
            <text:p>3.2319928769</text:p>
          </table:table-cell>
          <table:table-cell table:formula="of:=MATCH([.A68];[.F$6:.F$16];0)" office:value-type="string" office:string-value="" calcext:value-type="error">
            <text:p>#N/A</text:p>
          </table:table-cell>
          <table:table-cell/>
          <table:table-cell table:formula="of:=[.B68]" office:value-type="float" office:value="3.23199287688" calcext:value-type="float">
            <text:p>3.2319928769</text:p>
          </table:table-cell>
          <table:table-cell table:number-columns-repeated="2"/>
        </table:table-row>
        <table:table-row table:style-name="ro1">
          <table:table-cell office:value-type="float" office:value="1.49501174028" calcext:value-type="float">
            <text:p>1.4950117403</text:p>
          </table:table-cell>
          <table:table-cell office:value-type="float" office:value="3.04350568918" calcext:value-type="float">
            <text:p>3.0435056892</text:p>
          </table:table-cell>
          <table:table-cell table:formula="of:=MATCH([.A69];[.F$6:.F$16];0)" office:value-type="string" office:string-value="" calcext:value-type="error">
            <text:p>#N/A</text:p>
          </table:table-cell>
          <table:table-cell/>
          <table:table-cell table:formula="of:=[.B69]" office:value-type="float" office:value="3.04350568918" calcext:value-type="float">
            <text:p>3.0435056892</text:p>
          </table:table-cell>
          <table:table-cell table:number-columns-repeated="2"/>
        </table:table-row>
        <table:table-row table:style-name="ro1">
          <table:table-cell office:value-type="float" office:value="0.324305757053" calcext:value-type="float">
            <text:p>0.3243057571</text:p>
          </table:table-cell>
          <table:table-cell office:value-type="float" office:value="3.09875575698" calcext:value-type="float">
            <text:p>3.098755757</text:p>
          </table:table-cell>
          <table:table-cell table:formula="of:=MATCH([.A70];[.F$6:.F$16];0)" office:value-type="string" office:string-value="" calcext:value-type="error">
            <text:p>#N/A</text:p>
          </table:table-cell>
          <table:table-cell/>
          <table:table-cell table:formula="of:=[.B70]" office:value-type="float" office:value="3.09875575698" calcext:value-type="float">
            <text:p>3.098755757</text:p>
          </table:table-cell>
          <table:table-cell table:number-columns-repeated="2"/>
        </table:table-row>
        <table:table-row table:style-name="ro1">
          <table:table-cell office:value-type="float" office:value="0.320202387368" calcext:value-type="float">
            <text:p>0.3202023874</text:p>
          </table:table-cell>
          <table:table-cell office:value-type="float" office:value="2.48828968065" calcext:value-type="float">
            <text:p>2.4882896807</text:p>
          </table:table-cell>
          <table:table-cell table:formula="of:=MATCH([.A71];[.F$6:.F$16];0)" office:value-type="string" office:string-value="" calcext:value-type="error">
            <text:p>#N/A</text:p>
          </table:table-cell>
          <table:table-cell/>
          <table:table-cell table:formula="of:=[.B71]" office:value-type="float" office:value="2.48828968065" calcext:value-type="float">
            <text:p>2.4882896807</text:p>
          </table:table-cell>
          <table:table-cell table:number-columns-repeated="2"/>
        </table:table-row>
        <table:table-row table:style-name="ro1">
          <table:table-cell office:value-type="float" office:value="1.17456455105" calcext:value-type="float">
            <text:p>1.1745645511</text:p>
          </table:table-cell>
          <table:table-cell office:value-type="float" office:value="3.42648342887" calcext:value-type="float">
            <text:p>3.4264834289</text:p>
          </table:table-cell>
          <table:table-cell table:formula="of:=MATCH([.A72];[.F$6:.F$16];0)" office:value-type="string" office:string-value="" calcext:value-type="error">
            <text:p>#N/A</text:p>
          </table:table-cell>
          <table:table-cell/>
          <table:table-cell table:formula="of:=[.B72]" office:value-type="float" office:value="3.42648342887" calcext:value-type="float">
            <text:p>3.4264834289</text:p>
          </table:table-cell>
          <table:table-cell table:number-columns-repeated="2"/>
        </table:table-row>
        <table:table-row table:style-name="ro1">
          <table:table-cell office:value-type="float" office:value="0.738058582689" calcext:value-type="float">
            <text:p>0.7380585827</text:p>
          </table:table-cell>
          <table:table-cell office:value-type="float" office:value="3.26658053623" calcext:value-type="float">
            <text:p>3.2665805362</text:p>
          </table:table-cell>
          <table:table-cell table:formula="of:=MATCH([.A73];[.F$6:.F$16];0)" office:value-type="string" office:string-value="" calcext:value-type="error">
            <text:p>#N/A</text:p>
          </table:table-cell>
          <table:table-cell/>
          <table:table-cell table:formula="of:=[.B73]" office:value-type="float" office:value="3.26658053623" calcext:value-type="float">
            <text:p>3.2665805362</text:p>
          </table:table-cell>
          <table:table-cell table:number-columns-repeated="2"/>
        </table:table-row>
        <table:table-row table:style-name="ro1">
          <table:table-cell office:value-type="float" office:value="-0.0318590156083" calcext:value-type="float">
            <text:p>-0.0318590156</text:p>
          </table:table-cell>
          <table:table-cell office:value-type="float" office:value="2.45729142416" calcext:value-type="float">
            <text:p>2.4572914242</text:p>
          </table:table-cell>
          <table:table-cell table:formula="of:=MATCH([.A74];[.F$6:.F$16];0)" office:value-type="string" office:string-value="" calcext:value-type="error">
            <text:p>#N/A</text:p>
          </table:table-cell>
          <table:table-cell/>
          <table:table-cell table:formula="of:=[.B74]" office:value-type="float" office:value="2.45729142416" calcext:value-type="float">
            <text:p>2.4572914242</text:p>
          </table:table-cell>
          <table:table-cell table:number-columns-repeated="2"/>
        </table:table-row>
        <table:table-row table:style-name="ro1">
          <table:table-cell office:value-type="float" office:value="0.467566191508" calcext:value-type="float">
            <text:p>0.4675661915</text:p>
          </table:table-cell>
          <table:table-cell office:value-type="float" office:value="1.84778078306" calcext:value-type="float">
            <text:p>1.8477807831</text:p>
          </table:table-cell>
          <table:table-cell table:formula="of:=MATCH([.A75];[.F$6:.F$16];0)" office:value-type="string" office:string-value="" calcext:value-type="error">
            <text:p>#N/A</text:p>
          </table:table-cell>
          <table:table-cell/>
          <table:table-cell table:formula="of:=[.B75]" office:value-type="float" office:value="1.84778078306" calcext:value-type="float">
            <text:p>1.8477807831</text:p>
          </table:table-cell>
          <table:table-cell table:number-columns-repeated="2"/>
        </table:table-row>
        <table:table-row table:style-name="ro1">
          <table:table-cell office:value-type="float" office:value="0.468645636453" calcext:value-type="float">
            <text:p>0.4686456365</text:p>
          </table:table-cell>
          <table:table-cell office:value-type="float" office:value="1.96858484486" calcext:value-type="float">
            <text:p>1.9685848449</text:p>
          </table:table-cell>
          <table:table-cell table:formula="of:=MATCH([.A76];[.F$6:.F$16];0)" office:value-type="string" office:string-value="" calcext:value-type="error">
            <text:p>#N/A</text:p>
          </table:table-cell>
          <table:table-cell/>
          <table:table-cell table:formula="of:=[.B76]" office:value-type="float" office:value="1.96858484486" calcext:value-type="float">
            <text:p>1.9685848449</text:p>
          </table:table-cell>
          <table:table-cell table:number-columns-repeated="2"/>
        </table:table-row>
        <table:table-row table:style-name="ro1">
          <table:table-cell office:value-type="float" office:value="0.826524846034" calcext:value-type="float">
            <text:p>0.826524846</text:p>
          </table:table-cell>
          <table:table-cell office:value-type="float" office:value="1.88898783469" calcext:value-type="float">
            <text:p>1.8889878347</text:p>
          </table:table-cell>
          <table:table-cell table:formula="of:=MATCH([.A77];[.F$6:.F$16];0)" office:value-type="string" office:string-value="" calcext:value-type="error">
            <text:p>#N/A</text:p>
          </table:table-cell>
          <table:table-cell/>
          <table:table-cell table:formula="of:=[.B77]" office:value-type="float" office:value="1.88898783469" calcext:value-type="float">
            <text:p>1.8889878347</text:p>
          </table:table-cell>
          <table:table-cell table:number-columns-repeated="2"/>
        </table:table-row>
        <table:table-row table:style-name="ro1">
          <table:table-cell office:value-type="float" office:value="1.50096016515" calcext:value-type="float">
            <text:p>1.5009601652</text:p>
          </table:table-cell>
          <table:table-cell office:value-type="float" office:value="2.67201659887" calcext:value-type="float">
            <text:p>2.6720165989</text:p>
          </table:table-cell>
          <table:table-cell table:formula="of:=MATCH([.A78];[.F$6:.F$16];0)" office:value-type="string" office:string-value="" calcext:value-type="error">
            <text:p>#N/A</text:p>
          </table:table-cell>
          <table:table-cell/>
          <table:table-cell table:formula="of:=[.B78]" office:value-type="float" office:value="2.67201659887" calcext:value-type="float">
            <text:p>2.6720165989</text:p>
          </table:table-cell>
          <table:table-cell table:number-columns-repeated="2"/>
        </table:table-row>
        <table:table-row table:style-name="ro1">
          <table:table-cell office:value-type="float" office:value="-0.0625764266186" calcext:value-type="float">
            <text:p>-0.0625764266</text:p>
          </table:table-cell>
          <table:table-cell office:value-type="float" office:value="2.63463889835" calcext:value-type="float">
            <text:p>2.6346388984</text:p>
          </table:table-cell>
          <table:table-cell table:formula="of:=MATCH([.A79];[.F$6:.F$16];0)" office:value-type="string" office:string-value="" calcext:value-type="error">
            <text:p>#N/A</text:p>
          </table:table-cell>
          <table:table-cell/>
          <table:table-cell table:formula="of:=[.B79]" office:value-type="float" office:value="2.63463889835" calcext:value-type="float">
            <text:p>2.6346388984</text:p>
          </table:table-cell>
          <table:table-cell table:number-columns-repeated="2"/>
        </table:table-row>
        <table:table-row table:style-name="ro1">
          <table:table-cell office:value-type="float" office:value="0.0215937666858" calcext:value-type="float">
            <text:p>0.0215937667</text:p>
          </table:table-cell>
          <table:table-cell office:value-type="float" office:value="2.64959878547" calcext:value-type="float">
            <text:p>2.6495987855</text:p>
          </table:table-cell>
          <table:table-cell table:formula="of:=MATCH([.A80];[.F$6:.F$16];0)" office:value-type="string" office:string-value="" calcext:value-type="error">
            <text:p>#N/A</text:p>
          </table:table-cell>
          <table:table-cell/>
          <table:table-cell table:formula="of:=[.B80]" office:value-type="float" office:value="2.64959878547" calcext:value-type="float">
            <text:p>2.6495987855</text:p>
          </table:table-cell>
          <table:table-cell table:number-columns-repeated="2"/>
        </table:table-row>
        <table:table-row table:style-name="ro1">
          <table:table-cell office:value-type="float" office:value="1.08373218644" calcext:value-type="float">
            <text:p>1.0837321864</text:p>
          </table:table-cell>
          <table:table-cell office:value-type="float" office:value="3.49633473306" calcext:value-type="float">
            <text:p>3.4963347331</text:p>
          </table:table-cell>
          <table:table-cell table:formula="of:=MATCH([.A81];[.F$6:.F$16];0)" office:value-type="string" office:string-value="" calcext:value-type="error">
            <text:p>#N/A</text:p>
          </table:table-cell>
          <table:table-cell/>
          <table:table-cell table:formula="of:=[.B81]" office:value-type="float" office:value="3.49633473306" calcext:value-type="float">
            <text:p>3.4963347331</text:p>
          </table:table-cell>
          <table:table-cell table:number-columns-repeated="2"/>
        </table:table-row>
        <table:table-row table:style-name="ro1">
          <table:table-cell office:value-type="float" office:value="1.39073838518" calcext:value-type="float">
            <text:p>1.3907383852</text:p>
          </table:table-cell>
          <table:table-cell office:value-type="float" office:value="2.17480422548" calcext:value-type="float">
            <text:p>2.1748042255</text:p>
          </table:table-cell>
          <table:table-cell table:formula="of:=MATCH([.A82];[.F$6:.F$16];0)" office:value-type="string" office:string-value="" calcext:value-type="error">
            <text:p>#N/A</text:p>
          </table:table-cell>
          <table:table-cell/>
          <table:table-cell table:formula="of:=[.B82]" office:value-type="float" office:value="2.17480422548" calcext:value-type="float">
            <text:p>2.1748042255</text:p>
          </table:table-cell>
          <table:table-cell table:number-columns-repeated="2"/>
        </table:table-row>
        <table:table-row table:style-name="ro1">
          <table:table-cell office:value-type="float" office:value="1.4112371074" calcext:value-type="float">
            <text:p>1.4112371074</text:p>
          </table:table-cell>
          <table:table-cell office:value-type="float" office:value="2.50734460243" calcext:value-type="float">
            <text:p>2.5073446024</text:p>
          </table:table-cell>
          <table:table-cell table:formula="of:=MATCH([.A83];[.F$6:.F$16];0)" office:value-type="string" office:string-value="" calcext:value-type="error">
            <text:p>#N/A</text:p>
          </table:table-cell>
          <table:table-cell/>
          <table:table-cell table:formula="of:=[.B83]" office:value-type="float" office:value="2.50734460243" calcext:value-type="float">
            <text:p>2.5073446024</text:p>
          </table:table-cell>
          <table:table-cell table:number-columns-repeated="2"/>
        </table:table-row>
        <table:table-row table:style-name="ro1">
          <table:table-cell office:value-type="float" office:value="0.845877979549" calcext:value-type="float">
            <text:p>0.8458779795</text:p>
          </table:table-cell>
          <table:table-cell office:value-type="float" office:value="3.56581768699" calcext:value-type="float">
            <text:p>3.565817687</text:p>
          </table:table-cell>
          <table:table-cell table:formula="of:=MATCH([.A84];[.F$6:.F$16];0)" office:value-type="string" office:string-value="" calcext:value-type="error">
            <text:p>#N/A</text:p>
          </table:table-cell>
          <table:table-cell/>
          <table:table-cell table:formula="of:=[.B84]" office:value-type="float" office:value="3.56581768699" calcext:value-type="float">
            <text:p>3.565817687</text:p>
          </table:table-cell>
          <table:table-cell table:number-columns-repeated="2"/>
        </table:table-row>
        <table:table-row table:style-name="ro1">
          <table:table-cell office:value-type="float" office:value="0.468370244136" calcext:value-type="float">
            <text:p>0.4683702441</text:p>
          </table:table-cell>
          <table:table-cell office:value-type="float" office:value="2.08801044365" calcext:value-type="float">
            <text:p>2.0880104437</text:p>
          </table:table-cell>
          <table:table-cell table:formula="of:=MATCH([.A85];[.F$6:.F$16];0)" office:value-type="string" office:string-value="" calcext:value-type="error">
            <text:p>#N/A</text:p>
          </table:table-cell>
          <table:table-cell/>
          <table:table-cell table:formula="of:=[.B85]" office:value-type="float" office:value="2.08801044365" calcext:value-type="float">
            <text:p>2.0880104437</text:p>
          </table:table-cell>
          <table:table-cell table:number-columns-repeated="2"/>
        </table:table-row>
        <table:table-row table:style-name="ro1">
          <table:table-cell office:value-type="float" office:value="-0.150667537993" calcext:value-type="float">
            <text:p>-0.150667538</text:p>
          </table:table-cell>
          <table:table-cell office:value-type="float" office:value="2.45085152784" calcext:value-type="float">
            <text:p>2.4508515278</text:p>
          </table:table-cell>
          <table:table-cell table:formula="of:=MATCH([.A86];[.F$6:.F$16];0)" office:value-type="string" office:string-value="" calcext:value-type="error">
            <text:p>#N/A</text:p>
          </table:table-cell>
          <table:table-cell/>
          <table:table-cell table:formula="of:=[.B86]" office:value-type="float" office:value="2.45085152784" calcext:value-type="float">
            <text:p>2.4508515278</text:p>
          </table:table-cell>
          <table:table-cell table:number-columns-repeated="2"/>
        </table:table-row>
        <table:table-row table:style-name="ro1">
          <table:table-cell office:value-type="float" office:value="0.815416439424" calcext:value-type="float">
            <text:p>0.8154164394</text:p>
          </table:table-cell>
          <table:table-cell office:value-type="float" office:value="1.76615734135" calcext:value-type="float">
            <text:p>1.7661573414</text:p>
          </table:table-cell>
          <table:table-cell table:formula="of:=MATCH([.A87];[.F$6:.F$16];0)" office:value-type="string" office:string-value="" calcext:value-type="error">
            <text:p>#N/A</text:p>
          </table:table-cell>
          <table:table-cell/>
          <table:table-cell table:formula="of:=[.B87]" office:value-type="float" office:value="1.76615734135" calcext:value-type="float">
            <text:p>1.7661573414</text:p>
          </table:table-cell>
          <table:table-cell table:number-columns-repeated="2"/>
        </table:table-row>
        <table:table-row table:style-name="ro1">
          <table:table-cell office:value-type="float" office:value="0.13547231491" calcext:value-type="float">
            <text:p>0.1354723149</text:p>
          </table:table-cell>
          <table:table-cell office:value-type="float" office:value="2.9531838792" calcext:value-type="float">
            <text:p>2.9531838792</text:p>
          </table:table-cell>
          <table:table-cell table:formula="of:=MATCH([.A88];[.F$6:.F$16];0)" office:value-type="string" office:string-value="" calcext:value-type="error">
            <text:p>#N/A</text:p>
          </table:table-cell>
          <table:table-cell/>
          <table:table-cell table:formula="of:=[.B88]" office:value-type="float" office:value="2.9531838792" calcext:value-type="float">
            <text:p>2.9531838792</text:p>
          </table:table-cell>
          <table:table-cell table:number-columns-repeated="2"/>
        </table:table-row>
        <table:table-row table:style-name="ro1">
          <table:table-cell office:value-type="float" office:value="0.152421685252" calcext:value-type="float">
            <text:p>0.1524216853</text:p>
          </table:table-cell>
          <table:table-cell office:value-type="float" office:value="3.327630325" calcext:value-type="float">
            <text:p>3.327630325</text:p>
          </table:table-cell>
          <table:table-cell table:formula="of:=MATCH([.A89];[.F$6:.F$16];0)" office:value-type="string" office:string-value="" calcext:value-type="error">
            <text:p>#N/A</text:p>
          </table:table-cell>
          <table:table-cell/>
          <table:table-cell table:formula="of:=[.B89]" office:value-type="float" office:value="3.327630325" calcext:value-type="float">
            <text:p>3.327630325</text:p>
          </table:table-cell>
          <table:table-cell table:number-columns-repeated="2"/>
        </table:table-row>
        <table:table-row table:style-name="ro1">
          <table:table-cell office:value-type="float" office:value="0.840189438169" calcext:value-type="float">
            <text:p>0.8401894382</text:p>
          </table:table-cell>
          <table:table-cell office:value-type="float" office:value="2.04980338579" calcext:value-type="float">
            <text:p>2.0498033858</text:p>
          </table:table-cell>
          <table:table-cell table:formula="of:=MATCH([.A90];[.F$6:.F$16];0)" office:value-type="string" office:string-value="" calcext:value-type="error">
            <text:p>#N/A</text:p>
          </table:table-cell>
          <table:table-cell/>
          <table:table-cell table:formula="of:=[.B90]" office:value-type="float" office:value="2.04980338579" calcext:value-type="float">
            <text:p>2.0498033858</text:p>
          </table:table-cell>
          <table:table-cell table:number-columns-repeated="2"/>
        </table:table-row>
        <table:table-row table:style-name="ro1">
          <table:table-cell office:value-type="float" office:value="1.66388852479" calcext:value-type="float">
            <text:p>1.6638885248</text:p>
          </table:table-cell>
          <table:table-cell office:value-type="float" office:value="3.04034288427" calcext:value-type="float">
            <text:p>3.0403428843</text:p>
          </table:table-cell>
          <table:table-cell table:formula="of:=MATCH([.A91];[.F$6:.F$16];0)" office:value-type="string" office:string-value="" calcext:value-type="error">
            <text:p>#N/A</text:p>
          </table:table-cell>
          <table:table-cell/>
          <table:table-cell table:formula="of:=[.B91]" office:value-type="float" office:value="3.04034288427" calcext:value-type="float">
            <text:p>3.0403428843</text:p>
          </table:table-cell>
          <table:table-cell table:number-columns-repeated="2"/>
        </table:table-row>
        <table:table-row table:style-name="ro1">
          <table:table-cell office:value-type="float" office:value="0.339910141145" calcext:value-type="float">
            <text:p>0.3399101411</text:p>
          </table:table-cell>
          <table:table-cell office:value-type="float" office:value="3.46389392212" calcext:value-type="float">
            <text:p>3.4638939221</text:p>
          </table:table-cell>
          <table:table-cell table:formula="of:=MATCH([.A92];[.F$6:.F$16];0)" office:value-type="float" office:value="9" calcext:value-type="float">
            <text:p>9</text:p>
          </table:table-cell>
          <table:table-cell table:formula="of:=[.B92]" office:value-type="float" office:value="3.46389392212" calcext:value-type="float">
            <text:p>3.4638939221</text:p>
          </table:table-cell>
          <table:table-cell table:number-columns-repeated="3"/>
        </table:table-row>
        <table:table-row table:style-name="ro1">
          <table:table-cell office:value-type="float" office:value="0.273200522892" calcext:value-type="float">
            <text:p>0.2732005229</text:p>
          </table:table-cell>
          <table:table-cell office:value-type="float" office:value="3.56809905551" calcext:value-type="float">
            <text:p>3.5680990555</text:p>
          </table:table-cell>
          <table:table-cell table:formula="of:=MATCH([.A93];[.F$6:.F$16];0)" office:value-type="string" office:string-value="" calcext:value-type="error">
            <text:p>#N/A</text:p>
          </table:table-cell>
          <table:table-cell/>
          <table:table-cell table:formula="of:=[.B93]" office:value-type="float" office:value="3.56809905551" calcext:value-type="float">
            <text:p>3.5680990555</text:p>
          </table:table-cell>
          <table:table-cell table:number-columns-repeated="2"/>
        </table:table-row>
        <table:table-row table:style-name="ro1">
          <table:table-cell office:value-type="float" office:value="0.867862163283" calcext:value-type="float">
            <text:p>0.8678621633</text:p>
          </table:table-cell>
          <table:table-cell office:value-type="float" office:value="3.1027183514" calcext:value-type="float">
            <text:p>3.1027183514</text:p>
          </table:table-cell>
          <table:table-cell table:formula="of:=MATCH([.A94];[.F$6:.F$16];0)" office:value-type="string" office:string-value="" calcext:value-type="error">
            <text:p>#N/A</text:p>
          </table:table-cell>
          <table:table-cell/>
          <table:table-cell table:formula="of:=[.B94]" office:value-type="float" office:value="3.1027183514" calcext:value-type="float">
            <text:p>3.1027183514</text:p>
          </table:table-cell>
          <table:table-cell table:number-columns-repeated="2"/>
        </table:table-row>
        <table:table-row table:style-name="ro1">
          <table:table-cell office:value-type="float" office:value="-0.388609399409" calcext:value-type="float">
            <text:p>-0.3886093994</text:p>
          </table:table-cell>
          <table:table-cell office:value-type="float" office:value="2.84837451796" calcext:value-type="float">
            <text:p>2.848374518</text:p>
          </table:table-cell>
          <table:table-cell table:formula="of:=MATCH([.A95];[.F$6:.F$16];0)" office:value-type="string" office:string-value="" calcext:value-type="error">
            <text:p>#N/A</text:p>
          </table:table-cell>
          <table:table-cell/>
          <table:table-cell table:formula="of:=[.B95]" office:value-type="float" office:value="2.84837451796" calcext:value-type="float">
            <text:p>2.848374518</text:p>
          </table:table-cell>
          <table:table-cell table:number-columns-repeated="2"/>
        </table:table-row>
        <table:table-row table:style-name="ro1">
          <table:table-cell office:value-type="float" office:value="0.787261435487" calcext:value-type="float">
            <text:p>0.7872614355</text:p>
          </table:table-cell>
          <table:table-cell office:value-type="float" office:value="2.65890508098" calcext:value-type="float">
            <text:p>2.658905081</text:p>
          </table:table-cell>
          <table:table-cell table:formula="of:=MATCH([.A96];[.F$6:.F$16];0)" office:value-type="string" office:string-value="" calcext:value-type="error">
            <text:p>#N/A</text:p>
          </table:table-cell>
          <table:table-cell/>
          <table:table-cell table:formula="of:=[.B96]" office:value-type="float" office:value="2.65890508098" calcext:value-type="float">
            <text:p>2.658905081</text:p>
          </table:table-cell>
          <table:table-cell table:number-columns-repeated="2"/>
        </table:table-row>
        <table:table-row table:style-name="ro1">
          <table:table-cell office:value-type="float" office:value="1.07910439621" calcext:value-type="float">
            <text:p>1.0791043962</text:p>
          </table:table-cell>
          <table:table-cell office:value-type="float" office:value="4.04006083709" calcext:value-type="float">
            <text:p>4.0400608371</text:p>
          </table:table-cell>
          <table:table-cell table:formula="of:=MATCH([.A97];[.F$6:.F$16];0)" office:value-type="string" office:string-value="" calcext:value-type="error">
            <text:p>#N/A</text:p>
          </table:table-cell>
          <table:table-cell/>
          <table:table-cell table:formula="of:=[.B97]" office:value-type="float" office:value="4.04006083709" calcext:value-type="float">
            <text:p>4.0400608371</text:p>
          </table:table-cell>
          <table:table-cell table:number-columns-repeated="2"/>
        </table:table-row>
        <table:table-row table:style-name="ro1">
          <table:table-cell office:value-type="float" office:value="-0.174921835398" calcext:value-type="float">
            <text:p>-0.1749218354</text:p>
          </table:table-cell>
          <table:table-cell office:value-type="float" office:value="3.11221890106" calcext:value-type="float">
            <text:p>3.1122189011</text:p>
          </table:table-cell>
          <table:table-cell table:formula="of:=MATCH([.A98];[.F$6:.F$16];0)" office:value-type="string" office:string-value="" calcext:value-type="error">
            <text:p>#N/A</text:p>
          </table:table-cell>
          <table:table-cell/>
          <table:table-cell table:formula="of:=[.B98]" office:value-type="float" office:value="3.11221890106" calcext:value-type="float">
            <text:p>3.1122189011</text:p>
          </table:table-cell>
          <table:table-cell table:number-columns-repeated="2"/>
        </table:table-row>
        <table:table-row table:style-name="ro1">
          <table:table-cell office:value-type="float" office:value="0.79837858831" calcext:value-type="float">
            <text:p>0.7983785883</text:p>
          </table:table-cell>
          <table:table-cell office:value-type="float" office:value="3.85370197998" calcext:value-type="float">
            <text:p>3.85370198</text:p>
          </table:table-cell>
          <table:table-cell table:formula="of:=MATCH([.A99];[.F$6:.F$16];0)" office:value-type="string" office:string-value="" calcext:value-type="error">
            <text:p>#N/A</text:p>
          </table:table-cell>
          <table:table-cell/>
          <table:table-cell table:formula="of:=[.B99]" office:value-type="float" office:value="3.85370197998" calcext:value-type="float">
            <text:p>3.85370198</text:p>
          </table:table-cell>
          <table:table-cell table:number-columns-repeated="2"/>
        </table:table-row>
        <table:table-row table:style-name="ro1">
          <table:table-cell office:value-type="float" office:value="-0.0436303497524" calcext:value-type="float">
            <text:p>-0.0436303498</text:p>
          </table:table-cell>
          <table:table-cell office:value-type="float" office:value="2.63042694062" calcext:value-type="float">
            <text:p>2.6304269406</text:p>
          </table:table-cell>
          <table:table-cell table:formula="of:=MATCH([.A100];[.F$6:.F$16];0)" office:value-type="string" office:string-value="" calcext:value-type="error">
            <text:p>#N/A</text:p>
          </table:table-cell>
          <table:table-cell/>
          <table:table-cell table:formula="of:=[.B100]" office:value-type="float" office:value="2.63042694062" calcext:value-type="float">
            <text:p>2.6304269406</text:p>
          </table:table-cell>
          <table:table-cell table:number-columns-repeated="2"/>
        </table:table-row>
        <table:table-row table:style-name="ro1">
          <table:table-cell office:value-type="float" office:value="1.25947552517" calcext:value-type="float">
            <text:p>1.2594755252</text:p>
          </table:table-cell>
          <table:table-cell office:value-type="float" office:value="3.60803200972" calcext:value-type="float">
            <text:p>3.6080320097</text:p>
          </table:table-cell>
          <table:table-cell table:formula="of:=MATCH([.A101];[.F$6:.F$16];0)" office:value-type="string" office:string-value="" calcext:value-type="error">
            <text:p>#N/A</text:p>
          </table:table-cell>
          <table:table-cell/>
          <table:table-cell table:formula="of:=[.B101]" office:value-type="float" office:value="3.60803200972" calcext:value-type="float">
            <text:p>3.6080320097</text:p>
          </table:table-cell>
          <table:table-cell table:number-columns-repeated="2"/>
        </table:table-row>
        <table:table-row table:style-name="ro1">
          <table:table-cell office:value-type="float" office:value="0.952353448842" calcext:value-type="float">
            <text:p>0.9523534488</text:p>
          </table:table-cell>
          <table:table-cell office:value-type="float" office:value="3.41561030468" calcext:value-type="float">
            <text:p>3.4156103047</text:p>
          </table:table-cell>
          <table:table-cell table:formula="of:=MATCH([.A102];[.F$6:.F$16];0)" office:value-type="string" office:string-value="" calcext:value-type="error">
            <text:p>#N/A</text:p>
          </table:table-cell>
          <table:table-cell/>
          <table:table-cell table:formula="of:=[.B102]" office:value-type="float" office:value="3.41561030468" calcext:value-type="float">
            <text:p>3.4156103047</text:p>
          </table:table-cell>
          <table:table-cell table:number-columns-repeated="2"/>
        </table:table-row>
        <table:table-row table:style-name="ro1">
          <table:table-cell office:value-type="float" office:value="0.270498373276" calcext:value-type="float">
            <text:p>0.2704983733</text:p>
          </table:table-cell>
          <table:table-cell office:value-type="float" office:value="4.3106412647" calcext:value-type="float">
            <text:p>4.3106412647</text:p>
          </table:table-cell>
          <table:table-cell table:formula="of:=MATCH([.A103];[.F$6:.F$16];0)" office:value-type="string" office:string-value="" calcext:value-type="error">
            <text:p>#N/A</text:p>
          </table:table-cell>
          <table:table-cell/>
          <table:table-cell table:formula="of:=[.B103]" office:value-type="float" office:value="4.3106412647" calcext:value-type="float">
            <text:p>4.3106412647</text:p>
          </table:table-cell>
          <table:table-cell table:number-columns-repeated="2"/>
        </table:table-row>
        <table:table-row table:style-name="ro1">
          <table:table-cell office:value-type="float" office:value="0.561788149517" calcext:value-type="float">
            <text:p>0.5617881495</text:p>
          </table:table-cell>
          <table:table-cell office:value-type="float" office:value="2.60713931736" calcext:value-type="float">
            <text:p>2.6071393174</text:p>
          </table:table-cell>
          <table:table-cell table:formula="of:=MATCH([.A104];[.F$6:.F$16];0)" office:value-type="string" office:string-value="" calcext:value-type="error">
            <text:p>#N/A</text:p>
          </table:table-cell>
          <table:table-cell/>
          <table:table-cell table:formula="of:=[.B104]" office:value-type="float" office:value="2.60713931736" calcext:value-type="float">
            <text:p>2.6071393174</text:p>
          </table:table-cell>
          <table:table-cell table:number-columns-repeated="2"/>
        </table:table-row>
        <table:table-row table:style-name="ro1">
          <table:table-cell office:value-type="float" office:value="0.504311213101" calcext:value-type="float">
            <text:p>0.5043112131</text:p>
          </table:table-cell>
          <table:table-cell office:value-type="float" office:value="2.59008019999" calcext:value-type="float">
            <text:p>2.5900802</text:p>
          </table:table-cell>
          <table:table-cell table:formula="of:=MATCH([.A105];[.F$6:.F$16];0)" office:value-type="string" office:string-value="" calcext:value-type="error">
            <text:p>#N/A</text:p>
          </table:table-cell>
          <table:table-cell/>
          <table:table-cell table:formula="of:=[.B105]" office:value-type="float" office:value="2.59008019999" calcext:value-type="float">
            <text:p>2.5900802</text:p>
          </table:table-cell>
          <table:table-cell table:number-columns-repeated="2"/>
        </table:table-row>
        <table:table-row table:style-name="ro1">
          <table:table-cell office:value-type="float" office:value="-0.12507352543" calcext:value-type="float">
            <text:p>-0.1250735254</text:p>
          </table:table-cell>
          <table:table-cell office:value-type="float" office:value="4.17218591035" calcext:value-type="float">
            <text:p>4.1721859104</text:p>
          </table:table-cell>
          <table:table-cell table:formula="of:=MATCH([.A106];[.F$6:.F$16];0)" office:value-type="string" office:string-value="" calcext:value-type="error">
            <text:p>#N/A</text:p>
          </table:table-cell>
          <table:table-cell/>
          <table:table-cell table:formula="of:=[.B106]" office:value-type="float" office:value="4.17218591035" calcext:value-type="float">
            <text:p>4.1721859104</text:p>
          </table:table-cell>
          <table:table-cell table:number-columns-repeated="2"/>
        </table:table-row>
        <table:table-row table:style-name="ro1">
          <table:table-cell office:value-type="float" office:value="-0.000203409273545" calcext:value-type="float">
            <text:p>-0.0002034093</text:p>
          </table:table-cell>
          <table:table-cell office:value-type="float" office:value="3.032700592" calcext:value-type="float">
            <text:p>3.032700592</text:p>
          </table:table-cell>
          <table:table-cell table:formula="of:=MATCH([.A107];[.F$6:.F$16];0)" office:value-type="string" office:string-value="" calcext:value-type="error">
            <text:p>#N/A</text:p>
          </table:table-cell>
          <table:table-cell/>
          <table:table-cell table:formula="of:=[.B107]" office:value-type="float" office:value="3.032700592" calcext:value-type="float">
            <text:p>3.032700592</text:p>
          </table:table-cell>
          <table:table-cell table:number-columns-repeated="2"/>
        </table:table-row>
        <table:table-row table:style-name="ro1">
          <table:table-cell office:value-type="float" office:value="0.601161741963" calcext:value-type="float">
            <text:p>0.601161742</text:p>
          </table:table-cell>
          <table:table-cell office:value-type="float" office:value="3.00839641907" calcext:value-type="float">
            <text:p>3.0083964191</text:p>
          </table:table-cell>
          <table:table-cell table:formula="of:=MATCH([.A108];[.F$6:.F$16];0)" office:value-type="string" office:string-value="" calcext:value-type="error">
            <text:p>#N/A</text:p>
          </table:table-cell>
          <table:table-cell/>
          <table:table-cell table:formula="of:=[.B108]" office:value-type="float" office:value="3.00839641907" calcext:value-type="float">
            <text:p>3.0083964191</text:p>
          </table:table-cell>
          <table:table-cell table:number-columns-repeated="2"/>
        </table:table-row>
        <table:table-row table:style-name="ro1">
          <table:table-cell office:value-type="float" office:value="0.797129169452" calcext:value-type="float">
            <text:p>0.7971291695</text:p>
          </table:table-cell>
          <table:table-cell office:value-type="float" office:value="3.05945310013" calcext:value-type="float">
            <text:p>3.0594531001</text:p>
          </table:table-cell>
          <table:table-cell table:formula="of:=MATCH([.A109];[.F$6:.F$16];0)" office:value-type="string" office:string-value="" calcext:value-type="error">
            <text:p>#N/A</text:p>
          </table:table-cell>
          <table:table-cell/>
          <table:table-cell table:formula="of:=[.B109]" office:value-type="float" office:value="3.05945310013" calcext:value-type="float">
            <text:p>3.0594531001</text:p>
          </table:table-cell>
          <table:table-cell table:number-columns-repeated="2"/>
        </table:table-row>
        <table:table-row table:style-name="ro1">
          <table:table-cell office:value-type="float" office:value="-0.293056757478" calcext:value-type="float">
            <text:p>-0.2930567575</text:p>
          </table:table-cell>
          <table:table-cell office:value-type="float" office:value="2.97791105726" calcext:value-type="float">
            <text:p>2.9779110573</text:p>
          </table:table-cell>
          <table:table-cell table:formula="of:=MATCH([.A110];[.F$6:.F$16];0)" office:value-type="string" office:string-value="" calcext:value-type="error">
            <text:p>#N/A</text:p>
          </table:table-cell>
          <table:table-cell/>
          <table:table-cell table:formula="of:=[.B110]" office:value-type="float" office:value="2.97791105726" calcext:value-type="float">
            <text:p>2.9779110573</text:p>
          </table:table-cell>
          <table:table-cell table:number-columns-repeated="2"/>
        </table:table-row>
        <table:table-row table:style-name="ro1">
          <table:table-cell office:value-type="float" office:value="1.27078919455" calcext:value-type="float">
            <text:p>1.2707891946</text:p>
          </table:table-cell>
          <table:table-cell office:value-type="float" office:value="3.40709865372" calcext:value-type="float">
            <text:p>3.4070986537</text:p>
          </table:table-cell>
          <table:table-cell table:formula="of:=MATCH([.A111];[.F$6:.F$16];0)" office:value-type="string" office:string-value="" calcext:value-type="error">
            <text:p>#N/A</text:p>
          </table:table-cell>
          <table:table-cell/>
          <table:table-cell table:formula="of:=[.B111]" office:value-type="float" office:value="3.40709865372" calcext:value-type="float">
            <text:p>3.4070986537</text:p>
          </table:table-cell>
          <table:table-cell table:number-columns-repeated="2"/>
        </table:table-row>
        <table:table-row table:style-name="ro1">
          <table:table-cell office:value-type="float" office:value="-0.168658265073" calcext:value-type="float">
            <text:p>-0.1686582651</text:p>
          </table:table-cell>
          <table:table-cell office:value-type="float" office:value="3.57635489755" calcext:value-type="float">
            <text:p>3.5763548976</text:p>
          </table:table-cell>
          <table:table-cell table:formula="of:=MATCH([.A112];[.F$6:.F$16];0)" office:value-type="string" office:string-value="" calcext:value-type="error">
            <text:p>#N/A</text:p>
          </table:table-cell>
          <table:table-cell/>
          <table:table-cell table:formula="of:=[.B112]" office:value-type="float" office:value="3.57635489755" calcext:value-type="float">
            <text:p>3.5763548976</text:p>
          </table:table-cell>
          <table:table-cell table:number-columns-repeated="2"/>
        </table:table-row>
        <table:table-row table:style-name="ro1">
          <table:table-cell office:value-type="float" office:value="0.925535033831" calcext:value-type="float">
            <text:p>0.9255350338</text:p>
          </table:table-cell>
          <table:table-cell office:value-type="float" office:value="3.73166325686" calcext:value-type="float">
            <text:p>3.7316632569</text:p>
          </table:table-cell>
          <table:table-cell table:formula="of:=MATCH([.A113];[.F$6:.F$16];0)" office:value-type="string" office:string-value="" calcext:value-type="error">
            <text:p>#N/A</text:p>
          </table:table-cell>
          <table:table-cell/>
          <table:table-cell table:formula="of:=[.B113]" office:value-type="float" office:value="3.73166325686" calcext:value-type="float">
            <text:p>3.7316632569</text:p>
          </table:table-cell>
          <table:table-cell table:number-columns-repeated="2"/>
        </table:table-row>
        <table:table-row table:style-name="ro1">
          <table:table-cell office:value-type="float" office:value="0.767288202069" calcext:value-type="float">
            <text:p>0.7672882021</text:p>
          </table:table-cell>
          <table:table-cell office:value-type="float" office:value="2.93723844576" calcext:value-type="float">
            <text:p>2.9372384458</text:p>
          </table:table-cell>
          <table:table-cell table:formula="of:=MATCH([.A114];[.F$6:.F$16];0)" office:value-type="string" office:string-value="" calcext:value-type="error">
            <text:p>#N/A</text:p>
          </table:table-cell>
          <table:table-cell/>
          <table:table-cell table:formula="of:=[.B114]" office:value-type="float" office:value="2.93723844576" calcext:value-type="float">
            <text:p>2.9372384458</text:p>
          </table:table-cell>
          <table:table-cell table:number-columns-repeated="2"/>
        </table:table-row>
        <table:table-row table:style-name="ro1">
          <table:table-cell office:value-type="float" office:value="1.18363294955" calcext:value-type="float">
            <text:p>1.1836329496</text:p>
          </table:table-cell>
          <table:table-cell office:value-type="float" office:value="3.15719068698" calcext:value-type="float">
            <text:p>3.157190687</text:p>
          </table:table-cell>
          <table:table-cell table:formula="of:=MATCH([.A115];[.F$6:.F$16];0)" office:value-type="string" office:string-value="" calcext:value-type="error">
            <text:p>#N/A</text:p>
          </table:table-cell>
          <table:table-cell/>
          <table:table-cell table:formula="of:=[.B115]" office:value-type="float" office:value="3.15719068698" calcext:value-type="float">
            <text:p>3.157190687</text:p>
          </table:table-cell>
          <table:table-cell table:number-columns-repeated="2"/>
        </table:table-row>
        <table:table-row table:style-name="ro1">
          <table:table-cell office:value-type="float" office:value="0.150477758637" calcext:value-type="float">
            <text:p>0.1504777586</text:p>
          </table:table-cell>
          <table:table-cell office:value-type="float" office:value="3.9584061311" calcext:value-type="float">
            <text:p>3.9584061311</text:p>
          </table:table-cell>
          <table:table-cell table:formula="of:=MATCH([.A116];[.F$6:.F$16];0)" office:value-type="string" office:string-value="" calcext:value-type="error">
            <text:p>#N/A</text:p>
          </table:table-cell>
          <table:table-cell/>
          <table:table-cell table:formula="of:=[.B116]" office:value-type="float" office:value="3.9584061311" calcext:value-type="float">
            <text:p>3.9584061311</text:p>
          </table:table-cell>
          <table:table-cell table:number-columns-repeated="2"/>
        </table:table-row>
        <table:table-row table:style-name="ro1">
          <table:table-cell office:value-type="float" office:value="0.756381108667" calcext:value-type="float">
            <text:p>0.7563811087</text:p>
          </table:table-cell>
          <table:table-cell office:value-type="float" office:value="4.19025582114" calcext:value-type="float">
            <text:p>4.1902558211</text:p>
          </table:table-cell>
          <table:table-cell table:formula="of:=MATCH([.A117];[.F$6:.F$16];0)" office:value-type="string" office:string-value="" calcext:value-type="error">
            <text:p>#N/A</text:p>
          </table:table-cell>
          <table:table-cell/>
          <table:table-cell table:formula="of:=[.B117]" office:value-type="float" office:value="4.19025582114" calcext:value-type="float">
            <text:p>4.1902558211</text:p>
          </table:table-cell>
          <table:table-cell table:number-columns-repeated="2"/>
        </table:table-row>
        <table:table-row table:style-name="ro1">
          <table:table-cell office:value-type="float" office:value="0.840490533956" calcext:value-type="float">
            <text:p>0.840490534</text:p>
          </table:table-cell>
          <table:table-cell office:value-type="float" office:value="2.83968078552" calcext:value-type="float">
            <text:p>2.8396807855</text:p>
          </table:table-cell>
          <table:table-cell table:formula="of:=MATCH([.A118];[.F$6:.F$16];0)" office:value-type="string" office:string-value="" calcext:value-type="error">
            <text:p>#N/A</text:p>
          </table:table-cell>
          <table:table-cell/>
          <table:table-cell table:formula="of:=[.B118]" office:value-type="float" office:value="2.83968078552" calcext:value-type="float">
            <text:p>2.8396807855</text:p>
          </table:table-cell>
          <table:table-cell table:number-columns-repeated="2"/>
        </table:table-row>
        <table:table-row table:style-name="ro1">
          <table:table-cell office:value-type="float" office:value="-0.166081521978" calcext:value-type="float">
            <text:p>-0.166081522</text:p>
          </table:table-cell>
          <table:table-cell office:value-type="float" office:value="3.91018002518" calcext:value-type="float">
            <text:p>3.9101800252</text:p>
          </table:table-cell>
          <table:table-cell table:formula="of:=MATCH([.A119];[.F$6:.F$16];0)" office:value-type="string" office:string-value="" calcext:value-type="error">
            <text:p>#N/A</text:p>
          </table:table-cell>
          <table:table-cell/>
          <table:table-cell table:formula="of:=[.B119]" office:value-type="float" office:value="3.91018002518" calcext:value-type="float">
            <text:p>3.9101800252</text:p>
          </table:table-cell>
          <table:table-cell table:number-columns-repeated="2"/>
        </table:table-row>
        <table:table-row table:style-name="ro1">
          <table:table-cell office:value-type="float" office:value="1.12156380201" calcext:value-type="float">
            <text:p>1.121563802</text:p>
          </table:table-cell>
          <table:table-cell office:value-type="float" office:value="3.90532920926" calcext:value-type="float">
            <text:p>3.9053292093</text:p>
          </table:table-cell>
          <table:table-cell table:formula="of:=MATCH([.A120];[.F$6:.F$16];0)" office:value-type="string" office:string-value="" calcext:value-type="error">
            <text:p>#N/A</text:p>
          </table:table-cell>
          <table:table-cell/>
          <table:table-cell table:formula="of:=[.B120]" office:value-type="float" office:value="3.90532920926" calcext:value-type="float">
            <text:p>3.9053292093</text:p>
          </table:table-cell>
          <table:table-cell table:number-columns-repeated="2"/>
        </table:table-row>
        <table:table-row table:style-name="ro1">
          <table:table-cell office:value-type="float" office:value="0.995486394564" calcext:value-type="float">
            <text:p>0.9954863946</text:p>
          </table:table-cell>
          <table:table-cell office:value-type="float" office:value="3.85724252648" calcext:value-type="float">
            <text:p>3.8572425265</text:p>
          </table:table-cell>
          <table:table-cell table:formula="of:=MATCH([.A121];[.F$6:.F$16];0)" office:value-type="string" office:string-value="" calcext:value-type="error">
            <text:p>#N/A</text:p>
          </table:table-cell>
          <table:table-cell/>
          <table:table-cell table:formula="of:=[.B121]" office:value-type="float" office:value="3.85724252648" calcext:value-type="float">
            <text:p>3.8572425265</text:p>
          </table:table-cell>
          <table:table-cell table:number-columns-repeated="2"/>
        </table:table-row>
        <table:table-row table:style-name="ro1">
          <table:table-cell office:value-type="float" office:value="0.310730086653" calcext:value-type="float">
            <text:p>0.3107300867</text:p>
          </table:table-cell>
          <table:table-cell office:value-type="float" office:value="2.89024268156" calcext:value-type="float">
            <text:p>2.8902426816</text:p>
          </table:table-cell>
          <table:table-cell table:formula="of:=MATCH([.A122];[.F$6:.F$16];0)" office:value-type="string" office:string-value="" calcext:value-type="error">
            <text:p>#N/A</text:p>
          </table:table-cell>
          <table:table-cell/>
          <table:table-cell table:formula="of:=[.B122]" office:value-type="float" office:value="2.89024268156" calcext:value-type="float">
            <text:p>2.8902426816</text:p>
          </table:table-cell>
          <table:table-cell table:number-columns-repeated="2"/>
        </table:table-row>
        <table:table-row table:style-name="ro1">
          <table:table-cell office:value-type="float" office:value="-0.472013685951" calcext:value-type="float">
            <text:p>-0.472013686</text:p>
          </table:table-cell>
          <table:table-cell office:value-type="float" office:value="3.18206410018" calcext:value-type="float">
            <text:p>3.1820641002</text:p>
          </table:table-cell>
          <table:table-cell table:formula="of:=MATCH([.A123];[.F$6:.F$16];0)" office:value-type="string" office:string-value="" calcext:value-type="error">
            <text:p>#N/A</text:p>
          </table:table-cell>
          <table:table-cell/>
          <table:table-cell table:formula="of:=[.B123]" office:value-type="float" office:value="3.18206410018" calcext:value-type="float">
            <text:p>3.1820641002</text:p>
          </table:table-cell>
          <table:table-cell table:number-columns-repeated="2"/>
        </table:table-row>
        <table:table-row table:style-name="ro1">
          <table:table-cell office:value-type="float" office:value="-0.446139928109" calcext:value-type="float">
            <text:p>-0.4461399281</text:p>
          </table:table-cell>
          <table:table-cell office:value-type="float" office:value="3.7694973349" calcext:value-type="float">
            <text:p>3.7694973349</text:p>
          </table:table-cell>
          <table:table-cell table:formula="of:=MATCH([.A124];[.F$6:.F$16];0)" office:value-type="string" office:string-value="" calcext:value-type="error">
            <text:p>#N/A</text:p>
          </table:table-cell>
          <table:table-cell/>
          <table:table-cell table:formula="of:=[.B124]" office:value-type="float" office:value="3.7694973349" calcext:value-type="float">
            <text:p>3.7694973349</text:p>
          </table:table-cell>
          <table:table-cell table:number-columns-repeated="2"/>
        </table:table-row>
        <table:table-row table:style-name="ro1">
          <table:table-cell office:value-type="float" office:value="1.04882154343" calcext:value-type="float">
            <text:p>1.0488215434</text:p>
          </table:table-cell>
          <table:table-cell office:value-type="float" office:value="3.26265806791" calcext:value-type="float">
            <text:p>3.2626580679</text:p>
          </table:table-cell>
          <table:table-cell table:formula="of:=MATCH([.A125];[.F$6:.F$16];0)" office:value-type="string" office:string-value="" calcext:value-type="error">
            <text:p>#N/A</text:p>
          </table:table-cell>
          <table:table-cell/>
          <table:table-cell table:formula="of:=[.B125]" office:value-type="float" office:value="3.26265806791" calcext:value-type="float">
            <text:p>3.2626580679</text:p>
          </table:table-cell>
          <table:table-cell table:number-columns-repeated="2"/>
        </table:table-row>
        <table:table-row table:style-name="ro1">
          <table:table-cell office:value-type="float" office:value="-0.36629076456" calcext:value-type="float">
            <text:p>-0.3662907646</text:p>
          </table:table-cell>
          <table:table-cell office:value-type="float" office:value="4.15822572499" calcext:value-type="float">
            <text:p>4.158225725</text:p>
          </table:table-cell>
          <table:table-cell table:formula="of:=MATCH([.A126];[.F$6:.F$16];0)" office:value-type="string" office:string-value="" calcext:value-type="error">
            <text:p>#N/A</text:p>
          </table:table-cell>
          <table:table-cell/>
          <table:table-cell table:formula="of:=[.B126]" office:value-type="float" office:value="4.15822572499" calcext:value-type="float">
            <text:p>4.158225725</text:p>
          </table:table-cell>
          <table:table-cell table:number-columns-repeated="2"/>
        </table:table-row>
        <table:table-row table:style-name="ro1">
          <table:table-cell office:value-type="float" office:value="0.845519415461" calcext:value-type="float">
            <text:p>0.8455194155</text:p>
          </table:table-cell>
          <table:table-cell office:value-type="float" office:value="3.81281948039" calcext:value-type="float">
            <text:p>3.8128194804</text:p>
          </table:table-cell>
          <table:table-cell table:formula="of:=MATCH([.A127];[.F$6:.F$16];0)" office:value-type="string" office:string-value="" calcext:value-type="error">
            <text:p>#N/A</text:p>
          </table:table-cell>
          <table:table-cell/>
          <table:table-cell table:formula="of:=[.B127]" office:value-type="float" office:value="3.81281948039" calcext:value-type="float">
            <text:p>3.8128194804</text:p>
          </table:table-cell>
          <table:table-cell table:number-columns-repeated="2"/>
        </table:table-row>
        <table:table-row table:style-name="ro1">
          <table:table-cell office:value-type="float" office:value="-0.0385475856436" calcext:value-type="float">
            <text:p>-0.0385475856</text:p>
          </table:table-cell>
          <table:table-cell office:value-type="float" office:value="2.80879167682" calcext:value-type="float">
            <text:p>2.8087916768</text:p>
          </table:table-cell>
          <table:table-cell table:formula="of:=MATCH([.A128];[.F$6:.F$16];0)" office:value-type="string" office:string-value="" calcext:value-type="error">
            <text:p>#N/A</text:p>
          </table:table-cell>
          <table:table-cell/>
          <table:table-cell table:formula="of:=[.B128]" office:value-type="float" office:value="2.80879167682" calcext:value-type="float">
            <text:p>2.8087916768</text:p>
          </table:table-cell>
          <table:table-cell table:number-columns-repeated="2"/>
        </table:table-row>
        <table:table-row table:style-name="ro1">
          <table:table-cell office:value-type="float" office:value="0.480691427048" calcext:value-type="float">
            <text:p>0.480691427</text:p>
          </table:table-cell>
          <table:table-cell office:value-type="float" office:value="2.64549654228" calcext:value-type="float">
            <text:p>2.6454965423</text:p>
          </table:table-cell>
          <table:table-cell table:formula="of:=MATCH([.A129];[.F$6:.F$16];0)" office:value-type="string" office:string-value="" calcext:value-type="error">
            <text:p>#N/A</text:p>
          </table:table-cell>
          <table:table-cell/>
          <table:table-cell table:formula="of:=[.B129]" office:value-type="float" office:value="2.64549654228" calcext:value-type="float">
            <text:p>2.6454965423</text:p>
          </table:table-cell>
          <table:table-cell table:number-columns-repeated="2"/>
        </table:table-row>
        <table:table-row table:style-name="ro1">
          <table:table-cell office:value-type="float" office:value="-0.198880778818" calcext:value-type="float">
            <text:p>-0.1988807788</text:p>
          </table:table-cell>
          <table:table-cell office:value-type="float" office:value="3.78912079337" calcext:value-type="float">
            <text:p>3.7891207934</text:p>
          </table:table-cell>
          <table:table-cell table:formula="of:=MATCH([.A130];[.F$6:.F$16];0)" office:value-type="string" office:string-value="" calcext:value-type="error">
            <text:p>#N/A</text:p>
          </table:table-cell>
          <table:table-cell/>
          <table:table-cell table:formula="of:=[.B130]" office:value-type="float" office:value="3.78912079337" calcext:value-type="float">
            <text:p>3.7891207934</text:p>
          </table:table-cell>
          <table:table-cell table:number-columns-repeated="2"/>
        </table:table-row>
        <table:table-row table:style-name="ro1">
          <table:table-cell office:value-type="float" office:value="-0.24106225597" calcext:value-type="float">
            <text:p>-0.241062256</text:p>
          </table:table-cell>
          <table:table-cell office:value-type="float" office:value="3.75260224437" calcext:value-type="float">
            <text:p>3.7526022444</text:p>
          </table:table-cell>
          <table:table-cell table:formula="of:=MATCH([.A131];[.F$6:.F$16];0)" office:value-type="string" office:string-value="" calcext:value-type="error">
            <text:p>#N/A</text:p>
          </table:table-cell>
          <table:table-cell/>
          <table:table-cell table:formula="of:=[.B131]" office:value-type="float" office:value="3.75260224437" calcext:value-type="float">
            <text:p>3.7526022444</text:p>
          </table:table-cell>
          <table:table-cell table:number-columns-repeated="2"/>
        </table:table-row>
        <table:table-row table:style-name="ro1">
          <table:table-cell office:value-type="float" office:value="1.05624447941" calcext:value-type="float">
            <text:p>1.0562444794</text:p>
          </table:table-cell>
          <table:table-cell office:value-type="float" office:value="3.96377713412" calcext:value-type="float">
            <text:p>3.9637771341</text:p>
          </table:table-cell>
          <table:table-cell table:formula="of:=MATCH([.A132];[.F$6:.F$16];0)" office:value-type="float" office:value="10" calcext:value-type="float">
            <text:p>10</text:p>
          </table:table-cell>
          <table:table-cell table:formula="of:=[.B132]" office:value-type="float" office:value="3.96377713412" calcext:value-type="float">
            <text:p>3.9637771341</text:p>
          </table:table-cell>
          <table:table-cell table:number-columns-repeated="3"/>
        </table:table-row>
        <table:table-row table:style-name="ro1">
          <table:table-cell office:value-type="float" office:value="1.06111400386" calcext:value-type="float">
            <text:p>1.0611140039</text:p>
          </table:table-cell>
          <table:table-cell office:value-type="float" office:value="3.80697406715" calcext:value-type="float">
            <text:p>3.8069740672</text:p>
          </table:table-cell>
          <table:table-cell table:formula="of:=MATCH([.A133];[.F$6:.F$16];0)" office:value-type="string" office:string-value="" calcext:value-type="error">
            <text:p>#N/A</text:p>
          </table:table-cell>
          <table:table-cell/>
          <table:table-cell table:formula="of:=[.B133]" office:value-type="float" office:value="3.80697406715" calcext:value-type="float">
            <text:p>3.8069740672</text:p>
          </table:table-cell>
          <table:table-cell table:number-columns-repeated="2"/>
        </table:table-row>
        <table:table-row table:style-name="ro1">
          <table:table-cell office:value-type="float" office:value="1.37281562308" calcext:value-type="float">
            <text:p>1.3728156231</text:p>
          </table:table-cell>
          <table:table-cell office:value-type="float" office:value="4.40581359356" calcext:value-type="float">
            <text:p>4.4058135936</text:p>
          </table:table-cell>
          <table:table-cell table:formula="of:=MATCH([.A134];[.F$6:.F$16];0)" office:value-type="string" office:string-value="" calcext:value-type="error">
            <text:p>#N/A</text:p>
          </table:table-cell>
          <table:table-cell/>
          <table:table-cell table:formula="of:=[.B134]" office:value-type="float" office:value="4.40581359356" calcext:value-type="float">
            <text:p>4.4058135936</text:p>
          </table:table-cell>
          <table:table-cell table:number-columns-repeated="2"/>
        </table:table-row>
        <table:table-row table:style-name="ro1">
          <table:table-cell office:value-type="float" office:value="0.145872143159" calcext:value-type="float">
            <text:p>0.1458721432</text:p>
          </table:table-cell>
          <table:table-cell office:value-type="float" office:value="3.68335651999" calcext:value-type="float">
            <text:p>3.68335652</text:p>
          </table:table-cell>
          <table:table-cell table:formula="of:=MATCH([.A135];[.F$6:.F$16];0)" office:value-type="string" office:string-value="" calcext:value-type="error">
            <text:p>#N/A</text:p>
          </table:table-cell>
          <table:table-cell/>
          <table:table-cell table:formula="of:=[.B135]" office:value-type="float" office:value="3.68335651999" calcext:value-type="float">
            <text:p>3.68335652</text:p>
          </table:table-cell>
          <table:table-cell table:number-columns-repeated="2"/>
        </table:table-row>
        <table:table-row table:style-name="ro1">
          <table:table-cell office:value-type="float" office:value="0.185231741801" calcext:value-type="float">
            <text:p>0.1852317418</text:p>
          </table:table-cell>
          <table:table-cell office:value-type="float" office:value="3.48256621571" calcext:value-type="float">
            <text:p>3.4825662157</text:p>
          </table:table-cell>
          <table:table-cell table:formula="of:=MATCH([.A136];[.F$6:.F$16];0)" office:value-type="string" office:string-value="" calcext:value-type="error">
            <text:p>#N/A</text:p>
          </table:table-cell>
          <table:table-cell/>
          <table:table-cell table:formula="of:=[.B136]" office:value-type="float" office:value="3.48256621571" calcext:value-type="float">
            <text:p>3.4825662157</text:p>
          </table:table-cell>
          <table:table-cell table:number-columns-repeated="2"/>
        </table:table-row>
        <table:table-row table:style-name="ro1">
          <table:table-cell office:value-type="float" office:value="1.77902515356" calcext:value-type="float">
            <text:p>1.7790251536</text:p>
          </table:table-cell>
          <table:table-cell office:value-type="float" office:value="4.40360395242" calcext:value-type="float">
            <text:p>4.4036039524</text:p>
          </table:table-cell>
          <table:table-cell table:formula="of:=MATCH([.A137];[.F$6:.F$16];0)" office:value-type="string" office:string-value="" calcext:value-type="error">
            <text:p>#N/A</text:p>
          </table:table-cell>
          <table:table-cell/>
          <table:table-cell table:formula="of:=[.B137]" office:value-type="float" office:value="4.40360395242" calcext:value-type="float">
            <text:p>4.4036039524</text:p>
          </table:table-cell>
          <table:table-cell table:number-columns-repeated="2"/>
        </table:table-row>
        <table:table-row table:style-name="ro1">
          <table:table-cell office:value-type="float" office:value="1.90339962344" calcext:value-type="float">
            <text:p>1.9033996234</text:p>
          </table:table-cell>
          <table:table-cell office:value-type="float" office:value="3.95949257541" calcext:value-type="float">
            <text:p>3.9594925754</text:p>
          </table:table-cell>
          <table:table-cell table:formula="of:=MATCH([.A138];[.F$6:.F$16];0)" office:value-type="string" office:string-value="" calcext:value-type="error">
            <text:p>#N/A</text:p>
          </table:table-cell>
          <table:table-cell/>
          <table:table-cell table:formula="of:=[.B138]" office:value-type="float" office:value="3.95949257541" calcext:value-type="float">
            <text:p>3.9594925754</text:p>
          </table:table-cell>
          <table:table-cell table:number-columns-repeated="2"/>
        </table:table-row>
        <table:table-row table:style-name="ro1">
          <table:table-cell office:value-type="float" office:value="0.514623853453" calcext:value-type="float">
            <text:p>0.5146238535</text:p>
          </table:table-cell>
          <table:table-cell office:value-type="float" office:value="4.1433831445" calcext:value-type="float">
            <text:p>4.1433831445</text:p>
          </table:table-cell>
          <table:table-cell table:formula="of:=MATCH([.A139];[.F$6:.F$16];0)" office:value-type="string" office:string-value="" calcext:value-type="error">
            <text:p>#N/A</text:p>
          </table:table-cell>
          <table:table-cell/>
          <table:table-cell table:formula="of:=[.B139]" office:value-type="float" office:value="4.1433831445" calcext:value-type="float">
            <text:p>4.1433831445</text:p>
          </table:table-cell>
          <table:table-cell table:number-columns-repeated="2"/>
        </table:table-row>
        <table:table-row table:style-name="ro1">
          <table:table-cell office:value-type="float" office:value="0.814735693027" calcext:value-type="float">
            <text:p>0.814735693</text:p>
          </table:table-cell>
          <table:table-cell office:value-type="float" office:value="4.81116023865" calcext:value-type="float">
            <text:p>4.8111602387</text:p>
          </table:table-cell>
          <table:table-cell table:formula="of:=MATCH([.A140];[.F$6:.F$16];0)" office:value-type="string" office:string-value="" calcext:value-type="error">
            <text:p>#N/A</text:p>
          </table:table-cell>
          <table:table-cell/>
          <table:table-cell table:formula="of:=[.B140]" office:value-type="float" office:value="4.81116023865" calcext:value-type="float">
            <text:p>4.8111602387</text:p>
          </table:table-cell>
          <table:table-cell table:number-columns-repeated="2"/>
        </table:table-row>
        <table:table-row table:style-name="ro1">
          <table:table-cell office:value-type="float" office:value="1.31740625332" calcext:value-type="float">
            <text:p>1.3174062533</text:p>
          </table:table-cell>
          <table:table-cell office:value-type="float" office:value="3.24872342271" calcext:value-type="float">
            <text:p>3.2487234227</text:p>
          </table:table-cell>
          <table:table-cell table:formula="of:=MATCH([.A141];[.F$6:.F$16];0)" office:value-type="string" office:string-value="" calcext:value-type="error">
            <text:p>#N/A</text:p>
          </table:table-cell>
          <table:table-cell/>
          <table:table-cell table:formula="of:=[.B141]" office:value-type="float" office:value="3.24872342271" calcext:value-type="float">
            <text:p>3.2487234227</text:p>
          </table:table-cell>
          <table:table-cell table:number-columns-repeated="2"/>
        </table:table-row>
        <table:table-row table:style-name="ro1">
          <table:table-cell office:value-type="float" office:value="0.913587731566" calcext:value-type="float">
            <text:p>0.9135877316</text:p>
          </table:table-cell>
          <table:table-cell office:value-type="float" office:value="3.43282594606" calcext:value-type="float">
            <text:p>3.4328259461</text:p>
          </table:table-cell>
          <table:table-cell table:formula="of:=MATCH([.A142];[.F$6:.F$16];0)" office:value-type="string" office:string-value="" calcext:value-type="error">
            <text:p>#N/A</text:p>
          </table:table-cell>
          <table:table-cell/>
          <table:table-cell table:formula="of:=[.B142]" office:value-type="float" office:value="3.43282594606" calcext:value-type="float">
            <text:p>3.4328259461</text:p>
          </table:table-cell>
          <table:table-cell table:number-columns-repeated="2"/>
        </table:table-row>
        <table:table-row table:style-name="ro1">
          <table:table-cell office:value-type="float" office:value="1.14227906489" calcext:value-type="float">
            <text:p>1.1422790649</text:p>
          </table:table-cell>
          <table:table-cell office:value-type="float" office:value="3.16861202757" calcext:value-type="float">
            <text:p>3.1686120276</text:p>
          </table:table-cell>
          <table:table-cell table:formula="of:=MATCH([.A143];[.F$6:.F$16];0)" office:value-type="string" office:string-value="" calcext:value-type="error">
            <text:p>#N/A</text:p>
          </table:table-cell>
          <table:table-cell/>
          <table:table-cell table:formula="of:=[.B143]" office:value-type="float" office:value="3.16861202757" calcext:value-type="float">
            <text:p>3.1686120276</text:p>
          </table:table-cell>
          <table:table-cell table:number-columns-repeated="2"/>
        </table:table-row>
        <table:table-row table:style-name="ro1">
          <table:table-cell office:value-type="float" office:value="1.86445762212" calcext:value-type="float">
            <text:p>1.8644576221</text:p>
          </table:table-cell>
          <table:table-cell office:value-type="float" office:value="3.77690106475" calcext:value-type="float">
            <text:p>3.7769010648</text:p>
          </table:table-cell>
          <table:table-cell table:formula="of:=MATCH([.A144];[.F$6:.F$16];0)" office:value-type="string" office:string-value="" calcext:value-type="error">
            <text:p>#N/A</text:p>
          </table:table-cell>
          <table:table-cell/>
          <table:table-cell table:formula="of:=[.B144]" office:value-type="float" office:value="3.77690106475" calcext:value-type="float">
            <text:p>3.7769010648</text:p>
          </table:table-cell>
          <table:table-cell table:number-columns-repeated="2"/>
        </table:table-row>
        <table:table-row table:style-name="ro1">
          <table:table-cell office:value-type="float" office:value="0.878282712011" calcext:value-type="float">
            <text:p>0.878282712</text:p>
          </table:table-cell>
          <table:table-cell office:value-type="float" office:value="3.13070397174" calcext:value-type="float">
            <text:p>3.1307039717</text:p>
          </table:table-cell>
          <table:table-cell table:formula="of:=MATCH([.A145];[.F$6:.F$16];0)" office:value-type="string" office:string-value="" calcext:value-type="error">
            <text:p>#N/A</text:p>
          </table:table-cell>
          <table:table-cell/>
          <table:table-cell table:formula="of:=[.B145]" office:value-type="float" office:value="3.13070397174" calcext:value-type="float">
            <text:p>3.1307039717</text:p>
          </table:table-cell>
          <table:table-cell table:number-columns-repeated="2"/>
        </table:table-row>
        <table:table-row table:style-name="ro1">
          <table:table-cell office:value-type="float" office:value="1.53467513524" calcext:value-type="float">
            <text:p>1.5346751352</text:p>
          </table:table-cell>
          <table:table-cell office:value-type="float" office:value="3.61582937981" calcext:value-type="float">
            <text:p>3.6158293798</text:p>
          </table:table-cell>
          <table:table-cell table:formula="of:=MATCH([.A146];[.F$6:.F$16];0)" office:value-type="string" office:string-value="" calcext:value-type="error">
            <text:p>#N/A</text:p>
          </table:table-cell>
          <table:table-cell/>
          <table:table-cell table:formula="of:=[.B146]" office:value-type="float" office:value="3.61582937981" calcext:value-type="float">
            <text:p>3.6158293798</text:p>
          </table:table-cell>
          <table:table-cell table:number-columns-repeated="2"/>
        </table:table-row>
        <table:table-row table:style-name="ro1">
          <table:table-cell office:value-type="float" office:value="0.597510886066" calcext:value-type="float">
            <text:p>0.5975108861</text:p>
          </table:table-cell>
          <table:table-cell office:value-type="float" office:value="3.55297483321" calcext:value-type="float">
            <text:p>3.5529748332</text:p>
          </table:table-cell>
          <table:table-cell table:formula="of:=MATCH([.A147];[.F$6:.F$16];0)" office:value-type="string" office:string-value="" calcext:value-type="error">
            <text:p>#N/A</text:p>
          </table:table-cell>
          <table:table-cell/>
          <table:table-cell table:formula="of:=[.B147]" office:value-type="float" office:value="3.55297483321" calcext:value-type="float">
            <text:p>3.5529748332</text:p>
          </table:table-cell>
          <table:table-cell table:number-columns-repeated="2"/>
        </table:table-row>
        <table:table-row table:style-name="ro1">
          <table:table-cell office:value-type="float" office:value="0.936950200399" calcext:value-type="float">
            <text:p>0.9369502004</text:p>
          </table:table-cell>
          <table:table-cell office:value-type="float" office:value="3.36716174019" calcext:value-type="float">
            <text:p>3.3671617402</text:p>
          </table:table-cell>
          <table:table-cell table:formula="of:=MATCH([.A148];[.F$6:.F$16];0)" office:value-type="string" office:string-value="" calcext:value-type="error">
            <text:p>#N/A</text:p>
          </table:table-cell>
          <table:table-cell/>
          <table:table-cell table:formula="of:=[.B148]" office:value-type="float" office:value="3.36716174019" calcext:value-type="float">
            <text:p>3.3671617402</text:p>
          </table:table-cell>
          <table:table-cell table:number-columns-repeated="2"/>
        </table:table-row>
        <table:table-row table:style-name="ro1">
          <table:table-cell office:value-type="float" office:value="1.21679031495" calcext:value-type="float">
            <text:p>1.216790315</text:p>
          </table:table-cell>
          <table:table-cell office:value-type="float" office:value="4.45078810266" calcext:value-type="float">
            <text:p>4.4507881027</text:p>
          </table:table-cell>
          <table:table-cell table:formula="of:=MATCH([.A149];[.F$6:.F$16];0)" office:value-type="string" office:string-value="" calcext:value-type="error">
            <text:p>#N/A</text:p>
          </table:table-cell>
          <table:table-cell/>
          <table:table-cell table:formula="of:=[.B149]" office:value-type="float" office:value="4.45078810266" calcext:value-type="float">
            <text:p>4.4507881027</text:p>
          </table:table-cell>
          <table:table-cell table:number-columns-repeated="2"/>
        </table:table-row>
        <table:table-row table:style-name="ro1">
          <table:table-cell office:value-type="float" office:value="1.76383188501" calcext:value-type="float">
            <text:p>1.763831885</text:p>
          </table:table-cell>
          <table:table-cell office:value-type="float" office:value="4.3715146081" calcext:value-type="float">
            <text:p>4.3715146081</text:p>
          </table:table-cell>
          <table:table-cell table:formula="of:=MATCH([.A150];[.F$6:.F$16];0)" office:value-type="string" office:string-value="" calcext:value-type="error">
            <text:p>#N/A</text:p>
          </table:table-cell>
          <table:table-cell/>
          <table:table-cell table:formula="of:=[.B150]" office:value-type="float" office:value="4.3715146081" calcext:value-type="float">
            <text:p>4.3715146081</text:p>
          </table:table-cell>
          <table:table-cell table:number-columns-repeated="2"/>
        </table:table-row>
        <table:table-row table:style-name="ro1">
          <table:table-cell office:value-type="float" office:value="0.420053283491" calcext:value-type="float">
            <text:p>0.4200532835</text:p>
          </table:table-cell>
          <table:table-cell office:value-type="float" office:value="4.09832600301" calcext:value-type="float">
            <text:p>4.098326003</text:p>
          </table:table-cell>
          <table:table-cell table:formula="of:=MATCH([.A151];[.F$6:.F$16];0)" office:value-type="string" office:string-value="" calcext:value-type="error">
            <text:p>#N/A</text:p>
          </table:table-cell>
          <table:table-cell/>
          <table:table-cell table:formula="of:=[.B151]" office:value-type="float" office:value="4.09832600301" calcext:value-type="float">
            <text:p>4.098326003</text:p>
          </table:table-cell>
          <table:table-cell table:number-columns-repeated="2"/>
        </table:table-row>
        <table:table-row table:style-name="ro1">
          <table:table-cell office:value-type="float" office:value="1.54050159488" calcext:value-type="float">
            <text:p>1.5405015949</text:p>
          </table:table-cell>
          <table:table-cell office:value-type="float" office:value="4.65748800493" calcext:value-type="float">
            <text:p>4.6574880049</text:p>
          </table:table-cell>
          <table:table-cell table:formula="of:=MATCH([.A152];[.F$6:.F$16];0)" office:value-type="float" office:value="11" calcext:value-type="float">
            <text:p>11</text:p>
          </table:table-cell>
          <table:table-cell table:formula="of:=[.B152]" office:value-type="float" office:value="4.65748800493" calcext:value-type="float">
            <text:p>4.6574880049</text:p>
          </table:table-cell>
          <table:table-cell table:number-columns-repeated="3"/>
        </table:table-row>
        <table:table-row table:style-name="ro1">
          <table:table-cell office:value-type="float" office:value="1.47253301612" calcext:value-type="float">
            <text:p>1.4725330161</text:p>
          </table:table-cell>
          <table:table-cell office:value-type="float" office:value="4.56333992798" calcext:value-type="float">
            <text:p>4.563339928</text:p>
          </table:table-cell>
          <table:table-cell table:formula="of:=MATCH([.A153];[.F$6:.F$16];0)" office:value-type="string" office:string-value="" calcext:value-type="error">
            <text:p>#N/A</text:p>
          </table:table-cell>
          <table:table-cell/>
          <table:table-cell table:formula="of:=[.B153]" office:value-type="float" office:value="4.56333992798" calcext:value-type="float">
            <text:p>4.563339928</text:p>
          </table:table-cell>
          <table:table-cell table:number-columns-repeated="2"/>
        </table:table-row>
        <table:table-row table:style-name="ro1">
          <table:table-cell office:value-type="float" office:value="1.13941941166" calcext:value-type="float">
            <text:p>1.1394194117</text:p>
          </table:table-cell>
          <table:table-cell office:value-type="float" office:value="5.13851277431" calcext:value-type="float">
            <text:p>5.1385127743</text:p>
          </table:table-cell>
          <table:table-cell table:formula="of:=MATCH([.A154];[.F$6:.F$16];0)" office:value-type="string" office:string-value="" calcext:value-type="error">
            <text:p>#N/A</text:p>
          </table:table-cell>
          <table:table-cell/>
          <table:table-cell table:formula="of:=[.B154]" office:value-type="float" office:value="5.13851277431" calcext:value-type="float">
            <text:p>5.1385127743</text:p>
          </table:table-cell>
          <table:table-cell table:number-columns-repeated="2"/>
        </table:table-row>
        <table:table-row table:style-name="ro1">
          <table:table-cell office:value-type="float" office:value="1.10168269896" calcext:value-type="float">
            <text:p>1.101682699</text:p>
          </table:table-cell>
          <table:table-cell office:value-type="float" office:value="4.20551933854" calcext:value-type="float">
            <text:p>4.2055193385</text:p>
          </table:table-cell>
          <table:table-cell table:formula="of:=MATCH([.A155];[.F$6:.F$16];0)" office:value-type="string" office:string-value="" calcext:value-type="error">
            <text:p>#N/A</text:p>
          </table:table-cell>
          <table:table-cell/>
          <table:table-cell table:formula="of:=[.B155]" office:value-type="float" office:value="4.20551933854" calcext:value-type="float">
            <text:p>4.2055193385</text:p>
          </table:table-cell>
          <table:table-cell table:number-columns-repeated="2"/>
        </table:table-row>
        <table:table-row table:style-name="ro1">
          <table:table-cell office:value-type="float" office:value="1.73405421278" calcext:value-type="float">
            <text:p>1.7340542128</text:p>
          </table:table-cell>
          <table:table-cell office:value-type="float" office:value="3.85075738287" calcext:value-type="float">
            <text:p>3.8507573829</text:p>
          </table:table-cell>
          <table:table-cell table:formula="of:=MATCH([.A156];[.F$6:.F$16];0)" office:value-type="string" office:string-value="" calcext:value-type="error">
            <text:p>#N/A</text:p>
          </table:table-cell>
          <table:table-cell/>
          <table:table-cell table:formula="of:=[.B156]" office:value-type="float" office:value="3.85075738287" calcext:value-type="float">
            <text:p>3.8507573829</text:p>
          </table:table-cell>
          <table:table-cell table:number-columns-repeated="2"/>
        </table:table-row>
        <table:table-row table:style-name="ro1">
          <table:table-cell office:value-type="float" office:value="1.3583940379" calcext:value-type="float">
            <text:p>1.3583940379</text:p>
          </table:table-cell>
          <table:table-cell office:value-type="float" office:value="3.68589403026" calcext:value-type="float">
            <text:p>3.6858940303</text:p>
          </table:table-cell>
          <table:table-cell table:formula="of:=MATCH([.A157];[.F$6:.F$16];0)" office:value-type="string" office:string-value="" calcext:value-type="error">
            <text:p>#N/A</text:p>
          </table:table-cell>
          <table:table-cell/>
          <table:table-cell table:formula="of:=[.B157]" office:value-type="float" office:value="3.68589403026" calcext:value-type="float">
            <text:p>3.6858940303</text:p>
          </table:table-cell>
          <table:table-cell table:number-columns-repeated="2"/>
        </table:table-row>
        <table:table-row table:style-name="ro1">
          <table:table-cell office:value-type="float" office:value="1.99077787525" calcext:value-type="float">
            <text:p>1.9907778753</text:p>
          </table:table-cell>
          <table:table-cell office:value-type="float" office:value="3.90968253694" calcext:value-type="float">
            <text:p>3.9096825369</text:p>
          </table:table-cell>
          <table:table-cell table:formula="of:=MATCH([.A158];[.F$6:.F$16];0)" office:value-type="string" office:string-value="" calcext:value-type="error">
            <text:p>#N/A</text:p>
          </table:table-cell>
          <table:table-cell/>
          <table:table-cell table:formula="of:=[.B158]" office:value-type="float" office:value="3.90968253694" calcext:value-type="float">
            <text:p>3.9096825369</text:p>
          </table:table-cell>
          <table:table-cell table:number-columns-repeated="2"/>
        </table:table-row>
      </table:table>
      <table:table table:name="candidate_spawning_pool_2" table:style-name="ta1">
        <table:shapes>
          <draw:frame draw:z-index="0" draw:style-name="gr1" draw:text-style-name="P1" svg:width="453.51pt" svg:height="255.09pt" svg:x="340.44pt" svg:y="1564.41pt">
            <loext:p draw:notify-on-update-of-ranges="candidate_spawning_pool_2.A6:candidate_spawning_pool_2.A158 candidate_spawning_pool_2.D6:candidate_spawning_pool_2.D158 candidate_spawning_pool_2.A6:candidate_spawning_pool_2.A158 candidate_spawning_pool_2.E6:candidate_spawning_pool_2.E15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745.63pt" svg:height="419.39pt" svg:x="1553.39pt" svg:y="1420.81pt">
            <loext:p draw:notify-on-update-of-ranges="candidate_spawning_pool.A5:candidate_spawning_pool.A158 candidate_spawning_pool.D5:candidate_spawning_pool.D158 candidate_spawning_pool.A5:candidate_spawning_pool.A158 candidate_spawning_pool.E5:candidate_spawning_pool.E1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745.06pt" svg:height="400.99pt" svg:x="1553.39pt" svg:y="1855.98pt">
            <loext:p draw:notify-on-update-of-ranges="candidate_spawning_pool_2.A5:candidate_spawning_pool_2.A158 candidate_spawning_pool_2.D5:candidate_spawning_pool_2.D158 candidate_spawning_pool_2.A5:candidate_spawning_pool_2.A158 candidate_spawning_pool_2.E5:candidate_spawning_pool_2.E158 candidate_spawning_pool_2.A5:candidate_spawning_pool_2.A158 candidate_spawning_pool_2.F5:candidate_spawning_pool_2.F158 candidate_spawning_pool_2.A5:candidate_spawning_pool_2.A158 candidate_spawning_pool_2.G5:candidate_spawning_pool_2.G158 candidate_spawning_pool_2.A5:candidate_spawning_pool_2.A158 candidate_spawning_pool_2.H5:candidate_spawning_pool_2.H158 candidate_spawning_pool_2.A5:candidate_spawning_pool_2.A158 candidate_spawning_pool_2.I5:candidate_spawning_pool_2.I158 candidate_spawning_pool_2.A5:candidate_spawning_pool_2.A158 candidate_spawning_pool_2.J5:candidate_spawning_pool_2.J158 candidate_spawning_pool_2.A5:candidate_spawning_pool_2.A158 candidate_spawning_pool_2.K5:candidate_spawning_pool_2.K158 candidate_spawning_pool_2.A5:candidate_spawning_pool_2.A158 candidate_spawning_pool_2.L5:candidate_spawning_pool_2.L158 candidate_spawning_pool_2.A5:candidate_spawning_pool_2.A158 candidate_spawning_pool_2.M5:candidate_spawning_pool_2.M158 candidate_spawning_pool_2.A5:candidate_spawning_pool_2.A158 candidate_spawning_pool_2.N5:candidate_spawning_pool_2.N1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table:number-columns-repeated="5"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" calcext:value-type="float">
            <text:p>0.7</text:p>
          </table:table-cell>
          <table:table-cell table:formula="of:=MATCH([.A5];[.R$5:.R$12];0)" office:value-type="string" office:string-value="" calcext:value-type="error">
            <text:p>#N/A</text:p>
          </table:table-cell>
          <table:table-cell table:formula="of:=[.B5]"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-1.15375957466" calcext:value-type="float">
            <text:p>-1.1537595747</text:p>
          </table:table-cell>
          <table:table-cell office:value-type="float" office:value="0.587772140783" calcext:value-type="float">
            <text:p>0.5877721408</text:p>
          </table:table-cell>
          <table:table-cell table:formula="of:=MATCH([.A6];[.R$6:.R$16];0)" office:value-type="string" office:string-value="" calcext:value-type="error">
            <text:p>#N/A</text:p>
          </table:table-cell>
          <table:table-cell table:formula="of:=[.B6]" office:value-type="float" office:value="0.587772140783" calcext:value-type="float">
            <text:p>0.5877721408</text:p>
          </table:table-cell>
          <table:table-cell table:number-columns-repeated="13"/>
          <table:table-cell office:value-type="float" office:value="0.0922785132579" calcext:value-type="float">
            <text:p>0.0922785133</text:p>
          </table:table-cell>
          <table:table-cell office:value-type="float" office:value="1.36297391866" calcext:value-type="float">
            <text:p>1.3629739187</text:p>
          </table:table-cell>
        </table:table-row>
        <table:table-row table:style-name="ro1">
          <table:table-cell office:value-type="float" office:value="0.0922785132579" calcext:value-type="float">
            <text:p>0.0922785133</text:p>
          </table:table-cell>
          <table:table-cell office:value-type="float" office:value="1.36297391866" calcext:value-type="float">
            <text:p>1.3629739187</text:p>
          </table:table-cell>
          <table:table-cell table:formula="of:=MATCH([.A7];[.R$6:.R$16];0)" office:value-type="float" office:value="1" calcext:value-type="float">
            <text:p>1</text:p>
          </table:table-cell>
          <table:table-cell table:formula="of:=[.B7]" office:value-type="float" office:value="1.36297391866" calcext:value-type="float">
            <text:p>1.3629739187</text:p>
          </table:table-cell>
          <table:table-cell table:number-columns-repeated="13"/>
          <table:table-cell office:value-type="float" office:value="0.071200575652" calcext:value-type="float">
            <text:p>0.0712005757</text:p>
          </table:table-cell>
          <table:table-cell office:value-type="float" office:value="1.22617376119" calcext:value-type="float">
            <text:p>1.2261737612</text:p>
          </table:table-cell>
        </table:table-row>
        <table:table-row table:style-name="ro1">
          <table:table-cell office:value-type="float" office:value="0.071200575652" calcext:value-type="float">
            <text:p>0.0712005757</text:p>
          </table:table-cell>
          <table:table-cell office:value-type="float" office:value="1.22617376119" calcext:value-type="float">
            <text:p>1.2261737612</text:p>
          </table:table-cell>
          <table:table-cell table:formula="of:=MATCH([.A8];[.R$6:.R$16];0)" office:value-type="float" office:value="2" calcext:value-type="float">
            <text:p>2</text:p>
          </table:table-cell>
          <table:table-cell table:formula="of:=[.B8]" office:value-type="float" office:value="1.22617376119" calcext:value-type="float">
            <text:p>1.2261737612</text:p>
          </table:table-cell>
          <table:table-cell table:number-columns-repeated="13"/>
          <table:table-cell office:value-type="float" office:value="-0.0585439234442" calcext:value-type="float">
            <text:p>-0.0585439234</text:p>
          </table:table-cell>
          <table:table-cell office:value-type="float" office:value="1.30571284676" calcext:value-type="float">
            <text:p>1.3057128468</text:p>
          </table:table-cell>
        </table:table-row>
        <table:table-row table:style-name="ro1">
          <table:table-cell office:value-type="float" office:value="-0.0585439234442" calcext:value-type="float">
            <text:p>-0.0585439234</text:p>
          </table:table-cell>
          <table:table-cell office:value-type="float" office:value="1.30571284676" calcext:value-type="float">
            <text:p>1.3057128468</text:p>
          </table:table-cell>
          <table:table-cell table:formula="of:=MATCH([.A9];[.R$6:.R$16];0)" office:value-type="float" office:value="3" calcext:value-type="float">
            <text:p>3</text:p>
          </table:table-cell>
          <table:table-cell table:number-columns-repeated="2"/>
          <table:table-cell table:formula="of:=[.B9]" office:value-type="float" office:value="1.30571284676" calcext:value-type="float">
            <text:p>1.3057128468</text:p>
          </table:table-cell>
          <table:table-cell table:number-columns-repeated="11"/>
          <table:table-cell office:value-type="float" office:value="0.692371626225" calcext:value-type="float">
            <text:p>0.6923716262</text:p>
          </table:table-cell>
          <table:table-cell office:value-type="float" office:value="1.29211282356" calcext:value-type="float">
            <text:p>1.2921128236</text:p>
          </table:table-cell>
        </table:table-row>
        <table:table-row table:style-name="ro1">
          <table:table-cell office:value-type="float" office:value="0.0357254159379" calcext:value-type="float">
            <text:p>0.0357254159</text:p>
          </table:table-cell>
          <table:table-cell office:value-type="float" office:value="1.02404186145" calcext:value-type="float">
            <text:p>1.0240418615</text:p>
          </table:table-cell>
          <table:table-cell table:formula="of:=MATCH([.A10];[.R$6:.R$16];0)" office:value-type="string" office:string-value="" calcext:value-type="error">
            <text:p>#N/A</text:p>
          </table:table-cell>
          <table:table-cell table:number-columns-repeated="2"/>
          <table:table-cell table:formula="of:=[.B10]" office:value-type="float" office:value="1.02404186145" calcext:value-type="float">
            <text:p>1.0240418615</text:p>
          </table:table-cell>
          <table:table-cell table:number-columns-repeated="11"/>
          <table:table-cell office:value-type="float" office:value="1.12297547709" calcext:value-type="float">
            <text:p>1.1229754771</text:p>
          </table:table-cell>
          <table:table-cell office:value-type="float" office:value="0.708815694224" calcext:value-type="float">
            <text:p>0.7088156942</text:p>
          </table:table-cell>
        </table:table-row>
        <table:table-row table:style-name="ro1">
          <table:table-cell office:value-type="float" office:value="-0.209191352902" calcext:value-type="float">
            <text:p>-0.2091913529</text:p>
          </table:table-cell>
          <table:table-cell office:value-type="float" office:value="2.20729177748" calcext:value-type="float">
            <text:p>2.2072917775</text:p>
          </table:table-cell>
          <table:table-cell table:formula="of:=MATCH([.A11];[.R$6:.R$16];0)" office:value-type="string" office:string-value="" calcext:value-type="error">
            <text:p>#N/A</text:p>
          </table:table-cell>
          <table:table-cell table:number-columns-repeated="2"/>
          <table:table-cell table:formula="of:=[.B11]" office:value-type="float" office:value="2.20729177748" calcext:value-type="float">
            <text:p>2.2072917775</text:p>
          </table:table-cell>
          <table:table-cell table:number-columns-repeated="11"/>
          <table:table-cell office:value-type="float" office:value="1.89818597056" calcext:value-type="float">
            <text:p>1.8981859706</text:p>
          </table:table-cell>
          <table:table-cell office:value-type="float" office:value="1.17153369677" calcext:value-type="float">
            <text:p>1.1715336968</text:p>
          </table:table-cell>
        </table:table-row>
        <table:table-row table:style-name="ro1">
          <table:table-cell office:value-type="float" office:value="-0.391687283425" calcext:value-type="float">
            <text:p>-0.3916872834</text:p>
          </table:table-cell>
          <table:table-cell office:value-type="float" office:value="1.72385217642" calcext:value-type="float">
            <text:p>1.7238521764</text:p>
          </table:table-cell>
          <table:table-cell table:formula="of:=MATCH([.A12];[.R$6:.R$16];0)" office:value-type="string" office:string-value="" calcext:value-type="error">
            <text:p>#N/A</text:p>
          </table:table-cell>
          <table:table-cell table:number-columns-repeated="2"/>
          <table:table-cell table:formula="of:=[.B12]" office:value-type="float" office:value="1.72385217642" calcext:value-type="float">
            <text:p>1.7238521764</text:p>
          </table:table-cell>
          <table:table-cell table:number-columns-repeated="11"/>
          <table:table-cell office:value-type="float" office:value="1.14251653971" calcext:value-type="float">
            <text:p>1.1425165397</text:p>
          </table:table-cell>
          <table:table-cell office:value-type="float" office:value="1.78188684746" calcext:value-type="float">
            <text:p>1.7818868475</text:p>
          </table:table-cell>
        </table:table-row>
        <table:table-row table:style-name="ro1">
          <table:table-cell office:value-type="float" office:value="0.692371626225" calcext:value-type="float">
            <text:p>0.6923716262</text:p>
          </table:table-cell>
          <table:table-cell office:value-type="float" office:value="1.29211282356" calcext:value-type="float">
            <text:p>1.2921128236</text:p>
          </table:table-cell>
          <table:table-cell table:formula="of:=MATCH([.A13];[.R$6:.R$16];0)" office:value-type="float" office:value="4" calcext:value-type="float">
            <text:p>4</text:p>
          </table:table-cell>
          <table:table-cell table:number-columns-repeated="3"/>
          <table:table-cell table:formula="of:=[.B13]" office:value-type="float" office:value="1.29211282356" calcext:value-type="float">
            <text:p>1.2921128236</text:p>
          </table:table-cell>
          <table:table-cell table:number-columns-repeated="10"/>
          <table:table-cell office:value-type="float" office:value="0.786544686123" calcext:value-type="float">
            <text:p>0.7865446861</text:p>
          </table:table-cell>
          <table:table-cell office:value-type="float" office:value="2.66934658536" calcext:value-type="float">
            <text:p>2.6693465854</text:p>
          </table:table-cell>
        </table:table-row>
        <table:table-row table:style-name="ro1">
          <table:table-cell office:value-type="float" office:value="0.815224859096" calcext:value-type="float">
            <text:p>0.8152248591</text:p>
          </table:table-cell>
          <table:table-cell office:value-type="float" office:value="1.38238741411" calcext:value-type="float">
            <text:p>1.3823874141</text:p>
          </table:table-cell>
          <table:table-cell table:formula="of:=MATCH([.A14];[.R$6:.R$16];0)" office:value-type="string" office:string-value="" calcext:value-type="error">
            <text:p>#N/A</text:p>
          </table:table-cell>
          <table:table-cell table:number-columns-repeated="3"/>
          <table:table-cell table:formula="of:=[.B14]" office:value-type="float" office:value="1.38238741411" calcext:value-type="float">
            <text:p>1.3823874141</text:p>
          </table:table-cell>
          <table:table-cell table:number-columns-repeated="10"/>
          <table:table-cell office:value-type="float" office:value="0.339910141145" calcext:value-type="float">
            <text:p>0.3399101411</text:p>
          </table:table-cell>
          <table:table-cell office:value-type="float" office:value="3.46389392212" calcext:value-type="float">
            <text:p>3.4638939221</text:p>
          </table:table-cell>
        </table:table-row>
        <table:table-row table:style-name="ro1">
          <table:table-cell office:value-type="float" office:value="1.17180642843" calcext:value-type="float">
            <text:p>1.1718064284</text:p>
          </table:table-cell>
          <table:table-cell office:value-type="float" office:value="0.665398440236" calcext:value-type="float">
            <text:p>0.6653984402</text:p>
          </table:table-cell>
          <table:table-cell table:formula="of:=MATCH([.A15];[.R$6:.R$16];0)" office:value-type="string" office:string-value="" calcext:value-type="error">
            <text:p>#N/A</text:p>
          </table:table-cell>
          <table:table-cell table:number-columns-repeated="3"/>
          <table:table-cell table:formula="of:=[.B15]" office:value-type="float" office:value="0.665398440236" calcext:value-type="float">
            <text:p>0.6653984402</text:p>
          </table:table-cell>
          <table:table-cell table:number-columns-repeated="10"/>
          <table:table-cell office:value-type="float" office:value="1.05624447941" calcext:value-type="float">
            <text:p>1.0562444794</text:p>
          </table:table-cell>
          <table:table-cell office:value-type="float" office:value="3.96377713412" calcext:value-type="float">
            <text:p>3.9637771341</text:p>
          </table:table-cell>
        </table:table-row>
        <table:table-row table:style-name="ro1">
          <table:table-cell office:value-type="float" office:value="0.823986246695" calcext:value-type="float">
            <text:p>0.8239862467</text:p>
          </table:table-cell>
          <table:table-cell office:value-type="float" office:value="1.93793165363" calcext:value-type="float">
            <text:p>1.9379316536</text:p>
          </table:table-cell>
          <table:table-cell table:formula="of:=MATCH([.A16];[.R$6:.R$16];0)" office:value-type="string" office:string-value="" calcext:value-type="error">
            <text:p>#N/A</text:p>
          </table:table-cell>
          <table:table-cell table:number-columns-repeated="3"/>
          <table:table-cell table:formula="of:=[.B16]" office:value-type="float" office:value="1.93793165363" calcext:value-type="float">
            <text:p>1.9379316536</text:p>
          </table:table-cell>
          <table:table-cell table:number-columns-repeated="10"/>
          <table:table-cell office:value-type="float" office:value="1.54050159488" calcext:value-type="float">
            <text:p>1.5405015949</text:p>
          </table:table-cell>
          <table:table-cell office:value-type="float" office:value="4.65748800493" calcext:value-type="float">
            <text:p>4.6574880049</text:p>
          </table:table-cell>
        </table:table-row>
        <table:table-row table:style-name="ro1">
          <table:table-cell office:value-type="float" office:value="0.121348299742" calcext:value-type="float">
            <text:p>0.1213482997</text:p>
          </table:table-cell>
          <table:table-cell office:value-type="float" office:value="0.900144864154" calcext:value-type="float">
            <text:p>0.9001448642</text:p>
          </table:table-cell>
          <table:table-cell table:formula="of:=MATCH([.A17];[.R$6:.R$16];0)" office:value-type="string" office:string-value="" calcext:value-type="error">
            <text:p>#N/A</text:p>
          </table:table-cell>
          <table:table-cell table:number-columns-repeated="3"/>
          <table:table-cell table:formula="of:=[.B17]" office:value-type="float" office:value="0.900144864154" calcext:value-type="float">
            <text:p>0.9001448642</text:p>
          </table:table-cell>
          <table:table-cell table:number-columns-repeated="12"/>
        </table:table-row>
        <table:table-row table:style-name="ro1">
          <table:table-cell office:value-type="float" office:value="1.51803112906" calcext:value-type="float">
            <text:p>1.5180311291</text:p>
          </table:table-cell>
          <table:table-cell office:value-type="float" office:value="1.09716363963" calcext:value-type="float">
            <text:p>1.0971636396</text:p>
          </table:table-cell>
          <table:table-cell table:formula="of:=MATCH([.A18];[.R$6:.R$16];0)" office:value-type="string" office:string-value="" calcext:value-type="error">
            <text:p>#N/A</text:p>
          </table:table-cell>
          <table:table-cell table:number-columns-repeated="3"/>
          <table:table-cell table:formula="of:=[.B18]" office:value-type="float" office:value="1.09716363963" calcext:value-type="float">
            <text:p>1.0971636396</text:p>
          </table:table-cell>
          <table:table-cell table:number-columns-repeated="12"/>
        </table:table-row>
        <table:table-row table:style-name="ro1">
          <table:table-cell office:value-type="float" office:value="0.209151807741" calcext:value-type="float">
            <text:p>0.2091518077</text:p>
          </table:table-cell>
          <table:table-cell office:value-type="float" office:value="1.67813244642" calcext:value-type="float">
            <text:p>1.6781324464</text:p>
          </table:table-cell>
          <table:table-cell table:formula="of:=MATCH([.A19];[.R$6:.R$16];0)" office:value-type="string" office:string-value="" calcext:value-type="error">
            <text:p>#N/A</text:p>
          </table:table-cell>
          <table:table-cell table:number-columns-repeated="3"/>
          <table:table-cell table:formula="of:=[.B19]" office:value-type="float" office:value="1.67813244642" calcext:value-type="float">
            <text:p>1.6781324464</text:p>
          </table:table-cell>
          <table:table-cell table:number-columns-repeated="12"/>
        </table:table-row>
        <table:table-row table:style-name="ro1">
          <table:table-cell office:value-type="float" office:value="1.10243648797" calcext:value-type="float">
            <text:p>1.102436488</text:p>
          </table:table-cell>
          <table:table-cell office:value-type="float" office:value="0.993105852885" calcext:value-type="float">
            <text:p>0.9931058529</text:p>
          </table:table-cell>
          <table:table-cell table:formula="of:=MATCH([.A20];[.R$6:.R$16];0)" office:value-type="string" office:string-value="" calcext:value-type="error">
            <text:p>#N/A</text:p>
          </table:table-cell>
          <table:table-cell table:number-columns-repeated="3"/>
          <table:table-cell table:formula="of:=[.B20]" office:value-type="float" office:value="0.993105852885" calcext:value-type="float">
            <text:p>0.9931058529</text:p>
          </table:table-cell>
          <table:table-cell table:number-columns-repeated="12"/>
        </table:table-row>
        <table:table-row table:style-name="ro1">
          <table:table-cell office:value-type="float" office:value="1.34862319493" calcext:value-type="float">
            <text:p>1.3486231949</text:p>
          </table:table-cell>
          <table:table-cell office:value-type="float" office:value="0.999569252525" calcext:value-type="float">
            <text:p>0.9995692525</text:p>
          </table:table-cell>
          <table:table-cell table:formula="of:=MATCH([.A21];[.R$6:.R$16];0)" office:value-type="string" office:string-value="" calcext:value-type="error">
            <text:p>#N/A</text:p>
          </table:table-cell>
          <table:table-cell table:number-columns-repeated="3"/>
          <table:table-cell table:formula="of:=[.B21]" office:value-type="float" office:value="0.999569252525" calcext:value-type="float">
            <text:p>0.9995692525</text:p>
          </table:table-cell>
          <table:table-cell table:number-columns-repeated="12"/>
        </table:table-row>
        <table:table-row table:style-name="ro1">
          <table:table-cell office:value-type="float" office:value="-0.0531539698249" calcext:value-type="float">
            <text:p>-0.0531539698</text:p>
          </table:table-cell>
          <table:table-cell office:value-type="float" office:value="1.74535635361" calcext:value-type="float">
            <text:p>1.7453563536</text:p>
          </table:table-cell>
          <table:table-cell table:formula="of:=MATCH([.A22];[.R$6:.R$16];0)" office:value-type="string" office:string-value="" calcext:value-type="error">
            <text:p>#N/A</text:p>
          </table:table-cell>
          <table:table-cell table:number-columns-repeated="3"/>
          <table:table-cell table:formula="of:=[.B22]" office:value-type="float" office:value="1.74535635361" calcext:value-type="float">
            <text:p>1.7453563536</text:p>
          </table:table-cell>
          <table:table-cell table:number-columns-repeated="12"/>
        </table:table-row>
        <table:table-row table:style-name="ro1">
          <table:table-cell office:value-type="float" office:value="-0.115319214102" calcext:value-type="float">
            <text:p>-0.1153192141</text:p>
          </table:table-cell>
          <table:table-cell office:value-type="float" office:value="1.10375199626" calcext:value-type="float">
            <text:p>1.1037519963</text:p>
          </table:table-cell>
          <table:table-cell table:formula="of:=MATCH([.A23];[.R$6:.R$16];0)" office:value-type="string" office:string-value="" calcext:value-type="error">
            <text:p>#N/A</text:p>
          </table:table-cell>
          <table:table-cell table:number-columns-repeated="3"/>
          <table:table-cell table:formula="of:=[.B23]" office:value-type="float" office:value="1.10375199626" calcext:value-type="float">
            <text:p>1.1037519963</text:p>
          </table:table-cell>
          <table:table-cell table:number-columns-repeated="12"/>
        </table:table-row>
        <table:table-row table:style-name="ro1">
          <table:table-cell office:value-type="float" office:value="1.06261907724" calcext:value-type="float">
            <text:p>1.0626190772</text:p>
          </table:table-cell>
          <table:table-cell office:value-type="float" office:value="0.460381657253" calcext:value-type="float">
            <text:p>0.4603816573</text:p>
          </table:table-cell>
          <table:table-cell table:formula="of:=MATCH([.A24];[.R$6:.R$16];0)" office:value-type="string" office:string-value="" calcext:value-type="error">
            <text:p>#N/A</text:p>
          </table:table-cell>
          <table:table-cell table:number-columns-repeated="3"/>
          <table:table-cell table:formula="of:=[.B24]" office:value-type="float" office:value="0.460381657253" calcext:value-type="float">
            <text:p>0.4603816573</text:p>
          </table:table-cell>
          <table:table-cell table:number-columns-repeated="12"/>
        </table:table-row>
        <table:table-row table:style-name="ro1">
          <table:table-cell office:value-type="float" office:value="0.00619009761052" calcext:value-type="float">
            <text:p>0.0061900976</text:p>
          </table:table-cell>
          <table:table-cell office:value-type="float" office:value="1.8939726904" calcext:value-type="float">
            <text:p>1.8939726904</text:p>
          </table:table-cell>
          <table:table-cell table:formula="of:=MATCH([.A25];[.R$6:.R$16];0)" office:value-type="string" office:string-value="" calcext:value-type="error">
            <text:p>#N/A</text:p>
          </table:table-cell>
          <table:table-cell table:number-columns-repeated="3"/>
          <table:table-cell table:formula="of:=[.B25]" office:value-type="float" office:value="1.8939726904" calcext:value-type="float">
            <text:p>1.8939726904</text:p>
          </table:table-cell>
          <table:table-cell table:number-columns-repeated="12"/>
        </table:table-row>
        <table:table-row table:style-name="ro1">
          <table:table-cell office:value-type="float" office:value="0.846822297208" calcext:value-type="float">
            <text:p>0.8468222972</text:p>
          </table:table-cell>
          <table:table-cell office:value-type="float" office:value="0.461082761011" calcext:value-type="float">
            <text:p>0.461082761</text:p>
          </table:table-cell>
          <table:table-cell table:formula="of:=MATCH([.A26];[.R$6:.R$16];0)" office:value-type="string" office:string-value="" calcext:value-type="error">
            <text:p>#N/A</text:p>
          </table:table-cell>
          <table:table-cell table:number-columns-repeated="3"/>
          <table:table-cell table:formula="of:=[.B26]" office:value-type="float" office:value="0.461082761011" calcext:value-type="float">
            <text:p>0.461082761</text:p>
          </table:table-cell>
          <table:table-cell table:number-columns-repeated="12"/>
        </table:table-row>
        <table:table-row table:style-name="ro1">
          <table:table-cell office:value-type="float" office:value="1.12297547709" calcext:value-type="float">
            <text:p>1.1229754771</text:p>
          </table:table-cell>
          <table:table-cell office:value-type="float" office:value="0.708815694224" calcext:value-type="float">
            <text:p>0.7088156942</text:p>
          </table:table-cell>
          <table:table-cell table:formula="of:=MATCH([.A27];[.R$6:.R$16];0)" office:value-type="float" office:value="5" calcext:value-type="float">
            <text:p>5</text:p>
          </table:table-cell>
          <table:table-cell table:number-columns-repeated="4"/>
          <table:table-cell table:formula="of:=[.B27]" office:value-type="float" office:value="0.708815694224" calcext:value-type="float">
            <text:p>0.7088156942</text:p>
          </table:table-cell>
          <table:table-cell table:number-columns-repeated="11"/>
        </table:table-row>
        <table:table-row table:style-name="ro1">
          <table:table-cell office:value-type="float" office:value="0.915049963549" calcext:value-type="float">
            <text:p>0.9150499635</text:p>
          </table:table-cell>
          <table:table-cell office:value-type="float" office:value="0.613594735877" calcext:value-type="float">
            <text:p>0.6135947359</text:p>
          </table:table-cell>
          <table:table-cell table:formula="of:=MATCH([.A28];[.R$6:.R$16];0)" office:value-type="string" office:string-value="" calcext:value-type="error">
            <text:p>#N/A</text:p>
          </table:table-cell>
          <table:table-cell table:number-columns-repeated="4"/>
          <table:table-cell table:formula="of:=[.B28]" office:value-type="float" office:value="0.613594735877" calcext:value-type="float">
            <text:p>0.6135947359</text:p>
          </table:table-cell>
          <table:table-cell table:number-columns-repeated="11"/>
        </table:table-row>
        <table:table-row table:style-name="ro1">
          <table:table-cell office:value-type="float" office:value="0.249649644778" calcext:value-type="float">
            <text:p>0.2496496448</text:p>
          </table:table-cell>
          <table:table-cell office:value-type="float" office:value="0.849478693158" calcext:value-type="float">
            <text:p>0.8494786932</text:p>
          </table:table-cell>
          <table:table-cell table:formula="of:=MATCH([.A29];[.R$6:.R$16];0)" office:value-type="string" office:string-value="" calcext:value-type="error">
            <text:p>#N/A</text:p>
          </table:table-cell>
          <table:table-cell table:number-columns-repeated="4"/>
          <table:table-cell table:formula="of:=[.B29]" office:value-type="float" office:value="0.849478693158" calcext:value-type="float">
            <text:p>0.8494786932</text:p>
          </table:table-cell>
          <table:table-cell table:number-columns-repeated="11"/>
        </table:table-row>
        <table:table-row table:style-name="ro1">
          <table:table-cell office:value-type="float" office:value="1.89818597056" calcext:value-type="float">
            <text:p>1.8981859706</text:p>
          </table:table-cell>
          <table:table-cell office:value-type="float" office:value="1.17153369677" calcext:value-type="float">
            <text:p>1.1715336968</text:p>
          </table:table-cell>
          <table:table-cell table:formula="of:=MATCH([.A30];[.R$6:.R$16];0)" office:value-type="float" office:value="6" calcext:value-type="float">
            <text:p>6</text:p>
          </table:table-cell>
          <table:table-cell table:number-columns-repeated="5"/>
          <table:table-cell table:formula="of:=[.B30]" office:value-type="float" office:value="1.17153369677" calcext:value-type="float">
            <text:p>1.1715336968</text:p>
          </table:table-cell>
          <table:table-cell table:number-columns-repeated="10"/>
        </table:table-row>
        <table:table-row table:style-name="ro1">
          <table:table-cell office:value-type="float" office:value="2.10918636534" calcext:value-type="float">
            <text:p>2.1091863653</text:p>
          </table:table-cell>
          <table:table-cell office:value-type="float" office:value="1.17822344197" calcext:value-type="float">
            <text:p>1.178223442</text:p>
          </table:table-cell>
          <table:table-cell table:formula="of:=MATCH([.A31];[.R$6:.R$16];0)" office:value-type="string" office:string-value="" calcext:value-type="error">
            <text:p>#N/A</text:p>
          </table:table-cell>
          <table:table-cell table:number-columns-repeated="5"/>
          <table:table-cell table:formula="of:=[.B31]" office:value-type="float" office:value="1.17822344197" calcext:value-type="float">
            <text:p>1.178223442</text:p>
          </table:table-cell>
          <table:table-cell table:number-columns-repeated="10"/>
        </table:table-row>
        <table:table-row table:style-name="ro1">
          <table:table-cell office:value-type="float" office:value="1.14251653971" calcext:value-type="float">
            <text:p>1.1425165397</text:p>
          </table:table-cell>
          <table:table-cell office:value-type="float" office:value="1.78188684746" calcext:value-type="float">
            <text:p>1.7818868475</text:p>
          </table:table-cell>
          <table:table-cell table:formula="of:=MATCH([.A32];[.R$6:.R$16];0)" office:value-type="float" office:value="7" calcext:value-type="float">
            <text:p>7</text:p>
          </table:table-cell>
          <table:table-cell table:number-columns-repeated="6"/>
          <table:table-cell table:formula="of:=[.B32]" office:value-type="float" office:value="1.78188684746" calcext:value-type="float">
            <text:p>1.7818868475</text:p>
          </table:table-cell>
          <table:table-cell table:number-columns-repeated="9"/>
        </table:table-row>
        <table:table-row table:style-name="ro1">
          <table:table-cell office:value-type="float" office:value="1.02190042667" calcext:value-type="float">
            <text:p>1.0219004267</text:p>
          </table:table-cell>
          <table:table-cell office:value-type="float" office:value="1.65320227536" calcext:value-type="float">
            <text:p>1.6532022754</text:p>
          </table:table-cell>
          <table:table-cell table:formula="of:=MATCH([.A33];[.R$6:.R$16];0)" office:value-type="string" office:string-value="" calcext:value-type="error">
            <text:p>#N/A</text:p>
          </table:table-cell>
          <table:table-cell table:number-columns-repeated="6"/>
          <table:table-cell table:formula="of:=[.B33]" office:value-type="float" office:value="1.65320227536" calcext:value-type="float">
            <text:p>1.6532022754</text:p>
          </table:table-cell>
          <table:table-cell table:number-columns-repeated="9"/>
        </table:table-row>
        <table:table-row table:style-name="ro1">
          <table:table-cell office:value-type="float" office:value="1.03916132918" calcext:value-type="float">
            <text:p>1.0391613292</text:p>
          </table:table-cell>
          <table:table-cell office:value-type="float" office:value="0.787689535477" calcext:value-type="float">
            <text:p>0.7876895355</text:p>
          </table:table-cell>
          <table:table-cell table:formula="of:=MATCH([.A34];[.R$6:.R$16];0)" office:value-type="string" office:string-value="" calcext:value-type="error">
            <text:p>#N/A</text:p>
          </table:table-cell>
          <table:table-cell table:number-columns-repeated="6"/>
          <table:table-cell table:formula="of:=[.B34]" office:value-type="float" office:value="0.787689535477" calcext:value-type="float">
            <text:p>0.7876895355</text:p>
          </table:table-cell>
          <table:table-cell table:number-columns-repeated="9"/>
        </table:table-row>
        <table:table-row table:style-name="ro1">
          <table:table-cell office:value-type="float" office:value="0.786544686123" calcext:value-type="float">
            <text:p>0.7865446861</text:p>
          </table:table-cell>
          <table:table-cell office:value-type="float" office:value="2.66934658536" calcext:value-type="float">
            <text:p>2.6693465854</text:p>
          </table:table-cell>
          <table:table-cell table:formula="of:=MATCH([.A35];[.R$6:.R$16];0)" office:value-type="float" office:value="8" calcext:value-type="float">
            <text:p>8</text:p>
          </table:table-cell>
          <table:table-cell table:number-columns-repeated="7"/>
          <table:table-cell table:formula="of:=[.B35]" office:value-type="float" office:value="2.66934658536" calcext:value-type="float">
            <text:p>2.6693465854</text:p>
          </table:table-cell>
          <table:table-cell table:number-columns-repeated="8"/>
        </table:table-row>
        <table:table-row table:style-name="ro1">
          <table:table-cell office:value-type="float" office:value="0.956935021034" calcext:value-type="float">
            <text:p>0.956935021</text:p>
          </table:table-cell>
          <table:table-cell office:value-type="float" office:value="2.65469461759" calcext:value-type="float">
            <text:p>2.6546946176</text:p>
          </table:table-cell>
          <table:table-cell table:formula="of:=MATCH([.A36];[.R$6:.R$16];0)" office:value-type="string" office:string-value="" calcext:value-type="error">
            <text:p>#N/A</text:p>
          </table:table-cell>
          <table:table-cell table:number-columns-repeated="7"/>
          <table:table-cell table:formula="of:=[.B36]" office:value-type="float" office:value="2.65469461759" calcext:value-type="float">
            <text:p>2.6546946176</text:p>
          </table:table-cell>
          <table:table-cell table:number-columns-repeated="8"/>
        </table:table-row>
        <table:table-row table:style-name="ro1">
          <table:table-cell office:value-type="float" office:value="0.293641917338" calcext:value-type="float">
            <text:p>0.2936419173</text:p>
          </table:table-cell>
          <table:table-cell office:value-type="float" office:value="3.08570374247" calcext:value-type="float">
            <text:p>3.0857037425</text:p>
          </table:table-cell>
          <table:table-cell table:formula="of:=MATCH([.A37];[.R$6:.R$16];0)" office:value-type="string" office:string-value="" calcext:value-type="error">
            <text:p>#N/A</text:p>
          </table:table-cell>
          <table:table-cell table:number-columns-repeated="7"/>
          <table:table-cell table:formula="of:=[.B37]" office:value-type="float" office:value="3.08570374247" calcext:value-type="float">
            <text:p>3.0857037425</text:p>
          </table:table-cell>
          <table:table-cell table:number-columns-repeated="8"/>
        </table:table-row>
        <table:table-row table:style-name="ro1">
          <table:table-cell office:value-type="float" office:value="0.438391140684" calcext:value-type="float">
            <text:p>0.4383911407</text:p>
          </table:table-cell>
          <table:table-cell office:value-type="float" office:value="2.06859143371" calcext:value-type="float">
            <text:p>2.0685914337</text:p>
          </table:table-cell>
          <table:table-cell table:formula="of:=MATCH([.A38];[.R$6:.R$16];0)" office:value-type="string" office:string-value="" calcext:value-type="error">
            <text:p>#N/A</text:p>
          </table:table-cell>
          <table:table-cell table:number-columns-repeated="7"/>
          <table:table-cell table:formula="of:=[.B38]" office:value-type="float" office:value="2.06859143371" calcext:value-type="float">
            <text:p>2.0685914337</text:p>
          </table:table-cell>
          <table:table-cell table:number-columns-repeated="8"/>
        </table:table-row>
        <table:table-row table:style-name="ro1">
          <table:table-cell office:value-type="float" office:value="1.6092566318" calcext:value-type="float">
            <text:p>1.6092566318</text:p>
          </table:table-cell>
          <table:table-cell office:value-type="float" office:value="2.27871344734" calcext:value-type="float">
            <text:p>2.2787134473</text:p>
          </table:table-cell>
          <table:table-cell table:formula="of:=MATCH([.A39];[.R$6:.R$16];0)" office:value-type="string" office:string-value="" calcext:value-type="error">
            <text:p>#N/A</text:p>
          </table:table-cell>
          <table:table-cell table:number-columns-repeated="7"/>
          <table:table-cell table:formula="of:=[.B39]" office:value-type="float" office:value="2.27871344734" calcext:value-type="float">
            <text:p>2.2787134473</text:p>
          </table:table-cell>
          <table:table-cell table:number-columns-repeated="8"/>
        </table:table-row>
        <table:table-row table:style-name="ro1">
          <table:table-cell office:value-type="float" office:value="0.101545471551" calcext:value-type="float">
            <text:p>0.1015454716</text:p>
          </table:table-cell>
          <table:table-cell office:value-type="float" office:value="2.6886098819" calcext:value-type="float">
            <text:p>2.6886098819</text:p>
          </table:table-cell>
          <table:table-cell table:formula="of:=MATCH([.A40];[.R$6:.R$16];0)" office:value-type="string" office:string-value="" calcext:value-type="error">
            <text:p>#N/A</text:p>
          </table:table-cell>
          <table:table-cell table:number-columns-repeated="7"/>
          <table:table-cell table:formula="of:=[.B40]" office:value-type="float" office:value="2.6886098819" calcext:value-type="float">
            <text:p>2.6886098819</text:p>
          </table:table-cell>
          <table:table-cell table:number-columns-repeated="8"/>
        </table:table-row>
        <table:table-row table:style-name="ro1">
          <table:table-cell office:value-type="float" office:value="0.115375318545" calcext:value-type="float">
            <text:p>0.1153753185</text:p>
          </table:table-cell>
          <table:table-cell office:value-type="float" office:value="2.29706934579" calcext:value-type="float">
            <text:p>2.2970693458</text:p>
          </table:table-cell>
          <table:table-cell table:formula="of:=MATCH([.A41];[.R$6:.R$16];0)" office:value-type="string" office:string-value="" calcext:value-type="error">
            <text:p>#N/A</text:p>
          </table:table-cell>
          <table:table-cell table:number-columns-repeated="7"/>
          <table:table-cell table:formula="of:=[.B41]" office:value-type="float" office:value="2.29706934579" calcext:value-type="float">
            <text:p>2.2970693458</text:p>
          </table:table-cell>
          <table:table-cell table:number-columns-repeated="8"/>
        </table:table-row>
        <table:table-row table:style-name="ro1">
          <table:table-cell office:value-type="float" office:value="0.227371042691" calcext:value-type="float">
            <text:p>0.2273710427</text:p>
          </table:table-cell>
          <table:table-cell office:value-type="float" office:value="2.20300619789" calcext:value-type="float">
            <text:p>2.2030061979</text:p>
          </table:table-cell>
          <table:table-cell table:formula="of:=MATCH([.A42];[.R$6:.R$16];0)" office:value-type="string" office:string-value="" calcext:value-type="error">
            <text:p>#N/A</text:p>
          </table:table-cell>
          <table:table-cell table:number-columns-repeated="7"/>
          <table:table-cell table:formula="of:=[.B42]" office:value-type="float" office:value="2.20300619789" calcext:value-type="float">
            <text:p>2.2030061979</text:p>
          </table:table-cell>
          <table:table-cell table:number-columns-repeated="8"/>
        </table:table-row>
        <table:table-row table:style-name="ro1">
          <table:table-cell office:value-type="float" office:value="0.867993405544" calcext:value-type="float">
            <text:p>0.8679934055</text:p>
          </table:table-cell>
          <table:table-cell office:value-type="float" office:value="3.6122437629" calcext:value-type="float">
            <text:p>3.6122437629</text:p>
          </table:table-cell>
          <table:table-cell table:formula="of:=MATCH([.A43];[.R$6:.R$16];0)" office:value-type="string" office:string-value="" calcext:value-type="error">
            <text:p>#N/A</text:p>
          </table:table-cell>
          <table:table-cell table:number-columns-repeated="7"/>
          <table:table-cell table:formula="of:=[.B43]" office:value-type="float" office:value="3.6122437629" calcext:value-type="float">
            <text:p>3.6122437629</text:p>
          </table:table-cell>
          <table:table-cell table:number-columns-repeated="8"/>
        </table:table-row>
        <table:table-row table:style-name="ro1">
          <table:table-cell office:value-type="float" office:value="0.471378840867" calcext:value-type="float">
            <text:p>0.4713788409</text:p>
          </table:table-cell>
          <table:table-cell office:value-type="float" office:value="3.26205531791" calcext:value-type="float">
            <text:p>3.2620553179</text:p>
          </table:table-cell>
          <table:table-cell table:formula="of:=MATCH([.A44];[.R$6:.R$16];0)" office:value-type="string" office:string-value="" calcext:value-type="error">
            <text:p>#N/A</text:p>
          </table:table-cell>
          <table:table-cell table:number-columns-repeated="7"/>
          <table:table-cell table:formula="of:=[.B44]" office:value-type="float" office:value="3.26205531791" calcext:value-type="float">
            <text:p>3.2620553179</text:p>
          </table:table-cell>
          <table:table-cell table:number-columns-repeated="8"/>
        </table:table-row>
        <table:table-row table:style-name="ro1">
          <table:table-cell office:value-type="float" office:value="1.62224815417" calcext:value-type="float">
            <text:p>1.6222481542</text:p>
          </table:table-cell>
          <table:table-cell office:value-type="float" office:value="2.48691263148" calcext:value-type="float">
            <text:p>2.4869126315</text:p>
          </table:table-cell>
          <table:table-cell table:formula="of:=MATCH([.A45];[.R$6:.R$16];0)" office:value-type="string" office:string-value="" calcext:value-type="error">
            <text:p>#N/A</text:p>
          </table:table-cell>
          <table:table-cell table:number-columns-repeated="7"/>
          <table:table-cell table:formula="of:=[.B45]" office:value-type="float" office:value="2.48691263148" calcext:value-type="float">
            <text:p>2.4869126315</text:p>
          </table:table-cell>
          <table:table-cell table:number-columns-repeated="8"/>
        </table:table-row>
        <table:table-row table:style-name="ro1">
          <table:table-cell office:value-type="float" office:value="0.291141065573" calcext:value-type="float">
            <text:p>0.2911410656</text:p>
          </table:table-cell>
          <table:table-cell office:value-type="float" office:value="3.32595865741" calcext:value-type="float">
            <text:p>3.3259586574</text:p>
          </table:table-cell>
          <table:table-cell table:formula="of:=MATCH([.A46];[.R$6:.R$16];0)" office:value-type="string" office:string-value="" calcext:value-type="error">
            <text:p>#N/A</text:p>
          </table:table-cell>
          <table:table-cell table:number-columns-repeated="7"/>
          <table:table-cell table:formula="of:=[.B46]" office:value-type="float" office:value="3.32595865741" calcext:value-type="float">
            <text:p>3.3259586574</text:p>
          </table:table-cell>
          <table:table-cell table:number-columns-repeated="8"/>
        </table:table-row>
        <table:table-row table:style-name="ro1">
          <table:table-cell office:value-type="float" office:value="0.448936693233" calcext:value-type="float">
            <text:p>0.4489366932</text:p>
          </table:table-cell>
          <table:table-cell office:value-type="float" office:value="2.27949740374" calcext:value-type="float">
            <text:p>2.2794974037</text:p>
          </table:table-cell>
          <table:table-cell table:formula="of:=MATCH([.A47];[.R$6:.R$16];0)" office:value-type="string" office:string-value="" calcext:value-type="error">
            <text:p>#N/A</text:p>
          </table:table-cell>
          <table:table-cell table:number-columns-repeated="7"/>
          <table:table-cell table:formula="of:=[.B47]" office:value-type="float" office:value="2.27949740374" calcext:value-type="float">
            <text:p>2.2794974037</text:p>
          </table:table-cell>
          <table:table-cell table:number-columns-repeated="8"/>
        </table:table-row>
        <table:table-row table:style-name="ro1">
          <table:table-cell office:value-type="float" office:value="0.235933389863" calcext:value-type="float">
            <text:p>0.2359333899</text:p>
          </table:table-cell>
          <table:table-cell office:value-type="float" office:value="2.7036086817" calcext:value-type="float">
            <text:p>2.7036086817</text:p>
          </table:table-cell>
          <table:table-cell table:formula="of:=MATCH([.A48];[.R$6:.R$16];0)" office:value-type="string" office:string-value="" calcext:value-type="error">
            <text:p>#N/A</text:p>
          </table:table-cell>
          <table:table-cell table:number-columns-repeated="7"/>
          <table:table-cell table:formula="of:=[.B48]" office:value-type="float" office:value="2.7036086817" calcext:value-type="float">
            <text:p>2.7036086817</text:p>
          </table:table-cell>
          <table:table-cell table:number-columns-repeated="8"/>
        </table:table-row>
        <table:table-row table:style-name="ro1">
          <table:table-cell office:value-type="float" office:value="0.478346320157" calcext:value-type="float">
            <text:p>0.4783463202</text:p>
          </table:table-cell>
          <table:table-cell office:value-type="float" office:value="3.12422681193" calcext:value-type="float">
            <text:p>3.1242268119</text:p>
          </table:table-cell>
          <table:table-cell table:formula="of:=MATCH([.A49];[.R$6:.R$16];0)" office:value-type="string" office:string-value="" calcext:value-type="error">
            <text:p>#N/A</text:p>
          </table:table-cell>
          <table:table-cell table:number-columns-repeated="7"/>
          <table:table-cell table:formula="of:=[.B49]" office:value-type="float" office:value="3.12422681193" calcext:value-type="float">
            <text:p>3.1242268119</text:p>
          </table:table-cell>
          <table:table-cell table:number-columns-repeated="8"/>
        </table:table-row>
        <table:table-row table:style-name="ro1">
          <table:table-cell office:value-type="float" office:value="0.560765464326" calcext:value-type="float">
            <text:p>0.5607654643</text:p>
          </table:table-cell>
          <table:table-cell office:value-type="float" office:value="3.39699820198" calcext:value-type="float">
            <text:p>3.396998202</text:p>
          </table:table-cell>
          <table:table-cell table:formula="of:=MATCH([.A50];[.R$6:.R$16];0)" office:value-type="string" office:string-value="" calcext:value-type="error">
            <text:p>#N/A</text:p>
          </table:table-cell>
          <table:table-cell table:number-columns-repeated="7"/>
          <table:table-cell table:formula="of:=[.B50]" office:value-type="float" office:value="3.39699820198" calcext:value-type="float">
            <text:p>3.396998202</text:p>
          </table:table-cell>
          <table:table-cell table:number-columns-repeated="8"/>
        </table:table-row>
        <table:table-row table:style-name="ro1">
          <table:table-cell office:value-type="float" office:value="0.668336549292" calcext:value-type="float">
            <text:p>0.6683365493</text:p>
          </table:table-cell>
          <table:table-cell office:value-type="float" office:value="2.14306900946" calcext:value-type="float">
            <text:p>2.1430690095</text:p>
          </table:table-cell>
          <table:table-cell table:formula="of:=MATCH([.A51];[.R$6:.R$16];0)" office:value-type="string" office:string-value="" calcext:value-type="error">
            <text:p>#N/A</text:p>
          </table:table-cell>
          <table:table-cell table:number-columns-repeated="7"/>
          <table:table-cell table:formula="of:=[.B51]" office:value-type="float" office:value="2.14306900946" calcext:value-type="float">
            <text:p>2.1430690095</text:p>
          </table:table-cell>
          <table:table-cell table:number-columns-repeated="8"/>
        </table:table-row>
        <table:table-row table:style-name="ro1">
          <table:table-cell office:value-type="float" office:value="1.02515352979" calcext:value-type="float">
            <text:p>1.0251535298</text:p>
          </table:table-cell>
          <table:table-cell office:value-type="float" office:value="1.93173019735" calcext:value-type="float">
            <text:p>1.9317301974</text:p>
          </table:table-cell>
          <table:table-cell table:formula="of:=MATCH([.A52];[.R$6:.R$16];0)" office:value-type="string" office:string-value="" calcext:value-type="error">
            <text:p>#N/A</text:p>
          </table:table-cell>
          <table:table-cell table:number-columns-repeated="7"/>
          <table:table-cell table:formula="of:=[.B52]" office:value-type="float" office:value="1.93173019735" calcext:value-type="float">
            <text:p>1.9317301974</text:p>
          </table:table-cell>
          <table:table-cell table:number-columns-repeated="8"/>
        </table:table-row>
        <table:table-row table:style-name="ro1">
          <table:table-cell office:value-type="float" office:value="0.0301150194727" calcext:value-type="float">
            <text:p>0.0301150195</text:p>
          </table:table-cell>
          <table:table-cell office:value-type="float" office:value="3.26857002073" calcext:value-type="float">
            <text:p>3.2685700207</text:p>
          </table:table-cell>
          <table:table-cell table:formula="of:=MATCH([.A53];[.R$6:.R$16];0)" office:value-type="string" office:string-value="" calcext:value-type="error">
            <text:p>#N/A</text:p>
          </table:table-cell>
          <table:table-cell table:number-columns-repeated="7"/>
          <table:table-cell table:formula="of:=[.B53]" office:value-type="float" office:value="3.26857002073" calcext:value-type="float">
            <text:p>3.2685700207</text:p>
          </table:table-cell>
          <table:table-cell table:number-columns-repeated="8"/>
        </table:table-row>
        <table:table-row table:style-name="ro1">
          <table:table-cell office:value-type="float" office:value="1.09960570371" calcext:value-type="float">
            <text:p>1.0996057037</text:p>
          </table:table-cell>
          <table:table-cell office:value-type="float" office:value="1.88069888307" calcext:value-type="float">
            <text:p>1.8806988831</text:p>
          </table:table-cell>
          <table:table-cell table:formula="of:=MATCH([.A54];[.R$6:.R$16];0)" office:value-type="string" office:string-value="" calcext:value-type="error">
            <text:p>#N/A</text:p>
          </table:table-cell>
          <table:table-cell table:number-columns-repeated="7"/>
          <table:table-cell table:formula="of:=[.B54]" office:value-type="float" office:value="1.88069888307" calcext:value-type="float">
            <text:p>1.8806988831</text:p>
          </table:table-cell>
          <table:table-cell table:number-columns-repeated="8"/>
        </table:table-row>
        <table:table-row table:style-name="ro1">
          <table:table-cell office:value-type="float" office:value="0.276050297666" calcext:value-type="float">
            <text:p>0.2760502977</text:p>
          </table:table-cell>
          <table:table-cell office:value-type="float" office:value="2.79125551626" calcext:value-type="float">
            <text:p>2.7912555163</text:p>
          </table:table-cell>
          <table:table-cell table:formula="of:=MATCH([.A55];[.R$6:.R$16];0)" office:value-type="string" office:string-value="" calcext:value-type="error">
            <text:p>#N/A</text:p>
          </table:table-cell>
          <table:table-cell table:number-columns-repeated="7"/>
          <table:table-cell table:formula="of:=[.B55]" office:value-type="float" office:value="2.79125551626" calcext:value-type="float">
            <text:p>2.7912555163</text:p>
          </table:table-cell>
          <table:table-cell table:number-columns-repeated="8"/>
        </table:table-row>
        <table:table-row table:style-name="ro1">
          <table:table-cell office:value-type="float" office:value="1.35684328485" calcext:value-type="float">
            <text:p>1.3568432849</text:p>
          </table:table-cell>
          <table:table-cell office:value-type="float" office:value="3.36484456335" calcext:value-type="float">
            <text:p>3.3648445634</text:p>
          </table:table-cell>
          <table:table-cell table:formula="of:=MATCH([.A56];[.R$6:.R$16];0)" office:value-type="string" office:string-value="" calcext:value-type="error">
            <text:p>#N/A</text:p>
          </table:table-cell>
          <table:table-cell table:number-columns-repeated="7"/>
          <table:table-cell table:formula="of:=[.B56]" office:value-type="float" office:value="3.36484456335" calcext:value-type="float">
            <text:p>3.3648445634</text:p>
          </table:table-cell>
          <table:table-cell table:number-columns-repeated="8"/>
        </table:table-row>
        <table:table-row table:style-name="ro1">
          <table:table-cell office:value-type="float" office:value="1.30284137657" calcext:value-type="float">
            <text:p>1.3028413766</text:p>
          </table:table-cell>
          <table:table-cell office:value-type="float" office:value="1.94439676654" calcext:value-type="float">
            <text:p>1.9443967665</text:p>
          </table:table-cell>
          <table:table-cell table:formula="of:=MATCH([.A57];[.R$6:.R$16];0)" office:value-type="string" office:string-value="" calcext:value-type="error">
            <text:p>#N/A</text:p>
          </table:table-cell>
          <table:table-cell table:number-columns-repeated="7"/>
          <table:table-cell table:formula="of:=[.B57]" office:value-type="float" office:value="1.94439676654" calcext:value-type="float">
            <text:p>1.9443967665</text:p>
          </table:table-cell>
          <table:table-cell table:number-columns-repeated="8"/>
        </table:table-row>
        <table:table-row table:style-name="ro1">
          <table:table-cell office:value-type="float" office:value="0.259211924406" calcext:value-type="float">
            <text:p>0.2592119244</text:p>
          </table:table-cell>
          <table:table-cell office:value-type="float" office:value="2.31816825727" calcext:value-type="float">
            <text:p>2.3181682573</text:p>
          </table:table-cell>
          <table:table-cell table:formula="of:=MATCH([.A58];[.R$6:.R$16];0)" office:value-type="string" office:string-value="" calcext:value-type="error">
            <text:p>#N/A</text:p>
          </table:table-cell>
          <table:table-cell table:number-columns-repeated="7"/>
          <table:table-cell table:formula="of:=[.B58]" office:value-type="float" office:value="2.31816825727" calcext:value-type="float">
            <text:p>2.3181682573</text:p>
          </table:table-cell>
          <table:table-cell table:number-columns-repeated="8"/>
        </table:table-row>
        <table:table-row table:style-name="ro1">
          <table:table-cell office:value-type="float" office:value="1.53186683822" calcext:value-type="float">
            <text:p>1.5318668382</text:p>
          </table:table-cell>
          <table:table-cell office:value-type="float" office:value="2.47326310376" calcext:value-type="float">
            <text:p>2.4732631038</text:p>
          </table:table-cell>
          <table:table-cell table:formula="of:=MATCH([.A59];[.R$6:.R$16];0)" office:value-type="string" office:string-value="" calcext:value-type="error">
            <text:p>#N/A</text:p>
          </table:table-cell>
          <table:table-cell table:number-columns-repeated="7"/>
          <table:table-cell table:formula="of:=[.B59]" office:value-type="float" office:value="2.47326310376" calcext:value-type="float">
            <text:p>2.4732631038</text:p>
          </table:table-cell>
          <table:table-cell table:number-columns-repeated="8"/>
        </table:table-row>
        <table:table-row table:style-name="ro1">
          <table:table-cell office:value-type="float" office:value="0.218136214072" calcext:value-type="float">
            <text:p>0.2181362141</text:p>
          </table:table-cell>
          <table:table-cell office:value-type="float" office:value="2.37315158501" calcext:value-type="float">
            <text:p>2.373151585</text:p>
          </table:table-cell>
          <table:table-cell table:formula="of:=MATCH([.A60];[.R$6:.R$16];0)" office:value-type="string" office:string-value="" calcext:value-type="error">
            <text:p>#N/A</text:p>
          </table:table-cell>
          <table:table-cell table:number-columns-repeated="7"/>
          <table:table-cell table:formula="of:=[.B60]" office:value-type="float" office:value="2.37315158501" calcext:value-type="float">
            <text:p>2.373151585</text:p>
          </table:table-cell>
          <table:table-cell table:number-columns-repeated="8"/>
        </table:table-row>
        <table:table-row table:style-name="ro1">
          <table:table-cell office:value-type="float" office:value="1.31513124978" calcext:value-type="float">
            <text:p>1.3151312498</text:p>
          </table:table-cell>
          <table:table-cell office:value-type="float" office:value="2.60096650384" calcext:value-type="float">
            <text:p>2.6009665038</text:p>
          </table:table-cell>
          <table:table-cell table:formula="of:=MATCH([.A61];[.R$6:.R$16];0)" office:value-type="string" office:string-value="" calcext:value-type="error">
            <text:p>#N/A</text:p>
          </table:table-cell>
          <table:table-cell table:number-columns-repeated="7"/>
          <table:table-cell table:formula="of:=[.B61]" office:value-type="float" office:value="2.60096650384" calcext:value-type="float">
            <text:p>2.6009665038</text:p>
          </table:table-cell>
          <table:table-cell table:number-columns-repeated="8"/>
        </table:table-row>
        <table:table-row table:style-name="ro1">
          <table:table-cell office:value-type="float" office:value="1.329044893" calcext:value-type="float">
            <text:p>1.329044893</text:p>
          </table:table-cell>
          <table:table-cell office:value-type="float" office:value="3.39782839494" calcext:value-type="float">
            <text:p>3.3978283949</text:p>
          </table:table-cell>
          <table:table-cell table:formula="of:=MATCH([.A62];[.R$6:.R$16];0)" office:value-type="string" office:string-value="" calcext:value-type="error">
            <text:p>#N/A</text:p>
          </table:table-cell>
          <table:table-cell table:number-columns-repeated="7"/>
          <table:table-cell table:formula="of:=[.B62]" office:value-type="float" office:value="3.39782839494" calcext:value-type="float">
            <text:p>3.3978283949</text:p>
          </table:table-cell>
          <table:table-cell table:number-columns-repeated="8"/>
        </table:table-row>
        <table:table-row table:style-name="ro1">
          <table:table-cell office:value-type="float" office:value="1.41693058069" calcext:value-type="float">
            <text:p>1.4169305807</text:p>
          </table:table-cell>
          <table:table-cell office:value-type="float" office:value="2.96567817081" calcext:value-type="float">
            <text:p>2.9656781708</text:p>
          </table:table-cell>
          <table:table-cell table:formula="of:=MATCH([.A63];[.R$6:.R$16];0)" office:value-type="string" office:string-value="" calcext:value-type="error">
            <text:p>#N/A</text:p>
          </table:table-cell>
          <table:table-cell table:number-columns-repeated="7"/>
          <table:table-cell table:formula="of:=[.B63]" office:value-type="float" office:value="2.96567817081" calcext:value-type="float">
            <text:p>2.9656781708</text:p>
          </table:table-cell>
          <table:table-cell table:number-columns-repeated="8"/>
        </table:table-row>
        <table:table-row table:style-name="ro1">
          <table:table-cell office:value-type="float" office:value="0.23788730927" calcext:value-type="float">
            <text:p>0.2378873093</text:p>
          </table:table-cell>
          <table:table-cell office:value-type="float" office:value="2.51129285243" calcext:value-type="float">
            <text:p>2.5112928524</text:p>
          </table:table-cell>
          <table:table-cell table:formula="of:=MATCH([.A64];[.R$6:.R$16];0)" office:value-type="string" office:string-value="" calcext:value-type="error">
            <text:p>#N/A</text:p>
          </table:table-cell>
          <table:table-cell table:number-columns-repeated="7"/>
          <table:table-cell table:formula="of:=[.B64]" office:value-type="float" office:value="2.51129285243" calcext:value-type="float">
            <text:p>2.5112928524</text:p>
          </table:table-cell>
          <table:table-cell table:number-columns-repeated="8"/>
        </table:table-row>
        <table:table-row table:style-name="ro1">
          <table:table-cell office:value-type="float" office:value="-0.0100168022206" calcext:value-type="float">
            <text:p>-0.0100168022</text:p>
          </table:table-cell>
          <table:table-cell office:value-type="float" office:value="2.43724121798" calcext:value-type="float">
            <text:p>2.437241218</text:p>
          </table:table-cell>
          <table:table-cell table:formula="of:=MATCH([.A65];[.R$6:.R$16];0)" office:value-type="string" office:string-value="" calcext:value-type="error">
            <text:p>#N/A</text:p>
          </table:table-cell>
          <table:table-cell table:number-columns-repeated="7"/>
          <table:table-cell table:formula="of:=[.B65]" office:value-type="float" office:value="2.43724121798" calcext:value-type="float">
            <text:p>2.437241218</text:p>
          </table:table-cell>
          <table:table-cell table:number-columns-repeated="8"/>
        </table:table-row>
        <table:table-row table:style-name="ro1">
          <table:table-cell office:value-type="float" office:value="1.15331060078" calcext:value-type="float">
            <text:p>1.1533106008</text:p>
          </table:table-cell>
          <table:table-cell office:value-type="float" office:value="3.05715161373" calcext:value-type="float">
            <text:p>3.0571516137</text:p>
          </table:table-cell>
          <table:table-cell table:formula="of:=MATCH([.A66];[.R$6:.R$16];0)" office:value-type="string" office:string-value="" calcext:value-type="error">
            <text:p>#N/A</text:p>
          </table:table-cell>
          <table:table-cell table:number-columns-repeated="7"/>
          <table:table-cell table:formula="of:=[.B66]" office:value-type="float" office:value="3.05715161373" calcext:value-type="float">
            <text:p>3.0571516137</text:p>
          </table:table-cell>
          <table:table-cell table:number-columns-repeated="8"/>
        </table:table-row>
        <table:table-row table:style-name="ro1">
          <table:table-cell office:value-type="float" office:value="0.394330687995" calcext:value-type="float">
            <text:p>0.394330688</text:p>
          </table:table-cell>
          <table:table-cell office:value-type="float" office:value="1.90137419663" calcext:value-type="float">
            <text:p>1.9013741966</text:p>
          </table:table-cell>
          <table:table-cell table:formula="of:=MATCH([.A67];[.R$6:.R$16];0)" office:value-type="string" office:string-value="" calcext:value-type="error">
            <text:p>#N/A</text:p>
          </table:table-cell>
          <table:table-cell table:number-columns-repeated="7"/>
          <table:table-cell table:formula="of:=[.B67]" office:value-type="float" office:value="1.90137419663" calcext:value-type="float">
            <text:p>1.9013741966</text:p>
          </table:table-cell>
          <table:table-cell table:number-columns-repeated="8"/>
        </table:table-row>
        <table:table-row table:style-name="ro1">
          <table:table-cell office:value-type="float" office:value="0.826819844369" calcext:value-type="float">
            <text:p>0.8268198444</text:p>
          </table:table-cell>
          <table:table-cell office:value-type="float" office:value="3.23199287688" calcext:value-type="float">
            <text:p>3.2319928769</text:p>
          </table:table-cell>
          <table:table-cell table:formula="of:=MATCH([.A68];[.R$6:.R$16];0)" office:value-type="string" office:string-value="" calcext:value-type="error">
            <text:p>#N/A</text:p>
          </table:table-cell>
          <table:table-cell table:number-columns-repeated="7"/>
          <table:table-cell table:formula="of:=[.B68]" office:value-type="float" office:value="3.23199287688" calcext:value-type="float">
            <text:p>3.2319928769</text:p>
          </table:table-cell>
          <table:table-cell table:number-columns-repeated="8"/>
        </table:table-row>
        <table:table-row table:style-name="ro1">
          <table:table-cell office:value-type="float" office:value="1.49501174028" calcext:value-type="float">
            <text:p>1.4950117403</text:p>
          </table:table-cell>
          <table:table-cell office:value-type="float" office:value="3.04350568918" calcext:value-type="float">
            <text:p>3.0435056892</text:p>
          </table:table-cell>
          <table:table-cell table:formula="of:=MATCH([.A69];[.R$6:.R$16];0)" office:value-type="string" office:string-value="" calcext:value-type="error">
            <text:p>#N/A</text:p>
          </table:table-cell>
          <table:table-cell table:number-columns-repeated="7"/>
          <table:table-cell table:formula="of:=[.B69]" office:value-type="float" office:value="3.04350568918" calcext:value-type="float">
            <text:p>3.0435056892</text:p>
          </table:table-cell>
          <table:table-cell table:number-columns-repeated="8"/>
        </table:table-row>
        <table:table-row table:style-name="ro1">
          <table:table-cell office:value-type="float" office:value="0.324305757053" calcext:value-type="float">
            <text:p>0.3243057571</text:p>
          </table:table-cell>
          <table:table-cell office:value-type="float" office:value="3.09875575698" calcext:value-type="float">
            <text:p>3.098755757</text:p>
          </table:table-cell>
          <table:table-cell table:formula="of:=MATCH([.A70];[.R$6:.R$16];0)" office:value-type="string" office:string-value="" calcext:value-type="error">
            <text:p>#N/A</text:p>
          </table:table-cell>
          <table:table-cell table:number-columns-repeated="7"/>
          <table:table-cell table:formula="of:=[.B70]" office:value-type="float" office:value="3.09875575698" calcext:value-type="float">
            <text:p>3.098755757</text:p>
          </table:table-cell>
          <table:table-cell table:number-columns-repeated="8"/>
        </table:table-row>
        <table:table-row table:style-name="ro1">
          <table:table-cell office:value-type="float" office:value="0.320202387368" calcext:value-type="float">
            <text:p>0.3202023874</text:p>
          </table:table-cell>
          <table:table-cell office:value-type="float" office:value="2.48828968065" calcext:value-type="float">
            <text:p>2.4882896807</text:p>
          </table:table-cell>
          <table:table-cell table:formula="of:=MATCH([.A71];[.R$6:.R$16];0)" office:value-type="string" office:string-value="" calcext:value-type="error">
            <text:p>#N/A</text:p>
          </table:table-cell>
          <table:table-cell table:number-columns-repeated="7"/>
          <table:table-cell table:formula="of:=[.B71]" office:value-type="float" office:value="2.48828968065" calcext:value-type="float">
            <text:p>2.4882896807</text:p>
          </table:table-cell>
          <table:table-cell table:number-columns-repeated="8"/>
        </table:table-row>
        <table:table-row table:style-name="ro1">
          <table:table-cell office:value-type="float" office:value="1.17456455105" calcext:value-type="float">
            <text:p>1.1745645511</text:p>
          </table:table-cell>
          <table:table-cell office:value-type="float" office:value="3.42648342887" calcext:value-type="float">
            <text:p>3.4264834289</text:p>
          </table:table-cell>
          <table:table-cell table:formula="of:=MATCH([.A72];[.R$6:.R$16];0)" office:value-type="string" office:string-value="" calcext:value-type="error">
            <text:p>#N/A</text:p>
          </table:table-cell>
          <table:table-cell table:number-columns-repeated="7"/>
          <table:table-cell table:formula="of:=[.B72]" office:value-type="float" office:value="3.42648342887" calcext:value-type="float">
            <text:p>3.4264834289</text:p>
          </table:table-cell>
          <table:table-cell table:number-columns-repeated="8"/>
        </table:table-row>
        <table:table-row table:style-name="ro1">
          <table:table-cell office:value-type="float" office:value="0.738058582689" calcext:value-type="float">
            <text:p>0.7380585827</text:p>
          </table:table-cell>
          <table:table-cell office:value-type="float" office:value="3.26658053623" calcext:value-type="float">
            <text:p>3.2665805362</text:p>
          </table:table-cell>
          <table:table-cell table:formula="of:=MATCH([.A73];[.R$6:.R$16];0)" office:value-type="string" office:string-value="" calcext:value-type="error">
            <text:p>#N/A</text:p>
          </table:table-cell>
          <table:table-cell table:number-columns-repeated="7"/>
          <table:table-cell table:formula="of:=[.B73]" office:value-type="float" office:value="3.26658053623" calcext:value-type="float">
            <text:p>3.2665805362</text:p>
          </table:table-cell>
          <table:table-cell table:number-columns-repeated="8"/>
        </table:table-row>
        <table:table-row table:style-name="ro1">
          <table:table-cell office:value-type="float" office:value="-0.0318590156083" calcext:value-type="float">
            <text:p>-0.0318590156</text:p>
          </table:table-cell>
          <table:table-cell office:value-type="float" office:value="2.45729142416" calcext:value-type="float">
            <text:p>2.4572914242</text:p>
          </table:table-cell>
          <table:table-cell table:formula="of:=MATCH([.A74];[.R$6:.R$16];0)" office:value-type="string" office:string-value="" calcext:value-type="error">
            <text:p>#N/A</text:p>
          </table:table-cell>
          <table:table-cell table:number-columns-repeated="7"/>
          <table:table-cell table:formula="of:=[.B74]" office:value-type="float" office:value="2.45729142416" calcext:value-type="float">
            <text:p>2.4572914242</text:p>
          </table:table-cell>
          <table:table-cell table:number-columns-repeated="8"/>
        </table:table-row>
        <table:table-row table:style-name="ro1">
          <table:table-cell office:value-type="float" office:value="0.467566191508" calcext:value-type="float">
            <text:p>0.4675661915</text:p>
          </table:table-cell>
          <table:table-cell office:value-type="float" office:value="1.84778078306" calcext:value-type="float">
            <text:p>1.8477807831</text:p>
          </table:table-cell>
          <table:table-cell table:formula="of:=MATCH([.A75];[.R$6:.R$16];0)" office:value-type="string" office:string-value="" calcext:value-type="error">
            <text:p>#N/A</text:p>
          </table:table-cell>
          <table:table-cell table:number-columns-repeated="7"/>
          <table:table-cell table:formula="of:=[.B75]" office:value-type="float" office:value="1.84778078306" calcext:value-type="float">
            <text:p>1.8477807831</text:p>
          </table:table-cell>
          <table:table-cell table:number-columns-repeated="8"/>
        </table:table-row>
        <table:table-row table:style-name="ro1">
          <table:table-cell office:value-type="float" office:value="0.468645636453" calcext:value-type="float">
            <text:p>0.4686456365</text:p>
          </table:table-cell>
          <table:table-cell office:value-type="float" office:value="1.96858484486" calcext:value-type="float">
            <text:p>1.9685848449</text:p>
          </table:table-cell>
          <table:table-cell table:formula="of:=MATCH([.A76];[.R$6:.R$16];0)" office:value-type="string" office:string-value="" calcext:value-type="error">
            <text:p>#N/A</text:p>
          </table:table-cell>
          <table:table-cell table:number-columns-repeated="7"/>
          <table:table-cell table:formula="of:=[.B76]" office:value-type="float" office:value="1.96858484486" calcext:value-type="float">
            <text:p>1.9685848449</text:p>
          </table:table-cell>
          <table:table-cell table:number-columns-repeated="8"/>
        </table:table-row>
        <table:table-row table:style-name="ro1">
          <table:table-cell office:value-type="float" office:value="0.826524846034" calcext:value-type="float">
            <text:p>0.826524846</text:p>
          </table:table-cell>
          <table:table-cell office:value-type="float" office:value="1.88898783469" calcext:value-type="float">
            <text:p>1.8889878347</text:p>
          </table:table-cell>
          <table:table-cell table:formula="of:=MATCH([.A77];[.R$6:.R$16];0)" office:value-type="string" office:string-value="" calcext:value-type="error">
            <text:p>#N/A</text:p>
          </table:table-cell>
          <table:table-cell table:number-columns-repeated="7"/>
          <table:table-cell table:formula="of:=[.B77]" office:value-type="float" office:value="1.88898783469" calcext:value-type="float">
            <text:p>1.8889878347</text:p>
          </table:table-cell>
          <table:table-cell table:number-columns-repeated="8"/>
        </table:table-row>
        <table:table-row table:style-name="ro1">
          <table:table-cell office:value-type="float" office:value="1.50096016515" calcext:value-type="float">
            <text:p>1.5009601652</text:p>
          </table:table-cell>
          <table:table-cell office:value-type="float" office:value="2.67201659887" calcext:value-type="float">
            <text:p>2.6720165989</text:p>
          </table:table-cell>
          <table:table-cell table:formula="of:=MATCH([.A78];[.R$6:.R$16];0)" office:value-type="string" office:string-value="" calcext:value-type="error">
            <text:p>#N/A</text:p>
          </table:table-cell>
          <table:table-cell table:number-columns-repeated="7"/>
          <table:table-cell table:formula="of:=[.B78]" office:value-type="float" office:value="2.67201659887" calcext:value-type="float">
            <text:p>2.6720165989</text:p>
          </table:table-cell>
          <table:table-cell table:number-columns-repeated="8"/>
        </table:table-row>
        <table:table-row table:style-name="ro1">
          <table:table-cell office:value-type="float" office:value="-0.0625764266186" calcext:value-type="float">
            <text:p>-0.0625764266</text:p>
          </table:table-cell>
          <table:table-cell office:value-type="float" office:value="2.63463889835" calcext:value-type="float">
            <text:p>2.6346388984</text:p>
          </table:table-cell>
          <table:table-cell table:formula="of:=MATCH([.A79];[.R$6:.R$16];0)" office:value-type="string" office:string-value="" calcext:value-type="error">
            <text:p>#N/A</text:p>
          </table:table-cell>
          <table:table-cell table:number-columns-repeated="7"/>
          <table:table-cell table:formula="of:=[.B79]" office:value-type="float" office:value="2.63463889835" calcext:value-type="float">
            <text:p>2.6346388984</text:p>
          </table:table-cell>
          <table:table-cell table:number-columns-repeated="8"/>
        </table:table-row>
        <table:table-row table:style-name="ro1">
          <table:table-cell office:value-type="float" office:value="0.0215937666858" calcext:value-type="float">
            <text:p>0.0215937667</text:p>
          </table:table-cell>
          <table:table-cell office:value-type="float" office:value="2.64959878547" calcext:value-type="float">
            <text:p>2.6495987855</text:p>
          </table:table-cell>
          <table:table-cell table:formula="of:=MATCH([.A80];[.R$6:.R$16];0)" office:value-type="string" office:string-value="" calcext:value-type="error">
            <text:p>#N/A</text:p>
          </table:table-cell>
          <table:table-cell table:number-columns-repeated="7"/>
          <table:table-cell table:formula="of:=[.B80]" office:value-type="float" office:value="2.64959878547" calcext:value-type="float">
            <text:p>2.6495987855</text:p>
          </table:table-cell>
          <table:table-cell table:number-columns-repeated="8"/>
        </table:table-row>
        <table:table-row table:style-name="ro1">
          <table:table-cell office:value-type="float" office:value="1.08373218644" calcext:value-type="float">
            <text:p>1.0837321864</text:p>
          </table:table-cell>
          <table:table-cell office:value-type="float" office:value="3.49633473306" calcext:value-type="float">
            <text:p>3.4963347331</text:p>
          </table:table-cell>
          <table:table-cell table:formula="of:=MATCH([.A81];[.R$6:.R$16];0)" office:value-type="string" office:string-value="" calcext:value-type="error">
            <text:p>#N/A</text:p>
          </table:table-cell>
          <table:table-cell table:number-columns-repeated="7"/>
          <table:table-cell table:formula="of:=[.B81]" office:value-type="float" office:value="3.49633473306" calcext:value-type="float">
            <text:p>3.4963347331</text:p>
          </table:table-cell>
          <table:table-cell table:number-columns-repeated="8"/>
        </table:table-row>
        <table:table-row table:style-name="ro1">
          <table:table-cell office:value-type="float" office:value="1.39073838518" calcext:value-type="float">
            <text:p>1.3907383852</text:p>
          </table:table-cell>
          <table:table-cell office:value-type="float" office:value="2.17480422548" calcext:value-type="float">
            <text:p>2.1748042255</text:p>
          </table:table-cell>
          <table:table-cell table:formula="of:=MATCH([.A82];[.R$6:.R$16];0)" office:value-type="string" office:string-value="" calcext:value-type="error">
            <text:p>#N/A</text:p>
          </table:table-cell>
          <table:table-cell table:number-columns-repeated="7"/>
          <table:table-cell table:formula="of:=[.B82]" office:value-type="float" office:value="2.17480422548" calcext:value-type="float">
            <text:p>2.1748042255</text:p>
          </table:table-cell>
          <table:table-cell table:number-columns-repeated="8"/>
        </table:table-row>
        <table:table-row table:style-name="ro1">
          <table:table-cell office:value-type="float" office:value="1.4112371074" calcext:value-type="float">
            <text:p>1.4112371074</text:p>
          </table:table-cell>
          <table:table-cell office:value-type="float" office:value="2.50734460243" calcext:value-type="float">
            <text:p>2.5073446024</text:p>
          </table:table-cell>
          <table:table-cell table:formula="of:=MATCH([.A83];[.R$6:.R$16];0)" office:value-type="string" office:string-value="" calcext:value-type="error">
            <text:p>#N/A</text:p>
          </table:table-cell>
          <table:table-cell table:number-columns-repeated="7"/>
          <table:table-cell table:formula="of:=[.B83]" office:value-type="float" office:value="2.50734460243" calcext:value-type="float">
            <text:p>2.5073446024</text:p>
          </table:table-cell>
          <table:table-cell table:number-columns-repeated="8"/>
        </table:table-row>
        <table:table-row table:style-name="ro1">
          <table:table-cell office:value-type="float" office:value="0.845877979549" calcext:value-type="float">
            <text:p>0.8458779795</text:p>
          </table:table-cell>
          <table:table-cell office:value-type="float" office:value="3.56581768699" calcext:value-type="float">
            <text:p>3.565817687</text:p>
          </table:table-cell>
          <table:table-cell table:formula="of:=MATCH([.A84];[.R$6:.R$16];0)" office:value-type="string" office:string-value="" calcext:value-type="error">
            <text:p>#N/A</text:p>
          </table:table-cell>
          <table:table-cell table:number-columns-repeated="7"/>
          <table:table-cell table:formula="of:=[.B84]" office:value-type="float" office:value="3.56581768699" calcext:value-type="float">
            <text:p>3.565817687</text:p>
          </table:table-cell>
          <table:table-cell table:number-columns-repeated="8"/>
        </table:table-row>
        <table:table-row table:style-name="ro1">
          <table:table-cell office:value-type="float" office:value="0.468370244136" calcext:value-type="float">
            <text:p>0.4683702441</text:p>
          </table:table-cell>
          <table:table-cell office:value-type="float" office:value="2.08801044365" calcext:value-type="float">
            <text:p>2.0880104437</text:p>
          </table:table-cell>
          <table:table-cell table:formula="of:=MATCH([.A85];[.R$6:.R$16];0)" office:value-type="string" office:string-value="" calcext:value-type="error">
            <text:p>#N/A</text:p>
          </table:table-cell>
          <table:table-cell table:number-columns-repeated="7"/>
          <table:table-cell table:formula="of:=[.B85]" office:value-type="float" office:value="2.08801044365" calcext:value-type="float">
            <text:p>2.0880104437</text:p>
          </table:table-cell>
          <table:table-cell table:number-columns-repeated="8"/>
        </table:table-row>
        <table:table-row table:style-name="ro1">
          <table:table-cell office:value-type="float" office:value="-0.150667537993" calcext:value-type="float">
            <text:p>-0.150667538</text:p>
          </table:table-cell>
          <table:table-cell office:value-type="float" office:value="2.45085152784" calcext:value-type="float">
            <text:p>2.4508515278</text:p>
          </table:table-cell>
          <table:table-cell table:formula="of:=MATCH([.A86];[.R$6:.R$16];0)" office:value-type="string" office:string-value="" calcext:value-type="error">
            <text:p>#N/A</text:p>
          </table:table-cell>
          <table:table-cell table:number-columns-repeated="7"/>
          <table:table-cell table:formula="of:=[.B86]" office:value-type="float" office:value="2.45085152784" calcext:value-type="float">
            <text:p>2.4508515278</text:p>
          </table:table-cell>
          <table:table-cell table:number-columns-repeated="8"/>
        </table:table-row>
        <table:table-row table:style-name="ro1">
          <table:table-cell office:value-type="float" office:value="0.815416439424" calcext:value-type="float">
            <text:p>0.8154164394</text:p>
          </table:table-cell>
          <table:table-cell office:value-type="float" office:value="1.76615734135" calcext:value-type="float">
            <text:p>1.7661573414</text:p>
          </table:table-cell>
          <table:table-cell table:formula="of:=MATCH([.A87];[.R$6:.R$16];0)" office:value-type="string" office:string-value="" calcext:value-type="error">
            <text:p>#N/A</text:p>
          </table:table-cell>
          <table:table-cell table:number-columns-repeated="7"/>
          <table:table-cell table:formula="of:=[.B87]" office:value-type="float" office:value="1.76615734135" calcext:value-type="float">
            <text:p>1.7661573414</text:p>
          </table:table-cell>
          <table:table-cell table:number-columns-repeated="8"/>
        </table:table-row>
        <table:table-row table:style-name="ro1">
          <table:table-cell office:value-type="float" office:value="0.13547231491" calcext:value-type="float">
            <text:p>0.1354723149</text:p>
          </table:table-cell>
          <table:table-cell office:value-type="float" office:value="2.9531838792" calcext:value-type="float">
            <text:p>2.9531838792</text:p>
          </table:table-cell>
          <table:table-cell table:formula="of:=MATCH([.A88];[.R$6:.R$16];0)" office:value-type="string" office:string-value="" calcext:value-type="error">
            <text:p>#N/A</text:p>
          </table:table-cell>
          <table:table-cell table:number-columns-repeated="7"/>
          <table:table-cell table:formula="of:=[.B88]" office:value-type="float" office:value="2.9531838792" calcext:value-type="float">
            <text:p>2.9531838792</text:p>
          </table:table-cell>
          <table:table-cell table:number-columns-repeated="8"/>
        </table:table-row>
        <table:table-row table:style-name="ro1">
          <table:table-cell office:value-type="float" office:value="0.152421685252" calcext:value-type="float">
            <text:p>0.1524216853</text:p>
          </table:table-cell>
          <table:table-cell office:value-type="float" office:value="3.327630325" calcext:value-type="float">
            <text:p>3.327630325</text:p>
          </table:table-cell>
          <table:table-cell table:formula="of:=MATCH([.A89];[.R$6:.R$16];0)" office:value-type="string" office:string-value="" calcext:value-type="error">
            <text:p>#N/A</text:p>
          </table:table-cell>
          <table:table-cell table:number-columns-repeated="7"/>
          <table:table-cell table:formula="of:=[.B89]" office:value-type="float" office:value="3.327630325" calcext:value-type="float">
            <text:p>3.327630325</text:p>
          </table:table-cell>
          <table:table-cell table:number-columns-repeated="8"/>
        </table:table-row>
        <table:table-row table:style-name="ro1">
          <table:table-cell office:value-type="float" office:value="0.840189438169" calcext:value-type="float">
            <text:p>0.8401894382</text:p>
          </table:table-cell>
          <table:table-cell office:value-type="float" office:value="2.04980338579" calcext:value-type="float">
            <text:p>2.0498033858</text:p>
          </table:table-cell>
          <table:table-cell table:formula="of:=MATCH([.A90];[.R$6:.R$16];0)" office:value-type="string" office:string-value="" calcext:value-type="error">
            <text:p>#N/A</text:p>
          </table:table-cell>
          <table:table-cell table:number-columns-repeated="7"/>
          <table:table-cell table:formula="of:=[.B90]" office:value-type="float" office:value="2.04980338579" calcext:value-type="float">
            <text:p>2.0498033858</text:p>
          </table:table-cell>
          <table:table-cell table:number-columns-repeated="8"/>
        </table:table-row>
        <table:table-row table:style-name="ro1">
          <table:table-cell office:value-type="float" office:value="1.66388852479" calcext:value-type="float">
            <text:p>1.6638885248</text:p>
          </table:table-cell>
          <table:table-cell office:value-type="float" office:value="3.04034288427" calcext:value-type="float">
            <text:p>3.0403428843</text:p>
          </table:table-cell>
          <table:table-cell table:formula="of:=MATCH([.A91];[.R$6:.R$16];0)" office:value-type="string" office:string-value="" calcext:value-type="error">
            <text:p>#N/A</text:p>
          </table:table-cell>
          <table:table-cell table:number-columns-repeated="7"/>
          <table:table-cell table:formula="of:=[.B91]" office:value-type="float" office:value="3.04034288427" calcext:value-type="float">
            <text:p>3.0403428843</text:p>
          </table:table-cell>
          <table:table-cell table:number-columns-repeated="8"/>
        </table:table-row>
        <table:table-row table:style-name="ro1">
          <table:table-cell office:value-type="float" office:value="0.339910141145" calcext:value-type="float">
            <text:p>0.3399101411</text:p>
          </table:table-cell>
          <table:table-cell office:value-type="float" office:value="3.46389392212" calcext:value-type="float">
            <text:p>3.4638939221</text:p>
          </table:table-cell>
          <table:table-cell table:formula="of:=MATCH([.A92];[.R$6:.R$16];0)" office:value-type="float" office:value="9" calcext:value-type="float">
            <text:p>9</text:p>
          </table:table-cell>
          <table:table-cell table:number-columns-repeated="8"/>
          <table:table-cell table:formula="of:=[.B92]" office:value-type="float" office:value="3.46389392212" calcext:value-type="float">
            <text:p>3.4638939221</text:p>
          </table:table-cell>
          <table:table-cell table:number-columns-repeated="7"/>
        </table:table-row>
        <table:table-row table:style-name="ro1">
          <table:table-cell office:value-type="float" office:value="0.273200522892" calcext:value-type="float">
            <text:p>0.2732005229</text:p>
          </table:table-cell>
          <table:table-cell office:value-type="float" office:value="3.56809905551" calcext:value-type="float">
            <text:p>3.5680990555</text:p>
          </table:table-cell>
          <table:table-cell table:formula="of:=MATCH([.A93];[.R$6:.R$16];0)" office:value-type="string" office:string-value="" calcext:value-type="error">
            <text:p>#N/A</text:p>
          </table:table-cell>
          <table:table-cell table:number-columns-repeated="8"/>
          <table:table-cell table:formula="of:=[.B93]" office:value-type="float" office:value="3.56809905551" calcext:value-type="float">
            <text:p>3.5680990555</text:p>
          </table:table-cell>
          <table:table-cell table:number-columns-repeated="7"/>
        </table:table-row>
        <table:table-row table:style-name="ro1">
          <table:table-cell office:value-type="float" office:value="0.867862163283" calcext:value-type="float">
            <text:p>0.8678621633</text:p>
          </table:table-cell>
          <table:table-cell office:value-type="float" office:value="3.1027183514" calcext:value-type="float">
            <text:p>3.1027183514</text:p>
          </table:table-cell>
          <table:table-cell table:formula="of:=MATCH([.A94];[.R$6:.R$16];0)" office:value-type="string" office:string-value="" calcext:value-type="error">
            <text:p>#N/A</text:p>
          </table:table-cell>
          <table:table-cell table:number-columns-repeated="8"/>
          <table:table-cell table:formula="of:=[.B94]" office:value-type="float" office:value="3.1027183514" calcext:value-type="float">
            <text:p>3.1027183514</text:p>
          </table:table-cell>
          <table:table-cell table:number-columns-repeated="7"/>
        </table:table-row>
        <table:table-row table:style-name="ro1">
          <table:table-cell office:value-type="float" office:value="-0.388609399409" calcext:value-type="float">
            <text:p>-0.3886093994</text:p>
          </table:table-cell>
          <table:table-cell office:value-type="float" office:value="2.84837451796" calcext:value-type="float">
            <text:p>2.848374518</text:p>
          </table:table-cell>
          <table:table-cell table:formula="of:=MATCH([.A95];[.R$6:.R$16];0)" office:value-type="string" office:string-value="" calcext:value-type="error">
            <text:p>#N/A</text:p>
          </table:table-cell>
          <table:table-cell table:number-columns-repeated="8"/>
          <table:table-cell table:formula="of:=[.B95]" office:value-type="float" office:value="2.84837451796" calcext:value-type="float">
            <text:p>2.848374518</text:p>
          </table:table-cell>
          <table:table-cell table:number-columns-repeated="7"/>
        </table:table-row>
        <table:table-row table:style-name="ro1">
          <table:table-cell office:value-type="float" office:value="0.787261435487" calcext:value-type="float">
            <text:p>0.7872614355</text:p>
          </table:table-cell>
          <table:table-cell office:value-type="float" office:value="2.65890508098" calcext:value-type="float">
            <text:p>2.658905081</text:p>
          </table:table-cell>
          <table:table-cell table:formula="of:=MATCH([.A96];[.R$6:.R$16];0)" office:value-type="string" office:string-value="" calcext:value-type="error">
            <text:p>#N/A</text:p>
          </table:table-cell>
          <table:table-cell table:number-columns-repeated="8"/>
          <table:table-cell table:formula="of:=[.B96]" office:value-type="float" office:value="2.65890508098" calcext:value-type="float">
            <text:p>2.658905081</text:p>
          </table:table-cell>
          <table:table-cell table:number-columns-repeated="7"/>
        </table:table-row>
        <table:table-row table:style-name="ro1">
          <table:table-cell office:value-type="float" office:value="1.07910439621" calcext:value-type="float">
            <text:p>1.0791043962</text:p>
          </table:table-cell>
          <table:table-cell office:value-type="float" office:value="4.04006083709" calcext:value-type="float">
            <text:p>4.0400608371</text:p>
          </table:table-cell>
          <table:table-cell table:formula="of:=MATCH([.A97];[.R$6:.R$16];0)" office:value-type="string" office:string-value="" calcext:value-type="error">
            <text:p>#N/A</text:p>
          </table:table-cell>
          <table:table-cell table:number-columns-repeated="8"/>
          <table:table-cell table:formula="of:=[.B97]" office:value-type="float" office:value="4.04006083709" calcext:value-type="float">
            <text:p>4.0400608371</text:p>
          </table:table-cell>
          <table:table-cell table:number-columns-repeated="7"/>
        </table:table-row>
        <table:table-row table:style-name="ro1">
          <table:table-cell office:value-type="float" office:value="-0.174921835398" calcext:value-type="float">
            <text:p>-0.1749218354</text:p>
          </table:table-cell>
          <table:table-cell office:value-type="float" office:value="3.11221890106" calcext:value-type="float">
            <text:p>3.1122189011</text:p>
          </table:table-cell>
          <table:table-cell table:formula="of:=MATCH([.A98];[.R$6:.R$16];0)" office:value-type="string" office:string-value="" calcext:value-type="error">
            <text:p>#N/A</text:p>
          </table:table-cell>
          <table:table-cell table:number-columns-repeated="8"/>
          <table:table-cell table:formula="of:=[.B98]" office:value-type="float" office:value="3.11221890106" calcext:value-type="float">
            <text:p>3.1122189011</text:p>
          </table:table-cell>
          <table:table-cell table:number-columns-repeated="7"/>
        </table:table-row>
        <table:table-row table:style-name="ro1">
          <table:table-cell office:value-type="float" office:value="0.79837858831" calcext:value-type="float">
            <text:p>0.7983785883</text:p>
          </table:table-cell>
          <table:table-cell office:value-type="float" office:value="3.85370197998" calcext:value-type="float">
            <text:p>3.85370198</text:p>
          </table:table-cell>
          <table:table-cell table:formula="of:=MATCH([.A99];[.R$6:.R$16];0)" office:value-type="string" office:string-value="" calcext:value-type="error">
            <text:p>#N/A</text:p>
          </table:table-cell>
          <table:table-cell table:number-columns-repeated="8"/>
          <table:table-cell table:formula="of:=[.B99]" office:value-type="float" office:value="3.85370197998" calcext:value-type="float">
            <text:p>3.85370198</text:p>
          </table:table-cell>
          <table:table-cell table:number-columns-repeated="7"/>
        </table:table-row>
        <table:table-row table:style-name="ro1">
          <table:table-cell office:value-type="float" office:value="-0.0436303497524" calcext:value-type="float">
            <text:p>-0.0436303498</text:p>
          </table:table-cell>
          <table:table-cell office:value-type="float" office:value="2.63042694062" calcext:value-type="float">
            <text:p>2.6304269406</text:p>
          </table:table-cell>
          <table:table-cell table:formula="of:=MATCH([.A100];[.R$6:.R$16];0)" office:value-type="string" office:string-value="" calcext:value-type="error">
            <text:p>#N/A</text:p>
          </table:table-cell>
          <table:table-cell table:number-columns-repeated="8"/>
          <table:table-cell table:formula="of:=[.B100]" office:value-type="float" office:value="2.63042694062" calcext:value-type="float">
            <text:p>2.6304269406</text:p>
          </table:table-cell>
          <table:table-cell table:number-columns-repeated="7"/>
        </table:table-row>
        <table:table-row table:style-name="ro1">
          <table:table-cell office:value-type="float" office:value="1.25947552517" calcext:value-type="float">
            <text:p>1.2594755252</text:p>
          </table:table-cell>
          <table:table-cell office:value-type="float" office:value="3.60803200972" calcext:value-type="float">
            <text:p>3.6080320097</text:p>
          </table:table-cell>
          <table:table-cell table:formula="of:=MATCH([.A101];[.R$6:.R$16];0)" office:value-type="string" office:string-value="" calcext:value-type="error">
            <text:p>#N/A</text:p>
          </table:table-cell>
          <table:table-cell table:number-columns-repeated="8"/>
          <table:table-cell table:formula="of:=[.B101]" office:value-type="float" office:value="3.60803200972" calcext:value-type="float">
            <text:p>3.6080320097</text:p>
          </table:table-cell>
          <table:table-cell table:number-columns-repeated="7"/>
        </table:table-row>
        <table:table-row table:style-name="ro1">
          <table:table-cell office:value-type="float" office:value="0.952353448842" calcext:value-type="float">
            <text:p>0.9523534488</text:p>
          </table:table-cell>
          <table:table-cell office:value-type="float" office:value="3.41561030468" calcext:value-type="float">
            <text:p>3.4156103047</text:p>
          </table:table-cell>
          <table:table-cell table:formula="of:=MATCH([.A102];[.R$6:.R$16];0)" office:value-type="string" office:string-value="" calcext:value-type="error">
            <text:p>#N/A</text:p>
          </table:table-cell>
          <table:table-cell table:number-columns-repeated="8"/>
          <table:table-cell table:formula="of:=[.B102]" office:value-type="float" office:value="3.41561030468" calcext:value-type="float">
            <text:p>3.4156103047</text:p>
          </table:table-cell>
          <table:table-cell table:number-columns-repeated="7"/>
        </table:table-row>
        <table:table-row table:style-name="ro1">
          <table:table-cell office:value-type="float" office:value="0.270498373276" calcext:value-type="float">
            <text:p>0.2704983733</text:p>
          </table:table-cell>
          <table:table-cell office:value-type="float" office:value="4.3106412647" calcext:value-type="float">
            <text:p>4.3106412647</text:p>
          </table:table-cell>
          <table:table-cell table:formula="of:=MATCH([.A103];[.R$6:.R$16];0)" office:value-type="string" office:string-value="" calcext:value-type="error">
            <text:p>#N/A</text:p>
          </table:table-cell>
          <table:table-cell table:number-columns-repeated="8"/>
          <table:table-cell table:formula="of:=[.B103]" office:value-type="float" office:value="4.3106412647" calcext:value-type="float">
            <text:p>4.3106412647</text:p>
          </table:table-cell>
          <table:table-cell table:number-columns-repeated="7"/>
        </table:table-row>
        <table:table-row table:style-name="ro1">
          <table:table-cell office:value-type="float" office:value="0.561788149517" calcext:value-type="float">
            <text:p>0.5617881495</text:p>
          </table:table-cell>
          <table:table-cell office:value-type="float" office:value="2.60713931736" calcext:value-type="float">
            <text:p>2.6071393174</text:p>
          </table:table-cell>
          <table:table-cell table:formula="of:=MATCH([.A104];[.R$6:.R$16];0)" office:value-type="string" office:string-value="" calcext:value-type="error">
            <text:p>#N/A</text:p>
          </table:table-cell>
          <table:table-cell table:number-columns-repeated="8"/>
          <table:table-cell table:formula="of:=[.B104]" office:value-type="float" office:value="2.60713931736" calcext:value-type="float">
            <text:p>2.6071393174</text:p>
          </table:table-cell>
          <table:table-cell table:number-columns-repeated="7"/>
        </table:table-row>
        <table:table-row table:style-name="ro1">
          <table:table-cell office:value-type="float" office:value="0.504311213101" calcext:value-type="float">
            <text:p>0.5043112131</text:p>
          </table:table-cell>
          <table:table-cell office:value-type="float" office:value="2.59008019999" calcext:value-type="float">
            <text:p>2.5900802</text:p>
          </table:table-cell>
          <table:table-cell table:formula="of:=MATCH([.A105];[.R$6:.R$16];0)" office:value-type="string" office:string-value="" calcext:value-type="error">
            <text:p>#N/A</text:p>
          </table:table-cell>
          <table:table-cell table:number-columns-repeated="8"/>
          <table:table-cell table:formula="of:=[.B105]" office:value-type="float" office:value="2.59008019999" calcext:value-type="float">
            <text:p>2.5900802</text:p>
          </table:table-cell>
          <table:table-cell table:number-columns-repeated="7"/>
        </table:table-row>
        <table:table-row table:style-name="ro1">
          <table:table-cell office:value-type="float" office:value="-0.12507352543" calcext:value-type="float">
            <text:p>-0.1250735254</text:p>
          </table:table-cell>
          <table:table-cell office:value-type="float" office:value="4.17218591035" calcext:value-type="float">
            <text:p>4.1721859104</text:p>
          </table:table-cell>
          <table:table-cell table:formula="of:=MATCH([.A106];[.R$6:.R$16];0)" office:value-type="string" office:string-value="" calcext:value-type="error">
            <text:p>#N/A</text:p>
          </table:table-cell>
          <table:table-cell table:number-columns-repeated="8"/>
          <table:table-cell table:formula="of:=[.B106]" office:value-type="float" office:value="4.17218591035" calcext:value-type="float">
            <text:p>4.1721859104</text:p>
          </table:table-cell>
          <table:table-cell table:number-columns-repeated="7"/>
        </table:table-row>
        <table:table-row table:style-name="ro1">
          <table:table-cell office:value-type="float" office:value="-0.000203409273545" calcext:value-type="float">
            <text:p>-0.0002034093</text:p>
          </table:table-cell>
          <table:table-cell office:value-type="float" office:value="3.032700592" calcext:value-type="float">
            <text:p>3.032700592</text:p>
          </table:table-cell>
          <table:table-cell table:formula="of:=MATCH([.A107];[.R$6:.R$16];0)" office:value-type="string" office:string-value="" calcext:value-type="error">
            <text:p>#N/A</text:p>
          </table:table-cell>
          <table:table-cell table:number-columns-repeated="8"/>
          <table:table-cell table:formula="of:=[.B107]" office:value-type="float" office:value="3.032700592" calcext:value-type="float">
            <text:p>3.032700592</text:p>
          </table:table-cell>
          <table:table-cell table:number-columns-repeated="7"/>
        </table:table-row>
        <table:table-row table:style-name="ro1">
          <table:table-cell office:value-type="float" office:value="0.601161741963" calcext:value-type="float">
            <text:p>0.601161742</text:p>
          </table:table-cell>
          <table:table-cell office:value-type="float" office:value="3.00839641907" calcext:value-type="float">
            <text:p>3.0083964191</text:p>
          </table:table-cell>
          <table:table-cell table:formula="of:=MATCH([.A108];[.R$6:.R$16];0)" office:value-type="string" office:string-value="" calcext:value-type="error">
            <text:p>#N/A</text:p>
          </table:table-cell>
          <table:table-cell table:number-columns-repeated="8"/>
          <table:table-cell table:formula="of:=[.B108]" office:value-type="float" office:value="3.00839641907" calcext:value-type="float">
            <text:p>3.0083964191</text:p>
          </table:table-cell>
          <table:table-cell table:number-columns-repeated="7"/>
        </table:table-row>
        <table:table-row table:style-name="ro1">
          <table:table-cell office:value-type="float" office:value="0.797129169452" calcext:value-type="float">
            <text:p>0.7971291695</text:p>
          </table:table-cell>
          <table:table-cell office:value-type="float" office:value="3.05945310013" calcext:value-type="float">
            <text:p>3.0594531001</text:p>
          </table:table-cell>
          <table:table-cell table:formula="of:=MATCH([.A109];[.R$6:.R$16];0)" office:value-type="string" office:string-value="" calcext:value-type="error">
            <text:p>#N/A</text:p>
          </table:table-cell>
          <table:table-cell table:number-columns-repeated="8"/>
          <table:table-cell table:formula="of:=[.B109]" office:value-type="float" office:value="3.05945310013" calcext:value-type="float">
            <text:p>3.0594531001</text:p>
          </table:table-cell>
          <table:table-cell table:number-columns-repeated="7"/>
        </table:table-row>
        <table:table-row table:style-name="ro1">
          <table:table-cell office:value-type="float" office:value="-0.293056757478" calcext:value-type="float">
            <text:p>-0.2930567575</text:p>
          </table:table-cell>
          <table:table-cell office:value-type="float" office:value="2.97791105726" calcext:value-type="float">
            <text:p>2.9779110573</text:p>
          </table:table-cell>
          <table:table-cell table:formula="of:=MATCH([.A110];[.R$6:.R$16];0)" office:value-type="string" office:string-value="" calcext:value-type="error">
            <text:p>#N/A</text:p>
          </table:table-cell>
          <table:table-cell table:number-columns-repeated="8"/>
          <table:table-cell table:formula="of:=[.B110]" office:value-type="float" office:value="2.97791105726" calcext:value-type="float">
            <text:p>2.9779110573</text:p>
          </table:table-cell>
          <table:table-cell table:number-columns-repeated="7"/>
        </table:table-row>
        <table:table-row table:style-name="ro1">
          <table:table-cell office:value-type="float" office:value="1.27078919455" calcext:value-type="float">
            <text:p>1.2707891946</text:p>
          </table:table-cell>
          <table:table-cell office:value-type="float" office:value="3.40709865372" calcext:value-type="float">
            <text:p>3.4070986537</text:p>
          </table:table-cell>
          <table:table-cell table:formula="of:=MATCH([.A111];[.R$6:.R$16];0)" office:value-type="string" office:string-value="" calcext:value-type="error">
            <text:p>#N/A</text:p>
          </table:table-cell>
          <table:table-cell table:number-columns-repeated="8"/>
          <table:table-cell table:formula="of:=[.B111]" office:value-type="float" office:value="3.40709865372" calcext:value-type="float">
            <text:p>3.4070986537</text:p>
          </table:table-cell>
          <table:table-cell table:number-columns-repeated="7"/>
        </table:table-row>
        <table:table-row table:style-name="ro1">
          <table:table-cell office:value-type="float" office:value="-0.168658265073" calcext:value-type="float">
            <text:p>-0.1686582651</text:p>
          </table:table-cell>
          <table:table-cell office:value-type="float" office:value="3.57635489755" calcext:value-type="float">
            <text:p>3.5763548976</text:p>
          </table:table-cell>
          <table:table-cell table:formula="of:=MATCH([.A112];[.R$6:.R$16];0)" office:value-type="string" office:string-value="" calcext:value-type="error">
            <text:p>#N/A</text:p>
          </table:table-cell>
          <table:table-cell table:number-columns-repeated="8"/>
          <table:table-cell table:formula="of:=[.B112]" office:value-type="float" office:value="3.57635489755" calcext:value-type="float">
            <text:p>3.5763548976</text:p>
          </table:table-cell>
          <table:table-cell table:number-columns-repeated="7"/>
        </table:table-row>
        <table:table-row table:style-name="ro1">
          <table:table-cell office:value-type="float" office:value="0.925535033831" calcext:value-type="float">
            <text:p>0.9255350338</text:p>
          </table:table-cell>
          <table:table-cell office:value-type="float" office:value="3.73166325686" calcext:value-type="float">
            <text:p>3.7316632569</text:p>
          </table:table-cell>
          <table:table-cell table:formula="of:=MATCH([.A113];[.R$6:.R$16];0)" office:value-type="string" office:string-value="" calcext:value-type="error">
            <text:p>#N/A</text:p>
          </table:table-cell>
          <table:table-cell table:number-columns-repeated="8"/>
          <table:table-cell table:formula="of:=[.B113]" office:value-type="float" office:value="3.73166325686" calcext:value-type="float">
            <text:p>3.7316632569</text:p>
          </table:table-cell>
          <table:table-cell table:number-columns-repeated="7"/>
        </table:table-row>
        <table:table-row table:style-name="ro1">
          <table:table-cell office:value-type="float" office:value="0.767288202069" calcext:value-type="float">
            <text:p>0.7672882021</text:p>
          </table:table-cell>
          <table:table-cell office:value-type="float" office:value="2.93723844576" calcext:value-type="float">
            <text:p>2.9372384458</text:p>
          </table:table-cell>
          <table:table-cell table:formula="of:=MATCH([.A114];[.R$6:.R$16];0)" office:value-type="string" office:string-value="" calcext:value-type="error">
            <text:p>#N/A</text:p>
          </table:table-cell>
          <table:table-cell table:number-columns-repeated="8"/>
          <table:table-cell table:formula="of:=[.B114]" office:value-type="float" office:value="2.93723844576" calcext:value-type="float">
            <text:p>2.9372384458</text:p>
          </table:table-cell>
          <table:table-cell table:number-columns-repeated="7"/>
        </table:table-row>
        <table:table-row table:style-name="ro1">
          <table:table-cell office:value-type="float" office:value="1.18363294955" calcext:value-type="float">
            <text:p>1.1836329496</text:p>
          </table:table-cell>
          <table:table-cell office:value-type="float" office:value="3.15719068698" calcext:value-type="float">
            <text:p>3.157190687</text:p>
          </table:table-cell>
          <table:table-cell table:formula="of:=MATCH([.A115];[.R$6:.R$16];0)" office:value-type="string" office:string-value="" calcext:value-type="error">
            <text:p>#N/A</text:p>
          </table:table-cell>
          <table:table-cell table:number-columns-repeated="8"/>
          <table:table-cell table:formula="of:=[.B115]" office:value-type="float" office:value="3.15719068698" calcext:value-type="float">
            <text:p>3.157190687</text:p>
          </table:table-cell>
          <table:table-cell table:number-columns-repeated="7"/>
        </table:table-row>
        <table:table-row table:style-name="ro1">
          <table:table-cell office:value-type="float" office:value="0.150477758637" calcext:value-type="float">
            <text:p>0.1504777586</text:p>
          </table:table-cell>
          <table:table-cell office:value-type="float" office:value="3.9584061311" calcext:value-type="float">
            <text:p>3.9584061311</text:p>
          </table:table-cell>
          <table:table-cell table:formula="of:=MATCH([.A116];[.R$6:.R$16];0)" office:value-type="string" office:string-value="" calcext:value-type="error">
            <text:p>#N/A</text:p>
          </table:table-cell>
          <table:table-cell table:number-columns-repeated="8"/>
          <table:table-cell table:formula="of:=[.B116]" office:value-type="float" office:value="3.9584061311" calcext:value-type="float">
            <text:p>3.9584061311</text:p>
          </table:table-cell>
          <table:table-cell table:number-columns-repeated="7"/>
        </table:table-row>
        <table:table-row table:style-name="ro1">
          <table:table-cell office:value-type="float" office:value="0.756381108667" calcext:value-type="float">
            <text:p>0.7563811087</text:p>
          </table:table-cell>
          <table:table-cell office:value-type="float" office:value="4.19025582114" calcext:value-type="float">
            <text:p>4.1902558211</text:p>
          </table:table-cell>
          <table:table-cell table:formula="of:=MATCH([.A117];[.R$6:.R$16];0)" office:value-type="string" office:string-value="" calcext:value-type="error">
            <text:p>#N/A</text:p>
          </table:table-cell>
          <table:table-cell table:number-columns-repeated="8"/>
          <table:table-cell table:formula="of:=[.B117]" office:value-type="float" office:value="4.19025582114" calcext:value-type="float">
            <text:p>4.1902558211</text:p>
          </table:table-cell>
          <table:table-cell table:number-columns-repeated="7"/>
        </table:table-row>
        <table:table-row table:style-name="ro1">
          <table:table-cell office:value-type="float" office:value="0.840490533956" calcext:value-type="float">
            <text:p>0.840490534</text:p>
          </table:table-cell>
          <table:table-cell office:value-type="float" office:value="2.83968078552" calcext:value-type="float">
            <text:p>2.8396807855</text:p>
          </table:table-cell>
          <table:table-cell table:formula="of:=MATCH([.A118];[.R$6:.R$16];0)" office:value-type="string" office:string-value="" calcext:value-type="error">
            <text:p>#N/A</text:p>
          </table:table-cell>
          <table:table-cell table:number-columns-repeated="8"/>
          <table:table-cell table:formula="of:=[.B118]" office:value-type="float" office:value="2.83968078552" calcext:value-type="float">
            <text:p>2.8396807855</text:p>
          </table:table-cell>
          <table:table-cell table:number-columns-repeated="7"/>
        </table:table-row>
        <table:table-row table:style-name="ro1">
          <table:table-cell office:value-type="float" office:value="-0.166081521978" calcext:value-type="float">
            <text:p>-0.166081522</text:p>
          </table:table-cell>
          <table:table-cell office:value-type="float" office:value="3.91018002518" calcext:value-type="float">
            <text:p>3.9101800252</text:p>
          </table:table-cell>
          <table:table-cell table:formula="of:=MATCH([.A119];[.R$6:.R$16];0)" office:value-type="string" office:string-value="" calcext:value-type="error">
            <text:p>#N/A</text:p>
          </table:table-cell>
          <table:table-cell table:number-columns-repeated="8"/>
          <table:table-cell table:formula="of:=[.B119]" office:value-type="float" office:value="3.91018002518" calcext:value-type="float">
            <text:p>3.9101800252</text:p>
          </table:table-cell>
          <table:table-cell table:number-columns-repeated="7"/>
        </table:table-row>
        <table:table-row table:style-name="ro1">
          <table:table-cell office:value-type="float" office:value="1.12156380201" calcext:value-type="float">
            <text:p>1.121563802</text:p>
          </table:table-cell>
          <table:table-cell office:value-type="float" office:value="3.90532920926" calcext:value-type="float">
            <text:p>3.9053292093</text:p>
          </table:table-cell>
          <table:table-cell table:formula="of:=MATCH([.A120];[.R$6:.R$16];0)" office:value-type="string" office:string-value="" calcext:value-type="error">
            <text:p>#N/A</text:p>
          </table:table-cell>
          <table:table-cell table:number-columns-repeated="8"/>
          <table:table-cell table:formula="of:=[.B120]" office:value-type="float" office:value="3.90532920926" calcext:value-type="float">
            <text:p>3.9053292093</text:p>
          </table:table-cell>
          <table:table-cell table:number-columns-repeated="7"/>
        </table:table-row>
        <table:table-row table:style-name="ro1">
          <table:table-cell office:value-type="float" office:value="0.995486394564" calcext:value-type="float">
            <text:p>0.9954863946</text:p>
          </table:table-cell>
          <table:table-cell office:value-type="float" office:value="3.85724252648" calcext:value-type="float">
            <text:p>3.8572425265</text:p>
          </table:table-cell>
          <table:table-cell table:formula="of:=MATCH([.A121];[.R$6:.R$16];0)" office:value-type="string" office:string-value="" calcext:value-type="error">
            <text:p>#N/A</text:p>
          </table:table-cell>
          <table:table-cell table:number-columns-repeated="8"/>
          <table:table-cell table:formula="of:=[.B121]" office:value-type="float" office:value="3.85724252648" calcext:value-type="float">
            <text:p>3.8572425265</text:p>
          </table:table-cell>
          <table:table-cell table:number-columns-repeated="7"/>
        </table:table-row>
        <table:table-row table:style-name="ro1">
          <table:table-cell office:value-type="float" office:value="0.310730086653" calcext:value-type="float">
            <text:p>0.3107300867</text:p>
          </table:table-cell>
          <table:table-cell office:value-type="float" office:value="2.89024268156" calcext:value-type="float">
            <text:p>2.8902426816</text:p>
          </table:table-cell>
          <table:table-cell table:formula="of:=MATCH([.A122];[.R$6:.R$16];0)" office:value-type="string" office:string-value="" calcext:value-type="error">
            <text:p>#N/A</text:p>
          </table:table-cell>
          <table:table-cell table:number-columns-repeated="8"/>
          <table:table-cell table:formula="of:=[.B122]" office:value-type="float" office:value="2.89024268156" calcext:value-type="float">
            <text:p>2.8902426816</text:p>
          </table:table-cell>
          <table:table-cell table:number-columns-repeated="7"/>
        </table:table-row>
        <table:table-row table:style-name="ro1">
          <table:table-cell office:value-type="float" office:value="-0.472013685951" calcext:value-type="float">
            <text:p>-0.472013686</text:p>
          </table:table-cell>
          <table:table-cell office:value-type="float" office:value="3.18206410018" calcext:value-type="float">
            <text:p>3.1820641002</text:p>
          </table:table-cell>
          <table:table-cell table:formula="of:=MATCH([.A123];[.R$6:.R$16];0)" office:value-type="string" office:string-value="" calcext:value-type="error">
            <text:p>#N/A</text:p>
          </table:table-cell>
          <table:table-cell table:number-columns-repeated="8"/>
          <table:table-cell table:formula="of:=[.B123]" office:value-type="float" office:value="3.18206410018" calcext:value-type="float">
            <text:p>3.1820641002</text:p>
          </table:table-cell>
          <table:table-cell table:number-columns-repeated="7"/>
        </table:table-row>
        <table:table-row table:style-name="ro1">
          <table:table-cell office:value-type="float" office:value="-0.446139928109" calcext:value-type="float">
            <text:p>-0.4461399281</text:p>
          </table:table-cell>
          <table:table-cell office:value-type="float" office:value="3.7694973349" calcext:value-type="float">
            <text:p>3.7694973349</text:p>
          </table:table-cell>
          <table:table-cell table:formula="of:=MATCH([.A124];[.R$6:.R$16];0)" office:value-type="string" office:string-value="" calcext:value-type="error">
            <text:p>#N/A</text:p>
          </table:table-cell>
          <table:table-cell table:number-columns-repeated="8"/>
          <table:table-cell table:formula="of:=[.B124]" office:value-type="float" office:value="3.7694973349" calcext:value-type="float">
            <text:p>3.7694973349</text:p>
          </table:table-cell>
          <table:table-cell table:number-columns-repeated="7"/>
        </table:table-row>
        <table:table-row table:style-name="ro1">
          <table:table-cell office:value-type="float" office:value="1.04882154343" calcext:value-type="float">
            <text:p>1.0488215434</text:p>
          </table:table-cell>
          <table:table-cell office:value-type="float" office:value="3.26265806791" calcext:value-type="float">
            <text:p>3.2626580679</text:p>
          </table:table-cell>
          <table:table-cell table:formula="of:=MATCH([.A125];[.R$6:.R$16];0)" office:value-type="string" office:string-value="" calcext:value-type="error">
            <text:p>#N/A</text:p>
          </table:table-cell>
          <table:table-cell table:number-columns-repeated="8"/>
          <table:table-cell table:formula="of:=[.B125]" office:value-type="float" office:value="3.26265806791" calcext:value-type="float">
            <text:p>3.2626580679</text:p>
          </table:table-cell>
          <table:table-cell table:number-columns-repeated="7"/>
        </table:table-row>
        <table:table-row table:style-name="ro1">
          <table:table-cell office:value-type="float" office:value="-0.36629076456" calcext:value-type="float">
            <text:p>-0.3662907646</text:p>
          </table:table-cell>
          <table:table-cell office:value-type="float" office:value="4.15822572499" calcext:value-type="float">
            <text:p>4.158225725</text:p>
          </table:table-cell>
          <table:table-cell table:formula="of:=MATCH([.A126];[.R$6:.R$16];0)" office:value-type="string" office:string-value="" calcext:value-type="error">
            <text:p>#N/A</text:p>
          </table:table-cell>
          <table:table-cell table:number-columns-repeated="8"/>
          <table:table-cell table:formula="of:=[.B126]" office:value-type="float" office:value="4.15822572499" calcext:value-type="float">
            <text:p>4.158225725</text:p>
          </table:table-cell>
          <table:table-cell table:number-columns-repeated="7"/>
        </table:table-row>
        <table:table-row table:style-name="ro1">
          <table:table-cell office:value-type="float" office:value="0.845519415461" calcext:value-type="float">
            <text:p>0.8455194155</text:p>
          </table:table-cell>
          <table:table-cell office:value-type="float" office:value="3.81281948039" calcext:value-type="float">
            <text:p>3.8128194804</text:p>
          </table:table-cell>
          <table:table-cell table:formula="of:=MATCH([.A127];[.R$6:.R$16];0)" office:value-type="string" office:string-value="" calcext:value-type="error">
            <text:p>#N/A</text:p>
          </table:table-cell>
          <table:table-cell table:number-columns-repeated="8"/>
          <table:table-cell table:formula="of:=[.B127]" office:value-type="float" office:value="3.81281948039" calcext:value-type="float">
            <text:p>3.8128194804</text:p>
          </table:table-cell>
          <table:table-cell table:number-columns-repeated="7"/>
        </table:table-row>
        <table:table-row table:style-name="ro1">
          <table:table-cell office:value-type="float" office:value="-0.0385475856436" calcext:value-type="float">
            <text:p>-0.0385475856</text:p>
          </table:table-cell>
          <table:table-cell office:value-type="float" office:value="2.80879167682" calcext:value-type="float">
            <text:p>2.8087916768</text:p>
          </table:table-cell>
          <table:table-cell table:formula="of:=MATCH([.A128];[.R$6:.R$16];0)" office:value-type="string" office:string-value="" calcext:value-type="error">
            <text:p>#N/A</text:p>
          </table:table-cell>
          <table:table-cell table:number-columns-repeated="8"/>
          <table:table-cell table:formula="of:=[.B128]" office:value-type="float" office:value="2.80879167682" calcext:value-type="float">
            <text:p>2.8087916768</text:p>
          </table:table-cell>
          <table:table-cell table:number-columns-repeated="7"/>
        </table:table-row>
        <table:table-row table:style-name="ro1">
          <table:table-cell office:value-type="float" office:value="0.480691427048" calcext:value-type="float">
            <text:p>0.480691427</text:p>
          </table:table-cell>
          <table:table-cell office:value-type="float" office:value="2.64549654228" calcext:value-type="float">
            <text:p>2.6454965423</text:p>
          </table:table-cell>
          <table:table-cell table:formula="of:=MATCH([.A129];[.R$6:.R$16];0)" office:value-type="string" office:string-value="" calcext:value-type="error">
            <text:p>#N/A</text:p>
          </table:table-cell>
          <table:table-cell table:number-columns-repeated="8"/>
          <table:table-cell table:formula="of:=[.B129]" office:value-type="float" office:value="2.64549654228" calcext:value-type="float">
            <text:p>2.6454965423</text:p>
          </table:table-cell>
          <table:table-cell table:number-columns-repeated="7"/>
        </table:table-row>
        <table:table-row table:style-name="ro1">
          <table:table-cell office:value-type="float" office:value="-0.198880778818" calcext:value-type="float">
            <text:p>-0.1988807788</text:p>
          </table:table-cell>
          <table:table-cell office:value-type="float" office:value="3.78912079337" calcext:value-type="float">
            <text:p>3.7891207934</text:p>
          </table:table-cell>
          <table:table-cell table:formula="of:=MATCH([.A130];[.R$6:.R$16];0)" office:value-type="string" office:string-value="" calcext:value-type="error">
            <text:p>#N/A</text:p>
          </table:table-cell>
          <table:table-cell table:number-columns-repeated="8"/>
          <table:table-cell table:formula="of:=[.B130]" office:value-type="float" office:value="3.78912079337" calcext:value-type="float">
            <text:p>3.7891207934</text:p>
          </table:table-cell>
          <table:table-cell table:number-columns-repeated="7"/>
        </table:table-row>
        <table:table-row table:style-name="ro1">
          <table:table-cell office:value-type="float" office:value="-0.24106225597" calcext:value-type="float">
            <text:p>-0.241062256</text:p>
          </table:table-cell>
          <table:table-cell office:value-type="float" office:value="3.75260224437" calcext:value-type="float">
            <text:p>3.7526022444</text:p>
          </table:table-cell>
          <table:table-cell table:formula="of:=MATCH([.A131];[.R$6:.R$16];0)" office:value-type="string" office:string-value="" calcext:value-type="error">
            <text:p>#N/A</text:p>
          </table:table-cell>
          <table:table-cell table:number-columns-repeated="8"/>
          <table:table-cell table:formula="of:=[.B131]" office:value-type="float" office:value="3.75260224437" calcext:value-type="float">
            <text:p>3.7526022444</text:p>
          </table:table-cell>
          <table:table-cell table:number-columns-repeated="7"/>
        </table:table-row>
        <table:table-row table:style-name="ro1">
          <table:table-cell office:value-type="float" office:value="1.05624447941" calcext:value-type="float">
            <text:p>1.0562444794</text:p>
          </table:table-cell>
          <table:table-cell office:value-type="float" office:value="3.96377713412" calcext:value-type="float">
            <text:p>3.9637771341</text:p>
          </table:table-cell>
          <table:table-cell table:formula="of:=MATCH([.A132];[.R$6:.R$16];0)" office:value-type="float" office:value="10" calcext:value-type="float">
            <text:p>10</text:p>
          </table:table-cell>
          <table:table-cell table:number-columns-repeated="9"/>
          <table:table-cell table:formula="of:=[.B132]" office:value-type="float" office:value="3.96377713412" calcext:value-type="float">
            <text:p>3.9637771341</text:p>
          </table:table-cell>
          <table:table-cell table:number-columns-repeated="6"/>
        </table:table-row>
        <table:table-row table:style-name="ro1">
          <table:table-cell office:value-type="float" office:value="1.06111400386" calcext:value-type="float">
            <text:p>1.0611140039</text:p>
          </table:table-cell>
          <table:table-cell office:value-type="float" office:value="3.80697406715" calcext:value-type="float">
            <text:p>3.8069740672</text:p>
          </table:table-cell>
          <table:table-cell table:formula="of:=MATCH([.A133];[.R$6:.R$16];0)" office:value-type="string" office:string-value="" calcext:value-type="error">
            <text:p>#N/A</text:p>
          </table:table-cell>
          <table:table-cell table:number-columns-repeated="9"/>
          <table:table-cell table:formula="of:=[.B133]" office:value-type="float" office:value="3.80697406715" calcext:value-type="float">
            <text:p>3.8069740672</text:p>
          </table:table-cell>
          <table:table-cell table:number-columns-repeated="6"/>
        </table:table-row>
        <table:table-row table:style-name="ro1">
          <table:table-cell office:value-type="float" office:value="1.37281562308" calcext:value-type="float">
            <text:p>1.3728156231</text:p>
          </table:table-cell>
          <table:table-cell office:value-type="float" office:value="4.40581359356" calcext:value-type="float">
            <text:p>4.4058135936</text:p>
          </table:table-cell>
          <table:table-cell table:formula="of:=MATCH([.A134];[.R$6:.R$16];0)" office:value-type="string" office:string-value="" calcext:value-type="error">
            <text:p>#N/A</text:p>
          </table:table-cell>
          <table:table-cell table:number-columns-repeated="9"/>
          <table:table-cell table:formula="of:=[.B134]" office:value-type="float" office:value="4.40581359356" calcext:value-type="float">
            <text:p>4.4058135936</text:p>
          </table:table-cell>
          <table:table-cell table:number-columns-repeated="6"/>
        </table:table-row>
        <table:table-row table:style-name="ro1">
          <table:table-cell office:value-type="float" office:value="0.145872143159" calcext:value-type="float">
            <text:p>0.1458721432</text:p>
          </table:table-cell>
          <table:table-cell office:value-type="float" office:value="3.68335651999" calcext:value-type="float">
            <text:p>3.68335652</text:p>
          </table:table-cell>
          <table:table-cell table:formula="of:=MATCH([.A135];[.R$6:.R$16];0)" office:value-type="string" office:string-value="" calcext:value-type="error">
            <text:p>#N/A</text:p>
          </table:table-cell>
          <table:table-cell table:number-columns-repeated="9"/>
          <table:table-cell table:formula="of:=[.B135]" office:value-type="float" office:value="3.68335651999" calcext:value-type="float">
            <text:p>3.68335652</text:p>
          </table:table-cell>
          <table:table-cell table:number-columns-repeated="6"/>
        </table:table-row>
        <table:table-row table:style-name="ro1">
          <table:table-cell office:value-type="float" office:value="0.185231741801" calcext:value-type="float">
            <text:p>0.1852317418</text:p>
          </table:table-cell>
          <table:table-cell office:value-type="float" office:value="3.48256621571" calcext:value-type="float">
            <text:p>3.4825662157</text:p>
          </table:table-cell>
          <table:table-cell table:formula="of:=MATCH([.A136];[.R$6:.R$16];0)" office:value-type="string" office:string-value="" calcext:value-type="error">
            <text:p>#N/A</text:p>
          </table:table-cell>
          <table:table-cell table:number-columns-repeated="9"/>
          <table:table-cell table:formula="of:=[.B136]" office:value-type="float" office:value="3.48256621571" calcext:value-type="float">
            <text:p>3.4825662157</text:p>
          </table:table-cell>
          <table:table-cell table:number-columns-repeated="6"/>
        </table:table-row>
        <table:table-row table:style-name="ro1">
          <table:table-cell office:value-type="float" office:value="1.77902515356" calcext:value-type="float">
            <text:p>1.7790251536</text:p>
          </table:table-cell>
          <table:table-cell office:value-type="float" office:value="4.40360395242" calcext:value-type="float">
            <text:p>4.4036039524</text:p>
          </table:table-cell>
          <table:table-cell table:formula="of:=MATCH([.A137];[.R$6:.R$16];0)" office:value-type="string" office:string-value="" calcext:value-type="error">
            <text:p>#N/A</text:p>
          </table:table-cell>
          <table:table-cell table:number-columns-repeated="9"/>
          <table:table-cell table:formula="of:=[.B137]" office:value-type="float" office:value="4.40360395242" calcext:value-type="float">
            <text:p>4.4036039524</text:p>
          </table:table-cell>
          <table:table-cell table:number-columns-repeated="6"/>
        </table:table-row>
        <table:table-row table:style-name="ro1">
          <table:table-cell office:value-type="float" office:value="1.90339962344" calcext:value-type="float">
            <text:p>1.9033996234</text:p>
          </table:table-cell>
          <table:table-cell office:value-type="float" office:value="3.95949257541" calcext:value-type="float">
            <text:p>3.9594925754</text:p>
          </table:table-cell>
          <table:table-cell table:formula="of:=MATCH([.A138];[.R$6:.R$16];0)" office:value-type="string" office:string-value="" calcext:value-type="error">
            <text:p>#N/A</text:p>
          </table:table-cell>
          <table:table-cell table:number-columns-repeated="9"/>
          <table:table-cell table:formula="of:=[.B138]" office:value-type="float" office:value="3.95949257541" calcext:value-type="float">
            <text:p>3.9594925754</text:p>
          </table:table-cell>
          <table:table-cell table:number-columns-repeated="6"/>
        </table:table-row>
        <table:table-row table:style-name="ro1">
          <table:table-cell office:value-type="float" office:value="0.514623853453" calcext:value-type="float">
            <text:p>0.5146238535</text:p>
          </table:table-cell>
          <table:table-cell office:value-type="float" office:value="4.1433831445" calcext:value-type="float">
            <text:p>4.1433831445</text:p>
          </table:table-cell>
          <table:table-cell table:formula="of:=MATCH([.A139];[.R$6:.R$16];0)" office:value-type="string" office:string-value="" calcext:value-type="error">
            <text:p>#N/A</text:p>
          </table:table-cell>
          <table:table-cell table:number-columns-repeated="9"/>
          <table:table-cell table:formula="of:=[.B139]" office:value-type="float" office:value="4.1433831445" calcext:value-type="float">
            <text:p>4.1433831445</text:p>
          </table:table-cell>
          <table:table-cell table:number-columns-repeated="6"/>
        </table:table-row>
        <table:table-row table:style-name="ro1">
          <table:table-cell office:value-type="float" office:value="0.814735693027" calcext:value-type="float">
            <text:p>0.814735693</text:p>
          </table:table-cell>
          <table:table-cell office:value-type="float" office:value="4.81116023865" calcext:value-type="float">
            <text:p>4.8111602387</text:p>
          </table:table-cell>
          <table:table-cell table:formula="of:=MATCH([.A140];[.R$6:.R$16];0)" office:value-type="string" office:string-value="" calcext:value-type="error">
            <text:p>#N/A</text:p>
          </table:table-cell>
          <table:table-cell table:number-columns-repeated="9"/>
          <table:table-cell table:formula="of:=[.B140]" office:value-type="float" office:value="4.81116023865" calcext:value-type="float">
            <text:p>4.8111602387</text:p>
          </table:table-cell>
          <table:table-cell table:number-columns-repeated="6"/>
        </table:table-row>
        <table:table-row table:style-name="ro1">
          <table:table-cell office:value-type="float" office:value="1.31740625332" calcext:value-type="float">
            <text:p>1.3174062533</text:p>
          </table:table-cell>
          <table:table-cell office:value-type="float" office:value="3.24872342271" calcext:value-type="float">
            <text:p>3.2487234227</text:p>
          </table:table-cell>
          <table:table-cell table:formula="of:=MATCH([.A141];[.R$6:.R$16];0)" office:value-type="string" office:string-value="" calcext:value-type="error">
            <text:p>#N/A</text:p>
          </table:table-cell>
          <table:table-cell table:number-columns-repeated="9"/>
          <table:table-cell table:formula="of:=[.B141]" office:value-type="float" office:value="3.24872342271" calcext:value-type="float">
            <text:p>3.2487234227</text:p>
          </table:table-cell>
          <table:table-cell table:number-columns-repeated="6"/>
        </table:table-row>
        <table:table-row table:style-name="ro1">
          <table:table-cell office:value-type="float" office:value="0.913587731566" calcext:value-type="float">
            <text:p>0.9135877316</text:p>
          </table:table-cell>
          <table:table-cell office:value-type="float" office:value="3.43282594606" calcext:value-type="float">
            <text:p>3.4328259461</text:p>
          </table:table-cell>
          <table:table-cell table:formula="of:=MATCH([.A142];[.R$6:.R$16];0)" office:value-type="string" office:string-value="" calcext:value-type="error">
            <text:p>#N/A</text:p>
          </table:table-cell>
          <table:table-cell table:number-columns-repeated="9"/>
          <table:table-cell table:formula="of:=[.B142]" office:value-type="float" office:value="3.43282594606" calcext:value-type="float">
            <text:p>3.4328259461</text:p>
          </table:table-cell>
          <table:table-cell table:number-columns-repeated="6"/>
        </table:table-row>
        <table:table-row table:style-name="ro1">
          <table:table-cell office:value-type="float" office:value="1.14227906489" calcext:value-type="float">
            <text:p>1.1422790649</text:p>
          </table:table-cell>
          <table:table-cell office:value-type="float" office:value="3.16861202757" calcext:value-type="float">
            <text:p>3.1686120276</text:p>
          </table:table-cell>
          <table:table-cell table:formula="of:=MATCH([.A143];[.R$6:.R$16];0)" office:value-type="string" office:string-value="" calcext:value-type="error">
            <text:p>#N/A</text:p>
          </table:table-cell>
          <table:table-cell table:number-columns-repeated="9"/>
          <table:table-cell table:formula="of:=[.B143]" office:value-type="float" office:value="3.16861202757" calcext:value-type="float">
            <text:p>3.1686120276</text:p>
          </table:table-cell>
          <table:table-cell table:number-columns-repeated="6"/>
        </table:table-row>
        <table:table-row table:style-name="ro1">
          <table:table-cell office:value-type="float" office:value="1.86445762212" calcext:value-type="float">
            <text:p>1.8644576221</text:p>
          </table:table-cell>
          <table:table-cell office:value-type="float" office:value="3.77690106475" calcext:value-type="float">
            <text:p>3.7769010648</text:p>
          </table:table-cell>
          <table:table-cell table:formula="of:=MATCH([.A144];[.R$6:.R$16];0)" office:value-type="string" office:string-value="" calcext:value-type="error">
            <text:p>#N/A</text:p>
          </table:table-cell>
          <table:table-cell table:number-columns-repeated="9"/>
          <table:table-cell table:formula="of:=[.B144]" office:value-type="float" office:value="3.77690106475" calcext:value-type="float">
            <text:p>3.7769010648</text:p>
          </table:table-cell>
          <table:table-cell table:number-columns-repeated="6"/>
        </table:table-row>
        <table:table-row table:style-name="ro1">
          <table:table-cell office:value-type="float" office:value="0.878282712011" calcext:value-type="float">
            <text:p>0.878282712</text:p>
          </table:table-cell>
          <table:table-cell office:value-type="float" office:value="3.13070397174" calcext:value-type="float">
            <text:p>3.1307039717</text:p>
          </table:table-cell>
          <table:table-cell table:formula="of:=MATCH([.A145];[.R$6:.R$16];0)" office:value-type="string" office:string-value="" calcext:value-type="error">
            <text:p>#N/A</text:p>
          </table:table-cell>
          <table:table-cell table:number-columns-repeated="9"/>
          <table:table-cell table:formula="of:=[.B145]" office:value-type="float" office:value="3.13070397174" calcext:value-type="float">
            <text:p>3.1307039717</text:p>
          </table:table-cell>
          <table:table-cell table:number-columns-repeated="6"/>
        </table:table-row>
        <table:table-row table:style-name="ro1">
          <table:table-cell office:value-type="float" office:value="1.53467513524" calcext:value-type="float">
            <text:p>1.5346751352</text:p>
          </table:table-cell>
          <table:table-cell office:value-type="float" office:value="3.61582937981" calcext:value-type="float">
            <text:p>3.6158293798</text:p>
          </table:table-cell>
          <table:table-cell table:formula="of:=MATCH([.A146];[.R$6:.R$16];0)" office:value-type="string" office:string-value="" calcext:value-type="error">
            <text:p>#N/A</text:p>
          </table:table-cell>
          <table:table-cell table:number-columns-repeated="9"/>
          <table:table-cell table:formula="of:=[.B146]" office:value-type="float" office:value="3.61582937981" calcext:value-type="float">
            <text:p>3.6158293798</text:p>
          </table:table-cell>
          <table:table-cell table:number-columns-repeated="6"/>
        </table:table-row>
        <table:table-row table:style-name="ro1">
          <table:table-cell office:value-type="float" office:value="0.597510886066" calcext:value-type="float">
            <text:p>0.5975108861</text:p>
          </table:table-cell>
          <table:table-cell office:value-type="float" office:value="3.55297483321" calcext:value-type="float">
            <text:p>3.5529748332</text:p>
          </table:table-cell>
          <table:table-cell table:formula="of:=MATCH([.A147];[.R$6:.R$16];0)" office:value-type="string" office:string-value="" calcext:value-type="error">
            <text:p>#N/A</text:p>
          </table:table-cell>
          <table:table-cell table:number-columns-repeated="9"/>
          <table:table-cell table:formula="of:=[.B147]" office:value-type="float" office:value="3.55297483321" calcext:value-type="float">
            <text:p>3.5529748332</text:p>
          </table:table-cell>
          <table:table-cell table:number-columns-repeated="6"/>
        </table:table-row>
        <table:table-row table:style-name="ro1">
          <table:table-cell office:value-type="float" office:value="0.936950200399" calcext:value-type="float">
            <text:p>0.9369502004</text:p>
          </table:table-cell>
          <table:table-cell office:value-type="float" office:value="3.36716174019" calcext:value-type="float">
            <text:p>3.3671617402</text:p>
          </table:table-cell>
          <table:table-cell table:formula="of:=MATCH([.A148];[.R$6:.R$16];0)" office:value-type="string" office:string-value="" calcext:value-type="error">
            <text:p>#N/A</text:p>
          </table:table-cell>
          <table:table-cell table:number-columns-repeated="9"/>
          <table:table-cell table:formula="of:=[.B148]" office:value-type="float" office:value="3.36716174019" calcext:value-type="float">
            <text:p>3.3671617402</text:p>
          </table:table-cell>
          <table:table-cell table:number-columns-repeated="6"/>
        </table:table-row>
        <table:table-row table:style-name="ro1">
          <table:table-cell office:value-type="float" office:value="1.21679031495" calcext:value-type="float">
            <text:p>1.216790315</text:p>
          </table:table-cell>
          <table:table-cell office:value-type="float" office:value="4.45078810266" calcext:value-type="float">
            <text:p>4.4507881027</text:p>
          </table:table-cell>
          <table:table-cell table:formula="of:=MATCH([.A149];[.R$6:.R$16];0)" office:value-type="string" office:string-value="" calcext:value-type="error">
            <text:p>#N/A</text:p>
          </table:table-cell>
          <table:table-cell table:number-columns-repeated="9"/>
          <table:table-cell table:formula="of:=[.B149]" office:value-type="float" office:value="4.45078810266" calcext:value-type="float">
            <text:p>4.4507881027</text:p>
          </table:table-cell>
          <table:table-cell table:number-columns-repeated="6"/>
        </table:table-row>
        <table:table-row table:style-name="ro1">
          <table:table-cell office:value-type="float" office:value="1.76383188501" calcext:value-type="float">
            <text:p>1.763831885</text:p>
          </table:table-cell>
          <table:table-cell office:value-type="float" office:value="4.3715146081" calcext:value-type="float">
            <text:p>4.3715146081</text:p>
          </table:table-cell>
          <table:table-cell table:formula="of:=MATCH([.A150];[.R$6:.R$16];0)" office:value-type="string" office:string-value="" calcext:value-type="error">
            <text:p>#N/A</text:p>
          </table:table-cell>
          <table:table-cell table:number-columns-repeated="9"/>
          <table:table-cell table:formula="of:=[.B150]" office:value-type="float" office:value="4.3715146081" calcext:value-type="float">
            <text:p>4.3715146081</text:p>
          </table:table-cell>
          <table:table-cell table:number-columns-repeated="6"/>
        </table:table-row>
        <table:table-row table:style-name="ro1">
          <table:table-cell office:value-type="float" office:value="0.420053283491" calcext:value-type="float">
            <text:p>0.4200532835</text:p>
          </table:table-cell>
          <table:table-cell office:value-type="float" office:value="4.09832600301" calcext:value-type="float">
            <text:p>4.098326003</text:p>
          </table:table-cell>
          <table:table-cell table:formula="of:=MATCH([.A151];[.R$6:.R$16];0)" office:value-type="string" office:string-value="" calcext:value-type="error">
            <text:p>#N/A</text:p>
          </table:table-cell>
          <table:table-cell table:number-columns-repeated="9"/>
          <table:table-cell table:formula="of:=[.B151]" office:value-type="float" office:value="4.09832600301" calcext:value-type="float">
            <text:p>4.098326003</text:p>
          </table:table-cell>
          <table:table-cell table:number-columns-repeated="6"/>
        </table:table-row>
        <table:table-row table:style-name="ro1">
          <table:table-cell office:value-type="float" office:value="1.54050159488" calcext:value-type="float">
            <text:p>1.5405015949</text:p>
          </table:table-cell>
          <table:table-cell office:value-type="float" office:value="4.65748800493" calcext:value-type="float">
            <text:p>4.6574880049</text:p>
          </table:table-cell>
          <table:table-cell table:formula="of:=MATCH([.A152];[.R$6:.R$16];0)" office:value-type="float" office:value="11" calcext:value-type="float">
            <text:p>11</text:p>
          </table:table-cell>
          <table:table-cell table:number-columns-repeated="10"/>
          <table:table-cell table:formula="of:=[.B152]" office:value-type="float" office:value="4.65748800493" calcext:value-type="float">
            <text:p>4.6574880049</text:p>
          </table:table-cell>
          <table:table-cell table:number-columns-repeated="5"/>
        </table:table-row>
        <table:table-row table:style-name="ro1">
          <table:table-cell office:value-type="float" office:value="1.47253301612" calcext:value-type="float">
            <text:p>1.4725330161</text:p>
          </table:table-cell>
          <table:table-cell office:value-type="float" office:value="4.56333992798" calcext:value-type="float">
            <text:p>4.563339928</text:p>
          </table:table-cell>
          <table:table-cell table:formula="of:=MATCH([.A153];[.R$6:.R$16];0)" office:value-type="string" office:string-value="" calcext:value-type="error">
            <text:p>#N/A</text:p>
          </table:table-cell>
          <table:table-cell table:number-columns-repeated="10"/>
          <table:table-cell table:formula="of:=[.B153]" office:value-type="float" office:value="4.56333992798" calcext:value-type="float">
            <text:p>4.563339928</text:p>
          </table:table-cell>
          <table:table-cell table:number-columns-repeated="5"/>
        </table:table-row>
        <table:table-row table:style-name="ro1">
          <table:table-cell office:value-type="float" office:value="1.13941941166" calcext:value-type="float">
            <text:p>1.1394194117</text:p>
          </table:table-cell>
          <table:table-cell office:value-type="float" office:value="5.13851277431" calcext:value-type="float">
            <text:p>5.1385127743</text:p>
          </table:table-cell>
          <table:table-cell table:formula="of:=MATCH([.A154];[.R$6:.R$16];0)" office:value-type="string" office:string-value="" calcext:value-type="error">
            <text:p>#N/A</text:p>
          </table:table-cell>
          <table:table-cell table:number-columns-repeated="10"/>
          <table:table-cell table:formula="of:=[.B154]" office:value-type="float" office:value="5.13851277431" calcext:value-type="float">
            <text:p>5.1385127743</text:p>
          </table:table-cell>
          <table:table-cell table:number-columns-repeated="5"/>
        </table:table-row>
        <table:table-row table:style-name="ro1">
          <table:table-cell office:value-type="float" office:value="1.10168269896" calcext:value-type="float">
            <text:p>1.101682699</text:p>
          </table:table-cell>
          <table:table-cell office:value-type="float" office:value="4.20551933854" calcext:value-type="float">
            <text:p>4.2055193385</text:p>
          </table:table-cell>
          <table:table-cell table:formula="of:=MATCH([.A155];[.R$6:.R$16];0)" office:value-type="string" office:string-value="" calcext:value-type="error">
            <text:p>#N/A</text:p>
          </table:table-cell>
          <table:table-cell table:number-columns-repeated="10"/>
          <table:table-cell table:formula="of:=[.B155]" office:value-type="float" office:value="4.20551933854" calcext:value-type="float">
            <text:p>4.2055193385</text:p>
          </table:table-cell>
          <table:table-cell table:number-columns-repeated="5"/>
        </table:table-row>
        <table:table-row table:style-name="ro1">
          <table:table-cell office:value-type="float" office:value="1.73405421278" calcext:value-type="float">
            <text:p>1.7340542128</text:p>
          </table:table-cell>
          <table:table-cell office:value-type="float" office:value="3.85075738287" calcext:value-type="float">
            <text:p>3.8507573829</text:p>
          </table:table-cell>
          <table:table-cell table:formula="of:=MATCH([.A156];[.R$6:.R$16];0)" office:value-type="string" office:string-value="" calcext:value-type="error">
            <text:p>#N/A</text:p>
          </table:table-cell>
          <table:table-cell table:number-columns-repeated="10"/>
          <table:table-cell table:formula="of:=[.B156]" office:value-type="float" office:value="3.85075738287" calcext:value-type="float">
            <text:p>3.8507573829</text:p>
          </table:table-cell>
          <table:table-cell table:number-columns-repeated="5"/>
        </table:table-row>
        <table:table-row table:style-name="ro1">
          <table:table-cell office:value-type="float" office:value="1.3583940379" calcext:value-type="float">
            <text:p>1.3583940379</text:p>
          </table:table-cell>
          <table:table-cell office:value-type="float" office:value="3.68589403026" calcext:value-type="float">
            <text:p>3.6858940303</text:p>
          </table:table-cell>
          <table:table-cell table:formula="of:=MATCH([.A157];[.R$6:.R$16];0)" office:value-type="string" office:string-value="" calcext:value-type="error">
            <text:p>#N/A</text:p>
          </table:table-cell>
          <table:table-cell table:number-columns-repeated="10"/>
          <table:table-cell table:formula="of:=[.B157]" office:value-type="float" office:value="3.68589403026" calcext:value-type="float">
            <text:p>3.6858940303</text:p>
          </table:table-cell>
          <table:table-cell table:number-columns-repeated="5"/>
        </table:table-row>
        <table:table-row table:style-name="ro1">
          <table:table-cell office:value-type="float" office:value="1.99077787525" calcext:value-type="float">
            <text:p>1.9907778753</text:p>
          </table:table-cell>
          <table:table-cell office:value-type="float" office:value="3.90968253694" calcext:value-type="float">
            <text:p>3.9096825369</text:p>
          </table:table-cell>
          <table:table-cell table:formula="of:=MATCH([.A158];[.R$6:.R$16];0)" office:value-type="string" office:string-value="" calcext:value-type="error">
            <text:p>#N/A</text:p>
          </table:table-cell>
          <table:table-cell table:number-columns-repeated="10"/>
          <table:table-cell table:formula="of:=[.B158]" office:value-type="float" office:value="3.90968253694" calcext:value-type="float">
            <text:p>3.909682536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candidate_spawning_pool.A4:candidate_spawning_pool.G158" table:display-filter-buttons="true"/>
        <table:database-range table:name="__Anonymous_Sheet_DB__1" table:target-range-address="candidate_spawning_pool_2.A4:candidate_spawning_pool_2.S1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4-10T17:32:00.905771709</dc:date>
    <meta:editing-duration>PT30M53S</meta:editing-duration>
    <meta:editing-cycles>1</meta:editing-cycles>
    <meta:document-statistic meta:table-count="2" meta:cell-count="130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candidate_spawning_pool.A6:candidate_spawning_pool.A158 candidate_spawning_pool.D6:candidate_spawning_pool.E158" svg:x="0.32cm" svg:y="0.18cm" svg:width="13.097cm" svg:height="8.64cm">
          <chartooo:coordinate-region svg:x="0.611cm" svg:y="0.379cm" svg:width="12.5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_spawning_pool.D6:candidate_spawning_pool.D158" chart:class="chart:scatter">
            <chart:domain table:cell-range-address="candidate_spawning_pool.A6:candidate_spawning_pool.A158"/>
            <chart:data-point chart:repeated="153"/>
          </chart:series>
          <chart:series chart:style-name="ch7" chart:values-cell-range-address="candidate_spawning_pool.E6:candidate_spawning_pool.E158" chart:class="chart:scatter">
            <chart:data-point chart:repeated="1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5375957466">
                <text:p>-1.15375957466</text:p>
                <draw:g>
                  <svg:desc>candidate_spawning_pool.A6:candidate_spawning_pool.A158</svg:desc>
                </draw:g>
              </table:table-cell>
              <table:table-cell office:value-type="float" office:value="NaN">
                <text:p>NaN</text:p>
                <draw:g>
                  <svg:desc>candidate_spawning_pool.D6:candidate_spawning_pool.D158</svg:desc>
                </draw:g>
              </table:table-cell>
              <table:table-cell office:value-type="float" office:value="0.587772140783">
                <text:p>0.587772140783</text:p>
                <draw:g>
                  <svg:desc>candidate_spawning_pool.E6:candidate_spawning_pool.E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2785132579">
                <text:p>0.0922785132579</text:p>
              </table:table-cell>
              <table:table-cell office:value-type="float" office:value="1.36297391866">
                <text:p>1.362973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200575652">
                <text:p>0.071200575652</text:p>
              </table:table-cell>
              <table:table-cell office:value-type="float" office:value="1.22617376119">
                <text:p>1.2261737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585439234442">
                <text:p>-0.0585439234442</text:p>
              </table:table-cell>
              <table:table-cell office:value-type="float" office:value="1.30571284676">
                <text:p>1.30571284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7254159379">
                <text:p>0.0357254159379</text:p>
              </table:table-cell>
              <table:table-cell office:value-type="float" office:value="NaN">
                <text:p>NaN</text:p>
              </table:table-cell>
              <table:table-cell office:value-type="float" office:value="1.02404186145">
                <text:p>1.02404186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09191352902">
                <text:p>-0.209191352902</text:p>
              </table:table-cell>
              <table:table-cell office:value-type="float" office:value="NaN">
                <text:p>NaN</text:p>
              </table:table-cell>
              <table:table-cell office:value-type="float" office:value="2.20729177748">
                <text:p>2.20729177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91687283425">
                <text:p>-0.391687283425</text:p>
              </table:table-cell>
              <table:table-cell office:value-type="float" office:value="NaN">
                <text:p>NaN</text:p>
              </table:table-cell>
              <table:table-cell office:value-type="float" office:value="1.72385217642">
                <text:p>1.72385217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2371626225">
                <text:p>0.692371626225</text:p>
              </table:table-cell>
              <table:table-cell office:value-type="float" office:value="1.29211282356">
                <text:p>1.2921128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5224859096">
                <text:p>0.815224859096</text:p>
              </table:table-cell>
              <table:table-cell office:value-type="float" office:value="NaN">
                <text:p>NaN</text:p>
              </table:table-cell>
              <table:table-cell office:value-type="float" office:value="1.38238741411">
                <text:p>1.38238741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180642843">
                <text:p>1.17180642843</text:p>
              </table:table-cell>
              <table:table-cell office:value-type="float" office:value="NaN">
                <text:p>NaN</text:p>
              </table:table-cell>
              <table:table-cell office:value-type="float" office:value="0.665398440236">
                <text:p>0.665398440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3986246695">
                <text:p>0.823986246695</text:p>
              </table:table-cell>
              <table:table-cell office:value-type="float" office:value="NaN">
                <text:p>NaN</text:p>
              </table:table-cell>
              <table:table-cell office:value-type="float" office:value="1.93793165363">
                <text:p>1.93793165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1348299742">
                <text:p>0.121348299742</text:p>
              </table:table-cell>
              <table:table-cell office:value-type="float" office:value="NaN">
                <text:p>NaN</text:p>
              </table:table-cell>
              <table:table-cell office:value-type="float" office:value="0.900144864154">
                <text:p>0.900144864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803112906">
                <text:p>1.51803112906</text:p>
              </table:table-cell>
              <table:table-cell office:value-type="float" office:value="NaN">
                <text:p>NaN</text:p>
              </table:table-cell>
              <table:table-cell office:value-type="float" office:value="1.09716363963">
                <text:p>1.09716363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9151807741">
                <text:p>0.209151807741</text:p>
              </table:table-cell>
              <table:table-cell office:value-type="float" office:value="NaN">
                <text:p>NaN</text:p>
              </table:table-cell>
              <table:table-cell office:value-type="float" office:value="1.67813244642">
                <text:p>1.67813244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243648797">
                <text:p>1.10243648797</text:p>
              </table:table-cell>
              <table:table-cell office:value-type="float" office:value="NaN">
                <text:p>NaN</text:p>
              </table:table-cell>
              <table:table-cell office:value-type="float" office:value="0.993105852885">
                <text:p>0.993105852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4862319493">
                <text:p>1.34862319493</text:p>
              </table:table-cell>
              <table:table-cell office:value-type="float" office:value="NaN">
                <text:p>NaN</text:p>
              </table:table-cell>
              <table:table-cell office:value-type="float" office:value="0.999569252525">
                <text:p>0.999569252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31539698249">
                <text:p>-0.0531539698249</text:p>
              </table:table-cell>
              <table:table-cell office:value-type="float" office:value="NaN">
                <text:p>NaN</text:p>
              </table:table-cell>
              <table:table-cell office:value-type="float" office:value="1.74535635361">
                <text:p>1.74535635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15319214102">
                <text:p>-0.115319214102</text:p>
              </table:table-cell>
              <table:table-cell office:value-type="float" office:value="NaN">
                <text:p>NaN</text:p>
              </table:table-cell>
              <table:table-cell office:value-type="float" office:value="1.10375199626">
                <text:p>1.10375199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261907724">
                <text:p>1.06261907724</text:p>
              </table:table-cell>
              <table:table-cell office:value-type="float" office:value="NaN">
                <text:p>NaN</text:p>
              </table:table-cell>
              <table:table-cell office:value-type="float" office:value="0.460381657253">
                <text:p>0.460381657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19009761052">
                <text:p>0.00619009761052</text:p>
              </table:table-cell>
              <table:table-cell office:value-type="float" office:value="NaN">
                <text:p>NaN</text:p>
              </table:table-cell>
              <table:table-cell office:value-type="float" office:value="1.8939726904">
                <text:p>1.8939726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6822297208">
                <text:p>0.846822297208</text:p>
              </table:table-cell>
              <table:table-cell office:value-type="float" office:value="NaN">
                <text:p>NaN</text:p>
              </table:table-cell>
              <table:table-cell office:value-type="float" office:value="0.461082761011">
                <text:p>0.461082761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297547709">
                <text:p>1.12297547709</text:p>
              </table:table-cell>
              <table:table-cell office:value-type="float" office:value="0.708815694224">
                <text:p>0.70881569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5049963549">
                <text:p>0.915049963549</text:p>
              </table:table-cell>
              <table:table-cell office:value-type="float" office:value="NaN">
                <text:p>NaN</text:p>
              </table:table-cell>
              <table:table-cell office:value-type="float" office:value="0.613594735877">
                <text:p>0.613594735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9649644778">
                <text:p>0.249649644778</text:p>
              </table:table-cell>
              <table:table-cell office:value-type="float" office:value="NaN">
                <text:p>NaN</text:p>
              </table:table-cell>
              <table:table-cell office:value-type="float" office:value="0.849478693158">
                <text:p>0.849478693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9818597056">
                <text:p>1.89818597056</text:p>
              </table:table-cell>
              <table:table-cell office:value-type="float" office:value="1.17153369677">
                <text:p>1.1715336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0918636534">
                <text:p>2.10918636534</text:p>
              </table:table-cell>
              <table:table-cell office:value-type="float" office:value="NaN">
                <text:p>NaN</text:p>
              </table:table-cell>
              <table:table-cell office:value-type="float" office:value="1.17822344197">
                <text:p>1.178223441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4251653971">
                <text:p>1.14251653971</text:p>
              </table:table-cell>
              <table:table-cell office:value-type="float" office:value="1.78188684746">
                <text:p>1.7818868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2190042667">
                <text:p>1.02190042667</text:p>
              </table:table-cell>
              <table:table-cell office:value-type="float" office:value="NaN">
                <text:p>NaN</text:p>
              </table:table-cell>
              <table:table-cell office:value-type="float" office:value="1.65320227536">
                <text:p>1.65320227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3916132918">
                <text:p>1.03916132918</text:p>
              </table:table-cell>
              <table:table-cell office:value-type="float" office:value="NaN">
                <text:p>NaN</text:p>
              </table:table-cell>
              <table:table-cell office:value-type="float" office:value="0.787689535477">
                <text:p>0.787689535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6544686123">
                <text:p>0.786544686123</text:p>
              </table:table-cell>
              <table:table-cell office:value-type="float" office:value="2.66934658536">
                <text:p>2.66934658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6935021034">
                <text:p>0.956935021034</text:p>
              </table:table-cell>
              <table:table-cell office:value-type="float" office:value="NaN">
                <text:p>NaN</text:p>
              </table:table-cell>
              <table:table-cell office:value-type="float" office:value="2.65469461759">
                <text:p>2.65469461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3641917338">
                <text:p>0.293641917338</text:p>
              </table:table-cell>
              <table:table-cell office:value-type="float" office:value="NaN">
                <text:p>NaN</text:p>
              </table:table-cell>
              <table:table-cell office:value-type="float" office:value="3.08570374247">
                <text:p>3.08570374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8391140684">
                <text:p>0.438391140684</text:p>
              </table:table-cell>
              <table:table-cell office:value-type="float" office:value="NaN">
                <text:p>NaN</text:p>
              </table:table-cell>
              <table:table-cell office:value-type="float" office:value="2.06859143371">
                <text:p>2.06859143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092566318">
                <text:p>1.6092566318</text:p>
              </table:table-cell>
              <table:table-cell office:value-type="float" office:value="NaN">
                <text:p>NaN</text:p>
              </table:table-cell>
              <table:table-cell office:value-type="float" office:value="2.27871344734">
                <text:p>2.27871344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1545471551">
                <text:p>0.101545471551</text:p>
              </table:table-cell>
              <table:table-cell office:value-type="float" office:value="NaN">
                <text:p>NaN</text:p>
              </table:table-cell>
              <table:table-cell office:value-type="float" office:value="2.6886098819">
                <text:p>2.68860988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5375318545">
                <text:p>0.115375318545</text:p>
              </table:table-cell>
              <table:table-cell office:value-type="float" office:value="NaN">
                <text:p>NaN</text:p>
              </table:table-cell>
              <table:table-cell office:value-type="float" office:value="2.29706934579">
                <text:p>2.29706934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7371042691">
                <text:p>0.227371042691</text:p>
              </table:table-cell>
              <table:table-cell office:value-type="float" office:value="NaN">
                <text:p>NaN</text:p>
              </table:table-cell>
              <table:table-cell office:value-type="float" office:value="2.20300619789">
                <text:p>2.20300619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7993405544">
                <text:p>0.867993405544</text:p>
              </table:table-cell>
              <table:table-cell office:value-type="float" office:value="NaN">
                <text:p>NaN</text:p>
              </table:table-cell>
              <table:table-cell office:value-type="float" office:value="3.6122437629">
                <text:p>3.61224376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1378840867">
                <text:p>0.471378840867</text:p>
              </table:table-cell>
              <table:table-cell office:value-type="float" office:value="NaN">
                <text:p>NaN</text:p>
              </table:table-cell>
              <table:table-cell office:value-type="float" office:value="3.26205531791">
                <text:p>3.26205531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2224815417">
                <text:p>1.62224815417</text:p>
              </table:table-cell>
              <table:table-cell office:value-type="float" office:value="NaN">
                <text:p>NaN</text:p>
              </table:table-cell>
              <table:table-cell office:value-type="float" office:value="2.48691263148">
                <text:p>2.486912631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1141065573">
                <text:p>0.291141065573</text:p>
              </table:table-cell>
              <table:table-cell office:value-type="float" office:value="NaN">
                <text:p>NaN</text:p>
              </table:table-cell>
              <table:table-cell office:value-type="float" office:value="3.32595865741">
                <text:p>3.325958657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48936693233">
                <text:p>0.448936693233</text:p>
              </table:table-cell>
              <table:table-cell office:value-type="float" office:value="NaN">
                <text:p>NaN</text:p>
              </table:table-cell>
              <table:table-cell office:value-type="float" office:value="2.27949740374">
                <text:p>2.279497403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5933389863">
                <text:p>0.235933389863</text:p>
              </table:table-cell>
              <table:table-cell office:value-type="float" office:value="NaN">
                <text:p>NaN</text:p>
              </table:table-cell>
              <table:table-cell office:value-type="float" office:value="2.7036086817">
                <text:p>2.70360868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78346320157">
                <text:p>0.478346320157</text:p>
              </table:table-cell>
              <table:table-cell office:value-type="float" office:value="NaN">
                <text:p>NaN</text:p>
              </table:table-cell>
              <table:table-cell office:value-type="float" office:value="3.12422681193">
                <text:p>3.124226811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0765464326">
                <text:p>0.560765464326</text:p>
              </table:table-cell>
              <table:table-cell office:value-type="float" office:value="NaN">
                <text:p>NaN</text:p>
              </table:table-cell>
              <table:table-cell office:value-type="float" office:value="3.39699820198">
                <text:p>3.39699820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8336549292">
                <text:p>0.668336549292</text:p>
              </table:table-cell>
              <table:table-cell office:value-type="float" office:value="NaN">
                <text:p>NaN</text:p>
              </table:table-cell>
              <table:table-cell office:value-type="float" office:value="2.14306900946">
                <text:p>2.143069009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515352979">
                <text:p>1.02515352979</text:p>
              </table:table-cell>
              <table:table-cell office:value-type="float" office:value="NaN">
                <text:p>NaN</text:p>
              </table:table-cell>
              <table:table-cell office:value-type="float" office:value="1.93173019735">
                <text:p>1.93173019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01150194727">
                <text:p>0.0301150194727</text:p>
              </table:table-cell>
              <table:table-cell office:value-type="float" office:value="NaN">
                <text:p>NaN</text:p>
              </table:table-cell>
              <table:table-cell office:value-type="float" office:value="3.26857002073">
                <text:p>3.26857002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9960570371">
                <text:p>1.09960570371</text:p>
              </table:table-cell>
              <table:table-cell office:value-type="float" office:value="NaN">
                <text:p>NaN</text:p>
              </table:table-cell>
              <table:table-cell office:value-type="float" office:value="1.88069888307">
                <text:p>1.880698883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6050297666">
                <text:p>0.276050297666</text:p>
              </table:table-cell>
              <table:table-cell office:value-type="float" office:value="NaN">
                <text:p>NaN</text:p>
              </table:table-cell>
              <table:table-cell office:value-type="float" office:value="2.79125551626">
                <text:p>2.791255516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5684328485">
                <text:p>1.35684328485</text:p>
              </table:table-cell>
              <table:table-cell office:value-type="float" office:value="NaN">
                <text:p>NaN</text:p>
              </table:table-cell>
              <table:table-cell office:value-type="float" office:value="3.36484456335">
                <text:p>3.36484456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0284137657">
                <text:p>1.30284137657</text:p>
              </table:table-cell>
              <table:table-cell office:value-type="float" office:value="NaN">
                <text:p>NaN</text:p>
              </table:table-cell>
              <table:table-cell office:value-type="float" office:value="1.94439676654">
                <text:p>1.94439676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9211924406">
                <text:p>0.259211924406</text:p>
              </table:table-cell>
              <table:table-cell office:value-type="float" office:value="NaN">
                <text:p>NaN</text:p>
              </table:table-cell>
              <table:table-cell office:value-type="float" office:value="2.31816825727">
                <text:p>2.31816825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3186683822">
                <text:p>1.53186683822</text:p>
              </table:table-cell>
              <table:table-cell office:value-type="float" office:value="NaN">
                <text:p>NaN</text:p>
              </table:table-cell>
              <table:table-cell office:value-type="float" office:value="2.47326310376">
                <text:p>2.47326310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8136214072">
                <text:p>0.218136214072</text:p>
              </table:table-cell>
              <table:table-cell office:value-type="float" office:value="NaN">
                <text:p>NaN</text:p>
              </table:table-cell>
              <table:table-cell office:value-type="float" office:value="2.37315158501">
                <text:p>2.373151585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1513124978">
                <text:p>1.31513124978</text:p>
              </table:table-cell>
              <table:table-cell office:value-type="float" office:value="NaN">
                <text:p>NaN</text:p>
              </table:table-cell>
              <table:table-cell office:value-type="float" office:value="2.60096650384">
                <text:p>2.60096650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29044893">
                <text:p>1.329044893</text:p>
              </table:table-cell>
              <table:table-cell office:value-type="float" office:value="NaN">
                <text:p>NaN</text:p>
              </table:table-cell>
              <table:table-cell office:value-type="float" office:value="3.39782839494">
                <text:p>3.39782839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1693058069">
                <text:p>1.41693058069</text:p>
              </table:table-cell>
              <table:table-cell office:value-type="float" office:value="NaN">
                <text:p>NaN</text:p>
              </table:table-cell>
              <table:table-cell office:value-type="float" office:value="2.96567817081">
                <text:p>2.965678170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88730927">
                <text:p>0.23788730927</text:p>
              </table:table-cell>
              <table:table-cell office:value-type="float" office:value="NaN">
                <text:p>NaN</text:p>
              </table:table-cell>
              <table:table-cell office:value-type="float" office:value="2.51129285243">
                <text:p>2.511292852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00168022206">
                <text:p>-0.0100168022206</text:p>
              </table:table-cell>
              <table:table-cell office:value-type="float" office:value="NaN">
                <text:p>NaN</text:p>
              </table:table-cell>
              <table:table-cell office:value-type="float" office:value="2.43724121798">
                <text:p>2.43724121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5331060078">
                <text:p>1.15331060078</text:p>
              </table:table-cell>
              <table:table-cell office:value-type="float" office:value="NaN">
                <text:p>NaN</text:p>
              </table:table-cell>
              <table:table-cell office:value-type="float" office:value="3.05715161373">
                <text:p>3.05715161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94330687995">
                <text:p>0.394330687995</text:p>
              </table:table-cell>
              <table:table-cell office:value-type="float" office:value="NaN">
                <text:p>NaN</text:p>
              </table:table-cell>
              <table:table-cell office:value-type="float" office:value="1.90137419663">
                <text:p>1.90137419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6819844369">
                <text:p>0.826819844369</text:p>
              </table:table-cell>
              <table:table-cell office:value-type="float" office:value="NaN">
                <text:p>NaN</text:p>
              </table:table-cell>
              <table:table-cell office:value-type="float" office:value="3.23199287688">
                <text:p>3.231992876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501174028">
                <text:p>1.49501174028</text:p>
              </table:table-cell>
              <table:table-cell office:value-type="float" office:value="NaN">
                <text:p>NaN</text:p>
              </table:table-cell>
              <table:table-cell office:value-type="float" office:value="3.04350568918">
                <text:p>3.043505689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4305757053">
                <text:p>0.324305757053</text:p>
              </table:table-cell>
              <table:table-cell office:value-type="float" office:value="NaN">
                <text:p>NaN</text:p>
              </table:table-cell>
              <table:table-cell office:value-type="float" office:value="3.09875575698">
                <text:p>3.098755756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0202387368">
                <text:p>0.320202387368</text:p>
              </table:table-cell>
              <table:table-cell office:value-type="float" office:value="NaN">
                <text:p>NaN</text:p>
              </table:table-cell>
              <table:table-cell office:value-type="float" office:value="2.48828968065">
                <text:p>2.48828968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7456455105">
                <text:p>1.17456455105</text:p>
              </table:table-cell>
              <table:table-cell office:value-type="float" office:value="NaN">
                <text:p>NaN</text:p>
              </table:table-cell>
              <table:table-cell office:value-type="float" office:value="3.42648342887">
                <text:p>3.426483428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8058582689">
                <text:p>0.738058582689</text:p>
              </table:table-cell>
              <table:table-cell office:value-type="float" office:value="NaN">
                <text:p>NaN</text:p>
              </table:table-cell>
              <table:table-cell office:value-type="float" office:value="3.26658053623">
                <text:p>3.26658053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18590156083">
                <text:p>-0.0318590156083</text:p>
              </table:table-cell>
              <table:table-cell office:value-type="float" office:value="NaN">
                <text:p>NaN</text:p>
              </table:table-cell>
              <table:table-cell office:value-type="float" office:value="2.45729142416">
                <text:p>2.457291424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7566191508">
                <text:p>0.467566191508</text:p>
              </table:table-cell>
              <table:table-cell office:value-type="float" office:value="NaN">
                <text:p>NaN</text:p>
              </table:table-cell>
              <table:table-cell office:value-type="float" office:value="1.84778078306">
                <text:p>1.847780783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8645636453">
                <text:p>0.468645636453</text:p>
              </table:table-cell>
              <table:table-cell office:value-type="float" office:value="NaN">
                <text:p>NaN</text:p>
              </table:table-cell>
              <table:table-cell office:value-type="float" office:value="1.96858484486">
                <text:p>1.968584844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26524846034">
                <text:p>0.826524846034</text:p>
              </table:table-cell>
              <table:table-cell office:value-type="float" office:value="NaN">
                <text:p>NaN</text:p>
              </table:table-cell>
              <table:table-cell office:value-type="float" office:value="1.88898783469">
                <text:p>1.88898783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0096016515">
                <text:p>1.50096016515</text:p>
              </table:table-cell>
              <table:table-cell office:value-type="float" office:value="NaN">
                <text:p>NaN</text:p>
              </table:table-cell>
              <table:table-cell office:value-type="float" office:value="2.67201659887">
                <text:p>2.67201659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625764266186">
                <text:p>-0.0625764266186</text:p>
              </table:table-cell>
              <table:table-cell office:value-type="float" office:value="NaN">
                <text:p>NaN</text:p>
              </table:table-cell>
              <table:table-cell office:value-type="float" office:value="2.63463889835">
                <text:p>2.63463889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15937666858">
                <text:p>0.0215937666858</text:p>
              </table:table-cell>
              <table:table-cell office:value-type="float" office:value="NaN">
                <text:p>NaN</text:p>
              </table:table-cell>
              <table:table-cell office:value-type="float" office:value="2.64959878547">
                <text:p>2.649598785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373218644">
                <text:p>1.08373218644</text:p>
              </table:table-cell>
              <table:table-cell office:value-type="float" office:value="NaN">
                <text:p>NaN</text:p>
              </table:table-cell>
              <table:table-cell office:value-type="float" office:value="3.49633473306">
                <text:p>3.49633473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9073838518">
                <text:p>1.39073838518</text:p>
              </table:table-cell>
              <table:table-cell office:value-type="float" office:value="NaN">
                <text:p>NaN</text:p>
              </table:table-cell>
              <table:table-cell office:value-type="float" office:value="2.17480422548">
                <text:p>2.17480422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112371074">
                <text:p>1.4112371074</text:p>
              </table:table-cell>
              <table:table-cell office:value-type="float" office:value="NaN">
                <text:p>NaN</text:p>
              </table:table-cell>
              <table:table-cell office:value-type="float" office:value="2.50734460243">
                <text:p>2.50734460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5877979549">
                <text:p>0.845877979549</text:p>
              </table:table-cell>
              <table:table-cell office:value-type="float" office:value="NaN">
                <text:p>NaN</text:p>
              </table:table-cell>
              <table:table-cell office:value-type="float" office:value="3.56581768699">
                <text:p>3.565817686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8370244136">
                <text:p>0.468370244136</text:p>
              </table:table-cell>
              <table:table-cell office:value-type="float" office:value="NaN">
                <text:p>NaN</text:p>
              </table:table-cell>
              <table:table-cell office:value-type="float" office:value="2.08801044365">
                <text:p>2.088010443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50667537993">
                <text:p>-0.150667537993</text:p>
              </table:table-cell>
              <table:table-cell office:value-type="float" office:value="NaN">
                <text:p>NaN</text:p>
              </table:table-cell>
              <table:table-cell office:value-type="float" office:value="2.45085152784">
                <text:p>2.45085152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5416439424">
                <text:p>0.815416439424</text:p>
              </table:table-cell>
              <table:table-cell office:value-type="float" office:value="NaN">
                <text:p>NaN</text:p>
              </table:table-cell>
              <table:table-cell office:value-type="float" office:value="1.76615734135">
                <text:p>1.766157341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547231491">
                <text:p>0.13547231491</text:p>
              </table:table-cell>
              <table:table-cell office:value-type="float" office:value="NaN">
                <text:p>NaN</text:p>
              </table:table-cell>
              <table:table-cell office:value-type="float" office:value="2.9531838792">
                <text:p>2.95318387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2421685252">
                <text:p>0.152421685252</text:p>
              </table:table-cell>
              <table:table-cell office:value-type="float" office:value="NaN">
                <text:p>NaN</text:p>
              </table:table-cell>
              <table:table-cell office:value-type="float" office:value="3.327630325">
                <text:p>3.3276303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0189438169">
                <text:p>0.840189438169</text:p>
              </table:table-cell>
              <table:table-cell office:value-type="float" office:value="NaN">
                <text:p>NaN</text:p>
              </table:table-cell>
              <table:table-cell office:value-type="float" office:value="2.04980338579">
                <text:p>2.04980338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6388852479">
                <text:p>1.66388852479</text:p>
              </table:table-cell>
              <table:table-cell office:value-type="float" office:value="NaN">
                <text:p>NaN</text:p>
              </table:table-cell>
              <table:table-cell office:value-type="float" office:value="3.04034288427">
                <text:p>3.04034288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9910141145">
                <text:p>0.339910141145</text:p>
              </table:table-cell>
              <table:table-cell office:value-type="float" office:value="3.46389392212">
                <text:p>3.4638939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3200522892">
                <text:p>0.273200522892</text:p>
              </table:table-cell>
              <table:table-cell office:value-type="float" office:value="NaN">
                <text:p>NaN</text:p>
              </table:table-cell>
              <table:table-cell office:value-type="float" office:value="3.56809905551">
                <text:p>3.568099055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7862163283">
                <text:p>0.867862163283</text:p>
              </table:table-cell>
              <table:table-cell office:value-type="float" office:value="NaN">
                <text:p>NaN</text:p>
              </table:table-cell>
              <table:table-cell office:value-type="float" office:value="3.1027183514">
                <text:p>3.1027183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88609399409">
                <text:p>-0.388609399409</text:p>
              </table:table-cell>
              <table:table-cell office:value-type="float" office:value="NaN">
                <text:p>NaN</text:p>
              </table:table-cell>
              <table:table-cell office:value-type="float" office:value="2.84837451796">
                <text:p>2.848374517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87261435487">
                <text:p>0.787261435487</text:p>
              </table:table-cell>
              <table:table-cell office:value-type="float" office:value="NaN">
                <text:p>NaN</text:p>
              </table:table-cell>
              <table:table-cell office:value-type="float" office:value="2.65890508098">
                <text:p>2.658905080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7910439621">
                <text:p>1.07910439621</text:p>
              </table:table-cell>
              <table:table-cell office:value-type="float" office:value="NaN">
                <text:p>NaN</text:p>
              </table:table-cell>
              <table:table-cell office:value-type="float" office:value="4.04006083709">
                <text:p>4.04006083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74921835398">
                <text:p>-0.174921835398</text:p>
              </table:table-cell>
              <table:table-cell office:value-type="float" office:value="NaN">
                <text:p>NaN</text:p>
              </table:table-cell>
              <table:table-cell office:value-type="float" office:value="3.11221890106">
                <text:p>3.112218901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9837858831">
                <text:p>0.79837858831</text:p>
              </table:table-cell>
              <table:table-cell office:value-type="float" office:value="NaN">
                <text:p>NaN</text:p>
              </table:table-cell>
              <table:table-cell office:value-type="float" office:value="3.85370197998">
                <text:p>3.85370197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436303497524">
                <text:p>-0.0436303497524</text:p>
              </table:table-cell>
              <table:table-cell office:value-type="float" office:value="NaN">
                <text:p>NaN</text:p>
              </table:table-cell>
              <table:table-cell office:value-type="float" office:value="2.63042694062">
                <text:p>2.63042694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947552517">
                <text:p>1.25947552517</text:p>
              </table:table-cell>
              <table:table-cell office:value-type="float" office:value="NaN">
                <text:p>NaN</text:p>
              </table:table-cell>
              <table:table-cell office:value-type="float" office:value="3.60803200972">
                <text:p>3.60803200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2353448842">
                <text:p>0.952353448842</text:p>
              </table:table-cell>
              <table:table-cell office:value-type="float" office:value="NaN">
                <text:p>NaN</text:p>
              </table:table-cell>
              <table:table-cell office:value-type="float" office:value="3.41561030468">
                <text:p>3.415610304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0498373276">
                <text:p>0.270498373276</text:p>
              </table:table-cell>
              <table:table-cell office:value-type="float" office:value="NaN">
                <text:p>NaN</text:p>
              </table:table-cell>
              <table:table-cell office:value-type="float" office:value="4.3106412647">
                <text:p>4.31064126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61788149517">
                <text:p>0.561788149517</text:p>
              </table:table-cell>
              <table:table-cell office:value-type="float" office:value="NaN">
                <text:p>NaN</text:p>
              </table:table-cell>
              <table:table-cell office:value-type="float" office:value="2.60713931736">
                <text:p>2.60713931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4311213101">
                <text:p>0.504311213101</text:p>
              </table:table-cell>
              <table:table-cell office:value-type="float" office:value="NaN">
                <text:p>NaN</text:p>
              </table:table-cell>
              <table:table-cell office:value-type="float" office:value="2.59008019999">
                <text:p>2.5900801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2507352543">
                <text:p>-0.12507352543</text:p>
              </table:table-cell>
              <table:table-cell office:value-type="float" office:value="NaN">
                <text:p>NaN</text:p>
              </table:table-cell>
              <table:table-cell office:value-type="float" office:value="4.17218591035">
                <text:p>4.172185910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203409273545">
                <text:p>-0.000203409273545</text:p>
              </table:table-cell>
              <table:table-cell office:value-type="float" office:value="NaN">
                <text:p>NaN</text:p>
              </table:table-cell>
              <table:table-cell office:value-type="float" office:value="3.032700592">
                <text:p>3.032700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01161741963">
                <text:p>0.601161741963</text:p>
              </table:table-cell>
              <table:table-cell office:value-type="float" office:value="NaN">
                <text:p>NaN</text:p>
              </table:table-cell>
              <table:table-cell office:value-type="float" office:value="3.00839641907">
                <text:p>3.008396419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7129169452">
                <text:p>0.797129169452</text:p>
              </table:table-cell>
              <table:table-cell office:value-type="float" office:value="NaN">
                <text:p>NaN</text:p>
              </table:table-cell>
              <table:table-cell office:value-type="float" office:value="3.05945310013">
                <text:p>3.059453100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93056757478">
                <text:p>-0.293056757478</text:p>
              </table:table-cell>
              <table:table-cell office:value-type="float" office:value="NaN">
                <text:p>NaN</text:p>
              </table:table-cell>
              <table:table-cell office:value-type="float" office:value="2.97791105726">
                <text:p>2.97791105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7078919455">
                <text:p>1.27078919455</text:p>
              </table:table-cell>
              <table:table-cell office:value-type="float" office:value="NaN">
                <text:p>NaN</text:p>
              </table:table-cell>
              <table:table-cell office:value-type="float" office:value="3.40709865372">
                <text:p>3.407098653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68658265073">
                <text:p>-0.168658265073</text:p>
              </table:table-cell>
              <table:table-cell office:value-type="float" office:value="NaN">
                <text:p>NaN</text:p>
              </table:table-cell>
              <table:table-cell office:value-type="float" office:value="3.57635489755">
                <text:p>3.576354897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25535033831">
                <text:p>0.925535033831</text:p>
              </table:table-cell>
              <table:table-cell office:value-type="float" office:value="NaN">
                <text:p>NaN</text:p>
              </table:table-cell>
              <table:table-cell office:value-type="float" office:value="3.73166325686">
                <text:p>3.731663256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7288202069">
                <text:p>0.767288202069</text:p>
              </table:table-cell>
              <table:table-cell office:value-type="float" office:value="NaN">
                <text:p>NaN</text:p>
              </table:table-cell>
              <table:table-cell office:value-type="float" office:value="2.93723844576">
                <text:p>2.937238445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8363294955">
                <text:p>1.18363294955</text:p>
              </table:table-cell>
              <table:table-cell office:value-type="float" office:value="NaN">
                <text:p>NaN</text:p>
              </table:table-cell>
              <table:table-cell office:value-type="float" office:value="3.15719068698">
                <text:p>3.157190686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0477758637">
                <text:p>0.150477758637</text:p>
              </table:table-cell>
              <table:table-cell office:value-type="float" office:value="NaN">
                <text:p>NaN</text:p>
              </table:table-cell>
              <table:table-cell office:value-type="float" office:value="3.9584061311">
                <text:p>3.9584061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56381108667">
                <text:p>0.756381108667</text:p>
              </table:table-cell>
              <table:table-cell office:value-type="float" office:value="NaN">
                <text:p>NaN</text:p>
              </table:table-cell>
              <table:table-cell office:value-type="float" office:value="4.19025582114">
                <text:p>4.19025582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0490533956">
                <text:p>0.840490533956</text:p>
              </table:table-cell>
              <table:table-cell office:value-type="float" office:value="NaN">
                <text:p>NaN</text:p>
              </table:table-cell>
              <table:table-cell office:value-type="float" office:value="2.83968078552">
                <text:p>2.83968078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66081521978">
                <text:p>-0.166081521978</text:p>
              </table:table-cell>
              <table:table-cell office:value-type="float" office:value="NaN">
                <text:p>NaN</text:p>
              </table:table-cell>
              <table:table-cell office:value-type="float" office:value="3.91018002518">
                <text:p>3.910180025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2156380201">
                <text:p>1.12156380201</text:p>
              </table:table-cell>
              <table:table-cell office:value-type="float" office:value="NaN">
                <text:p>NaN</text:p>
              </table:table-cell>
              <table:table-cell office:value-type="float" office:value="3.90532920926">
                <text:p>3.905329209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5486394564">
                <text:p>0.995486394564</text:p>
              </table:table-cell>
              <table:table-cell office:value-type="float" office:value="NaN">
                <text:p>NaN</text:p>
              </table:table-cell>
              <table:table-cell office:value-type="float" office:value="3.85724252648">
                <text:p>3.857242526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10730086653">
                <text:p>0.310730086653</text:p>
              </table:table-cell>
              <table:table-cell office:value-type="float" office:value="NaN">
                <text:p>NaN</text:p>
              </table:table-cell>
              <table:table-cell office:value-type="float" office:value="2.89024268156">
                <text:p>2.890242681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472013685951">
                <text:p>-0.472013685951</text:p>
              </table:table-cell>
              <table:table-cell office:value-type="float" office:value="NaN">
                <text:p>NaN</text:p>
              </table:table-cell>
              <table:table-cell office:value-type="float" office:value="3.18206410018">
                <text:p>3.18206410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46139928109">
                <text:p>-0.446139928109</text:p>
              </table:table-cell>
              <table:table-cell office:value-type="float" office:value="NaN">
                <text:p>NaN</text:p>
              </table:table-cell>
              <table:table-cell office:value-type="float" office:value="3.7694973349">
                <text:p>3.76949733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4882154343">
                <text:p>1.04882154343</text:p>
              </table:table-cell>
              <table:table-cell office:value-type="float" office:value="NaN">
                <text:p>NaN</text:p>
              </table:table-cell>
              <table:table-cell office:value-type="float" office:value="3.26265806791">
                <text:p>3.262658067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6629076456">
                <text:p>-0.36629076456</text:p>
              </table:table-cell>
              <table:table-cell office:value-type="float" office:value="NaN">
                <text:p>NaN</text:p>
              </table:table-cell>
              <table:table-cell office:value-type="float" office:value="4.15822572499">
                <text:p>4.158225724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5519415461">
                <text:p>0.845519415461</text:p>
              </table:table-cell>
              <table:table-cell office:value-type="float" office:value="NaN">
                <text:p>NaN</text:p>
              </table:table-cell>
              <table:table-cell office:value-type="float" office:value="3.81281948039">
                <text:p>3.812819480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85475856436">
                <text:p>-0.0385475856436</text:p>
              </table:table-cell>
              <table:table-cell office:value-type="float" office:value="NaN">
                <text:p>NaN</text:p>
              </table:table-cell>
              <table:table-cell office:value-type="float" office:value="2.80879167682">
                <text:p>2.808791676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80691427048">
                <text:p>0.480691427048</text:p>
              </table:table-cell>
              <table:table-cell office:value-type="float" office:value="NaN">
                <text:p>NaN</text:p>
              </table:table-cell>
              <table:table-cell office:value-type="float" office:value="2.64549654228">
                <text:p>2.645496542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8880778818">
                <text:p>-0.198880778818</text:p>
              </table:table-cell>
              <table:table-cell office:value-type="float" office:value="NaN">
                <text:p>NaN</text:p>
              </table:table-cell>
              <table:table-cell office:value-type="float" office:value="3.78912079337">
                <text:p>3.789120793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4106225597">
                <text:p>-0.24106225597</text:p>
              </table:table-cell>
              <table:table-cell office:value-type="float" office:value="NaN">
                <text:p>NaN</text:p>
              </table:table-cell>
              <table:table-cell office:value-type="float" office:value="3.75260224437">
                <text:p>3.75260224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5624447941">
                <text:p>1.05624447941</text:p>
              </table:table-cell>
              <table:table-cell office:value-type="float" office:value="3.96377713412">
                <text:p>3.9637771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6111400386">
                <text:p>1.06111400386</text:p>
              </table:table-cell>
              <table:table-cell office:value-type="float" office:value="NaN">
                <text:p>NaN</text:p>
              </table:table-cell>
              <table:table-cell office:value-type="float" office:value="3.80697406715">
                <text:p>3.80697406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7281562308">
                <text:p>1.37281562308</text:p>
              </table:table-cell>
              <table:table-cell office:value-type="float" office:value="NaN">
                <text:p>NaN</text:p>
              </table:table-cell>
              <table:table-cell office:value-type="float" office:value="4.40581359356">
                <text:p>4.405813593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5872143159">
                <text:p>0.145872143159</text:p>
              </table:table-cell>
              <table:table-cell office:value-type="float" office:value="NaN">
                <text:p>NaN</text:p>
              </table:table-cell>
              <table:table-cell office:value-type="float" office:value="3.68335651999">
                <text:p>3.68335651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5231741801">
                <text:p>0.185231741801</text:p>
              </table:table-cell>
              <table:table-cell office:value-type="float" office:value="NaN">
                <text:p>NaN</text:p>
              </table:table-cell>
              <table:table-cell office:value-type="float" office:value="3.48256621571">
                <text:p>3.482566215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7902515356">
                <text:p>1.77902515356</text:p>
              </table:table-cell>
              <table:table-cell office:value-type="float" office:value="NaN">
                <text:p>NaN</text:p>
              </table:table-cell>
              <table:table-cell office:value-type="float" office:value="4.40360395242">
                <text:p>4.403603952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0339962344">
                <text:p>1.90339962344</text:p>
              </table:table-cell>
              <table:table-cell office:value-type="float" office:value="NaN">
                <text:p>NaN</text:p>
              </table:table-cell>
              <table:table-cell office:value-type="float" office:value="3.95949257541">
                <text:p>3.959492575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4623853453">
                <text:p>0.514623853453</text:p>
              </table:table-cell>
              <table:table-cell office:value-type="float" office:value="NaN">
                <text:p>NaN</text:p>
              </table:table-cell>
              <table:table-cell office:value-type="float" office:value="4.1433831445">
                <text:p>4.14338314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14735693027">
                <text:p>0.814735693027</text:p>
              </table:table-cell>
              <table:table-cell office:value-type="float" office:value="NaN">
                <text:p>NaN</text:p>
              </table:table-cell>
              <table:table-cell office:value-type="float" office:value="4.81116023865">
                <text:p>4.811160238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1740625332">
                <text:p>1.31740625332</text:p>
              </table:table-cell>
              <table:table-cell office:value-type="float" office:value="NaN">
                <text:p>NaN</text:p>
              </table:table-cell>
              <table:table-cell office:value-type="float" office:value="3.24872342271">
                <text:p>3.248723422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13587731566">
                <text:p>0.913587731566</text:p>
              </table:table-cell>
              <table:table-cell office:value-type="float" office:value="NaN">
                <text:p>NaN</text:p>
              </table:table-cell>
              <table:table-cell office:value-type="float" office:value="3.43282594606">
                <text:p>3.432825946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4227906489">
                <text:p>1.14227906489</text:p>
              </table:table-cell>
              <table:table-cell office:value-type="float" office:value="NaN">
                <text:p>NaN</text:p>
              </table:table-cell>
              <table:table-cell office:value-type="float" office:value="3.16861202757">
                <text:p>3.168612027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6445762212">
                <text:p>1.86445762212</text:p>
              </table:table-cell>
              <table:table-cell office:value-type="float" office:value="NaN">
                <text:p>NaN</text:p>
              </table:table-cell>
              <table:table-cell office:value-type="float" office:value="3.77690106475">
                <text:p>3.77690106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78282712011">
                <text:p>0.878282712011</text:p>
              </table:table-cell>
              <table:table-cell office:value-type="float" office:value="NaN">
                <text:p>NaN</text:p>
              </table:table-cell>
              <table:table-cell office:value-type="float" office:value="3.13070397174">
                <text:p>3.13070397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3467513524">
                <text:p>1.53467513524</text:p>
              </table:table-cell>
              <table:table-cell office:value-type="float" office:value="NaN">
                <text:p>NaN</text:p>
              </table:table-cell>
              <table:table-cell office:value-type="float" office:value="3.61582937981">
                <text:p>3.615829379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7510886066">
                <text:p>0.597510886066</text:p>
              </table:table-cell>
              <table:table-cell office:value-type="float" office:value="NaN">
                <text:p>NaN</text:p>
              </table:table-cell>
              <table:table-cell office:value-type="float" office:value="3.55297483321">
                <text:p>3.552974833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36950200399">
                <text:p>0.936950200399</text:p>
              </table:table-cell>
              <table:table-cell office:value-type="float" office:value="NaN">
                <text:p>NaN</text:p>
              </table:table-cell>
              <table:table-cell office:value-type="float" office:value="3.36716174019">
                <text:p>3.36716174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1679031495">
                <text:p>1.21679031495</text:p>
              </table:table-cell>
              <table:table-cell office:value-type="float" office:value="NaN">
                <text:p>NaN</text:p>
              </table:table-cell>
              <table:table-cell office:value-type="float" office:value="4.45078810266">
                <text:p>4.450788102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76383188501">
                <text:p>1.76383188501</text:p>
              </table:table-cell>
              <table:table-cell office:value-type="float" office:value="NaN">
                <text:p>NaN</text:p>
              </table:table-cell>
              <table:table-cell office:value-type="float" office:value="4.3715146081">
                <text:p>4.37151460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20053283491">
                <text:p>0.420053283491</text:p>
              </table:table-cell>
              <table:table-cell office:value-type="float" office:value="NaN">
                <text:p>NaN</text:p>
              </table:table-cell>
              <table:table-cell office:value-type="float" office:value="4.09832600301">
                <text:p>4.098326003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4050159488">
                <text:p>1.54050159488</text:p>
              </table:table-cell>
              <table:table-cell office:value-type="float" office:value="4.65748800493">
                <text:p>4.65748800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253301612">
                <text:p>1.47253301612</text:p>
              </table:table-cell>
              <table:table-cell office:value-type="float" office:value="NaN">
                <text:p>NaN</text:p>
              </table:table-cell>
              <table:table-cell office:value-type="float" office:value="4.56333992798">
                <text:p>4.563339927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3941941166">
                <text:p>1.13941941166</text:p>
              </table:table-cell>
              <table:table-cell office:value-type="float" office:value="NaN">
                <text:p>NaN</text:p>
              </table:table-cell>
              <table:table-cell office:value-type="float" office:value="5.13851277431">
                <text:p>5.138512774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0168269896">
                <text:p>1.10168269896</text:p>
              </table:table-cell>
              <table:table-cell office:value-type="float" office:value="NaN">
                <text:p>NaN</text:p>
              </table:table-cell>
              <table:table-cell office:value-type="float" office:value="4.20551933854">
                <text:p>4.205519338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3405421278">
                <text:p>1.73405421278</text:p>
              </table:table-cell>
              <table:table-cell office:value-type="float" office:value="NaN">
                <text:p>NaN</text:p>
              </table:table-cell>
              <table:table-cell office:value-type="float" office:value="3.85075738287">
                <text:p>3.85075738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583940379">
                <text:p>1.3583940379</text:p>
              </table:table-cell>
              <table:table-cell office:value-type="float" office:value="NaN">
                <text:p>NaN</text:p>
              </table:table-cell>
              <table:table-cell office:value-type="float" office:value="3.68589403026">
                <text:p>3.685894030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9077787525">
                <text:p>1.99077787525</text:p>
              </table:table-cell>
              <table:table-cell office:value-type="float" office:value="NaN">
                <text:p>NaN</text:p>
              </table:table-cell>
              <table:table-cell office:value-type="float" office:value="3.90968253694">
                <text:p>3.90968253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candidate_spawning_pool.A5:candidate_spawning_pool.A158 candidate_spawning_pool.D5:candidate_spawning_pool.E158" svg:x="0.32cm" svg:y="0.18cm" svg:width="13.097cm" svg:height="8.64cm">
          <chartooo:coordinate-region svg:x="0.611cm" svg:y="0.379cm" svg:width="12.5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_spawning_pool.D5:candidate_spawning_pool.D158" chart:class="chart:scatter">
            <chart:domain table:cell-range-address="candidate_spawning_pool.A5:candidate_spawning_pool.A158"/>
            <chart:data-point chart:repeated="154"/>
          </chart:series>
          <chart:series chart:style-name="ch7" chart:values-cell-range-address="candidate_spawning_pool.E5:candidate_spawning_pool.E158" chart:class="chart:scatter">
            <chart:data-point chart:repeated="1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candidate_spawning_pool.A5:candidate_spawning_pool.A158</svg:desc>
                </draw:g>
              </table:table-cell>
              <table:table-cell office:value-type="float" office:value="0.7">
                <text:p>0.7</text:p>
                <draw:g>
                  <svg:desc>candidate_spawning_pool.D5:candidate_spawning_pool.D158</svg:desc>
                </draw:g>
              </table:table-cell>
              <table:table-cell office:value-type="float" office:value="NaN">
                <text:p>NaN</text:p>
                <draw:g>
                  <svg:desc>candidate_spawning_pool.E5:candidate_spawning_pool.E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5375957466">
                <text:p>-1.15375957466</text:p>
              </table:table-cell>
              <table:table-cell office:value-type="float" office:value="NaN">
                <text:p>NaN</text:p>
              </table:table-cell>
              <table:table-cell office:value-type="float" office:value="0.587772140783">
                <text:p>0.587772140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2785132579">
                <text:p>0.0922785132579</text:p>
              </table:table-cell>
              <table:table-cell office:value-type="float" office:value="1.36297391866">
                <text:p>1.362973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200575652">
                <text:p>0.071200575652</text:p>
              </table:table-cell>
              <table:table-cell office:value-type="float" office:value="1.22617376119">
                <text:p>1.2261737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85439234442">
                <text:p>-0.0585439234442</text:p>
              </table:table-cell>
              <table:table-cell office:value-type="float" office:value="1.30571284676">
                <text:p>1.30571284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254159379">
                <text:p>0.0357254159379</text:p>
              </table:table-cell>
              <table:table-cell office:value-type="float" office:value="NaN">
                <text:p>NaN</text:p>
              </table:table-cell>
              <table:table-cell office:value-type="float" office:value="1.02404186145">
                <text:p>1.02404186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09191352902">
                <text:p>-0.209191352902</text:p>
              </table:table-cell>
              <table:table-cell office:value-type="float" office:value="NaN">
                <text:p>NaN</text:p>
              </table:table-cell>
              <table:table-cell office:value-type="float" office:value="2.20729177748">
                <text:p>2.20729177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91687283425">
                <text:p>-0.391687283425</text:p>
              </table:table-cell>
              <table:table-cell office:value-type="float" office:value="NaN">
                <text:p>NaN</text:p>
              </table:table-cell>
              <table:table-cell office:value-type="float" office:value="1.72385217642">
                <text:p>1.72385217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2371626225">
                <text:p>0.692371626225</text:p>
              </table:table-cell>
              <table:table-cell office:value-type="float" office:value="1.29211282356">
                <text:p>1.2921128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5224859096">
                <text:p>0.815224859096</text:p>
              </table:table-cell>
              <table:table-cell office:value-type="float" office:value="NaN">
                <text:p>NaN</text:p>
              </table:table-cell>
              <table:table-cell office:value-type="float" office:value="1.38238741411">
                <text:p>1.38238741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7180642843">
                <text:p>1.17180642843</text:p>
              </table:table-cell>
              <table:table-cell office:value-type="float" office:value="NaN">
                <text:p>NaN</text:p>
              </table:table-cell>
              <table:table-cell office:value-type="float" office:value="0.665398440236">
                <text:p>0.665398440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3986246695">
                <text:p>0.823986246695</text:p>
              </table:table-cell>
              <table:table-cell office:value-type="float" office:value="NaN">
                <text:p>NaN</text:p>
              </table:table-cell>
              <table:table-cell office:value-type="float" office:value="1.93793165363">
                <text:p>1.93793165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1348299742">
                <text:p>0.121348299742</text:p>
              </table:table-cell>
              <table:table-cell office:value-type="float" office:value="NaN">
                <text:p>NaN</text:p>
              </table:table-cell>
              <table:table-cell office:value-type="float" office:value="0.900144864154">
                <text:p>0.900144864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803112906">
                <text:p>1.51803112906</text:p>
              </table:table-cell>
              <table:table-cell office:value-type="float" office:value="NaN">
                <text:p>NaN</text:p>
              </table:table-cell>
              <table:table-cell office:value-type="float" office:value="1.09716363963">
                <text:p>1.09716363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151807741">
                <text:p>0.209151807741</text:p>
              </table:table-cell>
              <table:table-cell office:value-type="float" office:value="NaN">
                <text:p>NaN</text:p>
              </table:table-cell>
              <table:table-cell office:value-type="float" office:value="1.67813244642">
                <text:p>1.67813244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243648797">
                <text:p>1.10243648797</text:p>
              </table:table-cell>
              <table:table-cell office:value-type="float" office:value="NaN">
                <text:p>NaN</text:p>
              </table:table-cell>
              <table:table-cell office:value-type="float" office:value="0.993105852885">
                <text:p>0.993105852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862319493">
                <text:p>1.34862319493</text:p>
              </table:table-cell>
              <table:table-cell office:value-type="float" office:value="NaN">
                <text:p>NaN</text:p>
              </table:table-cell>
              <table:table-cell office:value-type="float" office:value="0.999569252525">
                <text:p>0.999569252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31539698249">
                <text:p>-0.0531539698249</text:p>
              </table:table-cell>
              <table:table-cell office:value-type="float" office:value="NaN">
                <text:p>NaN</text:p>
              </table:table-cell>
              <table:table-cell office:value-type="float" office:value="1.74535635361">
                <text:p>1.74535635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15319214102">
                <text:p>-0.115319214102</text:p>
              </table:table-cell>
              <table:table-cell office:value-type="float" office:value="NaN">
                <text:p>NaN</text:p>
              </table:table-cell>
              <table:table-cell office:value-type="float" office:value="1.10375199626">
                <text:p>1.10375199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261907724">
                <text:p>1.06261907724</text:p>
              </table:table-cell>
              <table:table-cell office:value-type="float" office:value="NaN">
                <text:p>NaN</text:p>
              </table:table-cell>
              <table:table-cell office:value-type="float" office:value="0.460381657253">
                <text:p>0.460381657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19009761052">
                <text:p>0.00619009761052</text:p>
              </table:table-cell>
              <table:table-cell office:value-type="float" office:value="NaN">
                <text:p>NaN</text:p>
              </table:table-cell>
              <table:table-cell office:value-type="float" office:value="1.8939726904">
                <text:p>1.8939726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6822297208">
                <text:p>0.846822297208</text:p>
              </table:table-cell>
              <table:table-cell office:value-type="float" office:value="NaN">
                <text:p>NaN</text:p>
              </table:table-cell>
              <table:table-cell office:value-type="float" office:value="0.461082761011">
                <text:p>0.461082761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297547709">
                <text:p>1.12297547709</text:p>
              </table:table-cell>
              <table:table-cell office:value-type="float" office:value="0.708815694224">
                <text:p>0.70881569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5049963549">
                <text:p>0.915049963549</text:p>
              </table:table-cell>
              <table:table-cell office:value-type="float" office:value="NaN">
                <text:p>NaN</text:p>
              </table:table-cell>
              <table:table-cell office:value-type="float" office:value="0.613594735877">
                <text:p>0.613594735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9649644778">
                <text:p>0.249649644778</text:p>
              </table:table-cell>
              <table:table-cell office:value-type="float" office:value="NaN">
                <text:p>NaN</text:p>
              </table:table-cell>
              <table:table-cell office:value-type="float" office:value="0.849478693158">
                <text:p>0.849478693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9818597056">
                <text:p>1.89818597056</text:p>
              </table:table-cell>
              <table:table-cell office:value-type="float" office:value="1.17153369677">
                <text:p>1.1715336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0918636534">
                <text:p>2.10918636534</text:p>
              </table:table-cell>
              <table:table-cell office:value-type="float" office:value="NaN">
                <text:p>NaN</text:p>
              </table:table-cell>
              <table:table-cell office:value-type="float" office:value="1.17822344197">
                <text:p>1.17822344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4251653971">
                <text:p>1.14251653971</text:p>
              </table:table-cell>
              <table:table-cell office:value-type="float" office:value="1.78188684746">
                <text:p>1.7818868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190042667">
                <text:p>1.02190042667</text:p>
              </table:table-cell>
              <table:table-cell office:value-type="float" office:value="NaN">
                <text:p>NaN</text:p>
              </table:table-cell>
              <table:table-cell office:value-type="float" office:value="1.65320227536">
                <text:p>1.65320227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916132918">
                <text:p>1.03916132918</text:p>
              </table:table-cell>
              <table:table-cell office:value-type="float" office:value="NaN">
                <text:p>NaN</text:p>
              </table:table-cell>
              <table:table-cell office:value-type="float" office:value="0.787689535477">
                <text:p>0.787689535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6544686123">
                <text:p>0.786544686123</text:p>
              </table:table-cell>
              <table:table-cell office:value-type="float" office:value="2.66934658536">
                <text:p>2.66934658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6935021034">
                <text:p>0.956935021034</text:p>
              </table:table-cell>
              <table:table-cell office:value-type="float" office:value="NaN">
                <text:p>NaN</text:p>
              </table:table-cell>
              <table:table-cell office:value-type="float" office:value="2.65469461759">
                <text:p>2.654694617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3641917338">
                <text:p>0.293641917338</text:p>
              </table:table-cell>
              <table:table-cell office:value-type="float" office:value="NaN">
                <text:p>NaN</text:p>
              </table:table-cell>
              <table:table-cell office:value-type="float" office:value="3.08570374247">
                <text:p>3.085703742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8391140684">
                <text:p>0.438391140684</text:p>
              </table:table-cell>
              <table:table-cell office:value-type="float" office:value="NaN">
                <text:p>NaN</text:p>
              </table:table-cell>
              <table:table-cell office:value-type="float" office:value="2.06859143371">
                <text:p>2.06859143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092566318">
                <text:p>1.6092566318</text:p>
              </table:table-cell>
              <table:table-cell office:value-type="float" office:value="NaN">
                <text:p>NaN</text:p>
              </table:table-cell>
              <table:table-cell office:value-type="float" office:value="2.27871344734">
                <text:p>2.27871344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1545471551">
                <text:p>0.101545471551</text:p>
              </table:table-cell>
              <table:table-cell office:value-type="float" office:value="NaN">
                <text:p>NaN</text:p>
              </table:table-cell>
              <table:table-cell office:value-type="float" office:value="2.6886098819">
                <text:p>2.6886098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5375318545">
                <text:p>0.115375318545</text:p>
              </table:table-cell>
              <table:table-cell office:value-type="float" office:value="NaN">
                <text:p>NaN</text:p>
              </table:table-cell>
              <table:table-cell office:value-type="float" office:value="2.29706934579">
                <text:p>2.29706934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7371042691">
                <text:p>0.227371042691</text:p>
              </table:table-cell>
              <table:table-cell office:value-type="float" office:value="NaN">
                <text:p>NaN</text:p>
              </table:table-cell>
              <table:table-cell office:value-type="float" office:value="2.20300619789">
                <text:p>2.20300619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67993405544">
                <text:p>0.867993405544</text:p>
              </table:table-cell>
              <table:table-cell office:value-type="float" office:value="NaN">
                <text:p>NaN</text:p>
              </table:table-cell>
              <table:table-cell office:value-type="float" office:value="3.6122437629">
                <text:p>3.6122437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1378840867">
                <text:p>0.471378840867</text:p>
              </table:table-cell>
              <table:table-cell office:value-type="float" office:value="NaN">
                <text:p>NaN</text:p>
              </table:table-cell>
              <table:table-cell office:value-type="float" office:value="3.26205531791">
                <text:p>3.26205531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2224815417">
                <text:p>1.62224815417</text:p>
              </table:table-cell>
              <table:table-cell office:value-type="float" office:value="NaN">
                <text:p>NaN</text:p>
              </table:table-cell>
              <table:table-cell office:value-type="float" office:value="2.48691263148">
                <text:p>2.48691263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1141065573">
                <text:p>0.291141065573</text:p>
              </table:table-cell>
              <table:table-cell office:value-type="float" office:value="NaN">
                <text:p>NaN</text:p>
              </table:table-cell>
              <table:table-cell office:value-type="float" office:value="3.32595865741">
                <text:p>3.32595865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8936693233">
                <text:p>0.448936693233</text:p>
              </table:table-cell>
              <table:table-cell office:value-type="float" office:value="NaN">
                <text:p>NaN</text:p>
              </table:table-cell>
              <table:table-cell office:value-type="float" office:value="2.27949740374">
                <text:p>2.279497403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5933389863">
                <text:p>0.235933389863</text:p>
              </table:table-cell>
              <table:table-cell office:value-type="float" office:value="NaN">
                <text:p>NaN</text:p>
              </table:table-cell>
              <table:table-cell office:value-type="float" office:value="2.7036086817">
                <text:p>2.7036086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8346320157">
                <text:p>0.478346320157</text:p>
              </table:table-cell>
              <table:table-cell office:value-type="float" office:value="NaN">
                <text:p>NaN</text:p>
              </table:table-cell>
              <table:table-cell office:value-type="float" office:value="3.12422681193">
                <text:p>3.12422681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0765464326">
                <text:p>0.560765464326</text:p>
              </table:table-cell>
              <table:table-cell office:value-type="float" office:value="NaN">
                <text:p>NaN</text:p>
              </table:table-cell>
              <table:table-cell office:value-type="float" office:value="3.39699820198">
                <text:p>3.396998201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68336549292">
                <text:p>0.668336549292</text:p>
              </table:table-cell>
              <table:table-cell office:value-type="float" office:value="NaN">
                <text:p>NaN</text:p>
              </table:table-cell>
              <table:table-cell office:value-type="float" office:value="2.14306900946">
                <text:p>2.14306900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2515352979">
                <text:p>1.02515352979</text:p>
              </table:table-cell>
              <table:table-cell office:value-type="float" office:value="NaN">
                <text:p>NaN</text:p>
              </table:table-cell>
              <table:table-cell office:value-type="float" office:value="1.93173019735">
                <text:p>1.93173019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01150194727">
                <text:p>0.0301150194727</text:p>
              </table:table-cell>
              <table:table-cell office:value-type="float" office:value="NaN">
                <text:p>NaN</text:p>
              </table:table-cell>
              <table:table-cell office:value-type="float" office:value="3.26857002073">
                <text:p>3.268570020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9960570371">
                <text:p>1.09960570371</text:p>
              </table:table-cell>
              <table:table-cell office:value-type="float" office:value="NaN">
                <text:p>NaN</text:p>
              </table:table-cell>
              <table:table-cell office:value-type="float" office:value="1.88069888307">
                <text:p>1.88069888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6050297666">
                <text:p>0.276050297666</text:p>
              </table:table-cell>
              <table:table-cell office:value-type="float" office:value="NaN">
                <text:p>NaN</text:p>
              </table:table-cell>
              <table:table-cell office:value-type="float" office:value="2.79125551626">
                <text:p>2.79125551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5684328485">
                <text:p>1.35684328485</text:p>
              </table:table-cell>
              <table:table-cell office:value-type="float" office:value="NaN">
                <text:p>NaN</text:p>
              </table:table-cell>
              <table:table-cell office:value-type="float" office:value="3.36484456335">
                <text:p>3.36484456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284137657">
                <text:p>1.30284137657</text:p>
              </table:table-cell>
              <table:table-cell office:value-type="float" office:value="NaN">
                <text:p>NaN</text:p>
              </table:table-cell>
              <table:table-cell office:value-type="float" office:value="1.94439676654">
                <text:p>1.94439676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9211924406">
                <text:p>0.259211924406</text:p>
              </table:table-cell>
              <table:table-cell office:value-type="float" office:value="NaN">
                <text:p>NaN</text:p>
              </table:table-cell>
              <table:table-cell office:value-type="float" office:value="2.31816825727">
                <text:p>2.31816825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3186683822">
                <text:p>1.53186683822</text:p>
              </table:table-cell>
              <table:table-cell office:value-type="float" office:value="NaN">
                <text:p>NaN</text:p>
              </table:table-cell>
              <table:table-cell office:value-type="float" office:value="2.47326310376">
                <text:p>2.473263103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8136214072">
                <text:p>0.218136214072</text:p>
              </table:table-cell>
              <table:table-cell office:value-type="float" office:value="NaN">
                <text:p>NaN</text:p>
              </table:table-cell>
              <table:table-cell office:value-type="float" office:value="2.37315158501">
                <text:p>2.37315158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1513124978">
                <text:p>1.31513124978</text:p>
              </table:table-cell>
              <table:table-cell office:value-type="float" office:value="NaN">
                <text:p>NaN</text:p>
              </table:table-cell>
              <table:table-cell office:value-type="float" office:value="2.60096650384">
                <text:p>2.60096650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29044893">
                <text:p>1.329044893</text:p>
              </table:table-cell>
              <table:table-cell office:value-type="float" office:value="NaN">
                <text:p>NaN</text:p>
              </table:table-cell>
              <table:table-cell office:value-type="float" office:value="3.39782839494">
                <text:p>3.39782839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693058069">
                <text:p>1.41693058069</text:p>
              </table:table-cell>
              <table:table-cell office:value-type="float" office:value="NaN">
                <text:p>NaN</text:p>
              </table:table-cell>
              <table:table-cell office:value-type="float" office:value="2.96567817081">
                <text:p>2.965678170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788730927">
                <text:p>0.23788730927</text:p>
              </table:table-cell>
              <table:table-cell office:value-type="float" office:value="NaN">
                <text:p>NaN</text:p>
              </table:table-cell>
              <table:table-cell office:value-type="float" office:value="2.51129285243">
                <text:p>2.51129285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00168022206">
                <text:p>-0.0100168022206</text:p>
              </table:table-cell>
              <table:table-cell office:value-type="float" office:value="NaN">
                <text:p>NaN</text:p>
              </table:table-cell>
              <table:table-cell office:value-type="float" office:value="2.43724121798">
                <text:p>2.437241217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5331060078">
                <text:p>1.15331060078</text:p>
              </table:table-cell>
              <table:table-cell office:value-type="float" office:value="NaN">
                <text:p>NaN</text:p>
              </table:table-cell>
              <table:table-cell office:value-type="float" office:value="3.05715161373">
                <text:p>3.057151613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4330687995">
                <text:p>0.394330687995</text:p>
              </table:table-cell>
              <table:table-cell office:value-type="float" office:value="NaN">
                <text:p>NaN</text:p>
              </table:table-cell>
              <table:table-cell office:value-type="float" office:value="1.90137419663">
                <text:p>1.90137419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6819844369">
                <text:p>0.826819844369</text:p>
              </table:table-cell>
              <table:table-cell office:value-type="float" office:value="NaN">
                <text:p>NaN</text:p>
              </table:table-cell>
              <table:table-cell office:value-type="float" office:value="3.23199287688">
                <text:p>3.23199287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501174028">
                <text:p>1.49501174028</text:p>
              </table:table-cell>
              <table:table-cell office:value-type="float" office:value="NaN">
                <text:p>NaN</text:p>
              </table:table-cell>
              <table:table-cell office:value-type="float" office:value="3.04350568918">
                <text:p>3.04350568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4305757053">
                <text:p>0.324305757053</text:p>
              </table:table-cell>
              <table:table-cell office:value-type="float" office:value="NaN">
                <text:p>NaN</text:p>
              </table:table-cell>
              <table:table-cell office:value-type="float" office:value="3.09875575698">
                <text:p>3.098755756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0202387368">
                <text:p>0.320202387368</text:p>
              </table:table-cell>
              <table:table-cell office:value-type="float" office:value="NaN">
                <text:p>NaN</text:p>
              </table:table-cell>
              <table:table-cell office:value-type="float" office:value="2.48828968065">
                <text:p>2.488289680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7456455105">
                <text:p>1.17456455105</text:p>
              </table:table-cell>
              <table:table-cell office:value-type="float" office:value="NaN">
                <text:p>NaN</text:p>
              </table:table-cell>
              <table:table-cell office:value-type="float" office:value="3.42648342887">
                <text:p>3.42648342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8058582689">
                <text:p>0.738058582689</text:p>
              </table:table-cell>
              <table:table-cell office:value-type="float" office:value="NaN">
                <text:p>NaN</text:p>
              </table:table-cell>
              <table:table-cell office:value-type="float" office:value="3.26658053623">
                <text:p>3.26658053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18590156083">
                <text:p>-0.0318590156083</text:p>
              </table:table-cell>
              <table:table-cell office:value-type="float" office:value="NaN">
                <text:p>NaN</text:p>
              </table:table-cell>
              <table:table-cell office:value-type="float" office:value="2.45729142416">
                <text:p>2.45729142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7566191508">
                <text:p>0.467566191508</text:p>
              </table:table-cell>
              <table:table-cell office:value-type="float" office:value="NaN">
                <text:p>NaN</text:p>
              </table:table-cell>
              <table:table-cell office:value-type="float" office:value="1.84778078306">
                <text:p>1.84778078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8645636453">
                <text:p>0.468645636453</text:p>
              </table:table-cell>
              <table:table-cell office:value-type="float" office:value="NaN">
                <text:p>NaN</text:p>
              </table:table-cell>
              <table:table-cell office:value-type="float" office:value="1.96858484486">
                <text:p>1.968584844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6524846034">
                <text:p>0.826524846034</text:p>
              </table:table-cell>
              <table:table-cell office:value-type="float" office:value="NaN">
                <text:p>NaN</text:p>
              </table:table-cell>
              <table:table-cell office:value-type="float" office:value="1.88898783469">
                <text:p>1.888987834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0096016515">
                <text:p>1.50096016515</text:p>
              </table:table-cell>
              <table:table-cell office:value-type="float" office:value="NaN">
                <text:p>NaN</text:p>
              </table:table-cell>
              <table:table-cell office:value-type="float" office:value="2.67201659887">
                <text:p>2.67201659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625764266186">
                <text:p>-0.0625764266186</text:p>
              </table:table-cell>
              <table:table-cell office:value-type="float" office:value="NaN">
                <text:p>NaN</text:p>
              </table:table-cell>
              <table:table-cell office:value-type="float" office:value="2.63463889835">
                <text:p>2.63463889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15937666858">
                <text:p>0.0215937666858</text:p>
              </table:table-cell>
              <table:table-cell office:value-type="float" office:value="NaN">
                <text:p>NaN</text:p>
              </table:table-cell>
              <table:table-cell office:value-type="float" office:value="2.64959878547">
                <text:p>2.64959878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373218644">
                <text:p>1.08373218644</text:p>
              </table:table-cell>
              <table:table-cell office:value-type="float" office:value="NaN">
                <text:p>NaN</text:p>
              </table:table-cell>
              <table:table-cell office:value-type="float" office:value="3.49633473306">
                <text:p>3.49633473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9073838518">
                <text:p>1.39073838518</text:p>
              </table:table-cell>
              <table:table-cell office:value-type="float" office:value="NaN">
                <text:p>NaN</text:p>
              </table:table-cell>
              <table:table-cell office:value-type="float" office:value="2.17480422548">
                <text:p>2.17480422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112371074">
                <text:p>1.4112371074</text:p>
              </table:table-cell>
              <table:table-cell office:value-type="float" office:value="NaN">
                <text:p>NaN</text:p>
              </table:table-cell>
              <table:table-cell office:value-type="float" office:value="2.50734460243">
                <text:p>2.50734460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5877979549">
                <text:p>0.845877979549</text:p>
              </table:table-cell>
              <table:table-cell office:value-type="float" office:value="NaN">
                <text:p>NaN</text:p>
              </table:table-cell>
              <table:table-cell office:value-type="float" office:value="3.56581768699">
                <text:p>3.565817686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8370244136">
                <text:p>0.468370244136</text:p>
              </table:table-cell>
              <table:table-cell office:value-type="float" office:value="NaN">
                <text:p>NaN</text:p>
              </table:table-cell>
              <table:table-cell office:value-type="float" office:value="2.08801044365">
                <text:p>2.08801044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50667537993">
                <text:p>-0.150667537993</text:p>
              </table:table-cell>
              <table:table-cell office:value-type="float" office:value="NaN">
                <text:p>NaN</text:p>
              </table:table-cell>
              <table:table-cell office:value-type="float" office:value="2.45085152784">
                <text:p>2.45085152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5416439424">
                <text:p>0.815416439424</text:p>
              </table:table-cell>
              <table:table-cell office:value-type="float" office:value="NaN">
                <text:p>NaN</text:p>
              </table:table-cell>
              <table:table-cell office:value-type="float" office:value="1.76615734135">
                <text:p>1.76615734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547231491">
                <text:p>0.13547231491</text:p>
              </table:table-cell>
              <table:table-cell office:value-type="float" office:value="NaN">
                <text:p>NaN</text:p>
              </table:table-cell>
              <table:table-cell office:value-type="float" office:value="2.9531838792">
                <text:p>2.9531838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421685252">
                <text:p>0.152421685252</text:p>
              </table:table-cell>
              <table:table-cell office:value-type="float" office:value="NaN">
                <text:p>NaN</text:p>
              </table:table-cell>
              <table:table-cell office:value-type="float" office:value="3.327630325">
                <text:p>3.327630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0189438169">
                <text:p>0.840189438169</text:p>
              </table:table-cell>
              <table:table-cell office:value-type="float" office:value="NaN">
                <text:p>NaN</text:p>
              </table:table-cell>
              <table:table-cell office:value-type="float" office:value="2.04980338579">
                <text:p>2.049803385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6388852479">
                <text:p>1.66388852479</text:p>
              </table:table-cell>
              <table:table-cell office:value-type="float" office:value="NaN">
                <text:p>NaN</text:p>
              </table:table-cell>
              <table:table-cell office:value-type="float" office:value="3.04034288427">
                <text:p>3.04034288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39910141145">
                <text:p>0.339910141145</text:p>
              </table:table-cell>
              <table:table-cell office:value-type="float" office:value="3.46389392212">
                <text:p>3.4638939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3200522892">
                <text:p>0.273200522892</text:p>
              </table:table-cell>
              <table:table-cell office:value-type="float" office:value="NaN">
                <text:p>NaN</text:p>
              </table:table-cell>
              <table:table-cell office:value-type="float" office:value="3.56809905551">
                <text:p>3.568099055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7862163283">
                <text:p>0.867862163283</text:p>
              </table:table-cell>
              <table:table-cell office:value-type="float" office:value="NaN">
                <text:p>NaN</text:p>
              </table:table-cell>
              <table:table-cell office:value-type="float" office:value="3.1027183514">
                <text:p>3.1027183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88609399409">
                <text:p>-0.388609399409</text:p>
              </table:table-cell>
              <table:table-cell office:value-type="float" office:value="NaN">
                <text:p>NaN</text:p>
              </table:table-cell>
              <table:table-cell office:value-type="float" office:value="2.84837451796">
                <text:p>2.84837451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87261435487">
                <text:p>0.787261435487</text:p>
              </table:table-cell>
              <table:table-cell office:value-type="float" office:value="NaN">
                <text:p>NaN</text:p>
              </table:table-cell>
              <table:table-cell office:value-type="float" office:value="2.65890508098">
                <text:p>2.658905080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910439621">
                <text:p>1.07910439621</text:p>
              </table:table-cell>
              <table:table-cell office:value-type="float" office:value="NaN">
                <text:p>NaN</text:p>
              </table:table-cell>
              <table:table-cell office:value-type="float" office:value="4.04006083709">
                <text:p>4.040060837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74921835398">
                <text:p>-0.174921835398</text:p>
              </table:table-cell>
              <table:table-cell office:value-type="float" office:value="NaN">
                <text:p>NaN</text:p>
              </table:table-cell>
              <table:table-cell office:value-type="float" office:value="3.11221890106">
                <text:p>3.11221890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9837858831">
                <text:p>0.79837858831</text:p>
              </table:table-cell>
              <table:table-cell office:value-type="float" office:value="NaN">
                <text:p>NaN</text:p>
              </table:table-cell>
              <table:table-cell office:value-type="float" office:value="3.85370197998">
                <text:p>3.85370197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36303497524">
                <text:p>-0.0436303497524</text:p>
              </table:table-cell>
              <table:table-cell office:value-type="float" office:value="NaN">
                <text:p>NaN</text:p>
              </table:table-cell>
              <table:table-cell office:value-type="float" office:value="2.63042694062">
                <text:p>2.63042694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5947552517">
                <text:p>1.25947552517</text:p>
              </table:table-cell>
              <table:table-cell office:value-type="float" office:value="NaN">
                <text:p>NaN</text:p>
              </table:table-cell>
              <table:table-cell office:value-type="float" office:value="3.60803200972">
                <text:p>3.608032009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2353448842">
                <text:p>0.952353448842</text:p>
              </table:table-cell>
              <table:table-cell office:value-type="float" office:value="NaN">
                <text:p>NaN</text:p>
              </table:table-cell>
              <table:table-cell office:value-type="float" office:value="3.41561030468">
                <text:p>3.415610304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0498373276">
                <text:p>0.270498373276</text:p>
              </table:table-cell>
              <table:table-cell office:value-type="float" office:value="NaN">
                <text:p>NaN</text:p>
              </table:table-cell>
              <table:table-cell office:value-type="float" office:value="4.3106412647">
                <text:p>4.3106412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61788149517">
                <text:p>0.561788149517</text:p>
              </table:table-cell>
              <table:table-cell office:value-type="float" office:value="NaN">
                <text:p>NaN</text:p>
              </table:table-cell>
              <table:table-cell office:value-type="float" office:value="2.60713931736">
                <text:p>2.60713931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4311213101">
                <text:p>0.504311213101</text:p>
              </table:table-cell>
              <table:table-cell office:value-type="float" office:value="NaN">
                <text:p>NaN</text:p>
              </table:table-cell>
              <table:table-cell office:value-type="float" office:value="2.59008019999">
                <text:p>2.5900801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2507352543">
                <text:p>-0.12507352543</text:p>
              </table:table-cell>
              <table:table-cell office:value-type="float" office:value="NaN">
                <text:p>NaN</text:p>
              </table:table-cell>
              <table:table-cell office:value-type="float" office:value="4.17218591035">
                <text:p>4.17218591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203409273545">
                <text:p>-0.000203409273545</text:p>
              </table:table-cell>
              <table:table-cell office:value-type="float" office:value="NaN">
                <text:p>NaN</text:p>
              </table:table-cell>
              <table:table-cell office:value-type="float" office:value="3.032700592">
                <text:p>3.0327005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01161741963">
                <text:p>0.601161741963</text:p>
              </table:table-cell>
              <table:table-cell office:value-type="float" office:value="NaN">
                <text:p>NaN</text:p>
              </table:table-cell>
              <table:table-cell office:value-type="float" office:value="3.00839641907">
                <text:p>3.008396419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7129169452">
                <text:p>0.797129169452</text:p>
              </table:table-cell>
              <table:table-cell office:value-type="float" office:value="NaN">
                <text:p>NaN</text:p>
              </table:table-cell>
              <table:table-cell office:value-type="float" office:value="3.05945310013">
                <text:p>3.059453100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93056757478">
                <text:p>-0.293056757478</text:p>
              </table:table-cell>
              <table:table-cell office:value-type="float" office:value="NaN">
                <text:p>NaN</text:p>
              </table:table-cell>
              <table:table-cell office:value-type="float" office:value="2.97791105726">
                <text:p>2.97791105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7078919455">
                <text:p>1.27078919455</text:p>
              </table:table-cell>
              <table:table-cell office:value-type="float" office:value="NaN">
                <text:p>NaN</text:p>
              </table:table-cell>
              <table:table-cell office:value-type="float" office:value="3.40709865372">
                <text:p>3.407098653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68658265073">
                <text:p>-0.168658265073</text:p>
              </table:table-cell>
              <table:table-cell office:value-type="float" office:value="NaN">
                <text:p>NaN</text:p>
              </table:table-cell>
              <table:table-cell office:value-type="float" office:value="3.57635489755">
                <text:p>3.576354897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25535033831">
                <text:p>0.925535033831</text:p>
              </table:table-cell>
              <table:table-cell office:value-type="float" office:value="NaN">
                <text:p>NaN</text:p>
              </table:table-cell>
              <table:table-cell office:value-type="float" office:value="3.73166325686">
                <text:p>3.731663256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7288202069">
                <text:p>0.767288202069</text:p>
              </table:table-cell>
              <table:table-cell office:value-type="float" office:value="NaN">
                <text:p>NaN</text:p>
              </table:table-cell>
              <table:table-cell office:value-type="float" office:value="2.93723844576">
                <text:p>2.93723844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8363294955">
                <text:p>1.18363294955</text:p>
              </table:table-cell>
              <table:table-cell office:value-type="float" office:value="NaN">
                <text:p>NaN</text:p>
              </table:table-cell>
              <table:table-cell office:value-type="float" office:value="3.15719068698">
                <text:p>3.157190686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0477758637">
                <text:p>0.150477758637</text:p>
              </table:table-cell>
              <table:table-cell office:value-type="float" office:value="NaN">
                <text:p>NaN</text:p>
              </table:table-cell>
              <table:table-cell office:value-type="float" office:value="3.9584061311">
                <text:p>3.95840613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56381108667">
                <text:p>0.756381108667</text:p>
              </table:table-cell>
              <table:table-cell office:value-type="float" office:value="NaN">
                <text:p>NaN</text:p>
              </table:table-cell>
              <table:table-cell office:value-type="float" office:value="4.19025582114">
                <text:p>4.19025582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0490533956">
                <text:p>0.840490533956</text:p>
              </table:table-cell>
              <table:table-cell office:value-type="float" office:value="NaN">
                <text:p>NaN</text:p>
              </table:table-cell>
              <table:table-cell office:value-type="float" office:value="2.83968078552">
                <text:p>2.83968078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66081521978">
                <text:p>-0.166081521978</text:p>
              </table:table-cell>
              <table:table-cell office:value-type="float" office:value="NaN">
                <text:p>NaN</text:p>
              </table:table-cell>
              <table:table-cell office:value-type="float" office:value="3.91018002518">
                <text:p>3.910180025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2156380201">
                <text:p>1.12156380201</text:p>
              </table:table-cell>
              <table:table-cell office:value-type="float" office:value="NaN">
                <text:p>NaN</text:p>
              </table:table-cell>
              <table:table-cell office:value-type="float" office:value="3.90532920926">
                <text:p>3.905329209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5486394564">
                <text:p>0.995486394564</text:p>
              </table:table-cell>
              <table:table-cell office:value-type="float" office:value="NaN">
                <text:p>NaN</text:p>
              </table:table-cell>
              <table:table-cell office:value-type="float" office:value="3.85724252648">
                <text:p>3.857242526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0730086653">
                <text:p>0.310730086653</text:p>
              </table:table-cell>
              <table:table-cell office:value-type="float" office:value="NaN">
                <text:p>NaN</text:p>
              </table:table-cell>
              <table:table-cell office:value-type="float" office:value="2.89024268156">
                <text:p>2.890242681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2013685951">
                <text:p>-0.472013685951</text:p>
              </table:table-cell>
              <table:table-cell office:value-type="float" office:value="NaN">
                <text:p>NaN</text:p>
              </table:table-cell>
              <table:table-cell office:value-type="float" office:value="3.18206410018">
                <text:p>3.182064100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46139928109">
                <text:p>-0.446139928109</text:p>
              </table:table-cell>
              <table:table-cell office:value-type="float" office:value="NaN">
                <text:p>NaN</text:p>
              </table:table-cell>
              <table:table-cell office:value-type="float" office:value="3.7694973349">
                <text:p>3.76949733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4882154343">
                <text:p>1.04882154343</text:p>
              </table:table-cell>
              <table:table-cell office:value-type="float" office:value="NaN">
                <text:p>NaN</text:p>
              </table:table-cell>
              <table:table-cell office:value-type="float" office:value="3.26265806791">
                <text:p>3.262658067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6629076456">
                <text:p>-0.36629076456</text:p>
              </table:table-cell>
              <table:table-cell office:value-type="float" office:value="NaN">
                <text:p>NaN</text:p>
              </table:table-cell>
              <table:table-cell office:value-type="float" office:value="4.15822572499">
                <text:p>4.158225724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5519415461">
                <text:p>0.845519415461</text:p>
              </table:table-cell>
              <table:table-cell office:value-type="float" office:value="NaN">
                <text:p>NaN</text:p>
              </table:table-cell>
              <table:table-cell office:value-type="float" office:value="3.81281948039">
                <text:p>3.812819480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85475856436">
                <text:p>-0.0385475856436</text:p>
              </table:table-cell>
              <table:table-cell office:value-type="float" office:value="NaN">
                <text:p>NaN</text:p>
              </table:table-cell>
              <table:table-cell office:value-type="float" office:value="2.80879167682">
                <text:p>2.808791676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80691427048">
                <text:p>0.480691427048</text:p>
              </table:table-cell>
              <table:table-cell office:value-type="float" office:value="NaN">
                <text:p>NaN</text:p>
              </table:table-cell>
              <table:table-cell office:value-type="float" office:value="2.64549654228">
                <text:p>2.645496542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98880778818">
                <text:p>-0.198880778818</text:p>
              </table:table-cell>
              <table:table-cell office:value-type="float" office:value="NaN">
                <text:p>NaN</text:p>
              </table:table-cell>
              <table:table-cell office:value-type="float" office:value="3.78912079337">
                <text:p>3.78912079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4106225597">
                <text:p>-0.24106225597</text:p>
              </table:table-cell>
              <table:table-cell office:value-type="float" office:value="NaN">
                <text:p>NaN</text:p>
              </table:table-cell>
              <table:table-cell office:value-type="float" office:value="3.75260224437">
                <text:p>3.752602244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5624447941">
                <text:p>1.05624447941</text:p>
              </table:table-cell>
              <table:table-cell office:value-type="float" office:value="3.96377713412">
                <text:p>3.9637771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6111400386">
                <text:p>1.06111400386</text:p>
              </table:table-cell>
              <table:table-cell office:value-type="float" office:value="NaN">
                <text:p>NaN</text:p>
              </table:table-cell>
              <table:table-cell office:value-type="float" office:value="3.80697406715">
                <text:p>3.806974067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7281562308">
                <text:p>1.37281562308</text:p>
              </table:table-cell>
              <table:table-cell office:value-type="float" office:value="NaN">
                <text:p>NaN</text:p>
              </table:table-cell>
              <table:table-cell office:value-type="float" office:value="4.40581359356">
                <text:p>4.40581359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5872143159">
                <text:p>0.145872143159</text:p>
              </table:table-cell>
              <table:table-cell office:value-type="float" office:value="NaN">
                <text:p>NaN</text:p>
              </table:table-cell>
              <table:table-cell office:value-type="float" office:value="3.68335651999">
                <text:p>3.683356519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5231741801">
                <text:p>0.185231741801</text:p>
              </table:table-cell>
              <table:table-cell office:value-type="float" office:value="NaN">
                <text:p>NaN</text:p>
              </table:table-cell>
              <table:table-cell office:value-type="float" office:value="3.48256621571">
                <text:p>3.482566215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7902515356">
                <text:p>1.77902515356</text:p>
              </table:table-cell>
              <table:table-cell office:value-type="float" office:value="NaN">
                <text:p>NaN</text:p>
              </table:table-cell>
              <table:table-cell office:value-type="float" office:value="4.40360395242">
                <text:p>4.403603952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0339962344">
                <text:p>1.90339962344</text:p>
              </table:table-cell>
              <table:table-cell office:value-type="float" office:value="NaN">
                <text:p>NaN</text:p>
              </table:table-cell>
              <table:table-cell office:value-type="float" office:value="3.95949257541">
                <text:p>3.959492575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14623853453">
                <text:p>0.514623853453</text:p>
              </table:table-cell>
              <table:table-cell office:value-type="float" office:value="NaN">
                <text:p>NaN</text:p>
              </table:table-cell>
              <table:table-cell office:value-type="float" office:value="4.1433831445">
                <text:p>4.14338314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4735693027">
                <text:p>0.814735693027</text:p>
              </table:table-cell>
              <table:table-cell office:value-type="float" office:value="NaN">
                <text:p>NaN</text:p>
              </table:table-cell>
              <table:table-cell office:value-type="float" office:value="4.81116023865">
                <text:p>4.811160238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1740625332">
                <text:p>1.31740625332</text:p>
              </table:table-cell>
              <table:table-cell office:value-type="float" office:value="NaN">
                <text:p>NaN</text:p>
              </table:table-cell>
              <table:table-cell office:value-type="float" office:value="3.24872342271">
                <text:p>3.248723422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3587731566">
                <text:p>0.913587731566</text:p>
              </table:table-cell>
              <table:table-cell office:value-type="float" office:value="NaN">
                <text:p>NaN</text:p>
              </table:table-cell>
              <table:table-cell office:value-type="float" office:value="3.43282594606">
                <text:p>3.432825946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4227906489">
                <text:p>1.14227906489</text:p>
              </table:table-cell>
              <table:table-cell office:value-type="float" office:value="NaN">
                <text:p>NaN</text:p>
              </table:table-cell>
              <table:table-cell office:value-type="float" office:value="3.16861202757">
                <text:p>3.168612027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6445762212">
                <text:p>1.86445762212</text:p>
              </table:table-cell>
              <table:table-cell office:value-type="float" office:value="NaN">
                <text:p>NaN</text:p>
              </table:table-cell>
              <table:table-cell office:value-type="float" office:value="3.77690106475">
                <text:p>3.77690106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78282712011">
                <text:p>0.878282712011</text:p>
              </table:table-cell>
              <table:table-cell office:value-type="float" office:value="NaN">
                <text:p>NaN</text:p>
              </table:table-cell>
              <table:table-cell office:value-type="float" office:value="3.13070397174">
                <text:p>3.130703971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3467513524">
                <text:p>1.53467513524</text:p>
              </table:table-cell>
              <table:table-cell office:value-type="float" office:value="NaN">
                <text:p>NaN</text:p>
              </table:table-cell>
              <table:table-cell office:value-type="float" office:value="3.61582937981">
                <text:p>3.615829379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7510886066">
                <text:p>0.597510886066</text:p>
              </table:table-cell>
              <table:table-cell office:value-type="float" office:value="NaN">
                <text:p>NaN</text:p>
              </table:table-cell>
              <table:table-cell office:value-type="float" office:value="3.55297483321">
                <text:p>3.552974833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6950200399">
                <text:p>0.936950200399</text:p>
              </table:table-cell>
              <table:table-cell office:value-type="float" office:value="NaN">
                <text:p>NaN</text:p>
              </table:table-cell>
              <table:table-cell office:value-type="float" office:value="3.36716174019">
                <text:p>3.36716174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1679031495">
                <text:p>1.21679031495</text:p>
              </table:table-cell>
              <table:table-cell office:value-type="float" office:value="NaN">
                <text:p>NaN</text:p>
              </table:table-cell>
              <table:table-cell office:value-type="float" office:value="4.45078810266">
                <text:p>4.450788102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6383188501">
                <text:p>1.76383188501</text:p>
              </table:table-cell>
              <table:table-cell office:value-type="float" office:value="NaN">
                <text:p>NaN</text:p>
              </table:table-cell>
              <table:table-cell office:value-type="float" office:value="4.3715146081">
                <text:p>4.37151460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20053283491">
                <text:p>0.420053283491</text:p>
              </table:table-cell>
              <table:table-cell office:value-type="float" office:value="NaN">
                <text:p>NaN</text:p>
              </table:table-cell>
              <table:table-cell office:value-type="float" office:value="4.09832600301">
                <text:p>4.098326003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4050159488">
                <text:p>1.54050159488</text:p>
              </table:table-cell>
              <table:table-cell office:value-type="float" office:value="4.65748800493">
                <text:p>4.65748800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253301612">
                <text:p>1.47253301612</text:p>
              </table:table-cell>
              <table:table-cell office:value-type="float" office:value="NaN">
                <text:p>NaN</text:p>
              </table:table-cell>
              <table:table-cell office:value-type="float" office:value="4.56333992798">
                <text:p>4.56333992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3941941166">
                <text:p>1.13941941166</text:p>
              </table:table-cell>
              <table:table-cell office:value-type="float" office:value="NaN">
                <text:p>NaN</text:p>
              </table:table-cell>
              <table:table-cell office:value-type="float" office:value="5.13851277431">
                <text:p>5.138512774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0168269896">
                <text:p>1.10168269896</text:p>
              </table:table-cell>
              <table:table-cell office:value-type="float" office:value="NaN">
                <text:p>NaN</text:p>
              </table:table-cell>
              <table:table-cell office:value-type="float" office:value="4.20551933854">
                <text:p>4.20551933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3405421278">
                <text:p>1.73405421278</text:p>
              </table:table-cell>
              <table:table-cell office:value-type="float" office:value="NaN">
                <text:p>NaN</text:p>
              </table:table-cell>
              <table:table-cell office:value-type="float" office:value="3.85075738287">
                <text:p>3.850757382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583940379">
                <text:p>1.3583940379</text:p>
              </table:table-cell>
              <table:table-cell office:value-type="float" office:value="NaN">
                <text:p>NaN</text:p>
              </table:table-cell>
              <table:table-cell office:value-type="float" office:value="3.68589403026">
                <text:p>3.68589403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9077787525">
                <text:p>1.99077787525</text:p>
              </table:table-cell>
              <table:table-cell office:value-type="float" office:value="NaN">
                <text:p>NaN</text:p>
              </table:table-cell>
              <table:table-cell office:value-type="float" office:value="3.90968253694">
                <text:p>3.90968253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candidate_spawning_pool_2.A6:candidate_spawning_pool_2.A158 candidate_spawning_pool_2.D6:candidate_spawning_pool_2.E158" svg:x="0.32cm" svg:y="0.18cm" svg:width="13.097cm" svg:height="8.64cm">
          <chartooo:coordinate-region svg:x="0.611cm" svg:y="0.379cm" svg:width="12.5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_spawning_pool_2.D6:candidate_spawning_pool_2.D158" chart:class="chart:scatter">
            <chart:domain table:cell-range-address="candidate_spawning_pool_2.A6:candidate_spawning_pool_2.A158"/>
            <chart:data-point chart:repeated="153"/>
          </chart:series>
          <chart:series chart:style-name="ch7" chart:values-cell-range-address="candidate_spawning_pool_2.E6:candidate_spawning_pool_2.E158" chart:class="chart:scatter">
            <chart:data-point chart:repeated="1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5375957466">
                <text:p>-1.15375957466</text:p>
                <draw:g>
                  <svg:desc>candidate_spawning_pool_2.A6:candidate_spawning_pool_2.A158</svg:desc>
                </draw:g>
              </table:table-cell>
              <table:table-cell office:value-type="float" office:value="0.587772140783">
                <text:p>0.587772140783</text:p>
                <draw:g>
                  <svg:desc>candidate_spawning_pool_2.D6:candidate_spawning_pool_2.D158</svg:desc>
                </draw:g>
              </table:table-cell>
              <table:table-cell office:value-type="float" office:value="NaN">
                <text:p>NaN</text:p>
                <draw:g>
                  <svg:desc>candidate_spawning_pool_2.E6:candidate_spawning_pool_2.E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2785132579">
                <text:p>0.0922785132579</text:p>
              </table:table-cell>
              <table:table-cell office:value-type="float" office:value="1.36297391866">
                <text:p>1.362973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200575652">
                <text:p>0.071200575652</text:p>
              </table:table-cell>
              <table:table-cell office:value-type="float" office:value="1.22617376119">
                <text:p>1.2261737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585439234442">
                <text:p>-0.058543923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7254159379">
                <text:p>0.035725415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09191352902">
                <text:p>-0.20919135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91687283425">
                <text:p>-0.391687283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2371626225">
                <text:p>0.69237162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5224859096">
                <text:p>0.81522485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180642843">
                <text:p>1.1718064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3986246695">
                <text:p>0.82398624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1348299742">
                <text:p>0.121348299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803112906">
                <text:p>1.5180311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9151807741">
                <text:p>0.209151807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243648797">
                <text:p>1.10243648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4862319493">
                <text:p>1.3486231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31539698249">
                <text:p>-0.0531539698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15319214102">
                <text:p>-0.11531921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261907724">
                <text:p>1.06261907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19009761052">
                <text:p>0.0061900976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6822297208">
                <text:p>0.84682229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297547709">
                <text:p>1.12297547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5049963549">
                <text:p>0.91504996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9649644778">
                <text:p>0.249649644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9818597056">
                <text:p>1.89818597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0918636534">
                <text:p>2.1091863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4251653971">
                <text:p>1.1425165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2190042667">
                <text:p>1.0219004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3916132918">
                <text:p>1.0391613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6544686123">
                <text:p>0.786544686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6935021034">
                <text:p>0.95693502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3641917338">
                <text:p>0.293641917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8391140684">
                <text:p>0.43839114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092566318">
                <text:p>1.6092566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1545471551">
                <text:p>0.10154547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5375318545">
                <text:p>0.115375318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7371042691">
                <text:p>0.22737104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7993405544">
                <text:p>0.86799340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1378840867">
                <text:p>0.47137884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2224815417">
                <text:p>1.6222481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1141065573">
                <text:p>0.29114106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48936693233">
                <text:p>0.44893669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5933389863">
                <text:p>0.23593338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78346320157">
                <text:p>0.47834632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0765464326">
                <text:p>0.56076546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8336549292">
                <text:p>0.66833654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515352979">
                <text:p>1.0251535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01150194727">
                <text:p>0.030115019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9960570371">
                <text:p>1.0996057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6050297666">
                <text:p>0.27605029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5684328485">
                <text:p>1.3568432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0284137657">
                <text:p>1.3028413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9211924406">
                <text:p>0.25921192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3186683822">
                <text:p>1.5318668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8136214072">
                <text:p>0.21813621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1513124978">
                <text:p>1.3151312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29044893">
                <text:p>1.32904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1693058069">
                <text:p>1.41693058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88730927">
                <text:p>0.2378873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00168022206">
                <text:p>-0.010016802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5331060078">
                <text:p>1.1533106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94330687995">
                <text:p>0.39433068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6819844369">
                <text:p>0.82681984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501174028">
                <text:p>1.4950117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4305757053">
                <text:p>0.32430575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0202387368">
                <text:p>0.32020238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7456455105">
                <text:p>1.1745645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8058582689">
                <text:p>0.73805858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18590156083">
                <text:p>-0.031859015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7566191508">
                <text:p>0.4675661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8645636453">
                <text:p>0.46864563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26524846034">
                <text:p>0.82652484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0096016515">
                <text:p>1.5009601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625764266186">
                <text:p>-0.062576426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15937666858">
                <text:p>0.021593766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373218644">
                <text:p>1.0837321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9073838518">
                <text:p>1.3907383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112371074">
                <text:p>1.411237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5877979549">
                <text:p>0.84587797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8370244136">
                <text:p>0.46837024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50667537993">
                <text:p>-0.15066753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5416439424">
                <text:p>0.81541643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547231491">
                <text:p>0.1354723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2421685252">
                <text:p>0.15242168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0189438169">
                <text:p>0.84018943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6388852479">
                <text:p>1.6638885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9910141145">
                <text:p>0.33991014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3200522892">
                <text:p>0.27320052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7862163283">
                <text:p>0.86786216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88609399409">
                <text:p>-0.38860939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87261435487">
                <text:p>0.78726143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7910439621">
                <text:p>1.079104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74921835398">
                <text:p>-0.17492183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9837858831">
                <text:p>0.79837858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436303497524">
                <text:p>-0.0436303497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947552517">
                <text:p>1.2594755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2353448842">
                <text:p>0.95235344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0498373276">
                <text:p>0.27049837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61788149517">
                <text:p>0.561788149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4311213101">
                <text:p>0.50431121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2507352543">
                <text:p>-0.125073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203409273545">
                <text:p>-0.00020340927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01161741963">
                <text:p>0.60116174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7129169452">
                <text:p>0.79712916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93056757478">
                <text:p>-0.29305675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7078919455">
                <text:p>1.2707891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68658265073">
                <text:p>-0.16865826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25535033831">
                <text:p>0.92553503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7288202069">
                <text:p>0.76728820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8363294955">
                <text:p>1.1836329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0477758637">
                <text:p>0.15047775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56381108667">
                <text:p>0.75638110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0490533956">
                <text:p>0.84049053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66081521978">
                <text:p>-0.16608152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2156380201">
                <text:p>1.1215638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5486394564">
                <text:p>0.99548639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10730086653">
                <text:p>0.31073008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472013685951">
                <text:p>-0.47201368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46139928109">
                <text:p>-0.44613992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4882154343">
                <text:p>1.0488215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6629076456">
                <text:p>-0.3662907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5519415461">
                <text:p>0.84551941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85475856436">
                <text:p>-0.038547585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80691427048">
                <text:p>0.48069142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8880778818">
                <text:p>-0.19888077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4106225597">
                <text:p>-0.2410622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5624447941">
                <text:p>1.05624447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6111400386">
                <text:p>1.061114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7281562308">
                <text:p>1.3728156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5872143159">
                <text:p>0.14587214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5231741801">
                <text:p>0.18523174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7902515356">
                <text:p>1.7790251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0339962344">
                <text:p>1.9033996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4623853453">
                <text:p>0.514623853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14735693027">
                <text:p>0.81473569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1740625332">
                <text:p>1.3174062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13587731566">
                <text:p>0.91358773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4227906489">
                <text:p>1.1422790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6445762212">
                <text:p>1.8644576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78282712011">
                <text:p>0.87828271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3467513524">
                <text:p>1.5346751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7510886066">
                <text:p>0.59751088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36950200399">
                <text:p>0.93695020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1679031495">
                <text:p>1.2167903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76383188501">
                <text:p>1.76383188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20053283491">
                <text:p>0.42005328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4050159488">
                <text:p>1.5405015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253301612">
                <text:p>1.4725330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3941941166">
                <text:p>1.1394194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0168269896">
                <text:p>1.1016826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3405421278">
                <text:p>1.7340542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583940379">
                <text:p>1.358394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9077787525">
                <text:p>1.9907778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85cm" svg:height="14.147cm" xlink:href=".." xlink:type="simple" chart:class="chart:scatter" chart:style-name="ch1">
        <chart:legend chart:legend-position="end" svg:x="23.969cm" svg:y="4.284cm" style:legend-expansion="high" chart:style-name="ch2"/>
        <chart:plot-area chart:style-name="ch3" table:cell-range-address="candidate_spawning_pool_2.A5:candidate_spawning_pool_2.A158 candidate_spawning_pool_2.D5:candidate_spawning_pool_2.N158" svg:x="0.525cm" svg:y="0.282cm" svg:width="22.919cm" svg:height="13.583cm">
          <chartooo:coordinate-region svg:x="0.816cm" svg:y="0.482cm" svg:width="22.388cm" svg:height="12.7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_spawning_pool_2.D5:candidate_spawning_pool_2.D158" chart:class="chart:scatter">
            <chart:domain table:cell-range-address="candidate_spawning_pool_2.A5:candidate_spawning_pool_2.A158"/>
            <chart:data-point chart:repeated="154"/>
          </chart:series>
          <chart:series chart:style-name="ch7" chart:values-cell-range-address="candidate_spawning_pool_2.E5:candidate_spawning_pool_2.E158" chart:class="chart:scatter">
            <chart:data-point chart:repeated="154"/>
          </chart:series>
          <chart:series chart:style-name="ch8" chart:values-cell-range-address="candidate_spawning_pool_2.F5:candidate_spawning_pool_2.F158" chart:class="chart:scatter">
            <chart:data-point chart:repeated="154"/>
          </chart:series>
          <chart:series chart:style-name="ch9" chart:values-cell-range-address="candidate_spawning_pool_2.G5:candidate_spawning_pool_2.G158" chart:class="chart:scatter">
            <chart:data-point chart:repeated="154"/>
          </chart:series>
          <chart:series chart:style-name="ch10" chart:values-cell-range-address="candidate_spawning_pool_2.H5:candidate_spawning_pool_2.H158" chart:class="chart:scatter">
            <chart:data-point chart:repeated="154"/>
          </chart:series>
          <chart:series chart:style-name="ch11" chart:values-cell-range-address="candidate_spawning_pool_2.I5:candidate_spawning_pool_2.I158" chart:class="chart:scatter">
            <chart:data-point chart:repeated="154"/>
          </chart:series>
          <chart:series chart:style-name="ch12" chart:values-cell-range-address="candidate_spawning_pool_2.J5:candidate_spawning_pool_2.J158" chart:class="chart:scatter">
            <chart:data-point chart:repeated="154"/>
          </chart:series>
          <chart:series chart:style-name="ch13" chart:values-cell-range-address="candidate_spawning_pool_2.K5:candidate_spawning_pool_2.K158" chart:class="chart:scatter">
            <chart:data-point chart:repeated="154"/>
          </chart:series>
          <chart:series chart:style-name="ch14" chart:values-cell-range-address="candidate_spawning_pool_2.L5:candidate_spawning_pool_2.L158" chart:class="chart:scatter">
            <chart:data-point chart:repeated="154"/>
          </chart:series>
          <chart:series chart:style-name="ch15" chart:values-cell-range-address="candidate_spawning_pool_2.M5:candidate_spawning_pool_2.M158" chart:class="chart:scatter">
            <chart:data-point chart:repeated="154"/>
          </chart:series>
          <chart:series chart:style-name="ch16" chart:values-cell-range-address="candidate_spawning_pool_2.N5:candidate_spawning_pool_2.N158" chart:class="chart:scatter">
            <chart:data-point chart:repeated="15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candidate_spawning_pool_2.A5:candidate_spawning_pool_2.A158</svg:desc>
                </draw:g>
              </table:table-cell>
              <table:table-cell office:value-type="float" office:value="0.7">
                <text:p>0.7</text:p>
                <draw:g>
                  <svg:desc>candidate_spawning_pool_2.D5:candidate_spawning_pool_2.D158</svg:desc>
                </draw:g>
              </table:table-cell>
              <table:table-cell office:value-type="float" office:value="NaN">
                <text:p>NaN</text:p>
                <draw:g>
                  <svg:desc>candidate_spawning_pool_2.E5:candidate_spawning_pool_2.E158</svg:desc>
                </draw:g>
              </table:table-cell>
              <table:table-cell office:value-type="float" office:value="NaN">
                <text:p>NaN</text:p>
                <draw:g>
                  <svg:desc>candidate_spawning_pool_2.F5:candidate_spawning_pool_2.F158</svg:desc>
                </draw:g>
              </table:table-cell>
              <table:table-cell office:value-type="float" office:value="NaN">
                <text:p>NaN</text:p>
                <draw:g>
                  <svg:desc>candidate_spawning_pool_2.G5:candidate_spawning_pool_2.G158</svg:desc>
                </draw:g>
              </table:table-cell>
              <table:table-cell office:value-type="float" office:value="NaN">
                <text:p>NaN</text:p>
                <draw:g>
                  <svg:desc>candidate_spawning_pool_2.H5:candidate_spawning_pool_2.H158</svg:desc>
                </draw:g>
              </table:table-cell>
              <table:table-cell office:value-type="float" office:value="NaN">
                <text:p>NaN</text:p>
                <draw:g>
                  <svg:desc>candidate_spawning_pool_2.I5:candidate_spawning_pool_2.I158</svg:desc>
                </draw:g>
              </table:table-cell>
              <table:table-cell office:value-type="float" office:value="NaN">
                <text:p>NaN</text:p>
                <draw:g>
                  <svg:desc>candidate_spawning_pool_2.J5:candidate_spawning_pool_2.J158</svg:desc>
                </draw:g>
              </table:table-cell>
              <table:table-cell office:value-type="float" office:value="NaN">
                <text:p>NaN</text:p>
                <draw:g>
                  <svg:desc>candidate_spawning_pool_2.K5:candidate_spawning_pool_2.K158</svg:desc>
                </draw:g>
              </table:table-cell>
              <table:table-cell office:value-type="float" office:value="NaN">
                <text:p>NaN</text:p>
                <draw:g>
                  <svg:desc>candidate_spawning_pool_2.L5:candidate_spawning_pool_2.L158</svg:desc>
                </draw:g>
              </table:table-cell>
              <table:table-cell office:value-type="float" office:value="NaN">
                <text:p>NaN</text:p>
                <draw:g>
                  <svg:desc>candidate_spawning_pool_2.M5:candidate_spawning_pool_2.M158</svg:desc>
                </draw:g>
              </table:table-cell>
              <table:table-cell office:value-type="float" office:value="NaN">
                <text:p>NaN</text:p>
                <draw:g>
                  <svg:desc>candidate_spawning_pool_2.N5:candidate_spawning_pool_2.N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5375957466">
                <text:p>-1.15375957466</text:p>
              </table:table-cell>
              <table:table-cell office:value-type="float" office:value="0.587772140783">
                <text:p>0.58777214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2785132579">
                <text:p>0.0922785132579</text:p>
              </table:table-cell>
              <table:table-cell office:value-type="float" office:value="1.36297391866">
                <text:p>1.3629739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200575652">
                <text:p>0.071200575652</text:p>
              </table:table-cell>
              <table:table-cell office:value-type="float" office:value="1.22617376119">
                <text:p>1.2261737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85439234442">
                <text:p>-0.058543923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571284676">
                <text:p>1.3057128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254159379">
                <text:p>0.035725415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404186145">
                <text:p>1.0240418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09191352902">
                <text:p>-0.20919135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729177748">
                <text:p>2.20729177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91687283425">
                <text:p>-0.391687283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385217642">
                <text:p>1.7238521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2371626225">
                <text:p>0.69237162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211282356">
                <text:p>1.2921128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5224859096">
                <text:p>0.81522485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238741411">
                <text:p>1.3823874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7180642843">
                <text:p>1.1718064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98440236">
                <text:p>0.66539844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3986246695">
                <text:p>0.82398624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793165363">
                <text:p>1.9379316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1348299742">
                <text:p>0.121348299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144864154">
                <text:p>0.90014486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803112906">
                <text:p>1.5180311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716363963">
                <text:p>1.0971636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151807741">
                <text:p>0.209151807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813244642">
                <text:p>1.6781324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243648797">
                <text:p>1.10243648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105852885">
                <text:p>0.993105852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862319493">
                <text:p>1.3486231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569252525">
                <text:p>0.999569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31539698249">
                <text:p>-0.0531539698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35635361">
                <text:p>1.7453563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15319214102">
                <text:p>-0.11531921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375199626">
                <text:p>1.10375199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261907724">
                <text:p>1.06261907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381657253">
                <text:p>0.46038165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19009761052">
                <text:p>0.0061900976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39726904">
                <text:p>1.893972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6822297208">
                <text:p>0.84682229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082761011">
                <text:p>0.46108276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297547709">
                <text:p>1.12297547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8815694224">
                <text:p>0.70881569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5049963549">
                <text:p>0.91504996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594735877">
                <text:p>0.61359473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9649644778">
                <text:p>0.249649644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478693158">
                <text:p>0.84947869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9818597056">
                <text:p>1.89818597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153369677">
                <text:p>1.1715336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0918636534">
                <text:p>2.1091863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822344197">
                <text:p>1.17822344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4251653971">
                <text:p>1.1425165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188684746">
                <text:p>1.78188684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190042667">
                <text:p>1.0219004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320227536">
                <text:p>1.6532022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916132918">
                <text:p>1.0391613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7689535477">
                <text:p>0.787689535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6544686123">
                <text:p>0.786544686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934658536">
                <text:p>2.6693465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6935021034">
                <text:p>0.95693502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469461759">
                <text:p>2.6546946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3641917338">
                <text:p>0.293641917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570374247">
                <text:p>3.0857037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8391140684">
                <text:p>0.43839114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859143371">
                <text:p>2.0685914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092566318">
                <text:p>1.6092566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7871344734">
                <text:p>2.2787134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1545471551">
                <text:p>0.10154547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86098819">
                <text:p>2.6886098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5375318545">
                <text:p>0.115375318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706934579">
                <text:p>2.2970693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7371042691">
                <text:p>0.22737104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300619789">
                <text:p>2.20300619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67993405544">
                <text:p>0.86799340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2437629">
                <text:p>3.6122437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1378840867">
                <text:p>0.47137884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205531791">
                <text:p>3.2620553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2224815417">
                <text:p>1.6222481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691263148">
                <text:p>2.4869126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1141065573">
                <text:p>0.29114106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595865741">
                <text:p>3.3259586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8936693233">
                <text:p>0.44893669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7949740374">
                <text:p>2.2794974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5933389863">
                <text:p>0.23593338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036086817">
                <text:p>2.703608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8346320157">
                <text:p>0.47834632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22681193">
                <text:p>3.1242268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0765464326">
                <text:p>0.56076546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99820198">
                <text:p>3.3969982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68336549292">
                <text:p>0.66833654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306900946">
                <text:p>2.1430690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2515352979">
                <text:p>1.0251535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173019735">
                <text:p>1.93173019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01150194727">
                <text:p>0.030115019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857002073">
                <text:p>3.2685700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9960570371">
                <text:p>1.0996057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069888307">
                <text:p>1.88069888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6050297666">
                <text:p>0.27605029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125551626">
                <text:p>2.7912555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5684328485">
                <text:p>1.3568432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484456335">
                <text:p>3.36484456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284137657">
                <text:p>1.3028413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439676654">
                <text:p>1.9443967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9211924406">
                <text:p>0.25921192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816825727">
                <text:p>2.3181682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3186683822">
                <text:p>1.5318668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7326310376">
                <text:p>2.4732631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8136214072">
                <text:p>0.21813621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315158501">
                <text:p>2.37315158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1513124978">
                <text:p>1.3151312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096650384">
                <text:p>2.6009665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29044893">
                <text:p>1.32904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782839494">
                <text:p>3.39782839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693058069">
                <text:p>1.41693058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6567817081">
                <text:p>2.9656781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788730927">
                <text:p>0.23788730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129285243">
                <text:p>2.51129285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00168022206">
                <text:p>-0.010016802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724121798">
                <text:p>2.4372412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5331060078">
                <text:p>1.1533106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5715161373">
                <text:p>3.0571516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4330687995">
                <text:p>0.39433068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137419663">
                <text:p>1.90137419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6819844369">
                <text:p>0.82681984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199287688">
                <text:p>3.23199287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501174028">
                <text:p>1.4950117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50568918">
                <text:p>3.04350568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4305757053">
                <text:p>0.32430575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875575698">
                <text:p>3.0987557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0202387368">
                <text:p>0.32020238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828968065">
                <text:p>2.4882896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7456455105">
                <text:p>1.1745645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648342887">
                <text:p>3.4264834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8058582689">
                <text:p>0.73805858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658053623">
                <text:p>3.26658053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18590156083">
                <text:p>-0.031859015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729142416">
                <text:p>2.4572914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7566191508">
                <text:p>0.4675661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778078306">
                <text:p>1.8477807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8645636453">
                <text:p>0.46864563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858484486">
                <text:p>1.9685848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6524846034">
                <text:p>0.82652484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898783469">
                <text:p>1.8889878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0096016515">
                <text:p>1.5009601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201659887">
                <text:p>2.6720165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625764266186">
                <text:p>-0.062576426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463889835">
                <text:p>2.63463889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15937666858">
                <text:p>0.021593766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959878547">
                <text:p>2.6495987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373218644">
                <text:p>1.0837321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633473306">
                <text:p>3.4963347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9073838518">
                <text:p>1.3907383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480422548">
                <text:p>2.1748042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112371074">
                <text:p>1.411237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734460243">
                <text:p>2.5073446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5877979549">
                <text:p>0.84587797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581768699">
                <text:p>3.5658176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8370244136">
                <text:p>0.46837024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801044365">
                <text:p>2.08801044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50667537993">
                <text:p>-0.15066753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085152784">
                <text:p>2.4508515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5416439424">
                <text:p>0.81541643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615734135">
                <text:p>1.7661573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547231491">
                <text:p>0.1354723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31838792">
                <text:p>2.9531838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421685252">
                <text:p>0.15242168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7630325">
                <text:p>3.32763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0189438169">
                <text:p>0.84018943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980338579">
                <text:p>2.0498033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6388852479">
                <text:p>1.6638885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034288427">
                <text:p>3.0403428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39910141145">
                <text:p>0.33991014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389392212">
                <text:p>3.4638939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3200522892">
                <text:p>0.27320052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809905551">
                <text:p>3.56809905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7862163283">
                <text:p>0.86786216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27183514">
                <text:p>3.102718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88609399409">
                <text:p>-0.38860939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4837451796">
                <text:p>2.8483745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87261435487">
                <text:p>0.78726143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890508098">
                <text:p>2.65890508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910439621">
                <text:p>1.079104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006083709">
                <text:p>4.04006083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74921835398">
                <text:p>-0.174921835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221890106">
                <text:p>3.1122189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9837858831">
                <text:p>0.79837858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370197998">
                <text:p>3.8537019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36303497524">
                <text:p>-0.0436303497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042694062">
                <text:p>2.63042694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5947552517">
                <text:p>1.2594755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803200972">
                <text:p>3.6080320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2353448842">
                <text:p>0.95235344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561030468">
                <text:p>3.41561030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0498373276">
                <text:p>0.27049837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06412647">
                <text:p>4.310641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61788149517">
                <text:p>0.561788149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713931736">
                <text:p>2.6071393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4311213101">
                <text:p>0.50431121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9008019999">
                <text:p>2.5900801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2507352543">
                <text:p>-0.125073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218591035">
                <text:p>4.1721859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203409273545">
                <text:p>-0.00020340927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2700592">
                <text:p>3.03270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01161741963">
                <text:p>0.60116174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839641907">
                <text:p>3.0083964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7129169452">
                <text:p>0.79712916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5945310013">
                <text:p>3.0594531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93056757478">
                <text:p>-0.29305675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791105726">
                <text:p>2.97791105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7078919455">
                <text:p>1.2707891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0709865372">
                <text:p>3.4070986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68658265073">
                <text:p>-0.16865826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635489755">
                <text:p>3.57635489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25535033831">
                <text:p>0.92553503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166325686">
                <text:p>3.7316632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7288202069">
                <text:p>0.76728820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723844576">
                <text:p>2.9372384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8363294955">
                <text:p>1.1836329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719068698">
                <text:p>3.1571906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0477758637">
                <text:p>0.15047775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84061311">
                <text:p>3.958406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56381108667">
                <text:p>0.75638110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025582114">
                <text:p>4.1902558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0490533956">
                <text:p>0.84049053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3968078552">
                <text:p>2.83968078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66081521978">
                <text:p>-0.16608152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018002518">
                <text:p>3.9101800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2156380201">
                <text:p>1.1215638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532920926">
                <text:p>3.9053292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5486394564">
                <text:p>0.99548639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724252648">
                <text:p>3.8572425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0730086653">
                <text:p>0.31073008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024268156">
                <text:p>2.8902426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2013685951">
                <text:p>-0.47201368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206410018">
                <text:p>3.1820641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46139928109">
                <text:p>-0.44613992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94973349">
                <text:p>3.769497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4882154343">
                <text:p>1.0488215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265806791">
                <text:p>3.2626580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6629076456">
                <text:p>-0.3662907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822572499">
                <text:p>4.1582257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5519415461">
                <text:p>0.84551941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281948039">
                <text:p>3.8128194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85475856436">
                <text:p>-0.038547585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0879167682">
                <text:p>2.8087916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80691427048">
                <text:p>0.48069142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549654228">
                <text:p>2.6454965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98880778818">
                <text:p>-0.19888077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912079337">
                <text:p>3.78912079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4106225597">
                <text:p>-0.2410622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260224437">
                <text:p>3.7526022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5624447941">
                <text:p>1.05624447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377713412">
                <text:p>3.9637771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6111400386">
                <text:p>1.061114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0697406715">
                <text:p>3.80697406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7281562308">
                <text:p>1.3728156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581359356">
                <text:p>4.40581359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5872143159">
                <text:p>0.14587214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335651999">
                <text:p>3.6833565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5231741801">
                <text:p>0.18523174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8256621571">
                <text:p>3.48256621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7902515356">
                <text:p>1.7790251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360395242">
                <text:p>4.4036039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0339962344">
                <text:p>1.9033996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949257541">
                <text:p>3.9594925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14623853453">
                <text:p>0.514623853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33831445">
                <text:p>4.143383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4735693027">
                <text:p>0.81473569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1116023865">
                <text:p>4.81116023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1740625332">
                <text:p>1.3174062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872342271">
                <text:p>3.24872342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3587731566">
                <text:p>0.91358773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282594606">
                <text:p>3.43282594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4227906489">
                <text:p>1.1422790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861202757">
                <text:p>3.1686120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6445762212">
                <text:p>1.8644576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690106475">
                <text:p>3.77690106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78282712011">
                <text:p>0.87828271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3070397174">
                <text:p>3.13070397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3467513524">
                <text:p>1.5346751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582937981">
                <text:p>3.61582937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7510886066">
                <text:p>0.59751088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297483321">
                <text:p>3.55297483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6950200399">
                <text:p>0.93695020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716174019">
                <text:p>3.36716174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1679031495">
                <text:p>1.2167903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078810266">
                <text:p>4.45078810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6383188501">
                <text:p>1.76383188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15146081">
                <text:p>4.3715146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20053283491">
                <text:p>0.420053283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832600301">
                <text:p>4.0983260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4050159488">
                <text:p>1.5405015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748800493">
                <text:p>4.65748800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253301612">
                <text:p>1.4725330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6333992798">
                <text:p>4.56333992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3941941166">
                <text:p>1.1394194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851277431">
                <text:p>5.138512774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0168269896">
                <text:p>1.1016826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551933854">
                <text:p>4.20551933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3405421278">
                <text:p>1.7340542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075738287">
                <text:p>3.850757382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583940379">
                <text:p>1.358394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589403026">
                <text:p>3.68589403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9077787525">
                <text:p>1.9907778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968253694">
                <text:p>3.909682536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05cm" svg:height="14.796cm" xlink:href=".." xlink:type="simple" chart:class="chart:scatter" chart:style-name="ch1">
        <chart:legend chart:legend-position="end" svg:x="24.042cm" svg:y="6.85cm" style:legend-expansion="high" chart:style-name="ch2"/>
        <chart:plot-area chart:style-name="ch3" table:cell-range-address="candidate_spawning_pool.A5:candidate_spawning_pool.A158 candidate_spawning_pool.D5:candidate_spawning_pool.E158" svg:x="0.526cm" svg:y="0.295cm" svg:width="22.99cm" svg:height="14.206cm">
          <chartooo:coordinate-region svg:x="0.817cm" svg:y="0.494cm" svg:width="22.459cm" svg:height="13.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_spawning_pool.D5:candidate_spawning_pool.D158" chart:class="chart:scatter">
            <chart:domain table:cell-range-address="candidate_spawning_pool.A5:candidate_spawning_pool.A158"/>
            <chart:data-point chart:repeated="154"/>
          </chart:series>
          <chart:series chart:style-name="ch7" chart:values-cell-range-address="candidate_spawning_pool.E5:candidate_spawning_pool.E158" chart:class="chart:scatter">
            <chart:data-point chart:repeated="1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candidate_spawning_pool.A5:candidate_spawning_pool.A158</svg:desc>
                </draw:g>
              </table:table-cell>
              <table:table-cell office:value-type="float" office:value="0.7">
                <text:p>0.7</text:p>
                <draw:g>
                  <svg:desc>candidate_spawning_pool.D5:candidate_spawning_pool.D158</svg:desc>
                </draw:g>
              </table:table-cell>
              <table:table-cell office:value-type="float" office:value="NaN">
                <text:p>NaN</text:p>
                <draw:g>
                  <svg:desc>candidate_spawning_pool.E5:candidate_spawning_pool.E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5375957466">
                <text:p>-1.15375957466</text:p>
              </table:table-cell>
              <table:table-cell office:value-type="float" office:value="NaN">
                <text:p>NaN</text:p>
              </table:table-cell>
              <table:table-cell office:value-type="float" office:value="0.587772140783">
                <text:p>0.587772140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2785132579">
                <text:p>0.0922785132579</text:p>
              </table:table-cell>
              <table:table-cell office:value-type="float" office:value="1.36297391866">
                <text:p>1.362973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200575652">
                <text:p>0.071200575652</text:p>
              </table:table-cell>
              <table:table-cell office:value-type="float" office:value="1.22617376119">
                <text:p>1.2261737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85439234442">
                <text:p>-0.0585439234442</text:p>
              </table:table-cell>
              <table:table-cell office:value-type="float" office:value="1.30571284676">
                <text:p>1.30571284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254159379">
                <text:p>0.0357254159379</text:p>
              </table:table-cell>
              <table:table-cell office:value-type="float" office:value="NaN">
                <text:p>NaN</text:p>
              </table:table-cell>
              <table:table-cell office:value-type="float" office:value="1.02404186145">
                <text:p>1.02404186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09191352902">
                <text:p>-0.209191352902</text:p>
              </table:table-cell>
              <table:table-cell office:value-type="float" office:value="NaN">
                <text:p>NaN</text:p>
              </table:table-cell>
              <table:table-cell office:value-type="float" office:value="2.20729177748">
                <text:p>2.20729177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91687283425">
                <text:p>-0.391687283425</text:p>
              </table:table-cell>
              <table:table-cell office:value-type="float" office:value="NaN">
                <text:p>NaN</text:p>
              </table:table-cell>
              <table:table-cell office:value-type="float" office:value="1.72385217642">
                <text:p>1.72385217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2371626225">
                <text:p>0.692371626225</text:p>
              </table:table-cell>
              <table:table-cell office:value-type="float" office:value="1.29211282356">
                <text:p>1.2921128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5224859096">
                <text:p>0.815224859096</text:p>
              </table:table-cell>
              <table:table-cell office:value-type="float" office:value="NaN">
                <text:p>NaN</text:p>
              </table:table-cell>
              <table:table-cell office:value-type="float" office:value="1.38238741411">
                <text:p>1.38238741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7180642843">
                <text:p>1.17180642843</text:p>
              </table:table-cell>
              <table:table-cell office:value-type="float" office:value="NaN">
                <text:p>NaN</text:p>
              </table:table-cell>
              <table:table-cell office:value-type="float" office:value="0.665398440236">
                <text:p>0.665398440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3986246695">
                <text:p>0.823986246695</text:p>
              </table:table-cell>
              <table:table-cell office:value-type="float" office:value="NaN">
                <text:p>NaN</text:p>
              </table:table-cell>
              <table:table-cell office:value-type="float" office:value="1.93793165363">
                <text:p>1.93793165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1348299742">
                <text:p>0.121348299742</text:p>
              </table:table-cell>
              <table:table-cell office:value-type="float" office:value="NaN">
                <text:p>NaN</text:p>
              </table:table-cell>
              <table:table-cell office:value-type="float" office:value="0.900144864154">
                <text:p>0.900144864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803112906">
                <text:p>1.51803112906</text:p>
              </table:table-cell>
              <table:table-cell office:value-type="float" office:value="NaN">
                <text:p>NaN</text:p>
              </table:table-cell>
              <table:table-cell office:value-type="float" office:value="1.09716363963">
                <text:p>1.09716363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151807741">
                <text:p>0.209151807741</text:p>
              </table:table-cell>
              <table:table-cell office:value-type="float" office:value="NaN">
                <text:p>NaN</text:p>
              </table:table-cell>
              <table:table-cell office:value-type="float" office:value="1.67813244642">
                <text:p>1.67813244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243648797">
                <text:p>1.10243648797</text:p>
              </table:table-cell>
              <table:table-cell office:value-type="float" office:value="NaN">
                <text:p>NaN</text:p>
              </table:table-cell>
              <table:table-cell office:value-type="float" office:value="0.993105852885">
                <text:p>0.993105852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862319493">
                <text:p>1.34862319493</text:p>
              </table:table-cell>
              <table:table-cell office:value-type="float" office:value="NaN">
                <text:p>NaN</text:p>
              </table:table-cell>
              <table:table-cell office:value-type="float" office:value="0.999569252525">
                <text:p>0.999569252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31539698249">
                <text:p>-0.0531539698249</text:p>
              </table:table-cell>
              <table:table-cell office:value-type="float" office:value="NaN">
                <text:p>NaN</text:p>
              </table:table-cell>
              <table:table-cell office:value-type="float" office:value="1.74535635361">
                <text:p>1.74535635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15319214102">
                <text:p>-0.115319214102</text:p>
              </table:table-cell>
              <table:table-cell office:value-type="float" office:value="NaN">
                <text:p>NaN</text:p>
              </table:table-cell>
              <table:table-cell office:value-type="float" office:value="1.10375199626">
                <text:p>1.10375199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261907724">
                <text:p>1.06261907724</text:p>
              </table:table-cell>
              <table:table-cell office:value-type="float" office:value="NaN">
                <text:p>NaN</text:p>
              </table:table-cell>
              <table:table-cell office:value-type="float" office:value="0.460381657253">
                <text:p>0.460381657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19009761052">
                <text:p>0.00619009761052</text:p>
              </table:table-cell>
              <table:table-cell office:value-type="float" office:value="NaN">
                <text:p>NaN</text:p>
              </table:table-cell>
              <table:table-cell office:value-type="float" office:value="1.8939726904">
                <text:p>1.8939726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6822297208">
                <text:p>0.846822297208</text:p>
              </table:table-cell>
              <table:table-cell office:value-type="float" office:value="NaN">
                <text:p>NaN</text:p>
              </table:table-cell>
              <table:table-cell office:value-type="float" office:value="0.461082761011">
                <text:p>0.461082761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297547709">
                <text:p>1.12297547709</text:p>
              </table:table-cell>
              <table:table-cell office:value-type="float" office:value="0.708815694224">
                <text:p>0.70881569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5049963549">
                <text:p>0.915049963549</text:p>
              </table:table-cell>
              <table:table-cell office:value-type="float" office:value="NaN">
                <text:p>NaN</text:p>
              </table:table-cell>
              <table:table-cell office:value-type="float" office:value="0.613594735877">
                <text:p>0.613594735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9649644778">
                <text:p>0.249649644778</text:p>
              </table:table-cell>
              <table:table-cell office:value-type="float" office:value="NaN">
                <text:p>NaN</text:p>
              </table:table-cell>
              <table:table-cell office:value-type="float" office:value="0.849478693158">
                <text:p>0.849478693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9818597056">
                <text:p>1.89818597056</text:p>
              </table:table-cell>
              <table:table-cell office:value-type="float" office:value="1.17153369677">
                <text:p>1.1715336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0918636534">
                <text:p>2.10918636534</text:p>
              </table:table-cell>
              <table:table-cell office:value-type="float" office:value="NaN">
                <text:p>NaN</text:p>
              </table:table-cell>
              <table:table-cell office:value-type="float" office:value="1.17822344197">
                <text:p>1.17822344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4251653971">
                <text:p>1.14251653971</text:p>
              </table:table-cell>
              <table:table-cell office:value-type="float" office:value="1.78188684746">
                <text:p>1.7818868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190042667">
                <text:p>1.02190042667</text:p>
              </table:table-cell>
              <table:table-cell office:value-type="float" office:value="NaN">
                <text:p>NaN</text:p>
              </table:table-cell>
              <table:table-cell office:value-type="float" office:value="1.65320227536">
                <text:p>1.65320227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916132918">
                <text:p>1.03916132918</text:p>
              </table:table-cell>
              <table:table-cell office:value-type="float" office:value="NaN">
                <text:p>NaN</text:p>
              </table:table-cell>
              <table:table-cell office:value-type="float" office:value="0.787689535477">
                <text:p>0.787689535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6544686123">
                <text:p>0.786544686123</text:p>
              </table:table-cell>
              <table:table-cell office:value-type="float" office:value="2.66934658536">
                <text:p>2.66934658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6935021034">
                <text:p>0.956935021034</text:p>
              </table:table-cell>
              <table:table-cell office:value-type="float" office:value="NaN">
                <text:p>NaN</text:p>
              </table:table-cell>
              <table:table-cell office:value-type="float" office:value="2.65469461759">
                <text:p>2.654694617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3641917338">
                <text:p>0.293641917338</text:p>
              </table:table-cell>
              <table:table-cell office:value-type="float" office:value="NaN">
                <text:p>NaN</text:p>
              </table:table-cell>
              <table:table-cell office:value-type="float" office:value="3.08570374247">
                <text:p>3.085703742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8391140684">
                <text:p>0.438391140684</text:p>
              </table:table-cell>
              <table:table-cell office:value-type="float" office:value="NaN">
                <text:p>NaN</text:p>
              </table:table-cell>
              <table:table-cell office:value-type="float" office:value="2.06859143371">
                <text:p>2.06859143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092566318">
                <text:p>1.6092566318</text:p>
              </table:table-cell>
              <table:table-cell office:value-type="float" office:value="NaN">
                <text:p>NaN</text:p>
              </table:table-cell>
              <table:table-cell office:value-type="float" office:value="2.27871344734">
                <text:p>2.27871344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1545471551">
                <text:p>0.101545471551</text:p>
              </table:table-cell>
              <table:table-cell office:value-type="float" office:value="NaN">
                <text:p>NaN</text:p>
              </table:table-cell>
              <table:table-cell office:value-type="float" office:value="2.6886098819">
                <text:p>2.6886098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5375318545">
                <text:p>0.115375318545</text:p>
              </table:table-cell>
              <table:table-cell office:value-type="float" office:value="NaN">
                <text:p>NaN</text:p>
              </table:table-cell>
              <table:table-cell office:value-type="float" office:value="2.29706934579">
                <text:p>2.29706934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7371042691">
                <text:p>0.227371042691</text:p>
              </table:table-cell>
              <table:table-cell office:value-type="float" office:value="NaN">
                <text:p>NaN</text:p>
              </table:table-cell>
              <table:table-cell office:value-type="float" office:value="2.20300619789">
                <text:p>2.20300619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67993405544">
                <text:p>0.867993405544</text:p>
              </table:table-cell>
              <table:table-cell office:value-type="float" office:value="NaN">
                <text:p>NaN</text:p>
              </table:table-cell>
              <table:table-cell office:value-type="float" office:value="3.6122437629">
                <text:p>3.6122437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1378840867">
                <text:p>0.471378840867</text:p>
              </table:table-cell>
              <table:table-cell office:value-type="float" office:value="NaN">
                <text:p>NaN</text:p>
              </table:table-cell>
              <table:table-cell office:value-type="float" office:value="3.26205531791">
                <text:p>3.26205531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2224815417">
                <text:p>1.62224815417</text:p>
              </table:table-cell>
              <table:table-cell office:value-type="float" office:value="NaN">
                <text:p>NaN</text:p>
              </table:table-cell>
              <table:table-cell office:value-type="float" office:value="2.48691263148">
                <text:p>2.48691263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1141065573">
                <text:p>0.291141065573</text:p>
              </table:table-cell>
              <table:table-cell office:value-type="float" office:value="NaN">
                <text:p>NaN</text:p>
              </table:table-cell>
              <table:table-cell office:value-type="float" office:value="3.32595865741">
                <text:p>3.32595865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8936693233">
                <text:p>0.448936693233</text:p>
              </table:table-cell>
              <table:table-cell office:value-type="float" office:value="NaN">
                <text:p>NaN</text:p>
              </table:table-cell>
              <table:table-cell office:value-type="float" office:value="2.27949740374">
                <text:p>2.279497403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5933389863">
                <text:p>0.235933389863</text:p>
              </table:table-cell>
              <table:table-cell office:value-type="float" office:value="NaN">
                <text:p>NaN</text:p>
              </table:table-cell>
              <table:table-cell office:value-type="float" office:value="2.7036086817">
                <text:p>2.7036086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8346320157">
                <text:p>0.478346320157</text:p>
              </table:table-cell>
              <table:table-cell office:value-type="float" office:value="NaN">
                <text:p>NaN</text:p>
              </table:table-cell>
              <table:table-cell office:value-type="float" office:value="3.12422681193">
                <text:p>3.12422681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0765464326">
                <text:p>0.560765464326</text:p>
              </table:table-cell>
              <table:table-cell office:value-type="float" office:value="NaN">
                <text:p>NaN</text:p>
              </table:table-cell>
              <table:table-cell office:value-type="float" office:value="3.39699820198">
                <text:p>3.396998201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68336549292">
                <text:p>0.668336549292</text:p>
              </table:table-cell>
              <table:table-cell office:value-type="float" office:value="NaN">
                <text:p>NaN</text:p>
              </table:table-cell>
              <table:table-cell office:value-type="float" office:value="2.14306900946">
                <text:p>2.14306900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2515352979">
                <text:p>1.02515352979</text:p>
              </table:table-cell>
              <table:table-cell office:value-type="float" office:value="NaN">
                <text:p>NaN</text:p>
              </table:table-cell>
              <table:table-cell office:value-type="float" office:value="1.93173019735">
                <text:p>1.93173019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01150194727">
                <text:p>0.0301150194727</text:p>
              </table:table-cell>
              <table:table-cell office:value-type="float" office:value="NaN">
                <text:p>NaN</text:p>
              </table:table-cell>
              <table:table-cell office:value-type="float" office:value="3.26857002073">
                <text:p>3.268570020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9960570371">
                <text:p>1.09960570371</text:p>
              </table:table-cell>
              <table:table-cell office:value-type="float" office:value="NaN">
                <text:p>NaN</text:p>
              </table:table-cell>
              <table:table-cell office:value-type="float" office:value="1.88069888307">
                <text:p>1.88069888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6050297666">
                <text:p>0.276050297666</text:p>
              </table:table-cell>
              <table:table-cell office:value-type="float" office:value="NaN">
                <text:p>NaN</text:p>
              </table:table-cell>
              <table:table-cell office:value-type="float" office:value="2.79125551626">
                <text:p>2.79125551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5684328485">
                <text:p>1.35684328485</text:p>
              </table:table-cell>
              <table:table-cell office:value-type="float" office:value="NaN">
                <text:p>NaN</text:p>
              </table:table-cell>
              <table:table-cell office:value-type="float" office:value="3.36484456335">
                <text:p>3.36484456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284137657">
                <text:p>1.30284137657</text:p>
              </table:table-cell>
              <table:table-cell office:value-type="float" office:value="NaN">
                <text:p>NaN</text:p>
              </table:table-cell>
              <table:table-cell office:value-type="float" office:value="1.94439676654">
                <text:p>1.94439676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9211924406">
                <text:p>0.259211924406</text:p>
              </table:table-cell>
              <table:table-cell office:value-type="float" office:value="NaN">
                <text:p>NaN</text:p>
              </table:table-cell>
              <table:table-cell office:value-type="float" office:value="2.31816825727">
                <text:p>2.31816825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3186683822">
                <text:p>1.53186683822</text:p>
              </table:table-cell>
              <table:table-cell office:value-type="float" office:value="NaN">
                <text:p>NaN</text:p>
              </table:table-cell>
              <table:table-cell office:value-type="float" office:value="2.47326310376">
                <text:p>2.473263103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8136214072">
                <text:p>0.218136214072</text:p>
              </table:table-cell>
              <table:table-cell office:value-type="float" office:value="NaN">
                <text:p>NaN</text:p>
              </table:table-cell>
              <table:table-cell office:value-type="float" office:value="2.37315158501">
                <text:p>2.37315158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1513124978">
                <text:p>1.31513124978</text:p>
              </table:table-cell>
              <table:table-cell office:value-type="float" office:value="NaN">
                <text:p>NaN</text:p>
              </table:table-cell>
              <table:table-cell office:value-type="float" office:value="2.60096650384">
                <text:p>2.60096650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29044893">
                <text:p>1.329044893</text:p>
              </table:table-cell>
              <table:table-cell office:value-type="float" office:value="NaN">
                <text:p>NaN</text:p>
              </table:table-cell>
              <table:table-cell office:value-type="float" office:value="3.39782839494">
                <text:p>3.39782839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693058069">
                <text:p>1.41693058069</text:p>
              </table:table-cell>
              <table:table-cell office:value-type="float" office:value="NaN">
                <text:p>NaN</text:p>
              </table:table-cell>
              <table:table-cell office:value-type="float" office:value="2.96567817081">
                <text:p>2.965678170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788730927">
                <text:p>0.23788730927</text:p>
              </table:table-cell>
              <table:table-cell office:value-type="float" office:value="NaN">
                <text:p>NaN</text:p>
              </table:table-cell>
              <table:table-cell office:value-type="float" office:value="2.51129285243">
                <text:p>2.51129285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00168022206">
                <text:p>-0.0100168022206</text:p>
              </table:table-cell>
              <table:table-cell office:value-type="float" office:value="NaN">
                <text:p>NaN</text:p>
              </table:table-cell>
              <table:table-cell office:value-type="float" office:value="2.43724121798">
                <text:p>2.437241217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5331060078">
                <text:p>1.15331060078</text:p>
              </table:table-cell>
              <table:table-cell office:value-type="float" office:value="NaN">
                <text:p>NaN</text:p>
              </table:table-cell>
              <table:table-cell office:value-type="float" office:value="3.05715161373">
                <text:p>3.057151613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4330687995">
                <text:p>0.394330687995</text:p>
              </table:table-cell>
              <table:table-cell office:value-type="float" office:value="NaN">
                <text:p>NaN</text:p>
              </table:table-cell>
              <table:table-cell office:value-type="float" office:value="1.90137419663">
                <text:p>1.90137419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6819844369">
                <text:p>0.826819844369</text:p>
              </table:table-cell>
              <table:table-cell office:value-type="float" office:value="NaN">
                <text:p>NaN</text:p>
              </table:table-cell>
              <table:table-cell office:value-type="float" office:value="3.23199287688">
                <text:p>3.23199287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501174028">
                <text:p>1.49501174028</text:p>
              </table:table-cell>
              <table:table-cell office:value-type="float" office:value="NaN">
                <text:p>NaN</text:p>
              </table:table-cell>
              <table:table-cell office:value-type="float" office:value="3.04350568918">
                <text:p>3.04350568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4305757053">
                <text:p>0.324305757053</text:p>
              </table:table-cell>
              <table:table-cell office:value-type="float" office:value="NaN">
                <text:p>NaN</text:p>
              </table:table-cell>
              <table:table-cell office:value-type="float" office:value="3.09875575698">
                <text:p>3.098755756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0202387368">
                <text:p>0.320202387368</text:p>
              </table:table-cell>
              <table:table-cell office:value-type="float" office:value="NaN">
                <text:p>NaN</text:p>
              </table:table-cell>
              <table:table-cell office:value-type="float" office:value="2.48828968065">
                <text:p>2.488289680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7456455105">
                <text:p>1.17456455105</text:p>
              </table:table-cell>
              <table:table-cell office:value-type="float" office:value="NaN">
                <text:p>NaN</text:p>
              </table:table-cell>
              <table:table-cell office:value-type="float" office:value="3.42648342887">
                <text:p>3.42648342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8058582689">
                <text:p>0.738058582689</text:p>
              </table:table-cell>
              <table:table-cell office:value-type="float" office:value="NaN">
                <text:p>NaN</text:p>
              </table:table-cell>
              <table:table-cell office:value-type="float" office:value="3.26658053623">
                <text:p>3.26658053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18590156083">
                <text:p>-0.0318590156083</text:p>
              </table:table-cell>
              <table:table-cell office:value-type="float" office:value="NaN">
                <text:p>NaN</text:p>
              </table:table-cell>
              <table:table-cell office:value-type="float" office:value="2.45729142416">
                <text:p>2.45729142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7566191508">
                <text:p>0.467566191508</text:p>
              </table:table-cell>
              <table:table-cell office:value-type="float" office:value="NaN">
                <text:p>NaN</text:p>
              </table:table-cell>
              <table:table-cell office:value-type="float" office:value="1.84778078306">
                <text:p>1.84778078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8645636453">
                <text:p>0.468645636453</text:p>
              </table:table-cell>
              <table:table-cell office:value-type="float" office:value="NaN">
                <text:p>NaN</text:p>
              </table:table-cell>
              <table:table-cell office:value-type="float" office:value="1.96858484486">
                <text:p>1.968584844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6524846034">
                <text:p>0.826524846034</text:p>
              </table:table-cell>
              <table:table-cell office:value-type="float" office:value="NaN">
                <text:p>NaN</text:p>
              </table:table-cell>
              <table:table-cell office:value-type="float" office:value="1.88898783469">
                <text:p>1.888987834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0096016515">
                <text:p>1.50096016515</text:p>
              </table:table-cell>
              <table:table-cell office:value-type="float" office:value="NaN">
                <text:p>NaN</text:p>
              </table:table-cell>
              <table:table-cell office:value-type="float" office:value="2.67201659887">
                <text:p>2.67201659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625764266186">
                <text:p>-0.0625764266186</text:p>
              </table:table-cell>
              <table:table-cell office:value-type="float" office:value="NaN">
                <text:p>NaN</text:p>
              </table:table-cell>
              <table:table-cell office:value-type="float" office:value="2.63463889835">
                <text:p>2.63463889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15937666858">
                <text:p>0.0215937666858</text:p>
              </table:table-cell>
              <table:table-cell office:value-type="float" office:value="NaN">
                <text:p>NaN</text:p>
              </table:table-cell>
              <table:table-cell office:value-type="float" office:value="2.64959878547">
                <text:p>2.64959878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373218644">
                <text:p>1.08373218644</text:p>
              </table:table-cell>
              <table:table-cell office:value-type="float" office:value="NaN">
                <text:p>NaN</text:p>
              </table:table-cell>
              <table:table-cell office:value-type="float" office:value="3.49633473306">
                <text:p>3.49633473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9073838518">
                <text:p>1.39073838518</text:p>
              </table:table-cell>
              <table:table-cell office:value-type="float" office:value="NaN">
                <text:p>NaN</text:p>
              </table:table-cell>
              <table:table-cell office:value-type="float" office:value="2.17480422548">
                <text:p>2.17480422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112371074">
                <text:p>1.4112371074</text:p>
              </table:table-cell>
              <table:table-cell office:value-type="float" office:value="NaN">
                <text:p>NaN</text:p>
              </table:table-cell>
              <table:table-cell office:value-type="float" office:value="2.50734460243">
                <text:p>2.50734460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5877979549">
                <text:p>0.845877979549</text:p>
              </table:table-cell>
              <table:table-cell office:value-type="float" office:value="NaN">
                <text:p>NaN</text:p>
              </table:table-cell>
              <table:table-cell office:value-type="float" office:value="3.56581768699">
                <text:p>3.565817686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8370244136">
                <text:p>0.468370244136</text:p>
              </table:table-cell>
              <table:table-cell office:value-type="float" office:value="NaN">
                <text:p>NaN</text:p>
              </table:table-cell>
              <table:table-cell office:value-type="float" office:value="2.08801044365">
                <text:p>2.08801044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50667537993">
                <text:p>-0.150667537993</text:p>
              </table:table-cell>
              <table:table-cell office:value-type="float" office:value="NaN">
                <text:p>NaN</text:p>
              </table:table-cell>
              <table:table-cell office:value-type="float" office:value="2.45085152784">
                <text:p>2.45085152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5416439424">
                <text:p>0.815416439424</text:p>
              </table:table-cell>
              <table:table-cell office:value-type="float" office:value="NaN">
                <text:p>NaN</text:p>
              </table:table-cell>
              <table:table-cell office:value-type="float" office:value="1.76615734135">
                <text:p>1.76615734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547231491">
                <text:p>0.13547231491</text:p>
              </table:table-cell>
              <table:table-cell office:value-type="float" office:value="NaN">
                <text:p>NaN</text:p>
              </table:table-cell>
              <table:table-cell office:value-type="float" office:value="2.9531838792">
                <text:p>2.9531838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421685252">
                <text:p>0.152421685252</text:p>
              </table:table-cell>
              <table:table-cell office:value-type="float" office:value="NaN">
                <text:p>NaN</text:p>
              </table:table-cell>
              <table:table-cell office:value-type="float" office:value="3.327630325">
                <text:p>3.327630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0189438169">
                <text:p>0.840189438169</text:p>
              </table:table-cell>
              <table:table-cell office:value-type="float" office:value="NaN">
                <text:p>NaN</text:p>
              </table:table-cell>
              <table:table-cell office:value-type="float" office:value="2.04980338579">
                <text:p>2.049803385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6388852479">
                <text:p>1.66388852479</text:p>
              </table:table-cell>
              <table:table-cell office:value-type="float" office:value="NaN">
                <text:p>NaN</text:p>
              </table:table-cell>
              <table:table-cell office:value-type="float" office:value="3.04034288427">
                <text:p>3.04034288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39910141145">
                <text:p>0.339910141145</text:p>
              </table:table-cell>
              <table:table-cell office:value-type="float" office:value="3.46389392212">
                <text:p>3.4638939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3200522892">
                <text:p>0.273200522892</text:p>
              </table:table-cell>
              <table:table-cell office:value-type="float" office:value="NaN">
                <text:p>NaN</text:p>
              </table:table-cell>
              <table:table-cell office:value-type="float" office:value="3.56809905551">
                <text:p>3.568099055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7862163283">
                <text:p>0.867862163283</text:p>
              </table:table-cell>
              <table:table-cell office:value-type="float" office:value="NaN">
                <text:p>NaN</text:p>
              </table:table-cell>
              <table:table-cell office:value-type="float" office:value="3.1027183514">
                <text:p>3.1027183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88609399409">
                <text:p>-0.388609399409</text:p>
              </table:table-cell>
              <table:table-cell office:value-type="float" office:value="NaN">
                <text:p>NaN</text:p>
              </table:table-cell>
              <table:table-cell office:value-type="float" office:value="2.84837451796">
                <text:p>2.84837451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87261435487">
                <text:p>0.787261435487</text:p>
              </table:table-cell>
              <table:table-cell office:value-type="float" office:value="NaN">
                <text:p>NaN</text:p>
              </table:table-cell>
              <table:table-cell office:value-type="float" office:value="2.65890508098">
                <text:p>2.658905080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910439621">
                <text:p>1.07910439621</text:p>
              </table:table-cell>
              <table:table-cell office:value-type="float" office:value="NaN">
                <text:p>NaN</text:p>
              </table:table-cell>
              <table:table-cell office:value-type="float" office:value="4.04006083709">
                <text:p>4.040060837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74921835398">
                <text:p>-0.174921835398</text:p>
              </table:table-cell>
              <table:table-cell office:value-type="float" office:value="NaN">
                <text:p>NaN</text:p>
              </table:table-cell>
              <table:table-cell office:value-type="float" office:value="3.11221890106">
                <text:p>3.11221890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9837858831">
                <text:p>0.79837858831</text:p>
              </table:table-cell>
              <table:table-cell office:value-type="float" office:value="NaN">
                <text:p>NaN</text:p>
              </table:table-cell>
              <table:table-cell office:value-type="float" office:value="3.85370197998">
                <text:p>3.85370197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36303497524">
                <text:p>-0.0436303497524</text:p>
              </table:table-cell>
              <table:table-cell office:value-type="float" office:value="NaN">
                <text:p>NaN</text:p>
              </table:table-cell>
              <table:table-cell office:value-type="float" office:value="2.63042694062">
                <text:p>2.63042694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5947552517">
                <text:p>1.25947552517</text:p>
              </table:table-cell>
              <table:table-cell office:value-type="float" office:value="NaN">
                <text:p>NaN</text:p>
              </table:table-cell>
              <table:table-cell office:value-type="float" office:value="3.60803200972">
                <text:p>3.608032009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2353448842">
                <text:p>0.952353448842</text:p>
              </table:table-cell>
              <table:table-cell office:value-type="float" office:value="NaN">
                <text:p>NaN</text:p>
              </table:table-cell>
              <table:table-cell office:value-type="float" office:value="3.41561030468">
                <text:p>3.415610304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0498373276">
                <text:p>0.270498373276</text:p>
              </table:table-cell>
              <table:table-cell office:value-type="float" office:value="NaN">
                <text:p>NaN</text:p>
              </table:table-cell>
              <table:table-cell office:value-type="float" office:value="4.3106412647">
                <text:p>4.3106412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61788149517">
                <text:p>0.561788149517</text:p>
              </table:table-cell>
              <table:table-cell office:value-type="float" office:value="NaN">
                <text:p>NaN</text:p>
              </table:table-cell>
              <table:table-cell office:value-type="float" office:value="2.60713931736">
                <text:p>2.60713931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4311213101">
                <text:p>0.504311213101</text:p>
              </table:table-cell>
              <table:table-cell office:value-type="float" office:value="NaN">
                <text:p>NaN</text:p>
              </table:table-cell>
              <table:table-cell office:value-type="float" office:value="2.59008019999">
                <text:p>2.5900801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2507352543">
                <text:p>-0.12507352543</text:p>
              </table:table-cell>
              <table:table-cell office:value-type="float" office:value="NaN">
                <text:p>NaN</text:p>
              </table:table-cell>
              <table:table-cell office:value-type="float" office:value="4.17218591035">
                <text:p>4.17218591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203409273545">
                <text:p>-0.000203409273545</text:p>
              </table:table-cell>
              <table:table-cell office:value-type="float" office:value="NaN">
                <text:p>NaN</text:p>
              </table:table-cell>
              <table:table-cell office:value-type="float" office:value="3.032700592">
                <text:p>3.0327005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01161741963">
                <text:p>0.601161741963</text:p>
              </table:table-cell>
              <table:table-cell office:value-type="float" office:value="NaN">
                <text:p>NaN</text:p>
              </table:table-cell>
              <table:table-cell office:value-type="float" office:value="3.00839641907">
                <text:p>3.008396419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7129169452">
                <text:p>0.797129169452</text:p>
              </table:table-cell>
              <table:table-cell office:value-type="float" office:value="NaN">
                <text:p>NaN</text:p>
              </table:table-cell>
              <table:table-cell office:value-type="float" office:value="3.05945310013">
                <text:p>3.059453100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93056757478">
                <text:p>-0.293056757478</text:p>
              </table:table-cell>
              <table:table-cell office:value-type="float" office:value="NaN">
                <text:p>NaN</text:p>
              </table:table-cell>
              <table:table-cell office:value-type="float" office:value="2.97791105726">
                <text:p>2.97791105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7078919455">
                <text:p>1.27078919455</text:p>
              </table:table-cell>
              <table:table-cell office:value-type="float" office:value="NaN">
                <text:p>NaN</text:p>
              </table:table-cell>
              <table:table-cell office:value-type="float" office:value="3.40709865372">
                <text:p>3.407098653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68658265073">
                <text:p>-0.168658265073</text:p>
              </table:table-cell>
              <table:table-cell office:value-type="float" office:value="NaN">
                <text:p>NaN</text:p>
              </table:table-cell>
              <table:table-cell office:value-type="float" office:value="3.57635489755">
                <text:p>3.576354897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25535033831">
                <text:p>0.925535033831</text:p>
              </table:table-cell>
              <table:table-cell office:value-type="float" office:value="NaN">
                <text:p>NaN</text:p>
              </table:table-cell>
              <table:table-cell office:value-type="float" office:value="3.73166325686">
                <text:p>3.731663256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7288202069">
                <text:p>0.767288202069</text:p>
              </table:table-cell>
              <table:table-cell office:value-type="float" office:value="NaN">
                <text:p>NaN</text:p>
              </table:table-cell>
              <table:table-cell office:value-type="float" office:value="2.93723844576">
                <text:p>2.93723844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8363294955">
                <text:p>1.18363294955</text:p>
              </table:table-cell>
              <table:table-cell office:value-type="float" office:value="NaN">
                <text:p>NaN</text:p>
              </table:table-cell>
              <table:table-cell office:value-type="float" office:value="3.15719068698">
                <text:p>3.157190686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0477758637">
                <text:p>0.150477758637</text:p>
              </table:table-cell>
              <table:table-cell office:value-type="float" office:value="NaN">
                <text:p>NaN</text:p>
              </table:table-cell>
              <table:table-cell office:value-type="float" office:value="3.9584061311">
                <text:p>3.95840613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56381108667">
                <text:p>0.756381108667</text:p>
              </table:table-cell>
              <table:table-cell office:value-type="float" office:value="NaN">
                <text:p>NaN</text:p>
              </table:table-cell>
              <table:table-cell office:value-type="float" office:value="4.19025582114">
                <text:p>4.19025582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0490533956">
                <text:p>0.840490533956</text:p>
              </table:table-cell>
              <table:table-cell office:value-type="float" office:value="NaN">
                <text:p>NaN</text:p>
              </table:table-cell>
              <table:table-cell office:value-type="float" office:value="2.83968078552">
                <text:p>2.83968078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66081521978">
                <text:p>-0.166081521978</text:p>
              </table:table-cell>
              <table:table-cell office:value-type="float" office:value="NaN">
                <text:p>NaN</text:p>
              </table:table-cell>
              <table:table-cell office:value-type="float" office:value="3.91018002518">
                <text:p>3.910180025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2156380201">
                <text:p>1.12156380201</text:p>
              </table:table-cell>
              <table:table-cell office:value-type="float" office:value="NaN">
                <text:p>NaN</text:p>
              </table:table-cell>
              <table:table-cell office:value-type="float" office:value="3.90532920926">
                <text:p>3.905329209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5486394564">
                <text:p>0.995486394564</text:p>
              </table:table-cell>
              <table:table-cell office:value-type="float" office:value="NaN">
                <text:p>NaN</text:p>
              </table:table-cell>
              <table:table-cell office:value-type="float" office:value="3.85724252648">
                <text:p>3.857242526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0730086653">
                <text:p>0.310730086653</text:p>
              </table:table-cell>
              <table:table-cell office:value-type="float" office:value="NaN">
                <text:p>NaN</text:p>
              </table:table-cell>
              <table:table-cell office:value-type="float" office:value="2.89024268156">
                <text:p>2.890242681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2013685951">
                <text:p>-0.472013685951</text:p>
              </table:table-cell>
              <table:table-cell office:value-type="float" office:value="NaN">
                <text:p>NaN</text:p>
              </table:table-cell>
              <table:table-cell office:value-type="float" office:value="3.18206410018">
                <text:p>3.182064100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46139928109">
                <text:p>-0.446139928109</text:p>
              </table:table-cell>
              <table:table-cell office:value-type="float" office:value="NaN">
                <text:p>NaN</text:p>
              </table:table-cell>
              <table:table-cell office:value-type="float" office:value="3.7694973349">
                <text:p>3.76949733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4882154343">
                <text:p>1.04882154343</text:p>
              </table:table-cell>
              <table:table-cell office:value-type="float" office:value="NaN">
                <text:p>NaN</text:p>
              </table:table-cell>
              <table:table-cell office:value-type="float" office:value="3.26265806791">
                <text:p>3.262658067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6629076456">
                <text:p>-0.36629076456</text:p>
              </table:table-cell>
              <table:table-cell office:value-type="float" office:value="NaN">
                <text:p>NaN</text:p>
              </table:table-cell>
              <table:table-cell office:value-type="float" office:value="4.15822572499">
                <text:p>4.158225724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5519415461">
                <text:p>0.845519415461</text:p>
              </table:table-cell>
              <table:table-cell office:value-type="float" office:value="NaN">
                <text:p>NaN</text:p>
              </table:table-cell>
              <table:table-cell office:value-type="float" office:value="3.81281948039">
                <text:p>3.812819480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85475856436">
                <text:p>-0.0385475856436</text:p>
              </table:table-cell>
              <table:table-cell office:value-type="float" office:value="NaN">
                <text:p>NaN</text:p>
              </table:table-cell>
              <table:table-cell office:value-type="float" office:value="2.80879167682">
                <text:p>2.808791676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80691427048">
                <text:p>0.480691427048</text:p>
              </table:table-cell>
              <table:table-cell office:value-type="float" office:value="NaN">
                <text:p>NaN</text:p>
              </table:table-cell>
              <table:table-cell office:value-type="float" office:value="2.64549654228">
                <text:p>2.645496542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98880778818">
                <text:p>-0.198880778818</text:p>
              </table:table-cell>
              <table:table-cell office:value-type="float" office:value="NaN">
                <text:p>NaN</text:p>
              </table:table-cell>
              <table:table-cell office:value-type="float" office:value="3.78912079337">
                <text:p>3.78912079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4106225597">
                <text:p>-0.24106225597</text:p>
              </table:table-cell>
              <table:table-cell office:value-type="float" office:value="NaN">
                <text:p>NaN</text:p>
              </table:table-cell>
              <table:table-cell office:value-type="float" office:value="3.75260224437">
                <text:p>3.752602244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5624447941">
                <text:p>1.05624447941</text:p>
              </table:table-cell>
              <table:table-cell office:value-type="float" office:value="3.96377713412">
                <text:p>3.9637771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6111400386">
                <text:p>1.06111400386</text:p>
              </table:table-cell>
              <table:table-cell office:value-type="float" office:value="NaN">
                <text:p>NaN</text:p>
              </table:table-cell>
              <table:table-cell office:value-type="float" office:value="3.80697406715">
                <text:p>3.806974067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7281562308">
                <text:p>1.37281562308</text:p>
              </table:table-cell>
              <table:table-cell office:value-type="float" office:value="NaN">
                <text:p>NaN</text:p>
              </table:table-cell>
              <table:table-cell office:value-type="float" office:value="4.40581359356">
                <text:p>4.40581359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5872143159">
                <text:p>0.145872143159</text:p>
              </table:table-cell>
              <table:table-cell office:value-type="float" office:value="NaN">
                <text:p>NaN</text:p>
              </table:table-cell>
              <table:table-cell office:value-type="float" office:value="3.68335651999">
                <text:p>3.683356519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5231741801">
                <text:p>0.185231741801</text:p>
              </table:table-cell>
              <table:table-cell office:value-type="float" office:value="NaN">
                <text:p>NaN</text:p>
              </table:table-cell>
              <table:table-cell office:value-type="float" office:value="3.48256621571">
                <text:p>3.482566215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7902515356">
                <text:p>1.77902515356</text:p>
              </table:table-cell>
              <table:table-cell office:value-type="float" office:value="NaN">
                <text:p>NaN</text:p>
              </table:table-cell>
              <table:table-cell office:value-type="float" office:value="4.40360395242">
                <text:p>4.403603952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0339962344">
                <text:p>1.90339962344</text:p>
              </table:table-cell>
              <table:table-cell office:value-type="float" office:value="NaN">
                <text:p>NaN</text:p>
              </table:table-cell>
              <table:table-cell office:value-type="float" office:value="3.95949257541">
                <text:p>3.959492575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14623853453">
                <text:p>0.514623853453</text:p>
              </table:table-cell>
              <table:table-cell office:value-type="float" office:value="NaN">
                <text:p>NaN</text:p>
              </table:table-cell>
              <table:table-cell office:value-type="float" office:value="4.1433831445">
                <text:p>4.14338314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4735693027">
                <text:p>0.814735693027</text:p>
              </table:table-cell>
              <table:table-cell office:value-type="float" office:value="NaN">
                <text:p>NaN</text:p>
              </table:table-cell>
              <table:table-cell office:value-type="float" office:value="4.81116023865">
                <text:p>4.811160238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1740625332">
                <text:p>1.31740625332</text:p>
              </table:table-cell>
              <table:table-cell office:value-type="float" office:value="NaN">
                <text:p>NaN</text:p>
              </table:table-cell>
              <table:table-cell office:value-type="float" office:value="3.24872342271">
                <text:p>3.248723422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3587731566">
                <text:p>0.913587731566</text:p>
              </table:table-cell>
              <table:table-cell office:value-type="float" office:value="NaN">
                <text:p>NaN</text:p>
              </table:table-cell>
              <table:table-cell office:value-type="float" office:value="3.43282594606">
                <text:p>3.432825946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4227906489">
                <text:p>1.14227906489</text:p>
              </table:table-cell>
              <table:table-cell office:value-type="float" office:value="NaN">
                <text:p>NaN</text:p>
              </table:table-cell>
              <table:table-cell office:value-type="float" office:value="3.16861202757">
                <text:p>3.168612027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6445762212">
                <text:p>1.86445762212</text:p>
              </table:table-cell>
              <table:table-cell office:value-type="float" office:value="NaN">
                <text:p>NaN</text:p>
              </table:table-cell>
              <table:table-cell office:value-type="float" office:value="3.77690106475">
                <text:p>3.77690106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78282712011">
                <text:p>0.878282712011</text:p>
              </table:table-cell>
              <table:table-cell office:value-type="float" office:value="NaN">
                <text:p>NaN</text:p>
              </table:table-cell>
              <table:table-cell office:value-type="float" office:value="3.13070397174">
                <text:p>3.130703971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3467513524">
                <text:p>1.53467513524</text:p>
              </table:table-cell>
              <table:table-cell office:value-type="float" office:value="NaN">
                <text:p>NaN</text:p>
              </table:table-cell>
              <table:table-cell office:value-type="float" office:value="3.61582937981">
                <text:p>3.615829379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7510886066">
                <text:p>0.597510886066</text:p>
              </table:table-cell>
              <table:table-cell office:value-type="float" office:value="NaN">
                <text:p>NaN</text:p>
              </table:table-cell>
              <table:table-cell office:value-type="float" office:value="3.55297483321">
                <text:p>3.552974833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6950200399">
                <text:p>0.936950200399</text:p>
              </table:table-cell>
              <table:table-cell office:value-type="float" office:value="NaN">
                <text:p>NaN</text:p>
              </table:table-cell>
              <table:table-cell office:value-type="float" office:value="3.36716174019">
                <text:p>3.36716174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1679031495">
                <text:p>1.21679031495</text:p>
              </table:table-cell>
              <table:table-cell office:value-type="float" office:value="NaN">
                <text:p>NaN</text:p>
              </table:table-cell>
              <table:table-cell office:value-type="float" office:value="4.45078810266">
                <text:p>4.450788102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6383188501">
                <text:p>1.76383188501</text:p>
              </table:table-cell>
              <table:table-cell office:value-type="float" office:value="NaN">
                <text:p>NaN</text:p>
              </table:table-cell>
              <table:table-cell office:value-type="float" office:value="4.3715146081">
                <text:p>4.37151460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20053283491">
                <text:p>0.420053283491</text:p>
              </table:table-cell>
              <table:table-cell office:value-type="float" office:value="NaN">
                <text:p>NaN</text:p>
              </table:table-cell>
              <table:table-cell office:value-type="float" office:value="4.09832600301">
                <text:p>4.098326003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4050159488">
                <text:p>1.54050159488</text:p>
              </table:table-cell>
              <table:table-cell office:value-type="float" office:value="4.65748800493">
                <text:p>4.65748800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253301612">
                <text:p>1.47253301612</text:p>
              </table:table-cell>
              <table:table-cell office:value-type="float" office:value="NaN">
                <text:p>NaN</text:p>
              </table:table-cell>
              <table:table-cell office:value-type="float" office:value="4.56333992798">
                <text:p>4.56333992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3941941166">
                <text:p>1.13941941166</text:p>
              </table:table-cell>
              <table:table-cell office:value-type="float" office:value="NaN">
                <text:p>NaN</text:p>
              </table:table-cell>
              <table:table-cell office:value-type="float" office:value="5.13851277431">
                <text:p>5.138512774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0168269896">
                <text:p>1.10168269896</text:p>
              </table:table-cell>
              <table:table-cell office:value-type="float" office:value="NaN">
                <text:p>NaN</text:p>
              </table:table-cell>
              <table:table-cell office:value-type="float" office:value="4.20551933854">
                <text:p>4.20551933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3405421278">
                <text:p>1.73405421278</text:p>
              </table:table-cell>
              <table:table-cell office:value-type="float" office:value="NaN">
                <text:p>NaN</text:p>
              </table:table-cell>
              <table:table-cell office:value-type="float" office:value="3.85075738287">
                <text:p>3.850757382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583940379">
                <text:p>1.3583940379</text:p>
              </table:table-cell>
              <table:table-cell office:value-type="float" office:value="NaN">
                <text:p>NaN</text:p>
              </table:table-cell>
              <table:table-cell office:value-type="float" office:value="3.68589403026">
                <text:p>3.68589403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9077787525">
                <text:p>1.99077787525</text:p>
              </table:table-cell>
              <table:table-cell office:value-type="float" office:value="NaN">
                <text:p>NaN</text:p>
              </table:table-cell>
              <table:table-cell office:value-type="float" office:value="3.90968253694">
                <text:p>3.909682536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